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7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1.388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3.076cm"/>
    </style:style>
    <style:style style:name="co18" style:family="table-column">
      <style:table-column-properties fo:break-before="auto" style:column-width="4.057cm"/>
    </style:style>
    <style:style style:name="co19" style:family="table-column">
      <style:table-column-properties fo:break-before="auto" style:column-width="3.304cm"/>
    </style:style>
    <style:style style:name="co20" style:family="table-column">
      <style:table-column-properties fo:break-before="auto" style:column-width="3.059cm"/>
    </style:style>
    <style:style style:name="co21" style:family="table-column">
      <style:table-column-properties fo:break-before="auto" style:column-width="2.976cm"/>
    </style:style>
    <style:style style:name="co22" style:family="table-column">
      <style:table-column-properties fo:break-before="auto" style:column-width="2.531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2.614cm"/>
    </style:style>
    <style:style style:name="co25" style:family="table-column">
      <style:table-column-properties fo:break-before="auto" style:column-width="3.785cm"/>
    </style:style>
    <style:style style:name="co26" style:family="table-column">
      <style:table-column-properties fo:break-before="auto" style:column-width="1.143cm"/>
    </style:style>
    <style:style style:name="co27" style:family="table-column">
      <style:table-column-properties fo:break-before="auto" style:column-width="1.96cm"/>
    </style:style>
    <style:style style:name="co28" style:family="table-column">
      <style:table-column-properties fo:break-before="auto" style:column-width="1.887cm"/>
    </style:style>
    <style:style style:name="co29" style:family="table-column">
      <style:table-column-properties fo:break-before="auto" style:column-width="1.859cm"/>
    </style:style>
    <style:style style:name="co30" style:family="table-column">
      <style:table-column-properties fo:break-before="auto" style:column-width="1.942cm"/>
    </style:style>
    <style:style style:name="co31" style:family="table-column">
      <style:table-column-properties fo:break-before="auto" style:column-width="1.478cm"/>
    </style:style>
    <style:style style:name="co32" style:family="table-column">
      <style:table-column-properties fo:break-before="auto" style:column-width="1.796cm"/>
    </style:style>
    <style:style style:name="co33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7" style:family="table-cell" style:parent-style-name="Default">
      <style:text-properties style:font-name="Liberation Sans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 data collection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5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7" table:default-cell-style-name="ce21"/>
        <table:table-column table:style-name="co11" table:default-cell-style-name="ce21"/>
        <table:table-column table:style-name="co7" table:default-cell-style-name="ce21"/>
        <table:table-column table:style-name="co12" table:default-cell-style-name="ce21"/>
        <table:table-column table:style-name="co9" table:default-cell-style-name="ce21"/>
        <table:table-column table:style-name="co8" table:number-columns-repeated="4" table:default-cell-style-name="ce21"/>
        <table:table-column table:style-name="co13" table:default-cell-style-name="ce21"/>
        <table:table-column table:style-name="co14" table:default-cell-style-name="ce21"/>
        <table:table-column table:style-name="co8" table:number-columns-repeated="1001" table:default-cell-style-name="ce21"/>
        <table:table-row table:style-name="ro1">
          <table:table-cell table:style-name="ce1" table:number-columns-repeated="11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style-name="ce1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Lost Origin</text:p>
          </table:table-cell>
          <table:table-cell table:number-columns-repeated="7"/>
          <table:table-cell table:style-name="Default" table:number-columns-repeated="3"/>
          <table:table-cell table:style-name="ce1"/>
          <table:table-cell table:style-name="Default" table:number-columns-repeated="8"/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/>
          <table:table-cell office:value-type="string" calcext:value-type="string">
            <text:p>95% MoE 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6"/>
          <table:table-cell table:formula="of:=155-48" office:value-type="float" office:value="107" calcext:value-type="float">
            <text:p>107</text:p>
          </table:table-cell>
          <table:table-cell office:value-type="float" office:value="591" calcext:value-type="float">
            <text:p>591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4];[.D4];[.F4];[.H4];[.J4];[.L4];[.N4];[.P4])/SUM([.C4];[.E4];[.G4];[.I4];[.K4];[.M4];[.O4];[.Q4]))" office:value-type="float" office:value="5.48760330578512" calcext:value-type="float">
            <text:p>5.48760330578512</text:p>
          </table:table-cell>
          <table:table-cell table:formula="of:=(SUM([.B4];[.D4];[.F4];[.H4];[.J4];[.L4];[.N4];[.P4])/SUM([.C4];[.E4];[.G4];[.I4];[.K4];[.M4];[.O4];[.Q4]))*100" office:value-type="float" office:value="18.2228915662651" calcext:value-type="float">
            <text:p>18.2228915662651</text:p>
          </table:table-cell>
          <table:table-cell/>
          <table:table-cell table:formula="of:=[.S4]/[.T4]" office:value-type="string" office:string-value="" calcext:value-type="error">
            <text:p>#DIV/0!</text:p>
          </table:table-cell>
          <table:table-cell office:value-type="string" calcext:value-type="string">
            <text:p>holo</text:p>
          </table:table-cell>
          <table:table-cell table:style-name="Default" table:formula="of:=SUM([.Q4];[.O4];[.M4];[.K4];[.I4];[.G4];[.E4];[.C4])" office:value-type="float" office:value="664" calcext:value-type="float">
            <text:p>664</text:p>
          </table:table-cell>
          <table:table-cell table:formula="of:=1/(SUM([.B4];[.D4];[.F4];[.H4];[.J4];[.L4];[.N4];[.P4])/SUM([.C4];[.E4];[.G4];[.I4];[.K4];[.M4];[.O4];[.Q4])+[.AA4])" office:value-type="float" office:value="4.72608433254328" calcext:value-type="float">
            <text:p>4.72608433254328</text:p>
          </table:table-cell>
          <table:table-cell table:formula="of:=1/(SUM([.B4];[.D4];[.F4];[.H4];[.J4];[.L4];[.N4];[.P4])/SUM([.C4];[.E4];[.G4];[.I4];[.K4];[.M4];[.O4];[.Q4])-[.AA4])" office:value-type="float" office:value="6.54166942810941" calcext:value-type="float">
            <text:p>6.54166942810941</text:p>
          </table:table-cell>
          <table:table-cell table:formula="of:=([.S4]/100)" office:value-type="float" office:value="0.182228915662651" calcext:value-type="float">
            <text:p>0.182228915662651</text:p>
          </table:table-cell>
          <table:table-cell table:formula="of:=1.96*SQRT(([.Z4]*(1-[.Z4]))/[.W4])" office:value-type="float" office:value="0.0293627381540436" calcext:value-type="float">
            <text:p>0.0293627381540436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formula="of:=9+12+11+12+8+8+6+9+10+9+9+12+10" office:value-type="float" office:value="125" calcext:value-type="float">
            <text:p>125</text:p>
          </table:table-cell>
          <table:table-cell office:value-type="float" office:value="5520" calcext:value-type="float">
            <text:p>5520</text:p>
          </table:table-cell>
          <table:table-cell table:formula="of:=2+2+3+2+1+2+1+2" office:value-type="float" office:value="15" calcext:value-type="float">
            <text:p>15</text:p>
          </table:table-cell>
          <table:table-cell office:value-type="float" office:value="900" calcext:value-type="float">
            <text:p>900</text:p>
          </table:table-cell>
          <table:table-cell table:formula="of:=3+2+2+3+1+2+2+1+2+2+2+2+2" office:value-type="float" office:value="26" calcext:value-type="float">
            <text:p>26</text:p>
          </table:table-cell>
          <table:table-cell office:value-type="float" office:value="1152" calcext:value-type="float">
            <text:p>1152</text:p>
          </table:table-cell>
          <table:table-cell table:formula="of:=2+1+1+1+1+2+3+2+1" office:value-type="float" office:value="14" calcext:value-type="float">
            <text:p>14</text:p>
          </table:table-cell>
          <table:table-cell office:value-type="float" office:value="591" calcext:value-type="float">
            <text:p>59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5];[.D5];[.F5];[.H5];[.J5];[.L5];[.N5];[.P5])/SUM([.C5];[.E5];[.G5];[.I5];[.K5];[.M5];[.O5];[.Q5]))" office:value-type="float" office:value="45.2527472527473" calcext:value-type="float">
            <text:p>45.2527472527473</text:p>
          </table:table-cell>
          <table:table-cell table:formula="of:=(SUM([.B5];[.D5];[.F5];[.H5];[.J5];[.L5];[.N5];[.P5])/SUM([.C5];[.E5];[.G5];[.I5];[.K5];[.M5];[.O5];[.Q5]))*100" office:value-type="float" office:value="2.20981058766391" calcext:value-type="float">
            <text:p>2.20981058766391</text:p>
          </table:table-cell>
          <table:table-cell office:value-type="float" office:value="13" calcext:value-type="float">
            <text:p>13</text:p>
          </table:table-cell>
          <table:table-cell table:formula="of:=[.S5]/[.T5]" office:value-type="float" office:value="0.169985429820301" calcext:value-type="float">
            <text:p>0.169985429820301</text:p>
          </table:table-cell>
          <table:table-cell office:value-type="string" calcext:value-type="string">
            <text:p>FA mon</text:p>
          </table:table-cell>
          <table:table-cell table:style-name="Default" table:formula="of:=SUM([.Q5];[.O5];[.M5];[.K5];[.I5];[.G5];[.E5];[.C5])" office:value-type="float" office:value="8236" calcext:value-type="float">
            <text:p>8236</text:p>
          </table:table-cell>
          <table:table-cell table:formula="of:=1/(SUM([.B5];[.D5];[.F5];[.H5];[.J5];[.L5];[.N5];[.P5])/SUM([.C5];[.E5];[.G5];[.I5];[.K5];[.M5];[.O5];[.Q5])+[.AA5])" office:value-type="float" office:value="39.5679890173109" calcext:value-type="float">
            <text:p>39.5679890173109</text:p>
          </table:table-cell>
          <table:table-cell table:formula="of:=1/(SUM([.B5];[.D5];[.F5];[.H5];[.J5];[.L5];[.N5];[.P5])/SUM([.C5];[.E5];[.G5];[.I5];[.K5];[.M5];[.O5];[.Q5])-[.AA5])" office:value-type="float" office:value="52.8450258426268" calcext:value-type="float">
            <text:p>52.8450258426268</text:p>
          </table:table-cell>
          <table:table-cell table:formula="of:=([.S5]/100)" office:value-type="float" office:value="0.0220981058766391" calcext:value-type="float">
            <text:p>0.0220981058766391</text:p>
          </table:table-cell>
          <table:table-cell table:formula="of:=1.96*SQRT(([.Z5]*(1-[.Z5]))/[.W5])" office:value-type="float" office:value="0.00317484897488241" calcext:value-type="float">
            <text:p>0.0031748489748824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8+9+6+7+11+15+7+9" office:value-type="float" office:value="72" calcext:value-type="float">
            <text:p>72</text:p>
          </table:table-cell>
          <table:table-cell office:value-type="float" office:value="5520" calcext:value-type="float">
            <text:p>5520</text:p>
          </table:table-cell>
          <table:table-cell table:formula="of:=2+2+1+1+1+1"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office:value-type="float" office:value="15" calcext:value-type="float">
            <text:p>15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6];[.D6];[.F6];[.H6];[.J6];[.L6];[.N6];[.P6])/SUM([.C6];[.E6];[.G6];[.I6];[.K6];[.M6];[.O6];[.Q6]))" office:value-type="float" office:value="80.7450980392157" calcext:value-type="float">
            <text:p>80.7450980392157</text:p>
          </table:table-cell>
          <table:table-cell table:formula="of:=(SUM([.B6];[.D6];[.F6];[.H6];[.J6];[.L6];[.N6];[.P6])/SUM([.C6];[.E6];[.G6];[.I6];[.K6];[.M6];[.O6];[.Q6]))*100" office:value-type="float" office:value="1.23846527440505" calcext:value-type="float">
            <text:p>1.23846527440505</text:p>
          </table:table-cell>
          <table:table-cell office:value-type="float" office:value="8" calcext:value-type="float">
            <text:p>8</text:p>
          </table:table-cell>
          <table:table-cell table:formula="of:=[.S6]/[.T6]" office:value-type="float" office:value="0.154808159300631" calcext:value-type="float">
            <text:p>0.154808159300631</text:p>
          </table:table-cell>
          <table:table-cell office:value-type="string" calcext:value-type="string">
            <text:p>FA Trainer</text:p>
          </table:table-cell>
          <table:table-cell table:style-name="Default" table:formula="of:=SUM([.Q6];[.O6];[.M6];[.K6];[.I6];[.G6];[.E6];[.C6])" office:value-type="float" office:value="8236" calcext:value-type="float">
            <text:p>8236</text:p>
          </table:table-cell>
          <table:table-cell table:formula="of:=1/(SUM([.B6];[.D6];[.F6];[.H6];[.J6];[.L6];[.N6];[.P6])/SUM([.C6];[.E6];[.G6];[.I6];[.K6];[.M6];[.O6];[.Q6])+[.AA6])" office:value-type="float" office:value="67.6901442185674" calcext:value-type="float">
            <text:p>67.6901442185674</text:p>
          </table:table-cell>
          <table:table-cell table:formula="of:=1/(SUM([.B6];[.D6];[.F6];[.H6];[.J6];[.L6];[.N6];[.P6])/SUM([.C6];[.E6];[.G6];[.I6];[.K6];[.M6];[.O6];[.Q6])-[.AA6])" office:value-type="float" office:value="100.038954589697" calcext:value-type="float">
            <text:p>100.038954589697</text:p>
          </table:table-cell>
          <table:table-cell table:formula="of:=([.S6]/100)" office:value-type="float" office:value="0.0123846527440505" calcext:value-type="float">
            <text:p>0.0123846527440505</text:p>
          </table:table-cell>
          <table:table-cell table:formula="of:=1.96*SQRT(([.Z6]*(1-[.Z6]))/[.W6])" office:value-type="float" office:value="0.00238854668615103" calcext:value-type="float">
            <text:p>0.00238854668615103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14" calcext:value-type="float">
            <text:p>14</text:p>
          </table:table-cell>
          <table:table-cell office:value-type="float" office:value="5520" calcext:value-type="float">
            <text:p>552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7];[.D7];[.F7];[.H7];[.J7];[.L7];[.N7];[.P7])/SUM([.C7];[.E7];[.G7];[.I7];[.K7];[.M7];[.O7];[.Q7]))" office:value-type="float" office:value="457.555555555556" calcext:value-type="float">
            <text:p>457.555555555556</text:p>
          </table:table-cell>
          <table:table-cell table:formula="of:=(SUM([.B7];[.D7];[.F7];[.H7];[.J7];[.L7];[.N7];[.P7])/SUM([.C7];[.E7];[.G7];[.I7];[.K7];[.M7];[.O7];[.Q7]))*100" office:value-type="float" office:value="0.218552695483244" calcext:value-type="float">
            <text:p>0.218552695483244</text:p>
          </table:table-cell>
          <table:table-cell office:value-type="float" office:value="4" calcext:value-type="float">
            <text:p>4</text:p>
          </table:table-cell>
          <table:table-cell table:formula="of:=[.S7]/[.T7]" office:value-type="float" office:value="0.0546381738708111" calcext:value-type="float">
            <text:p>0.0546381738708111</text:p>
          </table:table-cell>
          <table:table-cell office:value-type="string" calcext:value-type="string">
            <text:p>Alt art V</text:p>
          </table:table-cell>
          <table:table-cell table:style-name="Default" table:formula="of:=SUM([.Q7];[.O7];[.M7];[.K7];[.I7];[.G7];[.E7];[.C7])" office:value-type="float" office:value="8236" calcext:value-type="float">
            <text:p>8236</text:p>
          </table:table-cell>
          <table:table-cell table:formula="of:=1/(SUM([.B7];[.D7];[.F7];[.H7];[.J7];[.L7];[.N7];[.P7])/SUM([.C7];[.E7];[.G7];[.I7];[.K7];[.M7];[.O7];[.Q7])+[.AA7])" office:value-type="float" office:value="313.078709290738" calcext:value-type="float">
            <text:p>313.078709290738</text:p>
          </table:table-cell>
          <table:table-cell table:formula="of:=1/(SUM([.B7];[.D7];[.F7];[.H7];[.J7];[.L7];[.N7];[.P7])/SUM([.C7];[.E7];[.G7];[.I7];[.K7];[.M7];[.O7];[.Q7])-[.AA7])" office:value-type="float" office:value="849.640094072486" calcext:value-type="float">
            <text:p>849.640094072486</text:p>
          </table:table-cell>
          <table:table-cell table:formula="of:=([.S7]/100)" office:value-type="float" office:value="0.00218552695483244" calcext:value-type="float">
            <text:p>0.00218552695483244</text:p>
          </table:table-cell>
          <table:table-cell table:formula="of:=1.96*SQRT(([.Z7]*(1-[.Z7]))/[.W7])" office:value-type="float" office:value="0.00100855801589406" calcext:value-type="float">
            <text:p>0.00100855801589406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table:formula="of:=4+6+6+5+5+4+3+4+4+5+4+4+7+5+9" office:value-type="float" office:value="75" calcext:value-type="float">
            <text:p>75</text:p>
          </table:table-cell>
          <table:table-cell office:value-type="float" office:value="5520" calcext:value-type="float">
            <text:p>5520</text:p>
          </table:table-cell>
          <table:table-cell table:formula="of:=2+2+1+1+2+1+1+1+1+1+1" office:value-type="float" office:value="14" calcext:value-type="float">
            <text:p>14</text:p>
          </table:table-cell>
          <table:table-cell office:value-type="float" office:value="900" calcext:value-type="float">
            <text:p>900</text:p>
          </table:table-cell>
          <table:table-cell table:formula="of:=1+2+1+2+1+2+2+1+2+3+1+2+2+2" office:value-type="float" office:value="24" calcext:value-type="float">
            <text:p>24</text:p>
          </table:table-cell>
          <table:table-cell office:value-type="float" office:value="1152" calcext:value-type="float">
            <text:p>1152</text:p>
          </table:table-cell>
          <table:table-cell office:value-type="float" office:value="9" calcext:value-type="float">
            <text:p>9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8];[.D8];[.F8];[.H8];[.J8];[.L8];[.N8];[.P8])/SUM([.C8];[.E8];[.G8];[.I8];[.K8];[.M8];[.O8];[.Q8]))" office:value-type="float" office:value="66.9593495934959" calcext:value-type="float">
            <text:p>66.9593495934959</text:p>
          </table:table-cell>
          <table:table-cell table:formula="of:=(SUM([.B8];[.D8];[.F8];[.H8];[.J8];[.L8];[.N8];[.P8])/SUM([.C8];[.E8];[.G8];[.I8];[.K8];[.M8];[.O8];[.Q8]))*100" office:value-type="float" office:value="1.4934434191355" calcext:value-type="float">
            <text:p>1.4934434191355</text:p>
          </table:table-cell>
          <table:table-cell/>
          <table:table-cell table:formula="of:=[.S8]/[.T8]" office:value-type="string" office:string-value="" calcext:value-type="error">
            <text:p>#DIV/0!</text:p>
          </table:table-cell>
          <table:table-cell office:value-type="string" calcext:value-type="string">
            <text:p>rainbow</text:p>
          </table:table-cell>
          <table:table-cell table:style-name="Default" table:formula="of:=SUM([.Q8];[.O8];[.M8];[.K8];[.I8];[.G8];[.E8];[.C8])" office:value-type="float" office:value="8236" calcext:value-type="float">
            <text:p>8236</text:p>
          </table:table-cell>
          <table:table-cell table:formula="of:=1/(SUM([.B8];[.D8];[.F8];[.H8];[.J8];[.L8];[.N8];[.P8])/SUM([.C8];[.E8];[.G8];[.I8];[.K8];[.M8];[.O8];[.Q8])+[.AA8])" office:value-type="float" office:value="56.9671602383832" calcext:value-type="float">
            <text:p>56.9671602383832</text:p>
          </table:table-cell>
          <table:table-cell table:formula="of:=1/(SUM([.B8];[.D8];[.F8];[.H8];[.J8];[.L8];[.N8];[.P8])/SUM([.C8];[.E8];[.G8];[.I8];[.K8];[.M8];[.O8];[.Q8])-[.AA8])" office:value-type="float" office:value="81.2024771069966" calcext:value-type="float">
            <text:p>81.2024771069966</text:p>
          </table:table-cell>
          <table:table-cell table:formula="of:=([.S8]/100)" office:value-type="float" office:value="0.014934434191355" calcext:value-type="float">
            <text:p>0.014934434191355</text:p>
          </table:table-cell>
          <table:table-cell table:formula="of:=1.96*SQRT(([.Z8]*(1-[.Z8]))/[.W8])" office:value-type="float" office:value="0.00261953893659146" calcext:value-type="float">
            <text:p>0.00261953893659146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table:formula="of:=8+7+9+9+9+5" office:value-type="float" office:value="47" calcext:value-type="float">
            <text:p>47</text:p>
          </table:table-cell>
          <table:table-cell office:value-type="float" office:value="5520" calcext:value-type="float">
            <text:p>5520</text:p>
          </table:table-cell>
          <table:table-cell table:formula="of:=1+2+2+1+2"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table:formula="of:=1+2+3+2+3"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table:formula="of:=12-6" office:value-type="float" office:value="6" calcext:value-type="float">
            <text:p>6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9];[.D9];[.F9];[.H9];[.J9];[.L9];[.N9];[.P9])/SUM([.C9];[.E9];[.G9];[.I9];[.K9];[.M9];[.O9];[.Q9]))" office:value-type="float" office:value="112.821917808219" calcext:value-type="float">
            <text:p>112.821917808219</text:p>
          </table:table-cell>
          <table:table-cell table:formula="of:=(SUM([.B9];[.D9];[.F9];[.H9];[.J9];[.L9];[.N9];[.P9])/SUM([.C9];[.E9];[.G9];[.I9];[.K9];[.M9];[.O9];[.Q9]))*100" office:value-type="float" office:value="0.886352598348713" calcext:value-type="float">
            <text:p>0.886352598348713</text:p>
          </table:table-cell>
          <table:table-cell office:value-type="float" office:value="6" calcext:value-type="float">
            <text:p>6</text:p>
          </table:table-cell>
          <table:table-cell table:formula="of:=[.S9]/[.T9]" office:value-type="float" office:value="0.147725433058119" calcext:value-type="float">
            <text:p>0.147725433058119</text:p>
          </table:table-cell>
          <table:table-cell office:value-type="string" calcext:value-type="string">
            <text:p>gold</text:p>
          </table:table-cell>
          <table:table-cell table:style-name="Default" table:formula="of:=SUM([.Q9];[.O9];[.M9];[.K9];[.I9];[.G9];[.E9];[.C9])" office:value-type="float" office:value="8236" calcext:value-type="float">
            <text:p>8236</text:p>
          </table:table-cell>
          <table:table-cell table:formula="of:=1/(SUM([.B9];[.D9];[.F9];[.H9];[.J9];[.L9];[.N9];[.P9])/SUM([.C9];[.E9];[.G9];[.I9];[.K9];[.M9];[.O9];[.Q9])+[.AA9])" office:value-type="float" office:value="91.8459746398732" calcext:value-type="float">
            <text:p>91.8459746398732</text:p>
          </table:table-cell>
          <table:table-cell table:formula="of:=1/(SUM([.B9];[.D9];[.F9];[.H9];[.J9];[.L9];[.N9];[.P9])/SUM([.C9];[.E9];[.G9];[.I9];[.K9];[.M9];[.O9];[.Q9])-[.AA9])" office:value-type="float" office:value="146.214680404067" calcext:value-type="float">
            <text:p>146.214680404067</text:p>
          </table:table-cell>
          <table:table-cell table:formula="of:=([.S9]/100)" office:value-type="float" office:value="0.00886352598348713" calcext:value-type="float">
            <text:p>0.00886352598348713</text:p>
          </table:table-cell>
          <table:table-cell table:formula="of:=1.96*SQRT(([.Z9]*(1-[.Z9]))/[.W9])" office:value-type="float" office:value="0.00202426745461384" calcext:value-type="float">
            <text:p>0.0020242674546138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5" calcext:value-type="float">
            <text:p>655</text:p>
          </table:table-cell>
          <table:table-cell office:value-type="float" office:value="5520" calcext:value-type="float">
            <text:p>5520</text:p>
          </table:table-cell>
          <table:table-cell table:formula="of:=5+9+9+13+9+8+8+9+6+6+11+8" office:value-type="float" office:value="101" calcext:value-type="float">
            <text:p>101</text:p>
          </table:table-cell>
          <table:table-cell office:value-type="float" office:value="900" calcext:value-type="float">
            <text:p>900</text:p>
          </table:table-cell>
          <table:table-cell table:formula="of:=11+11+11+8+14+15+14+14+14+13+10+15" office:value-type="float" office:value="150" calcext:value-type="float">
            <text:p>150</text:p>
          </table:table-cell>
          <table:table-cell office:value-type="float" office:value="1152" calcext:value-type="float">
            <text:p>1152</text:p>
          </table:table-cell>
          <table:table-cell table:formula="of:=76-8" office:value-type="float" office:value="68" calcext:value-type="float">
            <text:p>68</text:p>
          </table:table-cell>
          <table:table-cell office:value-type="float" office:value="591" calcext:value-type="float">
            <text:p>591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10];[.D10];[.F10];[.H10];[.J10];[.L10];[.N10];[.P10])/SUM([.C10];[.E10];[.G10];[.I10];[.K10];[.M10];[.O10];[.Q10]))" office:value-type="float" office:value="8.37843336724313" calcext:value-type="float">
            <text:p>8.37843336724313</text:p>
          </table:table-cell>
          <table:table-cell table:formula="of:=(SUM([.B10];[.D10];[.F10];[.H10];[.J10];[.L10];[.N10];[.P10])/SUM([.C10];[.E10];[.G10];[.I10];[.K10];[.M10];[.O10];[.Q10]))*100" office:value-type="float" office:value="11.9354055366683" calcext:value-type="float">
            <text:p>11.9354055366683</text:p>
          </table:table-cell>
          <table:table-cell office:value-type="float" office:value="12" calcext:value-type="float">
            <text:p>12</text:p>
          </table:table-cell>
          <table:table-cell table:formula="of:=[.S10]/[.T10]" office:value-type="float" office:value="0.99461712805569" calcext:value-type="float">
            <text:p>0.99461712805569</text:p>
          </table:table-cell>
          <table:table-cell office:value-type="string" calcext:value-type="string">
            <text:p>V</text:p>
          </table:table-cell>
          <table:table-cell table:style-name="Default" table:formula="of:=SUM([.Q10];[.O10];[.M10];[.K10];[.I10];[.G10];[.E10];[.C10])" office:value-type="float" office:value="8236" calcext:value-type="float">
            <text:p>8236</text:p>
          </table:table-cell>
          <table:table-cell table:formula="of:=1/(SUM([.B10];[.D10];[.F10];[.H10];[.J10];[.L10];[.N10];[.P10])/SUM([.C10];[.E10];[.G10];[.I10];[.K10];[.M10];[.O10];[.Q10])+[.AA10])" office:value-type="float" office:value="7.91414885483888" calcext:value-type="float">
            <text:p>7.91414885483888</text:p>
          </table:table-cell>
          <table:table-cell table:formula="of:=1/(SUM([.B10];[.D10];[.F10];[.H10];[.J10];[.L10];[.N10];[.P10])/SUM([.C10];[.E10];[.G10];[.I10];[.K10];[.M10];[.O10];[.Q10])-[.AA10])" office:value-type="float" office:value="8.90058741889004" calcext:value-type="float">
            <text:p>8.90058741889004</text:p>
          </table:table-cell>
          <table:table-cell table:formula="of:=([.S10]/100)" office:value-type="float" office:value="0.119354055366683" calcext:value-type="float">
            <text:p>0.119354055366683</text:p>
          </table:table-cell>
          <table:table-cell table:formula="of:=1.96*SQRT(([.Z10]*(1-[.Z10]))/[.W10])" office:value-type="float" office:value="0.00700192028426523" calcext:value-type="float">
            <text:p>0.00700192028426523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34" calcext:value-type="float">
            <text:p>34</text:p>
          </table:table-cell>
          <table:table-cell office:value-type="float" office:value="5520" calcext:value-type="float">
            <text:p>5520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1152" calcext:value-type="float">
            <text:p>1152</text:p>
          </table:table-cell>
          <table:table-cell table:formula="of:=8-4" office:value-type="float" office:value="4" calcext:value-type="float">
            <text:p>4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11];[.D11];[.F11];[.H11];[.J11];[.L11];[.N11];[.P11])/SUM([.C11];[.E11];[.G11];[.I11];[.K11];[.M11];[.O11];[.Q11]))" office:value-type="float" office:value="152.518518518519" calcext:value-type="float">
            <text:p>152.518518518519</text:p>
          </table:table-cell>
          <table:table-cell table:formula="of:=(SUM([.B11];[.D11];[.F11];[.H11];[.J11];[.L11];[.N11];[.P11])/SUM([.C11];[.E11];[.G11];[.I11];[.K11];[.M11];[.O11];[.Q11]))*100" office:value-type="float" office:value="0.655658086449733" calcext:value-type="float">
            <text:p>0.655658086449733</text:p>
          </table:table-cell>
          <table:table-cell office:value-type="float" office:value="1" calcext:value-type="float">
            <text:p>1</text:p>
          </table:table-cell>
          <table:table-cell table:formula="of:=[.S11]/[.T11]" office:value-type="float" office:value="0.655658086449733" calcext:value-type="float">
            <text:p>0.655658086449733</text:p>
          </table:table-cell>
          <table:table-cell office:value-type="string" calcext:value-type="string">
            <text:p>Vmax</text:p>
          </table:table-cell>
          <table:table-cell table:style-name="Default" table:formula="of:=SUM([.Q11];[.O11];[.M11];[.K11];[.I11];[.G11];[.E11];[.C11])" office:value-type="float" office:value="8236" calcext:value-type="float">
            <text:p>8236</text:p>
          </table:table-cell>
          <table:table-cell table:formula="of:=1/(SUM([.B11];[.D11];[.F11];[.H11];[.J11];[.L11];[.N11];[.P11])/SUM([.C11];[.E11];[.G11];[.I11];[.K11];[.M11];[.O11];[.Q11])+[.AA11])" office:value-type="float" office:value="120.487383190407" calcext:value-type="float">
            <text:p>120.487383190407</text:p>
          </table:table-cell>
          <table:table-cell table:formula="of:=1/(SUM([.B11];[.D11];[.F11];[.H11];[.J11];[.L11];[.N11];[.P11])/SUM([.C11];[.E11];[.G11];[.I11];[.K11];[.M11];[.O11];[.Q11])-[.AA11])" office:value-type="float" office:value="207.747418961086" calcext:value-type="float">
            <text:p>207.747418961086</text:p>
          </table:table-cell>
          <table:table-cell table:formula="of:=([.S11]/100)" office:value-type="float" office:value="0.00655658086449733" calcext:value-type="float">
            <text:p>0.00655658086449733</text:p>
          </table:table-cell>
          <table:table-cell table:formula="of:=1.96*SQRT(([.Z11]*(1-[.Z11]))/[.W11])" office:value-type="float" office:value="0.00174304332453244" calcext:value-type="float">
            <text:p>0.0017430433245324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221" calcext:value-type="float">
            <text:p>221</text:p>
          </table:table-cell>
          <table:table-cell office:value-type="float" office:value="5520" calcext:value-type="float">
            <text:p>5520</text:p>
          </table:table-cell>
          <table:table-cell table:formula="of:=10+8+5+5+7+7" office:value-type="float" office:value="42" calcext:value-type="float">
            <text:p>42</text:p>
          </table:table-cell>
          <table:table-cell office:value-type="float" office:value="900" calcext:value-type="float">
            <text:p>900</text:p>
          </table:table-cell>
          <table:table-cell table:formula="of:=10+12+6+8+6+8"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27" calcext:value-type="float">
            <text:p>27</text:p>
          </table:table-cell>
          <table:table-cell office:value-type="float" office:value="591" calcext:value-type="float">
            <text:p>59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12];[.D12];[.F12];[.H12];[.J12];[.L12];[.N12];[.P12])/SUM([.C12];[.E12];[.G12];[.I12];[.K12];[.M12];[.O12];[.Q12]))" office:value-type="float" office:value="24.0818713450292" calcext:value-type="float">
            <text:p>24.0818713450292</text:p>
          </table:table-cell>
          <table:table-cell table:formula="of:=(SUM([.B12];[.D12];[.F12];[.H12];[.J12];[.L12];[.N12];[.P12])/SUM([.C12];[.E12];[.G12];[.I12];[.K12];[.M12];[.O12];[.Q12]))*100" office:value-type="float" office:value="4.15250121418164" calcext:value-type="float">
            <text:p>4.15250121418164</text:p>
          </table:table-cell>
          <table:table-cell office:value-type="float" office:value="6" calcext:value-type="float">
            <text:p>6</text:p>
          </table:table-cell>
          <table:table-cell table:formula="of:=[.S12]/[.T12]" office:value-type="float" office:value="0.69208353569694" calcext:value-type="float">
            <text:p>0.69208353569694</text:p>
          </table:table-cell>
          <table:table-cell office:value-type="string" calcext:value-type="string">
            <text:p>Vstar</text:p>
          </table:table-cell>
          <table:table-cell table:style-name="Default" table:formula="of:=SUM([.Q12];[.O12];[.M12];[.K12];[.I12];[.G12];[.E12];[.C12])" office:value-type="float" office:value="8236" calcext:value-type="float">
            <text:p>8236</text:p>
          </table:table-cell>
          <table:table-cell table:formula="of:=1/(SUM([.B12];[.D12];[.F12];[.H12];[.J12];[.L12];[.N12];[.P12])/SUM([.C12];[.E12];[.G12];[.I12];[.K12];[.M12];[.O12];[.Q12])+[.AA12])" office:value-type="float" office:value="21.8180160317868" calcext:value-type="float">
            <text:p>21.8180160317868</text:p>
          </table:table-cell>
          <table:table-cell table:formula="of:=1/(SUM([.B12];[.D12];[.F12];[.H12];[.J12];[.L12];[.N12];[.P12])/SUM([.C12];[.E12];[.G12];[.I12];[.K12];[.M12];[.O12];[.Q12])-[.AA12])" office:value-type="float" office:value="26.8699159551752" calcext:value-type="float">
            <text:p>26.8699159551752</text:p>
          </table:table-cell>
          <table:table-cell table:formula="of:=([.S12]/100)" office:value-type="float" office:value="0.0415250121418164" calcext:value-type="float">
            <text:p>0.0415250121418164</text:p>
          </table:table-cell>
          <table:table-cell table:formula="of:=1.96*SQRT(([.Z12]*(1-[.Z12]))/[.W12])" office:value-type="float" office:value="0.00430866946072221" calcext:value-type="float">
            <text:p>0.0043086694607222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41+43+42+41+38+44+48+41+42+44+44" office:value-type="float" office:value="468" calcext:value-type="float">
            <text:p>468</text:p>
          </table:table-cell>
          <table:table-cell office:value-type="float" office:value="5520" calcext:value-type="float">
            <text:p>5520</text:p>
          </table:table-cell>
          <table:table-cell table:formula="of:=5+10+10+8+3+6+6+5+5+7+8" office:value-type="float" office:value="73" calcext:value-type="float">
            <text:p>73</text:p>
          </table:table-cell>
          <table:table-cell office:value-type="float" office:value="900" calcext:value-type="float">
            <text:p>900</text:p>
          </table:table-cell>
          <table:table-cell table:formula="of:=9+7+12+11+11+10+10+12+11+10+8" office:value-type="float" office:value="111" calcext:value-type="float">
            <text:p>111</text:p>
          </table:table-cell>
          <table:table-cell office:value-type="float" office:value="1152" calcext:value-type="float">
            <text:p>1152</text:p>
          </table:table-cell>
          <table:table-cell table:formula="of:=1+2+6+3+7+7+6+4+5+3+4" office:value-type="float" office:value="48" calcext:value-type="float">
            <text:p>48</text:p>
          </table:table-cell>
          <table:table-cell office:value-type="float" office:value="591" calcext:value-type="float">
            <text:p>591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13];[.D13];[.F13];[.H13];[.J13];[.L13];[.N13];[.P13])/SUM([.C13];[.E13];[.G13];[.I13];[.K13];[.M13];[.O13];[.Q13]))" office:value-type="float" office:value="11.6822695035461" calcext:value-type="float">
            <text:p>11.6822695035461</text:p>
          </table:table-cell>
          <table:table-cell table:formula="of:=(SUM([.B13];[.D13];[.F13];[.H13];[.J13];[.L13];[.N13];[.P13])/SUM([.C13];[.E13];[.G13];[.I13];[.K13];[.M13];[.O13];[.Q13]))*100" office:value-type="float" office:value="8.55998057309374" calcext:value-type="float">
            <text:p>8.55998057309374</text:p>
          </table:table-cell>
          <table:table-cell/>
          <table:table-cell table:formula="of:=[.S13]/[.T13]" office:value-type="string" office:string-value="" calcext:value-type="error">
            <text:p>#DIV/0!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13];[.O13];[.M13];[.K13];[.I13];[.G13];[.E13];[.C13])" office:value-type="float" office:value="8236" calcext:value-type="float">
            <text:p>8236</text:p>
          </table:table-cell>
          <table:table-cell table:formula="of:=1/(SUM([.B13];[.D13];[.F13];[.H13];[.J13];[.L13];[.N13];[.P13])/SUM([.C13];[.E13];[.G13];[.I13];[.K13];[.M13];[.O13];[.Q13])+[.AA13])" office:value-type="float" office:value="10.9120143775108" calcext:value-type="float">
            <text:p>10.9120143775108</text:p>
          </table:table-cell>
          <table:table-cell table:formula="of:=1/(SUM([.B13];[.D13];[.F13];[.H13];[.J13];[.L13];[.N13];[.P13])/SUM([.C13];[.E13];[.G13];[.I13];[.K13];[.M13];[.O13];[.Q13])-[.AA13])" office:value-type="float" office:value="12.5695246380558" calcext:value-type="float">
            <text:p>12.5695246380558</text:p>
          </table:table-cell>
          <table:table-cell table:formula="of:=([.S13]/100)" office:value-type="float" office:value="0.0855998057309374" calcext:value-type="float">
            <text:p>0.0855998057309374</text:p>
          </table:table-cell>
          <table:table-cell table:formula="of:=1.96*SQRT(([.Z13]*(1-[.Z13]))/[.W13])" office:value-type="float" office:value="0.00604230226160337" calcext:value-type="float">
            <text:p>0.00604230226160337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V</text:p>
          </table:table-cell>
          <table:table-cell table:formula="of:=12+11+10+12+14+10+10" office:value-type="float" office:value="79" calcext:value-type="float">
            <text:p>79</text:p>
          </table:table-cell>
          <table:table-cell office:value-type="float" office:value="5520" calcext:value-type="float">
            <text:p>5520</text:p>
          </table:table-cell>
          <table:table-cell table:formula="of:=2+2+3+1+2"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formula="of:=3+1+3+3+2+1+4" office:value-type="float" office:value="17" calcext:value-type="float">
            <text:p>17</text:p>
          </table:table-cell>
          <table:table-cell office:value-type="float" office:value="1152" calcext:value-type="float">
            <text:p>1152</text:p>
          </table:table-cell>
          <table:table-cell table:formula="of:=2+1+3+2" office:value-type="float" office:value="8" calcext:value-type="float">
            <text:p>8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14];[.D14];[.F14];[.H14];[.J14];[.L14];[.N14];[.P14])/SUM([.C14];[.E14];[.G14];[.I14];[.K14];[.M14];[.O14];[.Q14]))" office:value-type="float" office:value="72.2456140350877" calcext:value-type="float">
            <text:p>72.2456140350877</text:p>
          </table:table-cell>
          <table:table-cell table:formula="of:=(SUM([.B14];[.D14];[.F14];[.H14];[.J14];[.L14];[.N14];[.P14])/SUM([.C14];[.E14];[.G14];[.I14];[.K14];[.M14];[.O14];[.Q14]))*100" office:value-type="float" office:value="1.38416707139388" calcext:value-type="float">
            <text:p>1.38416707139388</text:p>
          </table:table-cell>
          <table:table-cell/>
          <table:table-cell table:formula="of:=[.S14]/[.T14]" office:value-type="string" office:string-value="" calcext:value-type="error">
            <text:p>#DIV/0!</text:p>
          </table:table-cell>
          <table:table-cell office:value-type="string" calcext:value-type="string">
            <text:p>TG V</text:p>
          </table:table-cell>
          <table:table-cell table:style-name="Default" table:formula="of:=SUM([.Q14];[.O14];[.M14];[.K14];[.I14];[.G14];[.E14];[.C14])" office:value-type="float" office:value="8236" calcext:value-type="float">
            <text:p>8236</text:p>
          </table:table-cell>
          <table:table-cell table:formula="of:=1/(SUM([.B14];[.D14];[.F14];[.H14];[.J14];[.L14];[.N14];[.P14])/SUM([.C14];[.E14];[.G14];[.I14];[.K14];[.M14];[.O14];[.Q14])+[.AA14])" office:value-type="float" office:value="61.1062021662219" calcext:value-type="float">
            <text:p>61.1062021662219</text:p>
          </table:table-cell>
          <table:table-cell table:formula="of:=1/(SUM([.B14];[.D14];[.F14];[.H14];[.J14];[.L14];[.N14];[.P14])/SUM([.C14];[.E14];[.G14];[.I14];[.K14];[.M14];[.O14];[.Q14])-[.AA14])" office:value-type="float" office:value="88.3517846669552" calcext:value-type="float">
            <text:p>88.3517846669552</text:p>
          </table:table-cell>
          <table:table-cell table:formula="of:=([.S14]/100)" office:value-type="float" office:value="0.0138416707139388" calcext:value-type="float">
            <text:p>0.0138416707139388</text:p>
          </table:table-cell>
          <table:table-cell table:formula="of:=1.96*SQRT(([.Z14]*(1-[.Z14]))/[.W14])" office:value-type="float" office:value="0.00252328021657046" calcext:value-type="float">
            <text:p>0.00252328021657046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Vmax</text:p>
          </table:table-cell>
          <table:table-cell table:formula="of:=5+12+7+5" office:value-type="float" office:value="29" calcext:value-type="float">
            <text:p>29</text:p>
          </table:table-cell>
          <table:table-cell office:value-type="float" office:value="5520" calcext:value-type="float">
            <text:p>5520</text:p>
          </table:table-cell>
          <table:table-cell table:formula="of:=3+1+1+2" office:value-type="float" office:value="7" calcext:value-type="float">
            <text:p>7</text:p>
          </table:table-cell>
          <table:table-cell office:value-type="float" office:value="900" calcext:value-type="float">
            <text:p>900</text:p>
          </table:table-cell>
          <table:table-cell table:formula="of:=1+5+2+4" office:value-type="float" office:value="12" calcext:value-type="float">
            <text:p>12</text:p>
          </table:table-cell>
          <table:table-cell office:value-type="float" office:value="1152" calcext:value-type="float">
            <text:p>1152</text:p>
          </table:table-cell>
          <table:table-cell table:formula="of:=1+2+1" office:value-type="float" office:value="4" calcext:value-type="float">
            <text:p>4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15];[.D15];[.F15];[.H15];[.J15];[.L15];[.N15];[.P15])/SUM([.C15];[.E15];[.G15];[.I15];[.K15];[.M15];[.O15];[.Q15]))" office:value-type="float" office:value="155.396226415094" calcext:value-type="float">
            <text:p>155.396226415094</text:p>
          </table:table-cell>
          <table:table-cell table:formula="of:=(SUM([.B15];[.D15];[.F15];[.H15];[.J15];[.L15];[.N15];[.P15])/SUM([.C15];[.E15];[.G15];[.I15];[.K15];[.M15];[.O15];[.Q15]))*100" office:value-type="float" office:value="0.643516270033997" calcext:value-type="float">
            <text:p>0.643516270033997</text:p>
          </table:table-cell>
          <table:table-cell office:value-type="float" office:value="4" calcext:value-type="float">
            <text:p>4</text:p>
          </table:table-cell>
          <table:table-cell table:formula="of:=[.S15]/[.T15]" office:value-type="float" office:value="0.160879067508499" calcext:value-type="float">
            <text:p>0.160879067508499</text:p>
          </table:table-cell>
          <table:table-cell office:value-type="string" calcext:value-type="string">
            <text:p>TG Vmax</text:p>
          </table:table-cell>
          <table:table-cell table:style-name="Default" table:formula="of:=SUM([.Q15];[.O15];[.M15];[.K15];[.I15];[.G15];[.E15];[.C15])" office:value-type="float" office:value="8236" calcext:value-type="float">
            <text:p>8236</text:p>
          </table:table-cell>
          <table:table-cell table:formula="of:=1/(SUM([.B15];[.D15];[.F15];[.H15];[.J15];[.L15];[.N15];[.P15])/SUM([.C15];[.E15];[.G15];[.I15];[.K15];[.M15];[.O15];[.Q15])+[.AA15])" office:value-type="float" office:value="122.517536823131" calcext:value-type="float">
            <text:p>122.517536823131</text:p>
          </table:table-cell>
          <table:table-cell table:formula="of:=1/(SUM([.B15];[.D15];[.F15];[.H15];[.J15];[.L15];[.N15];[.P15])/SUM([.C15];[.E15];[.G15];[.I15];[.K15];[.M15];[.O15];[.Q15])-[.AA15])" office:value-type="float" office:value="212.394106797115" calcext:value-type="float">
            <text:p>212.394106797115</text:p>
          </table:table-cell>
          <table:table-cell table:formula="of:=([.S15]/100)" office:value-type="float" office:value="0.00643516270033997" calcext:value-type="float">
            <text:p>0.00643516270033997</text:p>
          </table:table-cell>
          <table:table-cell table:formula="of:=1.96*SQRT(([.Z15]*(1-[.Z15]))/[.W15])" office:value-type="float" office:value="0.00172693413844664" calcext:value-type="float">
            <text:p>0.0017269341384466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supporter</text:p>
          </table:table-cell>
          <table:table-cell table:formula="of:=11+12+14+10+8+8" office:value-type="float" office:value="63" calcext:value-type="float">
            <text:p>63</text:p>
          </table:table-cell>
          <table:table-cell office:value-type="float" office:value="5520" calcext:value-type="float">
            <text:p>5520</text:p>
          </table:table-cell>
          <table:table-cell table:formula="of:=5+2+3+3" office:value-type="float" office:value="13" calcext:value-type="float">
            <text:p>13</text:p>
          </table:table-cell>
          <table:table-cell office:value-type="float" office:value="900" calcext:value-type="float">
            <text:p>900</text:p>
          </table:table-cell>
          <table:table-cell table:formula="of:=1+1+2+4+3+3" office:value-type="float" office:value="14" calcext:value-type="float">
            <text:p>14</text:p>
          </table:table-cell>
          <table:table-cell office:value-type="float" office:value="1152" calcext:value-type="float">
            <text:p>1152</text:p>
          </table:table-cell>
          <table:table-cell table:formula="of:=2+3+1+1" office:value-type="float" office:value="7" calcext:value-type="float">
            <text:p>7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16];[.D16];[.F16];[.H16];[.J16];[.L16];[.N16];[.P16])/SUM([.C16];[.E16];[.G16];[.I16];[.K16];[.M16];[.O16];[.Q16]))" office:value-type="float" office:value="84.9072164948454" calcext:value-type="float">
            <text:p>84.9072164948454</text:p>
          </table:table-cell>
          <table:table-cell table:formula="of:=(SUM([.B16];[.D16];[.F16];[.H16];[.J16];[.L16];[.N16];[.P16])/SUM([.C16];[.E16];[.G16];[.I16];[.K16];[.M16];[.O16];[.Q16]))*100" office:value-type="float" office:value="1.17775619232637" calcext:value-type="float">
            <text:p>1.17775619232637</text:p>
          </table:table-cell>
          <table:table-cell office:value-type="float" office:value="6" calcext:value-type="float">
            <text:p>6</text:p>
          </table:table-cell>
          <table:table-cell table:formula="of:=[.S16]/[.T16]" office:value-type="float" office:value="0.196292698721062" calcext:value-type="float">
            <text:p>0.196292698721062</text:p>
          </table:table-cell>
          <table:table-cell office:value-type="string" calcext:value-type="string">
            <text:p>TG supporter</text:p>
          </table:table-cell>
          <table:table-cell table:style-name="Default" table:formula="of:=SUM([.Q16];[.O16];[.M16];[.K16];[.I16];[.G16];[.E16];[.C16])" office:value-type="float" office:value="8236" calcext:value-type="float">
            <text:p>8236</text:p>
          </table:table-cell>
          <table:table-cell table:formula="of:=1/(SUM([.B16];[.D16];[.F16];[.H16];[.J16];[.L16];[.N16];[.P16])/SUM([.C16];[.E16];[.G16];[.I16];[.K16];[.M16];[.O16];[.Q16])+[.AA16])" office:value-type="float" office:value="70.8840502058849" calcext:value-type="float">
            <text:p>70.8840502058849</text:p>
          </table:table-cell>
          <table:table-cell table:formula="of:=1/(SUM([.B16];[.D16];[.F16];[.H16];[.J16];[.L16];[.N16];[.P16])/SUM([.C16];[.E16];[.G16];[.I16];[.K16];[.M16];[.O16];[.Q16])-[.AA16])" office:value-type="float" office:value="105.847235960241" calcext:value-type="float">
            <text:p>105.847235960241</text:p>
          </table:table-cell>
          <table:table-cell table:formula="of:=([.S16]/100)" office:value-type="float" office:value="0.0117775619232637" calcext:value-type="float">
            <text:p>0.0117775619232637</text:p>
          </table:table-cell>
          <table:table-cell table:formula="of:=1.96*SQRT(([.Z16]*(1-[.Z16]))/[.W16])" office:value-type="float" office:value="0.00232998409160801" calcext:value-type="float">
            <text:p>0.0023299840916080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gold</text:p>
          </table:table-cell>
          <table:table-cell table:formula="of:=23+26" office:value-type="float" office:value="49" calcext:value-type="float">
            <text:p>49</text:p>
          </table:table-cell>
          <table:table-cell office:value-type="float" office:value="5520" calcext:value-type="float">
            <text:p>5520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17];[.D17];[.F17];[.H17];[.J17];[.L17];[.N17];[.P17])/SUM([.C17];[.E17];[.G17];[.I17];[.K17];[.M17];[.O17];[.Q17]))" office:value-type="float" office:value="114.388888888889" calcext:value-type="float">
            <text:p>114.388888888889</text:p>
          </table:table-cell>
          <table:table-cell table:formula="of:=(SUM([.B17];[.D17];[.F17];[.H17];[.J17];[.L17];[.N17];[.P17])/SUM([.C17];[.E17];[.G17];[.I17];[.K17];[.M17];[.O17];[.Q17]))*100" office:value-type="float" office:value="0.874210781932977" calcext:value-type="float">
            <text:p>0.874210781932977</text:p>
          </table:table-cell>
          <table:table-cell office:value-type="float" office:value="2" calcext:value-type="float">
            <text:p>2</text:p>
          </table:table-cell>
          <table:table-cell table:formula="of:=[.S17]/[.T17]" office:value-type="float" office:value="0.437105390966489" calcext:value-type="float">
            <text:p>0.437105390966489</text:p>
          </table:table-cell>
          <table:table-cell office:value-type="string" calcext:value-type="string">
            <text:p>TG gold</text:p>
          </table:table-cell>
          <table:table-cell table:style-name="Default" table:formula="of:=SUM([.Q17];[.O17];[.M17];[.K17];[.I17];[.G17];[.E17];[.C17])" office:value-type="float" office:value="8236" calcext:value-type="float">
            <text:p>8236</text:p>
          </table:table-cell>
          <table:table-cell table:formula="of:=1/(SUM([.B17];[.D17];[.F17];[.H17];[.J17];[.L17];[.N17];[.P17])/SUM([.C17];[.E17];[.G17];[.I17];[.K17];[.M17];[.O17];[.Q17])+[.AA17])" office:value-type="float" office:value="93.0008858355353" calcext:value-type="float">
            <text:p>93.0008858355353</text:p>
          </table:table-cell>
          <table:table-cell table:formula="of:=1/(SUM([.B17];[.D17];[.F17];[.H17];[.J17];[.L17];[.N17];[.P17])/SUM([.C17];[.E17];[.G17];[.I17];[.K17];[.M17];[.O17];[.Q17])-[.AA17])" office:value-type="float" office:value="148.552433348714" calcext:value-type="float">
            <text:p>148.552433348714</text:p>
          </table:table-cell>
          <table:table-cell table:formula="of:=([.S17]/100)" office:value-type="float" office:value="0.00874210781932977" calcext:value-type="float">
            <text:p>0.00874210781932977</text:p>
          </table:table-cell>
          <table:table-cell table:formula="of:=1.96*SQRT(([.Z17]*(1-[.Z17]))/[.W17])" office:value-type="float" office:value="0.00201047793311586" calcext:value-type="float">
            <text:p>0.00201047793311586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281" calcext:value-type="float">
            <text:p>281</text:p>
          </table:table-cell>
          <table:table-cell office:value-type="float" office:value="5520" calcext:value-type="float">
            <text:p>5520</text:p>
          </table:table-cell>
          <table:table-cell table:formula="of:=15+25+23" office:value-type="float" office:value="63" calcext:value-type="float">
            <text:p>63</text:p>
          </table:table-cell>
          <table:table-cell office:value-type="float" office:value="900" calcext:value-type="float">
            <text:p>900</text:p>
          </table:table-cell>
          <table:table-cell table:formula="of:=14+18+17" office:value-type="float" office:value="49" calcext:value-type="float">
            <text:p>49</text:p>
          </table:table-cell>
          <table:table-cell office:value-type="float" office:value="1152" calcext:value-type="float">
            <text:p>1152</text:p>
          </table:table-cell>
          <table:table-cell office:value-type="float" office:value="25" calcext:value-type="float">
            <text:p>25</text:p>
          </table:table-cell>
          <table:table-cell office:value-type="float" office:value="591" calcext:value-type="float">
            <text:p>591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table:style-name="ce1" table:number-columns-repeated="2"/>
          <table:table-cell table:formula="of:=1/(SUM([.B18];[.D18];[.F18];[.H18];[.J18];[.L18];[.N18];[.P18])/SUM([.C18];[.E18];[.G18];[.I18];[.K18];[.M18];[.O18];[.Q18]))" office:value-type="float" office:value="19.5165876777251" calcext:value-type="float">
            <text:p>19.5165876777251</text:p>
          </table:table-cell>
          <table:table-cell table:formula="of:=(SUM([.B18];[.D18];[.F18];[.H18];[.J18];[.L18];[.N18];[.P18])/SUM([.C18];[.E18];[.G18];[.I18];[.K18];[.M18];[.O18];[.Q18]))*100" office:value-type="float" office:value="5.12384652744051" calcext:value-type="float">
            <text:p>5.12384652744051</text:p>
          </table:table-cell>
          <table:table-cell office:value-type="float" office:value="3" calcext:value-type="float">
            <text:p>3</text:p>
          </table:table-cell>
          <table:table-cell table:formula="of:=[.S18]/[.T18]" office:value-type="float" office:value="1.70794884248017" calcext:value-type="float">
            <text:p>1.70794884248017</text:p>
          </table:table-cell>
          <table:table-cell office:value-type="string" calcext:value-type="string">
            <text:p>Radiant</text:p>
          </table:table-cell>
          <table:table-cell table:style-name="Default" table:formula="of:=SUM([.Q18];[.O18];[.M18];[.K18];[.I18];[.G18];[.E18];[.C18])" office:value-type="float" office:value="8236" calcext:value-type="float">
            <text:p>8236</text:p>
          </table:table-cell>
          <table:table-cell table:formula="of:=1/(SUM([.B18];[.D18];[.F18];[.H18];[.J18];[.L18];[.N18];[.P18])/SUM([.C18];[.E18];[.G18];[.I18];[.K18];[.M18];[.O18];[.Q18])+[.AA18])" office:value-type="float" office:value="17.8570465804947" calcext:value-type="float">
            <text:p>17.8570465804947</text:p>
          </table:table-cell>
          <table:table-cell table:formula="of:=1/(SUM([.B18];[.D18];[.F18];[.H18];[.J18];[.L18];[.N18];[.P18])/SUM([.C18];[.E18];[.G18];[.I18];[.K18];[.M18];[.O18];[.Q18])-[.AA18])" office:value-type="float" office:value="21.516190601913" calcext:value-type="float">
            <text:p>21.516190601913</text:p>
          </table:table-cell>
          <table:table-cell table:formula="of:=([.S18]/100)" office:value-type="float" office:value="0.0512384652744051" calcext:value-type="float">
            <text:p>0.0512384652744051</text:p>
          </table:table-cell>
          <table:table-cell table:formula="of:=1.96*SQRT(([.Z18]*(1-[.Z18]))/[.W18])" office:value-type="float" office:value="0.00476183665079134" calcext:value-type="float">
            <text:p>0.0047618366507913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www.reddit.com/r/PokemonTCG/comments/x7wzfy/lost_zoned_lost_origin_pull_rates/</text:p>
          </table:table-cell>
          <table:table-cell/>
          <table:table-cell office:value-type="string" calcext:value-type="string">
            <text:p>https://www.youtube.com/channel/UCcWWKSAKzPkwGCr7B7QJ1hA</text:p>
          </table:table-cell>
          <table:table-cell/>
          <table:table-cell office:value-type="string" calcext:value-type="string">
            <text:p>https://docs.google.com/spreadsheets/d/1W1Hy-e8A12OOOimCkd7QAWyb2AmT31xXVWhvIgH7mBM/edit#gid=348020564</text:p>
          </table:table-cell>
          <table:table-cell/>
          <table:table-cell office:value-type="string" calcext:value-type="string">
            <text:p>https://www.digitaltq.com/lost-origin-pull-rates-pokemon-tcg</text:p>
          </table:table-cell>
          <table:table-cell/>
          <table:table-cell office:value-type="string" calcext:value-type="string">
            <text:p>psy</text:p>
          </table:table-cell>
          <table:table-cell table:number-columns-repeated="5"/>
          <table:table-cell table:style-name="ce1" table:number-columns-repeated="2"/>
          <table:table-cell/>
          <table:table-cell table:formula="of:=SUM([.S4:.S12])" office:value-type="float" office:value="41.0130809786011" calcext:value-type="float">
            <text:p>41.0130809786011</text:p>
          </table:table-cell>
          <table:table-cell table:number-columns-repeated="1005"/>
        </table:table-row>
        <table:table-row table:style-name="ro1">
          <table:table-cell table:style-name="ce1" table:number-columns-repeated="11"/>
          <table:table-cell table:style-name="Default"/>
          <table:table-cell table:style-name="ce1" table:number-columns-repeated="5"/>
          <table:table-cell table:number-columns-repeated="1007"/>
        </table:table-row>
        <table:table-row table:style-name="ro1">
          <table:table-cell table:style-name="Default" office:value-type="string" calcext:value-type="string">
            <text:p>Pokego</text:p>
          </table:table-cell>
          <table:table-cell table:number-columns-repeated="10"/>
          <table:table-cell table:style-name="Default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/>
          <table:table-cell office:value-type="string" calcext:value-type="string">
            <text:p>95% MoE 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formula="of:=5+2+2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9+8+11+3+6"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table:formula="of:=5+2+4+4+5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4+3+1+6+2" office:value-type="float" office:value="16" calcext:value-type="float">
            <text:p>16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3];[.D23];[.F23];[.H23];[.J23];[.L23];[.N23];[.P23])/SUM([.C23];[.E23];[.G23];[.I23];[.K23];[.M23];[.O23];[.Q23]))" office:value-type="float" office:value="25.2432432432432" calcext:value-type="float">
            <text:p>25.2432432432432</text:p>
          </table:table-cell>
          <table:table-cell table:formula="of:=((SUM([.B23];[.D23];[.F23];[.H23];[.J23];[.L23];[.N23];[.P23])/[.W23])*100)" office:value-type="float" office:value="3.96145610278373" calcext:value-type="float">
            <text:p>3.96145610278373</text:p>
          </table:table-cell>
          <table:table-cell office:value-type="float" office:value="5" calcext:value-type="float">
            <text:p>5</text:p>
          </table:table-cell>
          <table:table-cell table:formula="of:=[.S23]/[.T23]" office:value-type="float" office:value="0.792291220556745" calcext:value-type="float">
            <text:p>0.792291220556745</text:p>
          </table:table-cell>
          <table:table-cell office:value-type="string" calcext:value-type="string">
            <text:p>FA mon</text:p>
          </table:table-cell>
          <table:table-cell table:style-name="Default" table:formula="of:=SUM([.Q23];[.O23];[.M23];[.K23];[.I23];[.G23];[.E23];[.C23])" office:value-type="float" office:value="2802" calcext:value-type="float">
            <text:p>2802</text:p>
          </table:table-cell>
          <table:table-cell table:formula="of:=1/(SUM([.B23];[.D23];[.F23];[.H23];[.J23];[.L23];[.N23];[.P23])/SUM([.C23];[.E23];[.G23];[.I23];[.K23];[.M23];[.O23];[.Q23])+[.AA23])" office:value-type="float" office:value="21.3507300373266" calcext:value-type="float">
            <text:p>21.3507300373266</text:p>
          </table:table-cell>
          <table:table-cell table:formula="of:=1/(SUM([.B23];[.D23];[.F23];[.H23];[.J23];[.L23];[.N23];[.P23])/SUM([.C23];[.E23];[.G23];[.I23];[.K23];[.M23];[.O23];[.Q23])-[.AA23])" office:value-type="float" office:value="30.8715189505139" calcext:value-type="float">
            <text:p>30.8715189505139</text:p>
          </table:table-cell>
          <table:table-cell table:formula="of:=([.S23]/100)" office:value-type="float" office:value="0.0396145610278373" calcext:value-type="float">
            <text:p>0.0396145610278373</text:p>
          </table:table-cell>
          <table:table-cell table:formula="of:=1.96*SQRT(([.Z23]*(1-[.Z23]))/[.W23])" office:value-type="float" office:value="0.0072222449385976" calcext:value-type="float">
            <text:p>0.0072222449385976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3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4];[.D24];[.F24];[.H24];[.J24];[.L24];[.N24];[.P24])/SUM([.C24];[.E24];[.G24];[.I24];[.K24];[.M24];[.O24];[.Q24]))" office:value-type="float" office:value="233.5" calcext:value-type="float">
            <text:p>233.5</text:p>
          </table:table-cell>
          <table:table-cell table:formula="of:=((SUM([.B24];[.D24];[.F24];[.H24];[.J24];[.L24];[.N24];[.P24])/[.W24])*100)" office:value-type="float" office:value="0.428265524625268" calcext:value-type="float">
            <text:p>0.428265524625268</text:p>
          </table:table-cell>
          <table:table-cell office:value-type="float" office:value="1" calcext:value-type="float">
            <text:p>1</text:p>
          </table:table-cell>
          <table:table-cell table:formula="of:=[.S24]/[.T24]" office:value-type="float" office:value="0.428265524625268" calcext:value-type="float">
            <text:p>0.428265524625268</text:p>
          </table:table-cell>
          <table:table-cell office:value-type="string" calcext:value-type="string">
            <text:p>FA Trainer</text:p>
          </table:table-cell>
          <table:table-cell table:style-name="Default" table:formula="of:=SUM([.Q24];[.O24];[.M24];[.K24];[.I24];[.G24];[.E24];[.C24])" office:value-type="float" office:value="2802" calcext:value-type="float">
            <text:p>2802</text:p>
          </table:table-cell>
          <table:table-cell table:formula="of:=1/(SUM([.B24];[.D24];[.F24];[.H24];[.J24];[.L24];[.N24];[.P24])/SUM([.C24];[.E24];[.G24];[.I24];[.K24];[.M24];[.O24];[.Q24])+[.AA24])" office:value-type="float" office:value="149.240338521475" calcext:value-type="float">
            <text:p>149.240338521475</text:p>
          </table:table-cell>
          <table:table-cell table:formula="of:=1/(SUM([.B24];[.D24];[.F24];[.H24];[.J24];[.L24];[.N24];[.P24])/SUM([.C24];[.E24];[.G24];[.I24];[.K24];[.M24];[.O24];[.Q24])-[.AA24])" office:value-type="float" office:value="536.276638387916" calcext:value-type="float">
            <text:p>536.276638387916</text:p>
          </table:table-cell>
          <table:table-cell table:formula="of:=([.S24]/100)" office:value-type="float" office:value="0.00428265524625268" calcext:value-type="float">
            <text:p>0.00428265524625268</text:p>
          </table:table-cell>
          <table:table-cell table:formula="of:=1.96*SQRT(([.Z24]*(1-[.Z24]))/[.W24])" office:value-type="float" office:value="0.00241794601147029" calcext:value-type="float">
            <text:p>0.00241794601147029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1+3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5];[.D25];[.F25];[.H25];[.J25];[.L25];[.N25];[.P25])/SUM([.C25];[.E25];[.G25];[.I25];[.K25];[.M25];[.O25];[.Q25]))" office:value-type="float" office:value="128.827586206897" calcext:value-type="float">
            <text:p>128.827586206897</text:p>
          </table:table-cell>
          <table:table-cell table:formula="of:=((SUM([.B25];[.D25];[.F25];[.H25];[.J25];[.L25];[.N25];[.P25])/[.W25])*100)" office:value-type="float" office:value="0.776231263383298" calcext:value-type="float">
            <text:p>0.776231263383298</text:p>
          </table:table-cell>
          <table:table-cell office:value-type="float" office:value="2" calcext:value-type="float">
            <text:p>2</text:p>
          </table:table-cell>
          <table:table-cell table:formula="of:=[.S25]/[.T25]" office:value-type="float" office:value="0.388115631691649" calcext:value-type="float">
            <text:p>0.388115631691649</text:p>
          </table:table-cell>
          <table:table-cell office:value-type="string" calcext:value-type="string">
            <text:p>Alt art V</text:p>
          </table:table-cell>
          <table:table-cell table:style-name="Default" table:formula="of:=SUM([.Q25];[.O25];[.M25];[.K25];[.I25];[.G25];[.E25];[.C25])" office:value-type="float" office:value="3736" calcext:value-type="float">
            <text:p>3736</text:p>
          </table:table-cell>
          <table:table-cell table:formula="of:=1/(SUM([.B25];[.D25];[.F25];[.H25];[.J25];[.L25];[.N25];[.P25])/SUM([.C25];[.E25];[.G25];[.I25];[.K25];[.M25];[.O25];[.Q25])+[.AA25])" office:value-type="float" office:value="94.5490596636972" calcext:value-type="float">
            <text:p>94.5490596636972</text:p>
          </table:table-cell>
          <table:table-cell table:formula="of:=1/(SUM([.B25];[.D25];[.F25];[.H25];[.J25];[.L25];[.N25];[.P25])/SUM([.C25];[.E25];[.G25];[.I25];[.K25];[.M25];[.O25];[.Q25])-[.AA25])" office:value-type="float" office:value="202.09755089197" calcext:value-type="float">
            <text:p>202.09755089197</text:p>
          </table:table-cell>
          <table:table-cell table:formula="of:=([.S25]/100)" office:value-type="float" office:value="0.00776231263383298" calcext:value-type="float">
            <text:p>0.00776231263383298</text:p>
          </table:table-cell>
          <table:table-cell table:formula="of:=1.96*SQRT(([.Z25]*(1-[.Z25]))/[.W25])" office:value-type="float" office:value="0.00281420714919727" calcext:value-type="float">
            <text:p>0.00281420714919727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table:formula="of:=3+6+1+6+8+2"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formula="of:=1+1+2+1+1+2+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2+1+3+3" office:value-type="float" office:value="9" calcext:value-type="float">
            <text:p>9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6];[.D26];[.F26];[.H26];[.J26];[.L26];[.N26];[.P26])/SUM([.C26];[.E26];[.G26];[.I26];[.K26];[.M26];[.O26];[.Q26]))" office:value-type="float" office:value="46.1234567901235" calcext:value-type="float">
            <text:p>46.1234567901235</text:p>
          </table:table-cell>
          <table:table-cell table:formula="of:=((SUM([.B26];[.D26];[.F26];[.H26];[.J26];[.L26];[.N26];[.P26])/[.W26])*100)" office:value-type="float" office:value="2.16809421841542" calcext:value-type="float">
            <text:p>2.16809421841542</text:p>
          </table:table-cell>
          <table:table-cell office:value-type="float" office:value="7" calcext:value-type="float">
            <text:p>7</text:p>
          </table:table-cell>
          <table:table-cell table:formula="of:=[.S26]/[.T26]" office:value-type="float" office:value="0.309727745487917" calcext:value-type="float">
            <text:p>0.309727745487917</text:p>
          </table:table-cell>
          <table:table-cell office:value-type="string" calcext:value-type="string">
            <text:p>rainbow</text:p>
          </table:table-cell>
          <table:table-cell table:style-name="Default" table:formula="of:=SUM([.Q26];[.O26];[.M26];[.K26];[.I26];[.G26];[.E26];[.C26])" office:value-type="float" office:value="3736" calcext:value-type="float">
            <text:p>3736</text:p>
          </table:table-cell>
          <table:table-cell table:formula="of:=1/(SUM([.B26];[.D26];[.F26];[.H26];[.J26];[.L26];[.N26];[.P26])/SUM([.C26];[.E26];[.G26];[.I26];[.K26];[.M26];[.O26];[.Q26])+[.AA26])" office:value-type="float" office:value="37.9490735218955" calcext:value-type="float">
            <text:p>37.9490735218955</text:p>
          </table:table-cell>
          <table:table-cell table:formula="of:=1/(SUM([.B26];[.D26];[.F26];[.H26];[.J26];[.L26];[.N26];[.P26])/SUM([.C26];[.E26];[.G26];[.I26];[.K26];[.M26];[.O26];[.Q26])-[.AA26])" office:value-type="float" office:value="58.7862522800473" calcext:value-type="float">
            <text:p>58.7862522800473</text:p>
          </table:table-cell>
          <table:table-cell table:formula="of:=([.S26]/100)" office:value-type="float" office:value="0.0216809421841542" calcext:value-type="float">
            <text:p>0.0216809421841542</text:p>
          </table:table-cell>
          <table:table-cell table:formula="of:=1.96*SQRT(([.Z26]*(1-[.Z26]))/[.W26])" office:value-type="float" office:value="0.00467016226172984" calcext:value-type="float">
            <text:p>0.00467016226172984</text:p>
          </table:table-cell>
          <table:table-cell table:style-name="Default" table:number-columns-repeated="5"/>
          <table:table-cell table:number-columns-repeated="992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34" calcext:value-type="float">
            <text:p>934</text:p>
          </table:table-cell>
          <table:table-cell table:formula="of:=2+6+8"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formula="of:=1+2+1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+4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7];[.D27];[.F27];[.H27];[.J27];[.L27];[.N27];[.P27])/SUM([.C27];[.E27];[.G27];[.I27];[.K27];[.M27];[.O27];[.Q27]))" office:value-type="float" office:value="88.952380952381" calcext:value-type="float">
            <text:p>88.952380952381</text:p>
          </table:table-cell>
          <table:table-cell table:formula="of:=((SUM([.B27];[.D27];[.F27];[.H27];[.J27];[.L27];[.N27];[.P27])/[.W27])*100)" office:value-type="float" office:value="1.12419700214133" calcext:value-type="float">
            <text:p>1.12419700214133</text:p>
          </table:table-cell>
          <table:table-cell office:value-type="float" office:value="3" calcext:value-type="float">
            <text:p>3</text:p>
          </table:table-cell>
          <table:table-cell table:formula="of:=[.S27]/[.T27]" office:value-type="float" office:value="0.374732334047109" calcext:value-type="float">
            <text:p>0.374732334047109</text:p>
          </table:table-cell>
          <table:table-cell office:value-type="string" calcext:value-type="string">
            <text:p>gold</text:p>
          </table:table-cell>
          <table:table-cell table:style-name="Default" table:formula="of:=SUM([.Q27];[.O27];[.M27];[.K27];[.I27];[.G27];[.E27];[.C27])" office:value-type="float" office:value="3736" calcext:value-type="float">
            <text:p>3736</text:p>
          </table:table-cell>
          <table:table-cell table:formula="of:=1/(SUM([.B27];[.D27];[.F27];[.H27];[.J27];[.L27];[.N27];[.P27])/SUM([.C27];[.E27];[.G27];[.I27];[.K27];[.M27];[.O27];[.Q27])+[.AA27])" office:value-type="float" office:value="68.3865182884837" calcext:value-type="float">
            <text:p>68.3865182884837</text:p>
          </table:table-cell>
          <table:table-cell table:formula="of:=1/(SUM([.B27];[.D27];[.F27];[.H27];[.J27];[.L27];[.N27];[.P27])/SUM([.C27];[.E27];[.G27];[.I27];[.K27];[.M27];[.O27];[.Q27])-[.AA27])" office:value-type="float" office:value="127.2074493198" calcext:value-type="float">
            <text:p>127.2074493198</text:p>
          </table:table-cell>
          <table:table-cell table:formula="of:=([.S27]/100)" office:value-type="float" office:value="0.0112419700214133" calcext:value-type="float">
            <text:p>0.0112419700214133</text:p>
          </table:table-cell>
          <table:table-cell table:formula="of:=1.96*SQRT(([.Z27]*(1-[.Z27]))/[.W27])" office:value-type="float" office:value="0.00338079518183293" calcext:value-type="float">
            <text:p>0.00338079518183293</text:p>
          </table:table-cell>
          <table:table-cell table:style-name="Default" table:number-columns-repeated="5"/>
          <table:table-cell table:number-columns-repeated="99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" calcext:value-type="float">
            <text:p>59</text:p>
          </table:table-cell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22+28+20+39+28+36"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table:formula="of:=14+8+14+10+13+13"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6+10+16+16+10+12" office:value-type="float" office:value="80" calcext:value-type="float">
            <text:p>80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8];[.D28];[.F28];[.H28];[.J28];[.L28];[.N28];[.P28])/SUM([.C28];[.E28];[.G28];[.I28];[.K28];[.M28];[.O28];[.Q28]))" office:value-type="float" office:value="6.24053452115813" calcext:value-type="float">
            <text:p>6.24053452115813</text:p>
          </table:table-cell>
          <table:table-cell table:formula="of:=((SUM([.B28];[.D28];[.F28];[.H28];[.J28];[.L28];[.N28];[.P28])/[.W28])*100)" office:value-type="float" office:value="16.0242683797288" calcext:value-type="float">
            <text:p>16.0242683797288</text:p>
          </table:table-cell>
          <table:table-cell office:value-type="float" office:value="6" calcext:value-type="float">
            <text:p>6</text:p>
          </table:table-cell>
          <table:table-cell table:formula="of:=[.S28]/[.T28]" office:value-type="float" office:value="2.67071139662146" calcext:value-type="float">
            <text:p>2.67071139662146</text:p>
          </table:table-cell>
          <table:table-cell office:value-type="string" calcext:value-type="string">
            <text:p>V</text:p>
          </table:table-cell>
          <table:table-cell table:style-name="Default" table:formula="of:=SUM([.Q28];[.O28];[.M28];[.K28];[.I28];[.G28];[.E28];[.C28])" office:value-type="float" office:value="2802" calcext:value-type="float">
            <text:p>2802</text:p>
          </table:table-cell>
          <table:table-cell table:formula="of:=1/(SUM([.B28];[.D28];[.F28];[.H28];[.J28];[.L28];[.N28];[.P28])/SUM([.C28];[.E28];[.G28];[.I28];[.K28];[.M28];[.O28];[.Q28])+[.AA28])" office:value-type="float" office:value="5.75289774265237" calcext:value-type="float">
            <text:p>5.75289774265237</text:p>
          </table:table-cell>
          <table:table-cell table:formula="of:=1/(SUM([.B28];[.D28];[.F28];[.H28];[.J28];[.L28];[.N28];[.P28])/SUM([.C28];[.E28];[.G28];[.I28];[.K28];[.M28];[.O28];[.Q28])-[.AA28])" office:value-type="float" office:value="6.81849526627093" calcext:value-type="float">
            <text:p>6.81849526627093</text:p>
          </table:table-cell>
          <table:table-cell table:formula="of:=([.S28]/100)" office:value-type="float" office:value="0.160242683797288" calcext:value-type="float">
            <text:p>0.160242683797288</text:p>
          </table:table-cell>
          <table:table-cell table:formula="of:=1.96*SQRT(([.Z28]*(1-[.Z28]))/[.W28])" office:value-type="float" office:value="0.0135827594373334" calcext:value-type="float">
            <text:p>0.0135827594373334</text:p>
          </table:table-cell>
          <table:table-cell table:style-name="Default" table:number-columns-repeated="5"/>
          <table:table-cell table:number-columns-repeated="99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29];[.D29];[.F29];[.H29];[.J29];[.L29];[.N29];[.P29])/SUM([.C29];[.E29];[.G29];[.I29];[.K29];[.M29];[.O29];[.Q29]))" office:value-type="float" office:value="54.9411764705882" calcext:value-type="float">
            <text:p>54.9411764705882</text:p>
          </table:table-cell>
          <table:table-cell table:formula="of:=((SUM([.B29];[.D29];[.F29];[.H29];[.J29];[.L29];[.N29];[.P29])/[.W29])*100)" office:value-type="float" office:value="1.82012847965739" calcext:value-type="float">
            <text:p>1.82012847965739</text:p>
          </table:table-cell>
          <table:table-cell office:value-type="float" office:value="1" calcext:value-type="float">
            <text:p>1</text:p>
          </table:table-cell>
          <table:table-cell table:formula="of:=[.S29]/[.T29]" office:value-type="float" office:value="1.82012847965739" calcext:value-type="float">
            <text:p>1.82012847965739</text:p>
          </table:table-cell>
          <table:table-cell office:value-type="string" calcext:value-type="string">
            <text:p>Vmax</text:p>
          </table:table-cell>
          <table:table-cell table:style-name="Default" table:formula="of:=SUM([.Q29];[.O29];[.M29];[.K29];[.I29];[.G29];[.E29];[.C29])" office:value-type="float" office:value="2802" calcext:value-type="float">
            <text:p>2802</text:p>
          </table:table-cell>
          <table:table-cell table:formula="of:=1/(SUM([.B29];[.D29];[.F29];[.H29];[.J29];[.L29];[.N29];[.P29])/SUM([.C29];[.E29];[.G29];[.I29];[.K29];[.M29];[.O29];[.Q29])+[.AA29])" office:value-type="float" office:value="43.1945923588471" calcext:value-type="float">
            <text:p>43.1945923588471</text:p>
          </table:table-cell>
          <table:table-cell table:formula="of:=1/(SUM([.B29];[.D29];[.F29];[.H29];[.J29];[.L29];[.N29];[.P29])/SUM([.C29];[.E29];[.G29];[.I29];[.K29];[.M29];[.O29];[.Q29])-[.AA29])" office:value-type="float" office:value="75.463021464354" calcext:value-type="float">
            <text:p>75.463021464354</text:p>
          </table:table-cell>
          <table:table-cell table:formula="of:=([.S29]/100)" office:value-type="float" office:value="0.0182012847965739" calcext:value-type="float">
            <text:p>0.0182012847965739</text:p>
          </table:table-cell>
          <table:table-cell table:formula="of:=1.96*SQRT(([.Z29]*(1-[.Z29]))/[.W29])" office:value-type="float" office:value="0.00494976132726297" calcext:value-type="float">
            <text:p>0.00494976132726297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4" calcext:value-type="float">
            <text:p>1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1+14"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8+7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4+9" office:value-type="float" office:value="23" calcext:value-type="float">
            <text:p>23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0];[.D30];[.F30];[.H30];[.J30];[.L30];[.N30];[.P30])/SUM([.C30];[.E30];[.G30];[.I30];[.K30];[.M30];[.O30];[.Q30]))" office:value-type="float" office:value="30.7912087912088" calcext:value-type="float">
            <text:p>30.7912087912088</text:p>
          </table:table-cell>
          <table:table-cell table:formula="of:=((SUM([.B30];[.D30];[.F30];[.H30];[.J30];[.L30];[.N30];[.P30])/[.W30])*100)" office:value-type="float" office:value="3.24768022840828" calcext:value-type="float">
            <text:p>3.24768022840828</text:p>
          </table:table-cell>
          <table:table-cell office:value-type="float" office:value="2" calcext:value-type="float">
            <text:p>2</text:p>
          </table:table-cell>
          <table:table-cell table:formula="of:=[.S30]/[.T30]" office:value-type="float" office:value="1.62384011420414" calcext:value-type="float">
            <text:p>1.62384011420414</text:p>
          </table:table-cell>
          <table:table-cell office:value-type="string" calcext:value-type="string">
            <text:p>Vstar</text:p>
          </table:table-cell>
          <table:table-cell table:style-name="Default" table:formula="of:=SUM([.Q30];[.O30];[.M30];[.K30];[.I30];[.G30];[.E30];[.C30])" office:value-type="float" office:value="2802" calcext:value-type="float">
            <text:p>2802</text:p>
          </table:table-cell>
          <table:table-cell table:formula="of:=1/(SUM([.B30];[.D30];[.F30];[.H30];[.J30];[.L30];[.N30];[.P30])/SUM([.C30];[.E30];[.G30];[.I30];[.K30];[.M30];[.O30];[.Q30])+[.AA30])" office:value-type="float" office:value="25.6145176870489" calcext:value-type="float">
            <text:p>25.6145176870489</text:p>
          </table:table-cell>
          <table:table-cell table:formula="of:=1/(SUM([.B30];[.D30];[.F30];[.H30];[.J30];[.L30];[.N30];[.P30])/SUM([.C30];[.E30];[.G30];[.I30];[.K30];[.M30];[.O30];[.Q30])-[.AA30])" office:value-type="float" office:value="38.5903050399865" calcext:value-type="float">
            <text:p>38.5903050399865</text:p>
          </table:table-cell>
          <table:table-cell table:formula="of:=([.S30]/100)" office:value-type="float" office:value="0.0324768022840828" calcext:value-type="float">
            <text:p>0.0324768022840828</text:p>
          </table:table-cell>
          <table:table-cell table:formula="of:=1.96*SQRT(([.Z30]*(1-[.Z30]))/[.W30])" office:value-type="float" office:value="0.00656355803882952" calcext:value-type="float">
            <text:p>0.0065635580388295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 office:value-type="string" calcext:value-type="string">
            <text:p>Ditto</text:p>
          </table:table-cell>
          <table:table-cell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5+7+3" office:value-type="float" office:value="15" calcext:value-type="float">
            <text:p>15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1];[.D31];[.F31];[.H31];[.J31];[.L31];[.N31];[.P31])/SUM([.C31];[.E31];[.G31];[.I31];[.K31];[.M31];[.O31];[.Q31]))" office:value-type="float" office:value="30.2790697674419" calcext:value-type="float">
            <text:p>30.2790697674419</text:p>
          </table:table-cell>
          <table:table-cell table:formula="of:=((SUM([.B31];[.D31];[.F31];[.H31];[.J31];[.L31];[.N31];[.P31])/[.W31])*100)" office:value-type="float" office:value="3.3026113671275" calcext:value-type="float">
            <text:p>3.3026113671275</text:p>
          </table:table-cell>
          <table:table-cell office:value-type="float" office:value="1" calcext:value-type="float">
            <text:p>1</text:p>
          </table:table-cell>
          <table:table-cell table:formula="of:=[.S31]/[.T31]" office:value-type="float" office:value="3.3026113671275" calcext:value-type="float">
            <text:p>3.3026113671275</text:p>
          </table:table-cell>
          <table:table-cell table:style-name="ce1" office:value-type="string" calcext:value-type="string">
            <text:p>Ditto</text:p>
          </table:table-cell>
          <table:table-cell table:style-name="Default" table:formula="of:=SUM([.Q31];[.O31];[.M31];[.K31];[.I31];[.G31];[.E31];[.C31])" office:value-type="float" office:value="1302" calcext:value-type="float">
            <text:p>1302</text:p>
          </table:table-cell>
          <table:table-cell table:formula="of:=1/(SUM([.B31];[.D31];[.F31];[.H31];[.J31];[.L31];[.N31];[.P31])/SUM([.C31];[.E31];[.G31];[.I31];[.K31];[.M31];[.O31];[.Q31])+[.AA31])" office:value-type="float" office:value="23.4010360295665" calcext:value-type="float">
            <text:p>23.4010360295665</text:p>
          </table:table-cell>
          <table:table-cell table:formula="of:=1/(SUM([.B31];[.D31];[.F31];[.H31];[.J31];[.L31];[.N31];[.P31])/SUM([.C31];[.E31];[.G31];[.I31];[.K31];[.M31];[.O31];[.Q31])-[.AA31])" office:value-type="float" office:value="42.883344688875" calcext:value-type="float">
            <text:p>42.883344688875</text:p>
          </table:table-cell>
          <table:table-cell table:formula="of:=([.S31]/100)" office:value-type="float" office:value="0.033026113671275" calcext:value-type="float">
            <text:p>0.033026113671275</text:p>
          </table:table-cell>
          <table:table-cell table:formula="of:=1.96*SQRT(([.Z31]*(1-[.Z31]))/[.W31])" office:value-type="float" office:value="0.0097070370634416" calcext:value-type="float">
            <text:p>0.0097070370634416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total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2" calcext:value-type="float">
            <text:p>42</text:p>
          </table:table-cell>
          <table:table-cell table:formula="of:=11+14+14" office:value-type="float" office:value="39" calcext:value-type="float">
            <text:p>39</text:p>
          </table:table-cell>
          <table:table-cell office:value-type="float" office:value="934" calcext:value-type="float">
            <text:p>934</text:p>
          </table:table-cell>
          <table:table-cell table:formula="of:=20+6+34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5+7+16"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2+5+7" office:value-type="float" office:value="24" calcext:value-type="float">
            <text:p>24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2];[.D32];[.F32];[.H32];[.J32];[.L32];[.N32];[.P32])/SUM([.C32];[.E32];[.G32];[.I32];[.K32];[.M32];[.O32];[.Q32]))" office:value-type="float" office:value="19.6631578947368" calcext:value-type="float">
            <text:p>19.6631578947368</text:p>
          </table:table-cell>
          <table:table-cell table:formula="of:=((SUM([.B32];[.D32];[.F32];[.H32];[.J32];[.L32];[.N32];[.P32])/[.W32])*100)" office:value-type="float" office:value="5.08565310492505" calcext:value-type="float">
            <text:p>5.08565310492505</text:p>
          </table:table-cell>
          <table:table-cell office:value-type="float" office:value="3" calcext:value-type="float">
            <text:p>3</text:p>
          </table:table-cell>
          <table:table-cell table:formula="of:=[.S32]/[.T32]" office:value-type="float" office:value="1.69521770164168" calcext:value-type="float">
            <text:p>1.69521770164168</text:p>
          </table:table-cell>
          <table:table-cell office:value-type="string" calcext:value-type="string">
            <text:p>Radiant</text:p>
          </table:table-cell>
          <table:table-cell table:style-name="Default" table:formula="of:=SUM([.Q32];[.O32];[.M32];[.K32];[.I32];[.G32];[.E32];[.C32])" office:value-type="float" office:value="3736" calcext:value-type="float">
            <text:p>3736</text:p>
          </table:table-cell>
          <table:table-cell table:formula="of:=1/(SUM([.B32];[.D32];[.F32];[.H32];[.J32];[.L32];[.N32];[.P32])/SUM([.C32];[.E32];[.G32];[.I32];[.K32];[.M32];[.O32];[.Q32])+[.AA32])" office:value-type="float" office:value="17.2706475504977" calcext:value-type="float">
            <text:p>17.2706475504977</text:p>
          </table:table-cell>
          <table:table-cell table:formula="of:=1/(SUM([.B32];[.D32];[.F32];[.H32];[.J32];[.L32];[.N32];[.P32])/SUM([.C32];[.E32];[.G32];[.I32];[.K32];[.M32];[.O32];[.Q32])-[.AA32])" office:value-type="float" office:value="22.825133618672" calcext:value-type="float">
            <text:p>22.825133618672</text:p>
          </table:table-cell>
          <table:table-cell table:formula="of:=([.S32]/100)" office:value-type="float" office:value="0.0508565310492505" calcext:value-type="float">
            <text:p>0.0508565310492505</text:p>
          </table:table-cell>
          <table:table-cell table:formula="of:=1.96*SQRT(([.Z32]*(1-[.Z32]))/[.W32])" office:value-type="float" office:value="0.00704517744639782" calcext:value-type="float">
            <text:p>0.0070451774463978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toise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3];[.D33];[.F33];[.H33];[.J33];[.L33];[.N33];[.P33])/SUM([.C33];[.E33];[.G33];[.I33];[.K33];[.M33];[.O33];[.Q33]))" office:value-type="float" office:value="49.1578947368421" calcext:value-type="float">
            <text:p>49.1578947368421</text:p>
          </table:table-cell>
          <table:table-cell table:formula="of:=((SUM([.B33];[.D33];[.F33];[.H33];[.J33];[.L33];[.N33];[.P33])/[.W33])*100)" office:value-type="float" office:value="2.03426124197002" calcext:value-type="float">
            <text:p>2.03426124197002</text:p>
          </table:table-cell>
          <table:table-cell office:value-type="float" office:value="1" calcext:value-type="float">
            <text:p>1</text:p>
          </table:table-cell>
          <table:table-cell table:formula="of:=[.S33]/[.T33]" office:value-type="float" office:value="2.03426124197002" calcext:value-type="float">
            <text:p>2.03426124197002</text:p>
          </table:table-cell>
          <table:table-cell office:value-type="string" calcext:value-type="string">
            <text:p>Radiant toise</text:p>
          </table:table-cell>
          <table:table-cell table:style-name="Default" table:formula="of:=SUM([.Q33];[.O33];[.M33];[.K33];[.I33];[.G33];[.E33];[.C33])" office:value-type="float" office:value="3736" calcext:value-type="float">
            <text:p>3736</text:p>
          </table:table-cell>
          <table:table-cell table:formula="of:=1/(SUM([.B33];[.D33];[.F33];[.H33];[.J33];[.L33];[.N33];[.P33])/SUM([.C33];[.E33];[.G33];[.I33];[.K33];[.M33];[.O33];[.Q33])+[.AA33])" office:value-type="float" office:value="40.2100068957616" calcext:value-type="float">
            <text:p>40.2100068957616</text:p>
          </table:table-cell>
          <table:table-cell table:formula="of:=1/(SUM([.B33];[.D33];[.F33];[.H33];[.J33];[.L33];[.N33];[.P33])/SUM([.C33];[.E33];[.G33];[.I33];[.K33];[.M33];[.O33];[.Q33])-[.AA33])" office:value-type="float" office:value="63.2279367528532" calcext:value-type="float">
            <text:p>63.2279367528532</text:p>
          </table:table-cell>
          <table:table-cell table:formula="of:=([.S33]/100)" office:value-type="float" office:value="0.0203426124197002" calcext:value-type="float">
            <text:p>0.0203426124197002</text:p>
          </table:table-cell>
          <table:table-cell table:formula="of:=1.96*SQRT(([.Z33]*(1-[.Z33]))/[.W33])" office:value-type="float" office:value="0.00452681877916403" calcext:value-type="float">
            <text:p>0.00452681877916403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z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4];[.D34];[.F34];[.H34];[.J34];[.L34];[.N34];[.P34])/SUM([.C34];[.E34];[.G34];[.I34];[.K34];[.M34];[.O34];[.Q34]))" office:value-type="float" office:value="100.972972972973" calcext:value-type="float">
            <text:p>100.972972972973</text:p>
          </table:table-cell>
          <table:table-cell table:formula="of:=((SUM([.B34];[.D34];[.F34];[.H34];[.J34];[.L34];[.N34];[.P34])/[.W34])*100)" office:value-type="float" office:value="0.990364025695932" calcext:value-type="float">
            <text:p>0.990364025695932</text:p>
          </table:table-cell>
          <table:table-cell office:value-type="float" office:value="1" calcext:value-type="float">
            <text:p>1</text:p>
          </table:table-cell>
          <table:table-cell table:formula="of:=[.S34]/[.T34]" office:value-type="float" office:value="0.990364025695932" calcext:value-type="float">
            <text:p>0.990364025695932</text:p>
          </table:table-cell>
          <table:table-cell office:value-type="string" calcext:value-type="string">
            <text:p>Radiant zard</text:p>
          </table:table-cell>
          <table:table-cell table:style-name="Default" table:formula="of:=SUM([.Q34];[.O34];[.M34];[.K34];[.I34];[.G34];[.E34];[.C34])" office:value-type="float" office:value="3736" calcext:value-type="float">
            <text:p>3736</text:p>
          </table:table-cell>
          <table:table-cell table:formula="of:=1/(SUM([.B34];[.D34];[.F34];[.H34];[.J34];[.L34];[.N34];[.P34])/SUM([.C34];[.E34];[.G34];[.I34];[.K34];[.M34];[.O34];[.Q34])+[.AA34])" office:value-type="float" office:value="76.4586216526925" calcext:value-type="float">
            <text:p>76.4586216526925</text:p>
          </table:table-cell>
          <table:table-cell table:formula="of:=1/(SUM([.B34];[.D34];[.F34];[.H34];[.J34];[.L34];[.N34];[.P34])/SUM([.C34];[.E34];[.G34];[.I34];[.K34];[.M34];[.O34];[.Q34])-[.AA34])" office:value-type="float" office:value="148.625715373093" calcext:value-type="float">
            <text:p>148.625715373093</text:p>
          </table:table-cell>
          <table:table-cell table:formula="of:=([.S34]/100)" office:value-type="float" office:value="0.00990364025695932" calcext:value-type="float">
            <text:p>0.00990364025695932</text:p>
          </table:table-cell>
          <table:table-cell table:formula="of:=1.96*SQRT(([.Z34]*(1-[.Z34]))/[.W34])" office:value-type="float" office:value="0.00317532949667324" calcext:value-type="float">
            <text:p>0.0031753294966732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venu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5];[.D35];[.F35];[.H35];[.J35];[.L35];[.N35];[.P35])/SUM([.C35];[.E35];[.G35];[.I35];[.K35];[.M35];[.O35];[.Q35]))" office:value-type="float" office:value="48.5194805194805" calcext:value-type="float">
            <text:p>48.5194805194805</text:p>
          </table:table-cell>
          <table:table-cell table:formula="of:=((SUM([.B35];[.D35];[.F35];[.H35];[.J35];[.L35];[.N35];[.P35])/[.W35])*100)" office:value-type="float" office:value="2.0610278372591" calcext:value-type="float">
            <text:p>2.0610278372591</text:p>
          </table:table-cell>
          <table:table-cell office:value-type="float" office:value="1" calcext:value-type="float">
            <text:p>1</text:p>
          </table:table-cell>
          <table:table-cell table:formula="of:=[.S35]/[.T35]" office:value-type="float" office:value="2.0610278372591" calcext:value-type="float">
            <text:p>2.0610278372591</text:p>
          </table:table-cell>
          <table:table-cell office:value-type="string" calcext:value-type="string">
            <text:p>Radiant venu</text:p>
          </table:table-cell>
          <table:table-cell table:style-name="Default" table:formula="of:=SUM([.Q35];[.O35];[.M35];[.K35];[.I35];[.G35];[.E35];[.C35])" office:value-type="float" office:value="3736" calcext:value-type="float">
            <text:p>3736</text:p>
          </table:table-cell>
          <table:table-cell table:formula="of:=1/(SUM([.B35];[.D35];[.F35];[.H35];[.J35];[.L35];[.N35];[.P35])/SUM([.C35];[.E35];[.G35];[.I35];[.K35];[.M35];[.O35];[.Q35])+[.AA35])" office:value-type="float" office:value="39.7359008791539" calcext:value-type="float">
            <text:p>39.7359008791539</text:p>
          </table:table-cell>
          <table:table-cell table:formula="of:=1/(SUM([.B35];[.D35];[.F35];[.H35];[.J35];[.L35];[.N35];[.P35])/SUM([.C35];[.E35];[.G35];[.I35];[.K35];[.M35];[.O35];[.Q35])-[.AA35])" office:value-type="float" office:value="62.2882288457136" calcext:value-type="float">
            <text:p>62.2882288457136</text:p>
          </table:table-cell>
          <table:table-cell table:formula="of:=([.S35]/100)" office:value-type="float" office:value="0.020610278372591" calcext:value-type="float">
            <text:p>0.020610278372591</text:p>
          </table:table-cell>
          <table:table-cell table:formula="of:=1.96*SQRT(([.Z35]*(1-[.Z35]))/[.W35])" office:value-type="float" office:value="0.00455588063916091" calcext:value-type="float">
            <text:p>0.00455588063916091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 not zard</text:p>
          </table:table-cell>
          <table:table-cell table:style-name="ce1" table:formula="of:=9+7"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934" calcext:value-type="float">
            <text:p>934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36];[.D36];[.F36];[.H36];[.J36];[.L36];[.N36];[.P36])/SUM([.C36];[.E36];[.G36];[.I36];[.K36];[.M36];[.O36];[.Q36]))" office:value-type="float" office:value="24.4183006535948" calcext:value-type="float">
            <text:p>24.4183006535948</text:p>
          </table:table-cell>
          <table:table-cell table:formula="of:=((SUM([.B36];[.D36];[.F36];[.H36];[.J36];[.L36];[.N36];[.P36])/[.W36])*100)" office:value-type="float" office:value="4.09528907922912" calcext:value-type="float">
            <text:p>4.09528907922912</text:p>
          </table:table-cell>
          <table:table-cell office:value-type="float" office:value="2" calcext:value-type="float">
            <text:p>2</text:p>
          </table:table-cell>
          <table:table-cell table:formula="of:=[.S36]/[.T36]" office:value-type="float" office:value="2.04764453961456" calcext:value-type="float">
            <text:p>2.04764453961456</text:p>
          </table:table-cell>
          <table:table-cell office:value-type="string" calcext:value-type="string">
            <text:p>Radiant not zard</text:p>
          </table:table-cell>
          <table:table-cell table:style-name="Default" table:formula="of:=SUM([.Q36];[.O36];[.M36];[.K36];[.I36];[.G36];[.E36];[.C36])" office:value-type="float" office:value="3736" calcext:value-type="float">
            <text:p>3736</text:p>
          </table:table-cell>
          <table:table-cell table:formula="of:=1/(SUM([.B36];[.D36];[.F36];[.H36];[.J36];[.L36];[.N36];[.P36])/SUM([.C36];[.E36];[.G36];[.I36];[.K36];[.M36];[.O36];[.Q36])+[.AA36])" office:value-type="float" office:value="21.1381270452433" calcext:value-type="float">
            <text:p>21.1381270452433</text:p>
          </table:table-cell>
          <table:table-cell table:formula="of:=1/(SUM([.B36];[.D36];[.F36];[.H36];[.J36];[.L36];[.N36];[.P36])/SUM([.C36];[.E36];[.G36];[.I36];[.K36];[.M36];[.O36];[.Q36])-[.AA36])" office:value-type="float" office:value="28.9034879203085" calcext:value-type="float">
            <text:p>28.9034879203085</text:p>
          </table:table-cell>
          <table:table-cell table:formula="of:=([.S36]/100)" office:value-type="float" office:value="0.0409528907922912" calcext:value-type="float">
            <text:p>0.0409528907922912</text:p>
          </table:table-cell>
          <table:table-cell table:formula="of:=1.96*SQRT(([.Z36]*(1-[.Z36]))/[.W36])" office:value-type="float" office:value="0.0063549902635675" calcext:value-type="float">
            <text:p>0.006354990263567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office:value-type="string" calcext:value-type="string">
            <text:p>https://www.digitaltq.com/pokemon-go-pull-rates-pokemon-tcg</text:p>
          </table:table-cell>
          <table:table-cell/>
          <table:table-cell office:value-type="string" calcext:value-type="string">
            <text:p>https://youtu.be/XfQuTLpP3I4</text:p>
          </table:table-cell>
          <table:table-cell/>
          <table:table-cell office:value-type="string" calcext:value-type="string">
            <text:p>https://i.redd.it/phmj8i6qoo791.png</text:p>
          </table:table-cell>
          <table:table-cell/>
          <table:table-cell office:value-type="string" calcext:value-type="string">
            <text:p>https://www.reddit.com/r/PokemonTCG/comments/vool8p/pokemon_go_pulls_1000_packs_from_100_etbs/</text:p>
          </table:table-cell>
          <table:table-cell/>
          <table:table-cell office:value-type="string" calcext:value-type="string">
            <text:p>https://www.youtube.com/watch?v=xWF4mh-WN0M</text:p>
          </table:table-cell>
          <table:table-cell/>
          <table:table-cell table:style-name="ce1" office:value-type="string" calcext:value-type="string">
            <text:p>https://www.codedyellow.com/what-is-the-pokemon-go-pull-rate/</text:p>
          </table:table-cell>
          <table:table-cell table:style-name="ce1"/>
          <table:table-cell table:style-name="ce1" office:value-type="string" calcext:value-type="string">
            <text:p>see subsheet</text:p>
          </table:table-cell>
          <table:table-cell table:style-name="ce1"/>
          <table:table-cell table:style-name="ce1" office:value-type="string" calcext:value-type="string">
            <text:p>https://www.youtube.com/watch?v=yDsSTlMHBw4</text:p>
          </table:table-cell>
          <table:table-cell table:style-name="ce1"/>
          <table:table-cell/>
          <table:table-cell table:formula="of:=SUM([.S23:.S30])" office:value-type="float" office:value="29.5503211991435" calcext:value-type="float">
            <text:p>29.5503211991435</text:p>
          </table:table-cell>
          <table:table-cell table:number-columns-repeated="3"/>
          <table:table-cell table:style-name="Default"/>
          <table:table-cell table:number-columns-repeated="1001"/>
        </table:table-row>
        <table:table-row table:style-name="ro1">
          <table:table-cell table:number-columns-repeated="3"/>
          <table:table-cell office:value-type="string" calcext:value-type="string">
            <text:p>https://www.youtube.com/watch?v=pqIEUcmp57c</text:p>
          </table:table-cell>
          <table:table-cell table:number-columns-repeated="4"/>
          <table:table-cell table:style-name="Default" table:number-columns-repeated="10"/>
          <table:table-cell table:style-name="Default" table:formula="of:=SUM([.S23:.S27];[.S29:.S30])" office:value-type="float" office:value="13.5260528194147" calcext:value-type="float">
            <text:p>13.5260528194147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Astral Radiance</text:p>
          </table:table-cell>
          <table:table-cell table:number-columns-repeated="7"/>
          <table:table-cell table:style-name="Default" table:number-columns-repeated="12"/>
          <table:table-cell table:number-columns-repeated="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/>
          <table:table-cell office:value-type="string" calcext:value-type="string">
            <text:p>95% MoE 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formula="of:=157-52" office:value-type="float" office:value="105" calcext:value-type="float">
            <text:p>105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1" table:number-columns-repeated="2"/>
          <table:table-cell table:style-name="ce1" table:formula="of:=5+4+5+2+3" office:value-type="float" office:value="19" calcext:value-type="float">
            <text:p>19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1];[.D41];[.F41];[.H41];[.J41];[.L41];[.N41];[.P41])/SUM([.C41];[.E41];[.G41];[.I41];[.K41];[.M41];[.O41];[.Q41]))" office:value-type="float" office:value="5.94814814814815" calcext:value-type="float">
            <text:p>5.94814814814815</text:p>
          </table:table-cell>
          <table:table-cell table:formula="of:=(SUM([.B41];[.D41];[.F41];[.H41];[.J41];[.L41];[.N41];[.P41])/SUM([.C41];[.E41];[.G41];[.I41];[.K41];[.M41];[.O41];[.Q41]))*100" office:value-type="float" office:value="16.8119551681196" calcext:value-type="float">
            <text:p>16.8119551681196</text:p>
          </table:table-cell>
          <table:table-cell office:value-type="float" office:value="20" calcext:value-type="float">
            <text:p>20</text:p>
          </table:table-cell>
          <table:table-cell table:formula="of:=[.S41]/[.T41]" office:value-type="float" office:value="0.840597758405978" calcext:value-type="float">
            <text:p>0.840597758405978</text:p>
          </table:table-cell>
          <table:table-cell office:value-type="string" calcext:value-type="string">
            <text:p>holo</text:p>
          </table:table-cell>
          <table:table-cell table:style-name="Default" table:formula="of:=SUM([.Q41];[.O41];[.M41];[.K41];[.I41];[.G41];[.E41];[.C41])" office:value-type="float" office:value="803" calcext:value-type="float">
            <text:p>803</text:p>
          </table:table-cell>
          <table:table-cell table:formula="of:=1/(SUM([.B41];[.D41];[.F41];[.H41];[.J41];[.L41];[.N41];[.P41])/SUM([.C41];[.E41];[.G41];[.I41];[.K41];[.M41];[.O41];[.Q41])+[.AA41])" office:value-type="float" office:value="5.15500949535956" calcext:value-type="float">
            <text:p>5.15500949535956</text:p>
          </table:table-cell>
          <table:table-cell table:formula="of:=1/(SUM([.B41];[.D41];[.F41];[.H41];[.J41];[.L41];[.N41];[.P41])/SUM([.C41];[.E41];[.G41];[.I41];[.K41];[.M41];[.O41];[.Q41])-[.AA41])" office:value-type="float" office:value="7.02972675950117" calcext:value-type="float">
            <text:p>7.02972675950117</text:p>
          </table:table-cell>
          <table:table-cell table:formula="of:=([.S41]/100)" office:value-type="float" office:value="0.168119551681196" calcext:value-type="float">
            <text:p>0.168119551681196</text:p>
          </table:table-cell>
          <table:table-cell table:formula="of:=1.96*SQRT(([.Z41]*(1-[.Z41]))/[.W41])" office:value-type="float" office:value="0.0258665119526698" calcext:value-type="float">
            <text:p>0.0258665119526698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 table:formula="of:=5+1+2+1+7+1+5+4+2+1+2+4" office:value-type="float" office:value="35" calcext:value-type="float">
            <text:p>3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+3+3+3+1+2+5+2+1+2+1+2+2" office:value-type="float" office:value="29" calcext:value-type="float">
            <text:p>29</text:p>
          </table:table-cell>
          <table:table-cell office:value-type="float" office:value="1296" calcext:value-type="float">
            <text:p>1296</text:p>
          </table:table-cell>
          <table:table-cell table:formula="of:=[.K42]*0.021297" office:value-type="float" office:value="184.00608" calcext:value-type="float">
            <text:p>184.006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1+3+1+4+4+7+3+1+2+3+3+4+3+1" office:value-type="float" office:value="41" calcext:value-type="float">
            <text:p>4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2];[.D42];[.F42];[.H42];[.J42];[.L42];[.N42];[.P42])/SUM([.C42];[.E42];[.G42];[.I42];[.K42];[.M42];[.O42];[.Q42]))" office:value-type="float" office:value="49.4318014906457" calcext:value-type="float">
            <text:p>49.4318014906457</text:p>
          </table:table-cell>
          <table:table-cell table:formula="of:=(SUM([.B42];[.D42];[.F42];[.H42];[.J42];[.L42];[.N42];[.P42])/SUM([.C42];[.E42];[.G42];[.I42];[.K42];[.M42];[.O42];[.Q42]))*100" office:value-type="float" office:value="2.02298918883067" calcext:value-type="float">
            <text:p>2.02298918883067</text:p>
          </table:table-cell>
          <table:table-cell office:value-type="float" office:value="15" calcext:value-type="float">
            <text:p>15</text:p>
          </table:table-cell>
          <table:table-cell table:formula="of:=[.S42]/[.T42]" office:value-type="float" office:value="0.134865945922045" calcext:value-type="float">
            <text:p>0.134865945922045</text:p>
          </table:table-cell>
          <table:table-cell office:value-type="string" calcext:value-type="string">
            <text:p>FA mon</text:p>
          </table:table-cell>
          <table:table-cell table:style-name="Default" table:formula="of:=SUM([.Q42];[.O42];[.M42];[.K42];[.I42];[.G42];[.E42];[.C42])" office:value-type="float" office:value="15077" calcext:value-type="float">
            <text:p>15077</text:p>
          </table:table-cell>
          <table:table-cell table:formula="of:=1/(SUM([.B42];[.D42];[.F42];[.H42];[.J42];[.L42];[.N42];[.P42])/SUM([.C42];[.E42];[.G42];[.I42];[.K42];[.M42];[.O42];[.Q42])+[.AA42])" office:value-type="float" office:value="44.4895798287644" calcext:value-type="float">
            <text:p>44.4895798287644</text:p>
          </table:table-cell>
          <table:table-cell table:formula="of:=1/(SUM([.B42];[.D42];[.F42];[.H42];[.J42];[.L42];[.N42];[.P42])/SUM([.C42];[.E42];[.G42];[.I42];[.K42];[.M42];[.O42];[.Q42])-[.AA42])" office:value-type="float" office:value="55.6092791133472" calcext:value-type="float">
            <text:p>55.6092791133472</text:p>
          </table:table-cell>
          <table:table-cell table:formula="of:=([.S42]/100)" office:value-type="float" office:value="0.0202298918883067" calcext:value-type="float">
            <text:p>0.0202298918883067</text:p>
          </table:table-cell>
          <table:table-cell table:formula="of:=1.96*SQRT(([.Z42]*(1-[.Z42]))/[.W42])" office:value-type="float" office:value="0.00224728150485394" calcext:value-type="float">
            <text:p>0.0022472815048539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table:formula="of:=6+10+5+3+11+8+5+7" office:value-type="float" office:value="55" calcext:value-type="float">
            <text:p>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table:formula="of:=[.K43]*0.010765" office:value-type="float" office:value="93.0096" calcext:value-type="float">
            <text:p>93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3+2+3+2+1+3" office:value-type="float" office:value="24" calcext:value-type="float">
            <text:p>24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3];[.D43];[.F43];[.H43];[.J43];[.L43];[.N43];[.P43])/SUM([.C43];[.E43];[.G43];[.I43];[.K43];[.M43];[.O43];[.Q43]))" office:value-type="float" office:value="76.1427728756586" calcext:value-type="float">
            <text:p>76.1427728756586</text:p>
          </table:table-cell>
          <table:table-cell table:formula="of:=(SUM([.B43];[.D43];[.F43];[.H43];[.J43];[.L43];[.N43];[.P43])/SUM([.C43];[.E43];[.G43];[.I43];[.K43];[.M43];[.O43];[.Q43]))*100" office:value-type="float" office:value="1.31332227896796" calcext:value-type="float">
            <text:p>1.31332227896796</text:p>
          </table:table-cell>
          <table:table-cell office:value-type="float" office:value="9" calcext:value-type="float">
            <text:p>9</text:p>
          </table:table-cell>
          <table:table-cell table:formula="of:=[.S43]/[.T43]" office:value-type="float" office:value="0.145924697663107" calcext:value-type="float">
            <text:p>0.145924697663107</text:p>
          </table:table-cell>
          <table:table-cell office:value-type="string" calcext:value-type="string">
            <text:p>FA Trainer</text:p>
          </table:table-cell>
          <table:table-cell table:style-name="Default" table:formula="of:=SUM([.Q43];[.O43];[.M43];[.K43];[.I43];[.G43];[.E43];[.C43])" office:value-type="float" office:value="15077" calcext:value-type="float">
            <text:p>15077</text:p>
          </table:table-cell>
          <table:table-cell table:formula="of:=1/(SUM([.B43];[.D43];[.F43];[.H43];[.J43];[.L43];[.N43];[.P43])/SUM([.C43];[.E43];[.G43];[.I43];[.K43];[.M43];[.O43];[.Q43])+[.AA43])" office:value-type="float" office:value="66.8875384001111" calcext:value-type="float">
            <text:p>66.8875384001111</text:p>
          </table:table-cell>
          <table:table-cell table:formula="of:=1/(SUM([.B43];[.D43];[.F43];[.H43];[.J43];[.L43];[.N43];[.P43])/SUM([.C43];[.E43];[.G43];[.I43];[.K43];[.M43];[.O43];[.Q43])-[.AA43])" office:value-type="float" office:value="88.370623726546" calcext:value-type="float">
            <text:p>88.370623726546</text:p>
          </table:table-cell>
          <table:table-cell table:formula="of:=([.S43]/100)" office:value-type="float" office:value="0.0131332227896796" calcext:value-type="float">
            <text:p>0.0131332227896796</text:p>
          </table:table-cell>
          <table:table-cell table:formula="of:=1.96*SQRT(([.Z43]*(1-[.Z43]))/[.W43])" office:value-type="float" office:value="0.00181724517369722" calcext:value-type="float">
            <text:p>0.0018172451736972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table:style-name="ce6" table:formula="of:=1+2+2+2+1+2" office:value-type="float" office:value="10" calcext:value-type="float">
            <text:p>1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[.K44]*0.0074075" office:value-type="float" office:value="64.0008" calcext:value-type="float">
            <text:p>64.0008</text:p>
          </table:table-cell>
          <table:table-cell office:value-type="float" office:value="8640" calcext:value-type="float">
            <text:p>8640</text:p>
          </table:table-cell>
          <table:table-cell table:style-name="ce1" table:formula="of:=5+3+1+4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4];[.D44];[.F44];[.H44];[.J44];[.L44];[.N44];[.P44])/SUM([.C44];[.E44];[.G44];[.I44];[.K44];[.M44];[.O44];[.Q44]))" office:value-type="float" office:value="147.812566175952" calcext:value-type="float">
            <text:p>147.812566175952</text:p>
          </table:table-cell>
          <table:table-cell table:formula="of:=(SUM([.B44];[.D44];[.F44];[.H44];[.J44];[.L44];[.N44];[.P44])/SUM([.C44];[.E44];[.G44];[.I44];[.K44];[.M44];[.O44];[.Q44]))*100" office:value-type="float" office:value="0.676532466671088" calcext:value-type="float">
            <text:p>0.676532466671088</text:p>
          </table:table-cell>
          <table:table-cell office:value-type="float" office:value="6" calcext:value-type="float">
            <text:p>6</text:p>
          </table:table-cell>
          <table:table-cell table:formula="of:=[.S44]/[.T44]" office:value-type="float" office:value="0.112755411111848" calcext:value-type="float">
            <text:p>0.112755411111848</text:p>
          </table:table-cell>
          <table:table-cell office:value-type="string" calcext:value-type="string">
            <text:p>Alt art V</text:p>
          </table:table-cell>
          <table:table-cell table:style-name="Default" table:formula="of:=SUM([.Q44];[.O44];[.M44];[.K44];[.I44];[.G44];[.E44];[.C44])" office:value-type="float" office:value="15077" calcext:value-type="float">
            <text:p>15077</text:p>
          </table:table-cell>
          <table:table-cell table:formula="of:=1/(SUM([.B44];[.D44];[.F44];[.H44];[.J44];[.L44];[.N44];[.P44])/SUM([.C44];[.E44];[.G44];[.I44];[.K44];[.M44];[.O44];[.Q44])+[.AA44])" office:value-type="float" office:value="123.85726179847" calcext:value-type="float">
            <text:p>123.85726179847</text:p>
          </table:table-cell>
          <table:table-cell table:formula="of:=1/(SUM([.B44];[.D44];[.F44];[.H44];[.J44];[.L44];[.N44];[.P44])/SUM([.C44];[.E44];[.G44];[.I44];[.K44];[.M44];[.O44];[.Q44])-[.AA44])" office:value-type="float" office:value="183.256266229196" calcext:value-type="float">
            <text:p>183.256266229196</text:p>
          </table:table-cell>
          <table:table-cell table:formula="of:=([.S44]/100)" office:value-type="float" office:value="0.00676532466671088" calcext:value-type="float">
            <text:p>0.00676532466671088</text:p>
          </table:table-cell>
          <table:table-cell table:formula="of:=1.96*SQRT(([.Z44]*(1-[.Z44]))/[.W44])" office:value-type="float" office:value="0.00130848534232286" calcext:value-type="float">
            <text:p>0.00130848534232286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2+1+2+4+2+3+1+1+1+1+1+1" office:value-type="float" office:value="20" calcext:value-type="float">
            <text:p>2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2+1+1+2+2+2+2+2+1"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table:formula="of:=[.K45]*0.0128475" office:value-type="float" office:value="111.0024" calcext:value-type="float">
            <text:p>111.0024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1+2+1+2+3+1+1+1+3+2+2+3" office:value-type="float" office:value="32" calcext:value-type="float">
            <text:p>32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5];[.D45];[.F45];[.H45];[.J45];[.L45];[.N45];[.P45])/SUM([.C45];[.E45];[.G45];[.I45];[.K45];[.M45];[.O45];[.Q45]))" office:value-type="float" office:value="78.9361809066274" calcext:value-type="float">
            <text:p>78.9361809066274</text:p>
          </table:table-cell>
          <table:table-cell table:formula="of:=(SUM([.B45];[.D45];[.F45];[.H45];[.J45];[.L45];[.N45];[.P45])/SUM([.C45];[.E45];[.G45];[.I45];[.K45];[.M45];[.O45];[.Q45]))*100" office:value-type="float" office:value="1.26684618956026" calcext:value-type="float">
            <text:p>1.26684618956026</text:p>
          </table:table-cell>
          <table:table-cell office:value-type="float" office:value="18" calcext:value-type="float">
            <text:p>18</text:p>
          </table:table-cell>
          <table:table-cell table:formula="of:=[.S45]/[.T45]" office:value-type="float" office:value="0.0703803438644587" calcext:value-type="float">
            <text:p>0.0703803438644587</text:p>
          </table:table-cell>
          <table:table-cell office:value-type="string" calcext:value-type="string">
            <text:p>rainbow</text:p>
          </table:table-cell>
          <table:table-cell table:style-name="Default" table:formula="of:=SUM([.Q45];[.O45];[.M45];[.K45];[.I45];[.G45];[.E45];[.C45])" office:value-type="float" office:value="15077" calcext:value-type="float">
            <text:p>15077</text:p>
          </table:table-cell>
          <table:table-cell table:formula="of:=1/(SUM([.B45];[.D45];[.F45];[.H45];[.J45];[.L45];[.N45];[.P45])/SUM([.C45];[.E45];[.G45];[.I45];[.K45];[.M45];[.O45];[.Q45])+[.AA45])" office:value-type="float" office:value="69.1865172538633" calcext:value-type="float">
            <text:p>69.1865172538633</text:p>
          </table:table-cell>
          <table:table-cell table:formula="of:=1/(SUM([.B45];[.D45];[.F45];[.H45];[.J45];[.L45];[.N45];[.P45])/SUM([.C45];[.E45];[.G45];[.I45];[.K45];[.M45];[.O45];[.Q45])-[.AA45])" office:value-type="float" office:value="91.8843968239505" calcext:value-type="float">
            <text:p>91.8843968239505</text:p>
          </table:table-cell>
          <table:table-cell table:formula="of:=([.S45]/100)" office:value-type="float" office:value="0.0126684618956026" calcext:value-type="float">
            <text:p>0.0126684618956026</text:p>
          </table:table-cell>
          <table:table-cell table:formula="of:=1.96*SQRT(([.Z45]*(1-[.Z45]))/[.W45])" office:value-type="float" office:value="0.00178522127406387" calcext:value-type="float">
            <text:p>0.00178522127406387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table:formula="of:=1+1+2+3+4+3+5+6" office:value-type="float" office:value="25" calcext:value-type="float">
            <text:p>2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3+2+1+1+1"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formula="of:=[.K46]*0.00764" office:value-type="float" office:value="66.0096" calcext:value-type="float">
            <text:p>66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2+2+5+1+3+3+3+2" office:value-type="float" office:value="21" calcext:value-type="float">
            <text:p>2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6];[.D46];[.F46];[.H46];[.J46];[.L46];[.N46];[.P46])/SUM([.C46];[.E46];[.G46];[.I46];[.K46];[.M46];[.O46];[.Q46]))" office:value-type="float" office:value="117.780228982826" calcext:value-type="float">
            <text:p>117.780228982826</text:p>
          </table:table-cell>
          <table:table-cell table:formula="of:=(SUM([.B46];[.D46];[.F46];[.H46];[.J46];[.L46];[.N46];[.P46])/SUM([.C46];[.E46];[.G46];[.I46];[.K46];[.M46];[.O46];[.Q46]))*100" office:value-type="float" office:value="0.849038933474829" calcext:value-type="float">
            <text:p>0.849038933474829</text:p>
          </table:table-cell>
          <table:table-cell office:value-type="float" office:value="9" calcext:value-type="float">
            <text:p>9</text:p>
          </table:table-cell>
          <table:table-cell table:formula="of:=[.S46]/[.T46]" office:value-type="float" office:value="0.094337659274981" calcext:value-type="float">
            <text:p>0.094337659274981</text:p>
          </table:table-cell>
          <table:table-cell office:value-type="string" calcext:value-type="string">
            <text:p>gold</text:p>
          </table:table-cell>
          <table:table-cell table:style-name="Default" table:formula="of:=SUM([.Q46];[.O46];[.M46];[.K46];[.I46];[.G46];[.E46];[.C46])" office:value-type="float" office:value="15077" calcext:value-type="float">
            <text:p>15077</text:p>
          </table:table-cell>
          <table:table-cell table:formula="of:=1/(SUM([.B46];[.D46];[.F46];[.H46];[.J46];[.L46];[.N46];[.P46])/SUM([.C46];[.E46];[.G46];[.I46];[.K46];[.M46];[.O46];[.Q46])+[.AA46])" office:value-type="float" office:value="100.452419413935" calcext:value-type="float">
            <text:p>100.452419413935</text:p>
          </table:table-cell>
          <table:table-cell table:formula="of:=1/(SUM([.B46];[.D46];[.F46];[.H46];[.J46];[.L46];[.N46];[.P46])/SUM([.C46];[.E46];[.G46];[.I46];[.K46];[.M46];[.O46];[.Q46])-[.AA46])" office:value-type="float" office:value="142.332204415845" calcext:value-type="float">
            <text:p>142.332204415845</text:p>
          </table:table-cell>
          <table:table-cell table:formula="of:=([.S46]/100)" office:value-type="float" office:value="0.00849038933474829" calcext:value-type="float">
            <text:p>0.00849038933474829</text:p>
          </table:table-cell>
          <table:table-cell table:formula="of:=1.96*SQRT(([.Z46]*(1-[.Z46]))/[.W46])" office:value-type="float" office:value="0.00146457248532782" calcext:value-type="float">
            <text:p>0.0014645724853278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3" calcext:value-type="float">
            <text:p>93</text:p>
          </table:table-cell>
          <table:table-cell office:value-type="float" office:value="615" calcext:value-type="float">
            <text:p>615</text:p>
          </table:table-cell>
          <table:table-cell table:formula="of:=11+10+9+4+10+14+6+11+15+23+13+8+22+18+19+13+28+9+12" office:value-type="float" office:value="255" calcext:value-type="float">
            <text:p>2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4+12+8+6+12+8+6+12+10+7+7+8+8+13+10+12+6+6+8" office:value-type="float" office:value="163" calcext:value-type="float">
            <text:p>163</text:p>
          </table:table-cell>
          <table:table-cell office:value-type="float" office:value="1296" calcext:value-type="float">
            <text:p>1296</text:p>
          </table:table-cell>
          <table:table-cell table:formula="of:=[.K47]*0.127663" office:value-type="float" office:value="1103.00832" calcext:value-type="float">
            <text:p>1103.00832</text:p>
          </table:table-cell>
          <table:table-cell office:value-type="float" office:value="8640" calcext:value-type="float">
            <text:p>8640</text:p>
          </table:table-cell>
          <table:table-cell table:style-name="ce1" table:formula="of:=14+14+14+10+18+8+12+14+14+10+14+12+14+12+17+15+15+10+19" office:value-type="float" office:value="256" calcext:value-type="float">
            <text:p>25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table:formula="of:=2+3+4+3+3" office:value-type="float" office:value="15" calcext:value-type="float">
            <text:p>15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7];[.D47];[.F47];[.H47];[.J47];[.L47];[.N47];[.P47])/SUM([.C47];[.E47];[.G47];[.I47];[.K47];[.M47];[.O47];[.Q47]))" office:value-type="float" office:value="7.96457143939019" calcext:value-type="float">
            <text:p>7.96457143939019</text:p>
          </table:table-cell>
          <table:table-cell table:formula="of:=(SUM([.B47];[.D47];[.F47];[.H47];[.J47];[.L47];[.N47];[.P47])/SUM([.C47];[.E47];[.G47];[.I47];[.K47];[.M47];[.O47];[.Q47]))*100" office:value-type="float" office:value="12.5556033693706" calcext:value-type="float">
            <text:p>12.5556033693706</text:p>
          </table:table-cell>
          <table:table-cell office:value-type="float" office:value="19" calcext:value-type="float">
            <text:p>19</text:p>
          </table:table-cell>
          <table:table-cell table:formula="of:=[.S47]/[.T47]" office:value-type="float" office:value="0.660821229966872" calcext:value-type="float">
            <text:p>0.660821229966872</text:p>
          </table:table-cell>
          <table:table-cell office:value-type="string" calcext:value-type="string">
            <text:p>V</text:p>
          </table:table-cell>
          <table:table-cell table:style-name="Default" table:formula="of:=SUM([.Q47];[.O47];[.M47];[.K47];[.I47];[.G47];[.E47];[.C47])" office:value-type="float" office:value="15077" calcext:value-type="float">
            <text:p>15077</text:p>
          </table:table-cell>
          <table:table-cell table:formula="of:=1/(SUM([.B47];[.D47];[.F47];[.H47];[.J47];[.L47];[.N47];[.P47])/SUM([.C47];[.E47];[.G47];[.I47];[.K47];[.M47];[.O47];[.Q47])+[.AA47])" office:value-type="float" office:value="7.64262163745302" calcext:value-type="float">
            <text:p>7.64262163745302</text:p>
          </table:table-cell>
          <table:table-cell table:formula="of:=1/(SUM([.B47];[.D47];[.F47];[.H47];[.J47];[.L47];[.N47];[.P47])/SUM([.C47];[.E47];[.G47];[.I47];[.K47];[.M47];[.O47];[.Q47])-[.AA47])" office:value-type="float" office:value="8.31483877209401" calcext:value-type="float">
            <text:p>8.31483877209401</text:p>
          </table:table-cell>
          <table:table-cell table:formula="of:=([.S47]/100)" office:value-type="float" office:value="0.125556033693706" calcext:value-type="float">
            <text:p>0.125556033693706</text:p>
          </table:table-cell>
          <table:table-cell table:formula="of:=1.96*SQRT(([.Z47]*(1-[.Z47]))/[.W47])" office:value-type="float" office:value="0.00528911963685495" calcext:value-type="float">
            <text:p>0.0052891196368549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8+5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8];[.D48];[.F48];[.H48];[.J48];[.L48];[.N48];[.P48])/SUM([.C48];[.E48];[.G48];[.I48];[.K48];[.M48];[.O48];[.Q48]))" office:value-type="float" office:value="165.051282051282" calcext:value-type="float">
            <text:p>165.051282051282</text:p>
          </table:table-cell>
          <table:table-cell table:formula="of:=(SUM([.B48];[.D48];[.F48];[.H48];[.J48];[.L48];[.N48];[.P48])/SUM([.C48];[.E48];[.G48];[.I48];[.K48];[.M48];[.O48];[.Q48]))*100" office:value-type="float" office:value="0.605872300761224" calcext:value-type="float">
            <text:p>0.605872300761224</text:p>
          </table:table-cell>
          <table:table-cell office:value-type="float" office:value="2" calcext:value-type="float">
            <text:p>2</text:p>
          </table:table-cell>
          <table:table-cell table:formula="of:=[.S48]/[.T48]" office:value-type="float" office:value="0.302936150380612" calcext:value-type="float">
            <text:p>0.302936150380612</text:p>
          </table:table-cell>
          <table:table-cell office:value-type="string" calcext:value-type="string">
            <text:p>Vmax</text:p>
          </table:table-cell>
          <table:table-cell table:style-name="Default" table:formula="of:=SUM([.Q48];[.O48];[.M48];[.K48];[.I48];[.G48];[.E48];[.C48])" office:value-type="float" office:value="6437" calcext:value-type="float">
            <text:p>6437</text:p>
          </table:table-cell>
          <table:table-cell table:formula="of:=1/(SUM([.B48];[.D48];[.F48];[.H48];[.J48];[.L48];[.N48];[.P48])/SUM([.C48];[.E48];[.G48];[.I48];[.K48];[.M48];[.O48];[.Q48])+[.AA48])" office:value-type="float" office:value="125.715143387936" calcext:value-type="float">
            <text:p>125.715143387936</text:p>
          </table:table-cell>
          <table:table-cell table:formula="of:=1/(SUM([.B48];[.D48];[.F48];[.H48];[.J48];[.L48];[.N48];[.P48])/SUM([.C48];[.E48];[.G48];[.I48];[.K48];[.M48];[.O48];[.Q48])-[.AA48])" office:value-type="float" office:value="240.213992457968" calcext:value-type="float">
            <text:p>240.213992457968</text:p>
          </table:table-cell>
          <table:table-cell table:formula="of:=([.S48]/100)" office:value-type="float" office:value="0.00605872300761224" calcext:value-type="float">
            <text:p>0.00605872300761224</text:p>
          </table:table-cell>
          <table:table-cell table:formula="of:=1.96*SQRT(([.Z48]*(1-[.Z48]))/[.W48])" office:value-type="float" office:value="0.00189576817818042" calcext:value-type="float">
            <text:p>0.0018957681781804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formula="of:=18+3+7+4+13+5+10" office:value-type="float" office:value="60" calcext:value-type="float">
            <text:p>6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6+4+7+4+4+5+4" office:value-type="float" office:value="34" calcext:value-type="float">
            <text:p>3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8+7+6+10+9+8" office:value-type="float" office:value="53" calcext:value-type="float">
            <text:p>5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49];[.D49];[.F49];[.H49];[.J49];[.L49];[.N49];[.P49])/SUM([.C49];[.E49];[.G49];[.I49];[.K49];[.M49];[.O49];[.Q49]))" office:value-type="float" office:value="38.5449101796407" calcext:value-type="float">
            <text:p>38.5449101796407</text:p>
          </table:table-cell>
          <table:table-cell table:formula="of:=(SUM([.B49];[.D49];[.F49];[.H49];[.J49];[.L49];[.N49];[.P49])/SUM([.C49];[.E49];[.G49];[.I49];[.K49];[.M49];[.O49];[.Q49]))*100" office:value-type="float" office:value="2.59437626223396" calcext:value-type="float">
            <text:p>2.59437626223396</text:p>
          </table:table-cell>
          <table:table-cell office:value-type="float" office:value="7" calcext:value-type="float">
            <text:p>7</text:p>
          </table:table-cell>
          <table:table-cell table:formula="of:=[.S49]/[.T49]" office:value-type="float" office:value="0.370625180319137" calcext:value-type="float">
            <text:p>0.370625180319137</text:p>
          </table:table-cell>
          <table:table-cell office:value-type="string" calcext:value-type="string">
            <text:p>Vstar</text:p>
          </table:table-cell>
          <table:table-cell table:style-name="Default" table:formula="of:=SUM([.Q49];[.O49];[.M49];[.K49];[.I49];[.G49];[.E49];[.C49])" office:value-type="float" office:value="6437" calcext:value-type="float">
            <text:p>6437</text:p>
          </table:table-cell>
          <table:table-cell table:formula="of:=1/(SUM([.B49];[.D49];[.F49];[.H49];[.J49];[.L49];[.N49];[.P49])/SUM([.C49];[.E49];[.G49];[.I49];[.K49];[.M49];[.O49];[.Q49])+[.AA49])" office:value-type="float" office:value="33.5263802552654" calcext:value-type="float">
            <text:p>33.5263802552654</text:p>
          </table:table-cell>
          <table:table-cell table:formula="of:=1/(SUM([.B49];[.D49];[.F49];[.H49];[.J49];[.L49];[.N49];[.P49])/SUM([.C49];[.E49];[.G49];[.I49];[.K49];[.M49];[.O49];[.Q49])-[.AA49])" office:value-type="float" office:value="45.3303669195789" calcext:value-type="float">
            <text:p>45.3303669195789</text:p>
          </table:table-cell>
          <table:table-cell table:formula="of:=([.S49]/100)" office:value-type="float" office:value="0.0259437626223396" calcext:value-type="float">
            <text:p>0.0259437626223396</text:p>
          </table:table-cell>
          <table:table-cell table:formula="of:=1.96*SQRT(([.Z49]*(1-[.Z49]))/[.W49])" office:value-type="float" office:value="0.00388349556617149" calcext:value-type="float">
            <text:p>0.00388349556617149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6+3+4+5+7+4+4+3+2+5+4+5"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86" calcext:value-type="float">
            <text:p>186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3+7+11+8+6+12+7+11+8+13+7+9" office:value-type="float" office:value="112" calcext:value-type="float">
            <text:p>112</text:p>
          </table:table-cell>
          <table:table-cell office:value-type="float" office:value="1296" calcext:value-type="float">
            <text:p>1296</text:p>
          </table:table-cell>
          <table:table-cell table:formula="of:=[.K50]*0.084838" office:value-type="float" office:value="733.00032" calcext:value-type="float">
            <text:p>733.00032</text:p>
          </table:table-cell>
          <table:table-cell office:value-type="float" office:value="8640" calcext:value-type="float">
            <text:p>8640</text:p>
          </table:table-cell>
          <table:table-cell table:style-name="ce1" table:formula="of:=10+12+18+13+13+14+14+16+12+16+21+14" office:value-type="float" office:value="173" calcext:value-type="float">
            <text:p>17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50];[.D50];[.F50];[.H50];[.J50];[.L50];[.N50];[.P50])/SUM([.C50];[.E50];[.G50];[.I50];[.K50];[.M50];[.O50];[.Q50]))" office:value-type="float" office:value="11.8623101526835" calcext:value-type="float">
            <text:p>11.8623101526835</text:p>
          </table:table-cell>
          <table:table-cell table:formula="of:=(SUM([.B50];[.D50];[.F50];[.H50];[.J50];[.L50];[.N50];[.P50])/SUM([.C50];[.E50];[.G50];[.I50];[.K50];[.M50];[.O50];[.Q50]))*100" office:value-type="float" office:value="8.43006115274922" calcext:value-type="float">
            <text:p>8.43006115274922</text:p>
          </table:table-cell>
          <table:table-cell office:value-type="float" office:value="12" calcext:value-type="float">
            <text:p>12</text:p>
          </table:table-cell>
          <table:table-cell table:formula="of:=[.S50]/[.T50]" office:value-type="float" office:value="0.702505096062435" calcext:value-type="float">
            <text:p>0.702505096062435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50];[.O50];[.M50];[.K50];[.I50];[.G50];[.E50];[.C50])" office:value-type="float" office:value="15077" calcext:value-type="float">
            <text:p>15077</text:p>
          </table:table-cell>
          <table:table-cell table:formula="of:=1/(SUM([.B50];[.D50];[.F50];[.H50];[.J50];[.L50];[.N50];[.P50])/SUM([.C50];[.E50];[.G50];[.I50];[.K50];[.M50];[.O50];[.Q50])+[.AA50])" office:value-type="float" office:value="11.2694368196297" calcext:value-type="float">
            <text:p>11.2694368196297</text:p>
          </table:table-cell>
          <table:table-cell table:formula="of:=1/(SUM([.B50];[.D50];[.F50];[.H50];[.J50];[.L50];[.N50];[.P50])/SUM([.C50];[.E50];[.G50];[.I50];[.K50];[.M50];[.O50];[.Q50])-[.AA50])" office:value-type="float" office:value="12.5210284159882" calcext:value-type="float">
            <text:p>12.5210284159882</text:p>
          </table:table-cell>
          <table:table-cell table:formula="of:=([.S50]/100)" office:value-type="float" office:value="0.0843006115274922" calcext:value-type="float">
            <text:p>0.0843006115274922</text:p>
          </table:table-cell>
          <table:table-cell table:formula="of:=1.96*SQRT(([.Z50]*(1-[.Z50]))/[.W50])" office:value-type="float" office:value="0.00443496736657859" calcext:value-type="float">
            <text:p>0.00443496736657859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V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4+1+6+3+1+1+2+4+2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3+4+5+3+6+3+2+3" office:value-type="float" office:value="36" calcext:value-type="float">
            <text:p>3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51];[.D51];[.F51];[.H51];[.J51];[.L51];[.N51];[.P51])/SUM([.C51];[.E51];[.G51];[.I51];[.K51];[.M51];[.O51];[.Q51]))" office:value-type="float" office:value="55.5454545454546" calcext:value-type="float">
            <text:p>55.5454545454546</text:p>
          </table:table-cell>
          <table:table-cell table:formula="of:=(SUM([.B51];[.D51];[.F51];[.H51];[.J51];[.L51];[.N51];[.P51])/SUM([.C51];[.E51];[.G51];[.I51];[.K51];[.M51];[.O51];[.Q51]))*100" office:value-type="float" office:value="1.80032733224223" calcext:value-type="float">
            <text:p>1.80032733224223</text:p>
          </table:table-cell>
          <table:table-cell office:value-type="float" office:value="9" calcext:value-type="float">
            <text:p>9</text:p>
          </table:table-cell>
          <table:table-cell table:formula="of:=[.S51]/[.T51]" office:value-type="float" office:value="0.200036370249136" calcext:value-type="float">
            <text:p>0.200036370249136</text:p>
          </table:table-cell>
          <table:table-cell office:value-type="string" calcext:value-type="string">
            <text:p>TG V</text:p>
          </table:table-cell>
          <table:table-cell table:style-name="Default" table:formula="of:=SUM([.Q51];[.O51];[.M51];[.K51];[.I51];[.G51];[.E51];[.C51])" office:value-type="float" office:value="4277" calcext:value-type="float">
            <text:p>4277</text:p>
          </table:table-cell>
          <table:table-cell table:formula="of:=1/(SUM([.B51];[.D51];[.F51];[.H51];[.J51];[.L51];[.N51];[.P51])/SUM([.C51];[.E51];[.G51];[.I51];[.K51];[.M51];[.O51];[.Q51])+[.AA51])" office:value-type="float" office:value="45.4789981253755" calcext:value-type="float">
            <text:p>45.4789981253755</text:p>
          </table:table-cell>
          <table:table-cell table:formula="of:=1/(SUM([.B51];[.D51];[.F51];[.H51];[.J51];[.L51];[.N51];[.P51])/SUM([.C51];[.E51];[.G51];[.I51];[.K51];[.M51];[.O51];[.Q51])-[.AA51])" office:value-type="float" office:value="71.3349424101924" calcext:value-type="float">
            <text:p>71.3349424101924</text:p>
          </table:table-cell>
          <table:table-cell table:formula="of:=([.S51]/100)" office:value-type="float" office:value="0.0180032733224223" calcext:value-type="float">
            <text:p>0.0180032733224223</text:p>
          </table:table-cell>
          <table:table-cell table:formula="of:=1.96*SQRT(([.Z51]*(1-[.Z51]))/[.W51])" office:value-type="float" office:value="0.00398489794826455" calcext:value-type="float">
            <text:p>0.00398489794826455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Vmax</text:p>
          </table:table-cell>
          <table:table-cell office:value-type="float" office:value="2" calcext:value-type="float">
            <text:p>2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7" office:value-type="float" office:value="10" calcext:value-type="float">
            <text:p>10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52];[.D52];[.F52];[.H52];[.J52];[.L52];[.N52];[.P52])/SUM([.C52];[.E52];[.G52];[.I52];[.K52];[.M52];[.O52];[.Q52]))" office:value-type="float" office:value="267.3125" calcext:value-type="float">
            <text:p>267.3125</text:p>
          </table:table-cell>
          <table:table-cell table:formula="of:=(SUM([.B52];[.D52];[.F52];[.H52];[.J52];[.L52];[.N52];[.P52])/SUM([.C52];[.E52];[.G52];[.I52];[.K52];[.M52];[.O52];[.Q52]))*100" office:value-type="float" office:value="0.374093991115268" calcext:value-type="float">
            <text:p>0.374093991115268</text:p>
          </table:table-cell>
          <table:table-cell office:value-type="float" office:value="2" calcext:value-type="float">
            <text:p>2</text:p>
          </table:table-cell>
          <table:table-cell table:formula="of:=[.S52]/[.T52]" office:value-type="float" office:value="0.187046995557634" calcext:value-type="float">
            <text:p>0.187046995557634</text:p>
          </table:table-cell>
          <table:table-cell office:value-type="string" calcext:value-type="string">
            <text:p>TG Vmax</text:p>
          </table:table-cell>
          <table:table-cell table:style-name="Default" table:formula="of:=SUM([.Q52];[.O52];[.M52];[.K52];[.I52];[.G52];[.E52];[.C52])" office:value-type="float" office:value="4277" calcext:value-type="float">
            <text:p>4277</text:p>
          </table:table-cell>
          <table:table-cell table:formula="of:=1/(SUM([.B52];[.D52];[.F52];[.H52];[.J52];[.L52];[.N52];[.P52])/SUM([.C52];[.E52];[.G52];[.I52];[.K52];[.M52];[.O52];[.Q52])+[.AA52])" office:value-type="float" office:value="179.514889258309" calcext:value-type="float">
            <text:p>179.514889258309</text:p>
          </table:table-cell>
          <table:table-cell table:formula="of:=1/(SUM([.B52];[.D52];[.F52];[.H52];[.J52];[.L52];[.N52];[.P52])/SUM([.C52];[.E52];[.G52];[.I52];[.K52];[.M52];[.O52];[.Q52])-[.AA52])" office:value-type="float" office:value="523.201021780941" calcext:value-type="float">
            <text:p>523.201021780941</text:p>
          </table:table-cell>
          <table:table-cell table:formula="of:=([.S52]/100)" office:value-type="float" office:value="0.00374093991115268" calcext:value-type="float">
            <text:p>0.00374093991115268</text:p>
          </table:table-cell>
          <table:table-cell table:formula="of:=1.96*SQRT(([.Z52]*(1-[.Z52]))/[.W52])" office:value-type="float" office:value="0.00182962865912938" calcext:value-type="float">
            <text:p>0.00182962865912938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5+2+2+3" office:value-type="float" office:value="14" calcext:value-type="float">
            <text:p>1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+3+1+6+5" office:value-type="float" office:value="17" calcext:value-type="float">
            <text:p>17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53];[.D53];[.F53];[.H53];[.J53];[.L53];[.N53];[.P53])/SUM([.C53];[.E53];[.G53];[.I53];[.K53];[.M53];[.O53];[.Q53]))" office:value-type="float" office:value="109.101694915254" calcext:value-type="float">
            <text:p>109.101694915254</text:p>
          </table:table-cell>
          <table:table-cell table:formula="of:=(SUM([.B53];[.D53];[.F53];[.H53];[.J53];[.L53];[.N53];[.P53])/SUM([.C53];[.E53];[.G53];[.I53];[.K53];[.M53];[.O53];[.Q53]))*100" office:value-type="float" office:value="0.916576044741339" calcext:value-type="float">
            <text:p>0.916576044741339</text:p>
          </table:table-cell>
          <table:table-cell office:value-type="float" office:value="5" calcext:value-type="float">
            <text:p>5</text:p>
          </table:table-cell>
          <table:table-cell table:formula="of:=[.S53]/[.T53]" office:value-type="float" office:value="0.183315208948268" calcext:value-type="float">
            <text:p>0.183315208948268</text:p>
          </table:table-cell>
          <table:table-cell office:value-type="string" calcext:value-type="string">
            <text:p>TG supporter</text:p>
          </table:table-cell>
          <table:table-cell table:style-name="Default" table:formula="of:=SUM([.Q53];[.O53];[.M53];[.K53];[.I53];[.G53];[.E53];[.C53])" office:value-type="float" office:value="6437" calcext:value-type="float">
            <text:p>6437</text:p>
          </table:table-cell>
          <table:table-cell table:formula="of:=1/(SUM([.B53];[.D53];[.F53];[.H53];[.J53];[.L53];[.N53];[.P53])/SUM([.C53];[.E53];[.G53];[.I53];[.K53];[.M53];[.O53];[.Q53])+[.AA53])" office:value-type="float" office:value="87.0030742491818" calcext:value-type="float">
            <text:p>87.0030742491818</text:p>
          </table:table-cell>
          <table:table-cell table:formula="of:=1/(SUM([.B53];[.D53];[.F53];[.H53];[.J53];[.L53];[.N53];[.P53])/SUM([.C53];[.E53];[.G53];[.I53];[.K53];[.M53];[.O53];[.Q53])-[.AA53])" office:value-type="float" office:value="146.248559835248" calcext:value-type="float">
            <text:p>146.248559835248</text:p>
          </table:table-cell>
          <table:table-cell table:formula="of:=([.S53]/100)" office:value-type="float" office:value="0.00916576044741339" calcext:value-type="float">
            <text:p>0.00916576044741339</text:p>
          </table:table-cell>
          <table:table-cell table:formula="of:=1.96*SQRT(([.Z53]*(1-[.Z53]))/[.W53])" office:value-type="float" office:value="0.00232808627731202" calcext:value-type="float">
            <text:p>0.0023280862773120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9" office:value-type="float" office:value="16" calcext:value-type="float">
            <text:p>1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54];[.D54];[.F54];[.H54];[.J54];[.L54];[.N54];[.P54])/SUM([.C54];[.E54];[.G54];[.I54];[.K54];[.M54];[.O54];[.Q54]))" office:value-type="float" office:value="136.957446808511" calcext:value-type="float">
            <text:p>136.957446808511</text:p>
          </table:table-cell>
          <table:table-cell table:formula="of:=(SUM([.B54];[.D54];[.F54];[.H54];[.J54];[.L54];[.N54];[.P54])/SUM([.C54];[.E54];[.G54];[.I54];[.K54];[.M54];[.O54];[.Q54]))*100" office:value-type="float" office:value="0.73015379835327" calcext:value-type="float">
            <text:p>0.73015379835327</text:p>
          </table:table-cell>
          <table:table-cell office:value-type="float" office:value="2" calcext:value-type="float">
            <text:p>2</text:p>
          </table:table-cell>
          <table:table-cell table:formula="of:=[.S54]/[.T54]" office:value-type="float" office:value="0.365076899176635" calcext:value-type="float">
            <text:p>0.365076899176635</text:p>
          </table:table-cell>
          <table:table-cell office:value-type="string" calcext:value-type="string">
            <text:p>TG gold</text:p>
          </table:table-cell>
          <table:table-cell table:style-name="Default" table:formula="of:=SUM([.Q54];[.O54];[.M54];[.K54];[.I54];[.G54];[.E54];[.C54])" office:value-type="float" office:value="6437" calcext:value-type="float">
            <text:p>6437</text:p>
          </table:table-cell>
          <table:table-cell table:formula="of:=1/(SUM([.B54];[.D54];[.F54];[.H54];[.J54];[.L54];[.N54];[.P54])/SUM([.C54];[.E54];[.G54];[.I54];[.K54];[.M54];[.O54];[.Q54])+[.AA54])" office:value-type="float" office:value="106.594135701312" calcext:value-type="float">
            <text:p>106.594135701312</text:p>
          </table:table-cell>
          <table:table-cell table:formula="of:=1/(SUM([.B54];[.D54];[.F54];[.H54];[.J54];[.L54];[.N54];[.P54])/SUM([.C54];[.E54];[.G54];[.I54];[.K54];[.M54];[.O54];[.Q54])-[.AA54])" office:value-type="float" office:value="191.508628538946" calcext:value-type="float">
            <text:p>191.508628538946</text:p>
          </table:table-cell>
          <table:table-cell table:formula="of:=([.S54]/100)" office:value-type="float" office:value="0.0073015379835327" calcext:value-type="float">
            <text:p>0.0073015379835327</text:p>
          </table:table-cell>
          <table:table-cell table:formula="of:=1.96*SQRT(([.Z54]*(1-[.Z54]))/[.W54])" office:value-type="float" office:value="0.00207984114601064" calcext:value-type="float">
            <text:p>0.00207984114601064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5+15+23" office:value-type="float" office:value="63" calcext:value-type="float">
            <text:p>6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6+39+36" office:value-type="float" office:value="101" calcext:value-type="float">
            <text:p>10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55];[.D55];[.F55];[.H55];[.J55];[.L55];[.N55];[.P55])/SUM([.C55];[.E55];[.G55];[.I55];[.K55];[.M55];[.O55];[.Q55]))" office:value-type="float" office:value="21.0689655172414" calcext:value-type="float">
            <text:p>21.0689655172414</text:p>
          </table:table-cell>
          <table:table-cell table:formula="of:=(SUM([.B55];[.D55];[.F55];[.H55];[.J55];[.L55];[.N55];[.P55])/SUM([.C55];[.E55];[.G55];[.I55];[.K55];[.M55];[.O55];[.Q55]))*100" office:value-type="float" office:value="4.74631751227496" calcext:value-type="float">
            <text:p>4.74631751227496</text:p>
          </table:table-cell>
          <table:table-cell office:value-type="float" office:value="3" calcext:value-type="float">
            <text:p>3</text:p>
          </table:table-cell>
          <table:table-cell table:formula="of:=[.S55]/[.T55]" office:value-type="float" office:value="1.58210583742499" calcext:value-type="float">
            <text:p>1.58210583742499</text:p>
          </table:table-cell>
          <table:table-cell office:value-type="string" calcext:value-type="string">
            <text:p>Radiant</text:p>
          </table:table-cell>
          <table:table-cell table:style-name="Default" table:formula="of:=SUM([.Q55];[.O55];[.M55];[.K55];[.I55];[.G55];[.E55];[.C55])" office:value-type="float" office:value="4277" calcext:value-type="float">
            <text:p>4277</text:p>
          </table:table-cell>
          <table:table-cell table:formula="of:=1/(SUM([.B55];[.D55];[.F55];[.H55];[.J55];[.L55];[.N55];[.P55])/SUM([.C55];[.E55];[.G55];[.I55];[.K55];[.M55];[.O55];[.Q55])+[.AA55])" office:value-type="float" office:value="18.5750642078065" calcext:value-type="float">
            <text:p>18.5750642078065</text:p>
          </table:table-cell>
          <table:table-cell table:formula="of:=1/(SUM([.B55];[.D55];[.F55];[.H55];[.J55];[.L55];[.N55];[.P55])/SUM([.C55];[.E55];[.G55];[.I55];[.K55];[.M55];[.O55];[.Q55])-[.AA55])" office:value-type="float" office:value="24.3363859783082" calcext:value-type="float">
            <text:p>24.3363859783082</text:p>
          </table:table-cell>
          <table:table-cell table:formula="of:=([.S55]/100)" office:value-type="float" office:value="0.0474631751227496" calcext:value-type="float">
            <text:p>0.0474631751227496</text:p>
          </table:table-cell>
          <table:table-cell table:formula="of:=1.96*SQRT(([.Z55]*(1-[.Z55]))/[.W55])" office:value-type="float" office:value="0.00637243959236588" calcext:value-type="float">
            <text:p>0.00637243959236588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www.digitaltq.com/astral-radiance-pull-rates-pokemon-tcg</text:p>
          </table:table-cell>
          <table:table-cell/>
          <table:table-cell office:value-type="string" calcext:value-type="string">
            <text:p>https://www.reddit.com/r/PokemonTCG/comments/uyu87e/astral_radiance_pulls_60_booster_boxes_2160_packs/</text:p>
          </table:table-cell>
          <table:table-cell/>
          <table:table-cell office:value-type="string" calcext:value-type="string">
            <text:p>https://youtu.be/qCzGk-TYRlI</text:p>
          </table:table-cell>
          <table:table-cell/>
          <table:table-cell office:value-type="string" calcext:value-type="string">
            <text:p>https://www.youtube.com/watch?v=RzFbKikeBQM</text:p>
          </table:table-cell>
          <table:table-cell/>
          <table:table-cell office:value-type="string" calcext:value-type="string">
            <text:p>https://infinite.tcgplayer.com/article/Pok%C3%A9mon-TCG-Astral-Radiance-Pull-Rates/10da749f-9c8b-45c0-b80a-dbd86ca5dcde/</text:p>
          </table:table-cell>
          <table:table-cell/>
          <table:table-cell table:style-name="ce1" office:value-type="string" calcext:value-type="string">
            <text:p>https://docs.google.com/spreadsheets/d/1RUka_8Os6osBZemLXDYX81CXU4bykPbhZYWuat9wZWk/edit#gid=348020564</text:p>
          </table:table-cell>
          <table:table-cell table:style-name="ce1"/>
          <table:table-cell table:style-name="ce1" office:value-type="string" calcext:value-type="string">
            <text:p>https://www.codedyellow.com/what-is-the-astral-radiance-pull-rate/</text:p>
          </table:table-cell>
          <table:table-cell table:style-name="ce1" table:number-columns-repeated="3"/>
          <table:table-cell/>
          <table:table-cell table:formula="of:=SUM([.S41:.S49])" office:value-type="float" office:value="38.6965361579901" calcext:value-type="float">
            <text:p>38.6965361579901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60];[.D60];[.F60];[.H60];[.J60];[.L60])/SUM([.C60];[.E60];[.G60];[.I60];[.K60];[.M60]))" office:value-type="float" office:value="5.64878048780488" calcext:value-type="float">
            <text:p>5.64878048780488</text:p>
          </table:table-cell>
          <table:table-cell table:formula="of:=(SUM([.B60];[.D60];[.F60];[.H60];[.J60];[.L60])/SUM([.C60];[.E60];[.G60];[.I60];[.K60];[.M60]))*100" office:value-type="float" office:value="17.7029360967185" calcext:value-type="float">
            <text:p>17.7029360967185</text:p>
          </table:table-cell>
          <table:table-cell office:value-type="float" office:value="10" calcext:value-type="float">
            <text:p>10</text:p>
          </table:table-cell>
          <table:table-cell table:formula="of:=[.O60]/[.P60]" office:value-type="float" office:value="1.77029360967185" calcext:value-type="float">
            <text:p>1.770293609671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20+9+13+18+9+8+16+12+8" office:value-type="float" office:value="113" calcext:value-type="float">
            <text:p>113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office:value-type="float" office:value="14" calcext:value-type="float">
            <text:p>14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61];[.D61];[.F61];[.H61];[.J61];[.L61])/SUM([.C61];[.E61];[.G61];[.I61];[.K61];[.M61]))" office:value-type="float" office:value="43.4230769230769" calcext:value-type="float">
            <text:p>43.4230769230769</text:p>
          </table:table-cell>
          <table:table-cell table:formula="of:=(SUM([.B61];[.D61];[.F61];[.H61];[.J61];[.L61])/SUM([.C61];[.E61];[.G61];[.I61];[.K61];[.M61]))*100" office:value-type="float" office:value="2.30292294065545" calcext:value-type="float">
            <text:p>2.30292294065545</text:p>
          </table:table-cell>
          <table:table-cell office:value-type="float" office:value="11" calcext:value-type="float">
            <text:p>11</text:p>
          </table:table-cell>
          <table:table-cell table:formula="of:=[.O61]/[.P61]" office:value-type="float" office:value="0.209356630968677" calcext:value-type="float">
            <text:p>0.209356630968677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58" calcext:value-type="float">
            <text:p>5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62];[.D62];[.F62];[.H62];[.J62];[.L62])/SUM([.C62];[.E62];[.G62];[.I62];[.K62];[.M62]))" office:value-type="float" office:value="82.609756097561" calcext:value-type="float">
            <text:p>82.609756097561</text:p>
          </table:table-cell>
          <table:table-cell table:formula="of:=(SUM([.B62];[.D62];[.F62];[.H62];[.J62];[.L62])/SUM([.C62];[.E62];[.G62];[.I62];[.K62];[.M62]))*100" office:value-type="float" office:value="1.21051077649838" calcext:value-type="float">
            <text:p>1.21051077649838</text:p>
          </table:table-cell>
          <table:table-cell office:value-type="float" office:value="6" calcext:value-type="float">
            <text:p>6</text:p>
          </table:table-cell>
          <table:table-cell table:formula="of:=[.O62]/[.P62]" office:value-type="float" office:value="0.201751796083063" calcext:value-type="float">
            <text:p>0.201751796083063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+11+5" office:value-type="float" office:value="30" calcext:value-type="float">
            <text:p>3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office:value-type="float" office:value="8" calcext:value-type="float">
            <text:p>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63];[.D63];[.F63];[.H63];[.J63];[.L63])/SUM([.C63];[.E63];[.G63];[.I63];[.K63];[.M63]))" office:value-type="float" office:value="153.954545454545" calcext:value-type="float">
            <text:p>153.954545454545</text:p>
          </table:table-cell>
          <table:table-cell table:formula="of:=(SUM([.B63];[.D63];[.F63];[.H63];[.J63];[.L63])/SUM([.C63];[.E63];[.G63];[.I63];[.K63];[.M63]))*100" office:value-type="float" office:value="0.649542367877177" calcext:value-type="float">
            <text:p>0.649542367877177</text:p>
          </table:table-cell>
          <table:table-cell office:value-type="float" office:value="4" calcext:value-type="float">
            <text:p>4</text:p>
          </table:table-cell>
          <table:table-cell table:formula="of:=[.O63]/[.P63]" office:value-type="float" office:value="0.162385591969294" calcext:value-type="float">
            <text:p>0.162385591969294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table:formula="of:=10+9+12+24+6+12" office:value-type="float" office:value="73" calcext:value-type="float">
            <text:p>73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64];[.D64];[.F64];[.H64];[.J64];[.L64])/SUM([.C64];[.E64];[.G64];[.I64];[.K64];[.M64]))" office:value-type="float" office:value="69.1224489795918" calcext:value-type="float">
            <text:p>69.1224489795918</text:p>
          </table:table-cell>
          <table:table-cell table:formula="of:=(SUM([.B64];[.D64];[.F64];[.H64];[.J64];[.L64])/SUM([.C64];[.E64];[.G64];[.I64];[.K64];[.M64]))*100" office:value-type="float" office:value="1.44670800118099" calcext:value-type="float">
            <text:p>1.44670800118099</text:p>
          </table:table-cell>
          <table:table-cell office:value-type="float" office:value="8" calcext:value-type="float">
            <text:p>8</text:p>
          </table:table-cell>
          <table:table-cell table:formula="of:=[.O64]/[.P64]" office:value-type="float" office:value="0.180838500147623" calcext:value-type="float">
            <text:p>0.180838500147623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table:formula="of:=10+10+17" office:value-type="float" office:value="37" calcext:value-type="float">
            <text:p>37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65];[.D65];[.F65];[.H65];[.J65];[.L65])/SUM([.C65];[.E65];[.G65];[.I65];[.K65];[.M65]))" office:value-type="float" office:value="141.125" calcext:value-type="float">
            <text:p>141.125</text:p>
          </table:table-cell>
          <table:table-cell table:formula="of:=(SUM([.B65];[.D65];[.F65];[.H65];[.J65];[.L65])/SUM([.C65];[.E65];[.G65];[.I65];[.K65];[.M65]))*100" office:value-type="float" office:value="0.70859167404783" calcext:value-type="float">
            <text:p>0.70859167404783</text:p>
          </table:table-cell>
          <table:table-cell office:value-type="float" office:value="6" calcext:value-type="float">
            <text:p>6</text:p>
          </table:table-cell>
          <table:table-cell table:formula="of:=[.O65]/[.P65]" office:value-type="float" office:value="0.118098612341305" calcext:value-type="float">
            <text:p>0.118098612341305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table:formula="of:=33+23+40+28+33+36+29+41+38+30+33+37+27+34+36+36+31+31+64" office:value-type="float" office:value="660" calcext:value-type="float">
            <text:p>660</text:p>
          </table:table-cell>
          <table:table-cell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4" calcext:value-type="float">
            <text:p>1004</text:p>
          </table:table-cell>
          <table:table-cell office:value-type="float" office:value="103" calcext:value-type="float">
            <text:p>103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66];[.D66];[.F66];[.H66];[.J66];[.L66])/SUM([.C66];[.E66];[.G66];[.I66];[.K66];[.M66]))" office:value-type="float" office:value="7.40327868852459" calcext:value-type="float">
            <text:p>7.40327868852459</text:p>
          </table:table-cell>
          <table:table-cell table:formula="of:=(SUM([.B66];[.D66];[.F66];[.H66];[.J66];[.L66])/SUM([.C66];[.E66];[.G66];[.I66];[.K66];[.M66]))*100" office:value-type="float" office:value="13.5075287865368" calcext:value-type="float">
            <text:p>13.5075287865368</text:p>
          </table:table-cell>
          <table:table-cell office:value-type="float" office:value="20" calcext:value-type="float">
            <text:p>20</text:p>
          </table:table-cell>
          <table:table-cell table:formula="of:=[.O66]/[.P66]" office:value-type="float" office:value="0.675376439326838" calcext:value-type="float">
            <text:p>0.675376439326838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2" calcext:value-type="float">
            <text:p>62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67];[.D67];[.F67];[.H67];[.J67];[.L67])/SUM([.C67];[.E67];[.G67];[.I67];[.K67];[.M67]))" office:value-type="float" office:value="78.7674418604651" calcext:value-type="float">
            <text:p>78.7674418604651</text:p>
          </table:table-cell>
          <table:table-cell table:formula="of:=(SUM([.B67];[.D67];[.F67];[.H67];[.J67];[.L67])/SUM([.C67];[.E67];[.G67];[.I67];[.K67];[.M67]))*100" office:value-type="float" office:value="1.26956008266903" calcext:value-type="float">
            <text:p>1.26956008266903</text:p>
          </table:table-cell>
          <table:table-cell office:value-type="float" office:value="3" calcext:value-type="float">
            <text:p>3</text:p>
          </table:table-cell>
          <table:table-cell table:formula="of:=[.O67]/[.P67]" office:value-type="float" office:value="0.42318669422301" calcext:value-type="float">
            <text:p>0.423186694223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68" calcext:value-type="float">
            <text:p>68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04" calcext:value-type="float">
            <text:p>1004</text:p>
          </table:table-cell>
          <table:table-cell office:value-type="float" office:value="13" calcext:value-type="float">
            <text:p>13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68];[.D68];[.F68];[.H68];[.J68];[.L68])/SUM([.C68];[.E68];[.G68];[.I68];[.K68];[.M68]))" office:value-type="float" office:value="67.0693069306931" calcext:value-type="float">
            <text:p>67.0693069306931</text:p>
          </table:table-cell>
          <table:table-cell table:formula="of:=(SUM([.B68];[.D68];[.F68];[.H68];[.J68];[.L68])/SUM([.C68];[.E68];[.G68];[.I68];[.K68];[.M68]))*100" office:value-type="float" office:value="1.49099498080898" calcext:value-type="float">
            <text:p>1.49099498080898</text:p>
          </table:table-cell>
          <table:table-cell office:value-type="float" office:value="4" calcext:value-type="float">
            <text:p>4</text:p>
          </table:table-cell>
          <table:table-cell table:formula="of:=[.O68]/[.P68]" office:value-type="float" office:value="0.372748745202244" calcext:value-type="float">
            <text:p>0.37274874520224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15+17+24+17+20+22+19+15+18+25+21+14" office:value-type="float" office:value="227" calcext:value-type="float">
            <text:p>227</text:p>
          </table:table-cell>
          <table:table-cell office:value-type="float" office:value="4824" calcext:value-type="float">
            <text:p>482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office:value-type="float" office:value="68" calcext:value-type="float">
            <text:p>6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69];[.D69];[.F69];[.H69];[.J69];[.L69])/SUM([.C69];[.E69];[.G69];[.I69];[.K69];[.M69]))" office:value-type="float" office:value="17.5038759689922" calcext:value-type="float">
            <text:p>17.5038759689922</text:p>
          </table:table-cell>
          <table:table-cell table:formula="of:=(SUM([.B69];[.D69];[.F69];[.H69];[.J69];[.L69])/SUM([.C69];[.E69];[.G69];[.I69];[.K69];[.M69]))*100" office:value-type="float" office:value="5.71302037201063" calcext:value-type="float">
            <text:p>5.71302037201063</text:p>
          </table:table-cell>
          <table:table-cell office:value-type="float" office:value="12" calcext:value-type="float">
            <text:p>12</text:p>
          </table:table-cell>
          <table:table-cell table:formula="of:=[.O69]/[.P69]" office:value-type="float" office:value="0.476085031000886" calcext:value-type="float">
            <text:p>0.4760850310008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V</text:p>
          </table:table-cell>
          <table:table-cell table:formula="of:=5+6+5+8+7+4" office:value-type="float" office:value="35" calcext:value-type="float">
            <text:p>35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70];[.D70];[.F70];[.H70];[.J70];[.L70])/SUM([.C70];[.E70];[.G70];[.I70];[.K70];[.M70]))" office:value-type="float" office:value="112.867924528302" calcext:value-type="float">
            <text:p>112.867924528302</text:p>
          </table:table-cell>
          <table:table-cell table:formula="of:=(SUM([.B70];[.D70];[.F70];[.H70];[.J70];[.L70])/SUM([.C70];[.E70];[.G70];[.I70];[.K70];[.M70]))*100" office:value-type="float" office:value="0.885991307255099" calcext:value-type="float">
            <text:p>0.885991307255099</text:p>
          </table:table-cell>
          <table:table-cell office:value-type="float" office:value="6" calcext:value-type="float">
            <text:p>6</text:p>
          </table:table-cell>
          <table:table-cell table:formula="of:=[.O70]/[.P70]" office:value-type="float" office:value="0.14766521787585" calcext:value-type="float">
            <text:p>0.147665217875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Vmax</text:p>
          </table:table-cell>
          <table:table-cell table:formula="of:=6+4+5+3+3" office:value-type="float" office:value="21" calcext:value-type="float">
            <text:p>21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71];[.D71];[.F71];[.H71];[.J71];[.L71])/SUM([.C71];[.E71];[.G71];[.I71];[.K71];[.M71]))" office:value-type="float" office:value="186.9375" calcext:value-type="float">
            <text:p>186.9375</text:p>
          </table:table-cell>
          <table:table-cell table:formula="of:=(SUM([.B71];[.D71];[.F71];[.H71];[.J71];[.L71])/SUM([.C71];[.E71];[.G71];[.I71];[.K71];[.M71]))*100" office:value-type="float" office:value="0.534938147776663" calcext:value-type="float">
            <text:p>0.534938147776663</text:p>
          </table:table-cell>
          <table:table-cell office:value-type="float" office:value="5" calcext:value-type="float">
            <text:p>5</text:p>
          </table:table-cell>
          <table:table-cell table:formula="of:=[.O71]/[.P71]" office:value-type="float" office:value="0.106987629555333" calcext:value-type="float">
            <text:p>0.1069876295553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table:formula="of:=6+2+6+4+4" office:value-type="float" office:value="22" calcext:value-type="float">
            <text:p>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72];[.D72];[.F72];[.H72];[.J72];[.L72])/SUM([.C72];[.E72];[.G72];[.I72];[.K72];[.M72]))" office:value-type="float" office:value="181.272727272727" calcext:value-type="float">
            <text:p>181.272727272727</text:p>
          </table:table-cell>
          <table:table-cell table:formula="of:=(SUM([.B72];[.D72];[.F72];[.H72];[.J72];[.L72])/SUM([.C72];[.E72];[.G72];[.I72];[.K72];[.M72]))*100" office:value-type="float" office:value="0.551654964894684" calcext:value-type="float">
            <text:p>0.551654964894684</text:p>
          </table:table-cell>
          <table:table-cell office:value-type="float" office:value="5" calcext:value-type="float">
            <text:p>5</text:p>
          </table:table-cell>
          <table:table-cell table:formula="of:=[.O72]/[.P72]" office:value-type="float" office:value="0.110330992978937" calcext:value-type="float">
            <text:p>0.1103309929789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16" calcext:value-type="float">
            <text:p>16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73];[.D73];[.F73];[.H73];[.J73];[.L73])/SUM([.C73];[.E73];[.G73];[.I73];[.K73];[.M73]))" office:value-type="float" office:value="221.555555555556" calcext:value-type="float">
            <text:p>221.555555555556</text:p>
          </table:table-cell>
          <table:table-cell table:formula="of:=(SUM([.B73];[.D73];[.F73];[.H73];[.J73];[.L73])/SUM([.C73];[.E73];[.G73];[.I73];[.K73];[.M73]))*100" office:value-type="float" office:value="0.45135406218656" calcext:value-type="float">
            <text:p>0.45135406218656</text:p>
          </table:table-cell>
          <table:table-cell office:value-type="float" office:value="2" calcext:value-type="float">
            <text:p>2</text:p>
          </table:table-cell>
          <table:table-cell table:formula="of:=[.O73]/[.P73]" office:value-type="float" office:value="0.22567703109328" calcext:value-type="float">
            <text:p>0.22567703109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SShnm3Goubk</text:p>
          </table:table-cell>
          <table:table-cell/>
          <table:table-cell office:value-type="string" calcext:value-type="string">
            <text:p>https://youtu.be/ulGnAimY16k</text:p>
          </table:table-cell>
          <table:table-cell/>
          <table:table-cell office:value-type="string" calcext:value-type="string">
            <text:p>https://www.codedyellow.com/brilliant-stars-pack-weight/</text:p>
          </table:table-cell>
          <table:table-cell/>
          <table:table-cell office:value-type="string" calcext:value-type="string">
            <text:p>https://www.digitaltq.com/brilliant-stars-pull-rates-pokemon-tcg</text:p>
          </table:table-cell>
          <table:table-cell/>
          <table:table-cell office:value-type="string" calcext:value-type="string">
            <text:p>https://www.youtube.com/watch?v=4cR91MqdBRc</text:p>
          </table:table-cell>
          <table:table-cell/>
          <table:table-cell table:style-name="ce1" table:number-columns-repeated="2"/>
          <table:table-cell/>
          <table:table-cell table:formula="of:=SUM([.O60:.O68])" office:value-type="float" office:value="40.2892957069931" calcext:value-type="float">
            <text:p>40.2892957069931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3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Brilliant Stars pre-release</text:p>
          </table:table-cell>
          <table:table-cell table:number-columns-repeated="1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7"/>
          <table:table-cell table:number-columns-repeated="4"/>
          <table:table-cell table:formula="of:=1/(SUM([.B78];[.D78];[.F78];[.H78])/SUM([.C78];[.E78];[.G78];[.I78]))" office:value-type="string" office:string-value="" calcext:value-type="error">
            <text:p>#DIV/0!</text:p>
          </table:table-cell>
          <table:table-cell table:formula="of:=(SUM([.B78];[.D78];[.F78];[.H78])/SUM([.C78];[.E78];[.G78];[.I78]))" office:value-type="string" office:string-value="" calcext:value-type="error">
            <text:p>#DIV/0!</text:p>
          </table:table-cell>
          <table:table-cell/>
          <table:table-cell table:formula="of:=[.K78]/[.L78]" office:value-type="string" office:string-value="" calcext:value-type="error">
            <text:p>#DIV/0!</text:p>
          </table:table-cell>
          <table:table-cell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79];[.D79];[.F79];[.H79])/SUM([.C79];[.E79];[.G79];[.I79]))" office:value-type="float" office:value="44.4" calcext:value-type="float">
            <text:p>44.4</text:p>
          </table:table-cell>
          <table:table-cell table:formula="of:=(SUM([.B79];[.D79];[.F79];[.H79])/SUM([.C79];[.E79];[.G79];[.I79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79]/[.L79]" office:value-type="float" office:value="0.00204750204750205" calcext:value-type="float">
            <text:p>0.00204750204750205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80];[.D80];[.F80];[.H80])/SUM([.C80];[.E80];[.G80];[.I80]))" office:value-type="float" office:value="63.4285714285714" calcext:value-type="float">
            <text:p>63.4285714285714</text:p>
          </table:table-cell>
          <table:table-cell table:formula="of:=(SUM([.B80];[.D80];[.F80];[.H80])/SUM([.C80];[.E80];[.G80];[.I80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80]/[.L80]" office:value-type="float" office:value="0.00262762762762763" calcext:value-type="float">
            <text:p>0.00262762762762763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81];[.D81];[.F81];[.H81])/SUM([.C81];[.E81];[.G81];[.I81]))" office:value-type="float" office:value="136.8" calcext:value-type="float">
            <text:p>136.8</text:p>
          </table:table-cell>
          <table:table-cell table:formula="of:=(SUM([.B81];[.D81];[.F81];[.H81])/SUM([.C81];[.E81];[.G81];[.I81]))" office:value-type="float" office:value="0.00730994152046784" calcext:value-type="float">
            <text:p>0.00730994152046784</text:p>
          </table:table-cell>
          <table:table-cell office:value-type="float" office:value="4" calcext:value-type="float">
            <text:p>4</text:p>
          </table:table-cell>
          <table:table-cell table:formula="of:=[.K81]/[.L81]" office:value-type="float" office:value="0.00182748538011696" calcext:value-type="float">
            <text:p>0.00182748538011696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82];[.D82];[.F82];[.H82])/SUM([.C82];[.E82];[.G82];[.I82]))" office:value-type="float" office:value="97.7142857142857" calcext:value-type="float">
            <text:p>97.7142857142857</text:p>
          </table:table-cell>
          <table:table-cell table:formula="of:=(SUM([.B82];[.D82];[.F82];[.H82])/SUM([.C82];[.E82];[.G82];[.I82]))" office:value-type="float" office:value="0.010233918128655" calcext:value-type="float">
            <text:p>0.010233918128655</text:p>
          </table:table-cell>
          <table:table-cell office:value-type="float" office:value="8" calcext:value-type="float">
            <text:p>8</text:p>
          </table:table-cell>
          <table:table-cell table:formula="of:=[.K82]/[.L82]" office:value-type="float" office:value="0.00127923976608187" calcext:value-type="float">
            <text:p>0.00127923976608187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83];[.D83];[.F83];[.H83])/SUM([.C83];[.E83];[.G83];[.I83]))" office:value-type="float" office:value="120.705882352941" calcext:value-type="float">
            <text:p>120.705882352941</text:p>
          </table:table-cell>
          <table:table-cell table:formula="of:=(SUM([.B83];[.D83];[.F83];[.H83])/SUM([.C83];[.E83];[.G83];[.I83]))" office:value-type="float" office:value="0.00828460038986355" calcext:value-type="float">
            <text:p>0.00828460038986355</text:p>
          </table:table-cell>
          <table:table-cell office:value-type="float" office:value="6" calcext:value-type="float">
            <text:p>6</text:p>
          </table:table-cell>
          <table:table-cell table:formula="of:=[.K83]/[.L83]" office:value-type="float" office:value="0.00138076673164392" calcext:value-type="float">
            <text:p>0.00138076673164392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97" calcext:value-type="float">
            <text:p>97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84];[.D84];[.F84];[.H84])/SUM([.C84];[.E84];[.G84];[.I84]))" office:value-type="float" office:value="7.6" calcext:value-type="float">
            <text:p>7.6</text:p>
          </table:table-cell>
          <table:table-cell table:formula="of:=(SUM([.B84];[.D84];[.F84];[.H84])/SUM([.C84];[.E84];[.G84];[.I84]))" office:value-type="float" office:value="0.131578947368421" calcext:value-type="float">
            <text:p>0.131578947368421</text:p>
          </table:table-cell>
          <table:table-cell office:value-type="float" office:value="20" calcext:value-type="float">
            <text:p>20</text:p>
          </table:table-cell>
          <table:table-cell table:formula="of:=[.K84]/[.L84]" office:value-type="float" office:value="0.00657894736842105" calcext:value-type="float">
            <text:p>0.00657894736842105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85];[.D85];[.F85];[.H85])/SUM([.C85];[.E85];[.G85];[.I85]))" office:value-type="float" office:value="128.25" calcext:value-type="float">
            <text:p>128.25</text:p>
          </table:table-cell>
          <table:table-cell table:formula="of:=(SUM([.B85];[.D85];[.F85];[.H85])/SUM([.C85];[.E85];[.G85];[.I85]))" office:value-type="float" office:value="0.00779727095516569" calcext:value-type="float">
            <text:p>0.00779727095516569</text:p>
          </table:table-cell>
          <table:table-cell office:value-type="float" office:value="3" calcext:value-type="float">
            <text:p>3</text:p>
          </table:table-cell>
          <table:table-cell table:formula="of:=[.K85]/[.L85]" office:value-type="float" office:value="0.00259909031838856" calcext:value-type="float">
            <text:p>0.00259909031838856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86];[.D86];[.F86];[.H86])/SUM([.C86];[.E86];[.G86];[.I86]))" office:value-type="float" office:value="64.125" calcext:value-type="float">
            <text:p>64.125</text:p>
          </table:table-cell>
          <table:table-cell table:formula="of:=(SUM([.B86];[.D86];[.F86];[.H86])/SUM([.C86];[.E86];[.G86];[.I86]))" office:value-type="float" office:value="0.0155945419103314" calcext:value-type="float">
            <text:p>0.0155945419103314</text:p>
          </table:table-cell>
          <table:table-cell office:value-type="float" office:value="4" calcext:value-type="float">
            <text:p>4</text:p>
          </table:table-cell>
          <table:table-cell table:formula="of:=[.K86]/[.L86]" office:value-type="float" office:value="0.00389863547758285" calcext:value-type="float">
            <text:p>0.00389863547758285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87];[.D87];[.F87];[.H87])/SUM([.C87];[.E87];[.G87];[.I87]))" office:value-type="float" office:value="11.787610619469" calcext:value-type="float">
            <text:p>11.787610619469</text:p>
          </table:table-cell>
          <table:table-cell table:formula="of:=(SUM([.B87];[.D87];[.F87];[.H87])/SUM([.C87];[.E87];[.G87];[.I87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87]/[.L87]" office:value-type="float" office:value="0.00706956956956957" calcext:value-type="float">
            <text:p>0.00706956956956957</text:p>
          </table:table-cell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88];[.D88];[.F88];[.H88])/SUM([.C88];[.E88];[.G88];[.I88]))" office:value-type="float" office:value="102.461538461538" calcext:value-type="float">
            <text:p>102.461538461538</text:p>
          </table:table-cell>
          <table:table-cell table:formula="of:=(SUM([.B88];[.D88];[.F88];[.H88])/SUM([.C88];[.E88];[.G88];[.I88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88]/[.L88]" office:value-type="float" office:value="0.00162662662662663" calcext:value-type="float">
            <text:p>0.00162662662662663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89];[.D89];[.F89];[.H89])/SUM([.C89];[.E89];[.G89];[.I89]))" office:value-type="float" office:value="102.461538461538" calcext:value-type="float">
            <text:p>102.461538461538</text:p>
          </table:table-cell>
          <table:table-cell table:formula="of:=(SUM([.B89];[.D89];[.F89];[.H89])/SUM([.C89];[.E89];[.G89];[.I89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89]/[.L89]" office:value-type="float" office:value="0.00195195195195195" calcext:value-type="float">
            <text:p>0.00195195195195195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90];[.D90];[.F90];[.H90])/SUM([.C90];[.E90];[.G90];[.I90]))" office:value-type="float" office:value="133.2" calcext:value-type="float">
            <text:p>133.2</text:p>
          </table:table-cell>
          <table:table-cell table:formula="of:=(SUM([.B90];[.D90];[.F90];[.H90])/SUM([.C90];[.E90];[.G90];[.I90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90]/[.L90]" office:value-type="float" office:value="0.0015015015015015" calcext:value-type="float">
            <text:p>0.0015015015015015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TG gold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91];[.D91];[.F91];[.H91])/SUM([.C91];[.E91];[.G91];[.I91]))" office:value-type="float" office:value="102.461538461538" calcext:value-type="float">
            <text:p>102.461538461538</text:p>
          </table:table-cell>
          <table:table-cell table:formula="of:=(SUM([.B91];[.D91];[.F91];[.H91])/SUM([.C91];[.E91];[.G91];[.I91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91]/[.L91]" office:value-type="float" office:value="0.00487987987987988" calcext:value-type="float">
            <text:p>0.00487987987987988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/>
          <table:table-cell office:value-type="string" calcext:value-type="string">
            <text:p>https://preview.redd.it/5ycepagpagh81.png?width=1723&amp;format=png&amp;auto=webp&amp;s=803ad40a0a2d1caf681b6c3126fec7ce543ce332</text:p>
          </table:table-cell>
          <table:table-cell table:number-columns-repeated="6"/>
          <table:table-cell table:formula="of:=SUM([.K78:.K86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9"/>
          <table:table-cell table:style-name="ce23"/>
          <table:table-cell table:style-name="ce1"/>
          <table:table-cell table:number-columns-repeated="2"/>
          <table:table-cell table:style-name="ce2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7" office:value-type="float" office:value="5061" calcext:value-type="float">
            <text:p>5061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95];[.D95];[.F95];[.H95];[.J95];[.L95])/SUM([.C95];[.E95];[.G95];[.I95];[.K95];[.M95]))" office:value-type="float" office:value="5.46206825602815" calcext:value-type="float">
            <text:p>5.46206825602815</text:p>
          </table:table-cell>
          <table:table-cell table:formula="of:=(SUM([.B95];[.D95];[.F95];[.H95];[.J95];[.L94])/SUM([.C95];[.E95];[.G95];[.I95];[.K95];[.M94]))*100" office:value-type="float" office:value="18.308083186188" calcext:value-type="float">
            <text:p>18.308083186188</text:p>
          </table:table-cell>
          <table:table-cell office:value-type="float" office:value="13" calcext:value-type="float">
            <text:p>13</text:p>
          </table:table-cell>
          <table:table-cell table:formula="of:=[.O95]/[.P95]" office:value-type="float" office:value="1.40831409124523" calcext:value-type="float">
            <text:p>1.40831409124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96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96];[.D96];[.F96];[.H96];[.J96];[.L96])/SUM([.C96];[.E96];[.G96];[.I96];[.K96];[.M96]))" office:value-type="float" office:value="61.4156590851442" calcext:value-type="float">
            <text:p>61.4156590851442</text:p>
          </table:table-cell>
          <table:table-cell table:formula="of:=(SUM([.B96];[.D96];[.F96];[.H96];[.J96];[.L95])/SUM([.C96];[.E96];[.G96];[.I96];[.K96];[.M95]))*100" office:value-type="float" office:value="1.62824923626341" calcext:value-type="float">
            <text:p>1.62824923626341</text:p>
          </table:table-cell>
          <table:table-cell office:value-type="float" office:value="8" calcext:value-type="float">
            <text:p>8</text:p>
          </table:table-cell>
          <table:table-cell table:formula="of:=[.O96]/[.P96]" office:value-type="float" office:value="0.203531154532926" calcext:value-type="float">
            <text:p>0.203531154532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96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97];[.D97];[.F97];[.H97];[.J97];[.L97])/SUM([.C97];[.E97];[.G97];[.I97];[.K97];[.M97]))" office:value-type="float" office:value="69.2623574144487" calcext:value-type="float">
            <text:p>69.2623574144487</text:p>
          </table:table-cell>
          <table:table-cell table:formula="of:=(SUM([.B97];[.D97];[.F97];[.H97];[.J97];[.L96])/SUM([.C97];[.E97];[.G97];[.I97];[.K97];[.M96]))*100" office:value-type="float" office:value="1.44378568291612" calcext:value-type="float">
            <text:p>1.44378568291612</text:p>
          </table:table-cell>
          <table:table-cell office:value-type="float" office:value="7" calcext:value-type="float">
            <text:p>7</text:p>
          </table:table-cell>
          <table:table-cell table:formula="of:=[.O97]/[.P97]" office:value-type="float" office:value="0.206255097559445" calcext:value-type="float">
            <text:p>0.206255097559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96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98];[.D98];[.F98];[.H98];[.J98];[.L98])/SUM([.C98];[.E98];[.G98];[.I98];[.K98];[.M98]))" office:value-type="float" office:value="131.105835472106" calcext:value-type="float">
            <text:p>131.105835472106</text:p>
          </table:table-cell>
          <table:table-cell table:formula="of:=(SUM([.B98];[.D98];[.F98];[.H98];[.J98];[.L97])/SUM([.C98];[.E98];[.G98];[.I98];[.K98];[.M97]))*100" office:value-type="float" office:value="0.762742555584233" calcext:value-type="float">
            <text:p>0.762742555584233</text:p>
          </table:table-cell>
          <table:table-cell office:value-type="float" office:value="5" calcext:value-type="float">
            <text:p>5</text:p>
          </table:table-cell>
          <table:table-cell table:formula="of:=[.O98]/[.P98]" office:value-type="float" office:value="0.152548511116847" calcext:value-type="float">
            <text:p>0.1525485111168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96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99];[.D99];[.F99];[.H99];[.J99];[.L99])/SUM([.C99];[.E99];[.G99];[.I99];[.K99];[.M99]))" office:value-type="float" office:value="124.058410293911" calcext:value-type="float">
            <text:p>124.058410293911</text:p>
          </table:table-cell>
          <table:table-cell table:formula="of:=(SUM([.B99];[.D99];[.F99];[.H99];[.J99];[.L98])/SUM([.C99];[.E99];[.G99];[.I99];[.K99];[.M98]))*100" office:value-type="float" office:value="0.806071912118549" calcext:value-type="float">
            <text:p>0.806071912118549</text:p>
          </table:table-cell>
          <table:table-cell office:value-type="float" office:value="11" calcext:value-type="float">
            <text:p>11</text:p>
          </table:table-cell>
          <table:table-cell table:formula="of:=[.O99]/[.P99]" office:value-type="float" office:value="0.07327926473805" calcext:value-type="float">
            <text:p>0.073279264738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96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0];[.D100];[.F100];[.H100];[.J100];[.L100])/SUM([.C100];[.E100];[.G100];[.I100];[.K100];[.M100]))" office:value-type="float" office:value="272.436698250852" calcext:value-type="float">
            <text:p>272.436698250852</text:p>
          </table:table-cell>
          <table:table-cell table:formula="of:=(SUM([.B100];[.D100];[.F100];[.H100];[.J100];[.L99])/SUM([.C100];[.E100];[.G100];[.I100];[.K100];[.M99]))*100" office:value-type="float" office:value="0.367057744577138" calcext:value-type="float">
            <text:p>0.367057744577138</text:p>
          </table:table-cell>
          <table:table-cell office:value-type="float" office:value="4" calcext:value-type="float">
            <text:p>4</text:p>
          </table:table-cell>
          <table:table-cell table:formula="of:=[.O100]/[.P100]" office:value-type="float" office:value="0.0917644361442846" calcext:value-type="float">
            <text:p>0.09176443614428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([.C96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1];[.D101];[.F101];[.H101];[.J101];[.L101])/SUM([.C101];[.E101];[.G101];[.I101];[.K101];[.M101]))" office:value-type="float" office:value="124.001016936028" calcext:value-type="float">
            <text:p>124.001016936028</text:p>
          </table:table-cell>
          <table:table-cell table:formula="of:=(SUM([.B101];[.D101];[.F101];[.H101];[.J101];[.L100])/SUM([.C101];[.E101];[.G101];[.I101];[.K101];[.M100]))*100" office:value-type="float" office:value="0.806444999169565" calcext:value-type="float">
            <text:p>0.806444999169565</text:p>
          </table:table-cell>
          <table:table-cell office:value-type="float" office:value="5" calcext:value-type="float">
            <text:p>5</text:p>
          </table:table-cell>
          <table:table-cell table:formula="of:=[.O101]/[.P101]" office:value-type="float" office:value="0.161288999833913" calcext:value-type="float">
            <text:p>0.1612889998339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2];[.D102];[.F102];[.H102];[.J102];[.L102])/SUM([.C102];[.E102];[.G102];[.I102];[.K102];[.M102]))" office:value-type="float" office:value="7.92792625444076" calcext:value-type="float">
            <text:p>7.92792625444076</text:p>
          </table:table-cell>
          <table:table-cell table:formula="of:=(SUM([.B102];[.D102];[.F102];[.H102];[.J102];[.L101])/SUM([.C102];[.E102];[.G102];[.I102];[.K102];[.M101]))*100" office:value-type="float" office:value="12.613639026219" calcext:value-type="float">
            <text:p>12.613639026219</text:p>
          </table:table-cell>
          <table:table-cell office:value-type="float" office:value="19" calcext:value-type="float">
            <text:p>19</text:p>
          </table:table-cell>
          <table:table-cell table:formula="of:=[.O102]/[.P102]" office:value-type="float" office:value="0.663875738222052" calcext:value-type="float">
            <text:p>0.663875738222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[.C96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03];[.D103];[.F103];[.H103];[.J103];[.L103])/SUM([.C103];[.E103];[.G103];[.I103];[.K103];[.M103]))" office:value-type="float" office:value="28.8373790022338" calcext:value-type="float">
            <text:p>28.8373790022338</text:p>
          </table:table-cell>
          <table:table-cell table:formula="of:=(SUM([.B103];[.D103];[.F103];[.H103];[.J103];[.L102])/SUM([.C103];[.E103];[.G103];[.I103];[.K103];[.M102]))*100" office:value-type="float" office:value="3.46772152879268" calcext:value-type="float">
            <text:p>3.46772152879268</text:p>
          </table:table-cell>
          <table:table-cell office:value-type="float" office:value="8" calcext:value-type="float">
            <text:p>8</text:p>
          </table:table-cell>
          <table:table-cell table:formula="of:=[.O103]/[.P103]" office:value-type="float" office:value="0.433465191099084" calcext:value-type="float">
            <text:p>0.4334651910990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/>
          <table:table-cell table:style-name="ce1" office:value-type="string" calcext:value-type="string">
            <text:p>https://www.codedyellow.com/fusion-strike-pull-rate/</text:p>
          </table:table-cell>
          <table:table-cell table:style-name="ce1" table:number-columns-repeated="3"/>
          <table:table-cell/>
          <table:table-cell table:formula="of:=SUM([.O95:.O103])" office:value-type="float" office:value="40.2037958718286" calcext:value-type="float">
            <text:p>40.203795871828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office:value-type="string" calcext:value-type="string">
            <text:p>Rarity</text:p>
          </table:table-cell>
          <table:table-cell table:style-name="Default" office:value-type="string" calcext:value-type="string">
            <text:p>sample size</text:p>
          </table:table-cell>
          <table:table-cell/>
          <table:table-cell office:value-type="string" calcext:value-type="string">
            <text:p>95% MoE 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Group 1</text:p>
          </table:table-cell>
          <table:table-cell table:style-name="ce3" table:formula="of:=SUM([.B109:.B114])" office:value-type="float" office:value="845.228601807549" calcext:value-type="float">
            <text:p>845.22860180754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09:.D114])" office:value-type="float" office:value="497" calcext:value-type="float">
            <text:p>497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09:.F114])" office:value-type="float" office:value="128" calcext:value-type="float">
            <text:p>128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09:.H114])" office:value-type="float" office:value="78" calcext:value-type="float">
            <text:p>7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08];[.D108];[.F108];[.H108])/SUM([.C108];[.E108];[.G108];[.I108]))" office:value-type="float" office:value="6.26780824787155" calcext:value-type="float">
            <text:p>6.26780824787155</text:p>
          </table:table-cell>
          <table:table-cell table:formula="of:=((SUM(;[.B108];[.D108];[.F108];[.H108])/[.O108])*100)" office:value-type="float" office:value="15.95454041434" calcext:value-type="float">
            <text:p>15.95454041434</text:p>
          </table:table-cell>
          <table:table-cell office:value-type="float" office:value="6" calcext:value-type="float">
            <text:p>6</text:p>
          </table:table-cell>
          <table:table-cell table:formula="of:=[.K108]/[.L108]" office:value-type="float" office:value="2.65909006905666" calcext:value-type="float">
            <text:p>2.65909006905666</text:p>
          </table:table-cell>
          <table:table-cell table:style-name="ce3" office:value-type="string" calcext:value-type="string">
            <text:p>Group 1</text:p>
          </table:table-cell>
          <table:table-cell table:style-name="Default" table:formula="of:=SUM([.I108];[.G108];[.E108];[.C108];)" office:value-type="float" office:value="9704" calcext:value-type="float">
            <text:p>9704</text:p>
          </table:table-cell>
          <table:table-cell table:formula="of:=([.K108]/100)" office:value-type="float" office:value="0.1595454041434" calcext:value-type="float">
            <text:p>0.1595454041434</text:p>
          </table:table-cell>
          <table:table-cell table:formula="of:=1.96*SQRT(([.P108]*(1-[.P108]))/[.O108])" office:value-type="float" office:value="0.00728584545418487" calcext:value-type="float">
            <text:p>0.007285845454184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09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9];[.D109];[.F109];[.H109])/SUM([.C109];[.E109];[.G109];[.I109]))" office:value-type="float" office:value="34.4520710059172" calcext:value-type="float">
            <text:p>34.4520710059172</text:p>
          </table:table-cell>
          <table:table-cell table:formula="of:=((SUM(;[.B109];[.D109];[.F109];[.H109])/[.O109])*100)" office:value-type="float" office:value="2.90258312723276" calcext:value-type="float">
            <text:p>2.90258312723276</text:p>
          </table:table-cell>
          <table:table-cell office:value-type="float" office:value="1" calcext:value-type="float">
            <text:p>1</text:p>
          </table:table-cell>
          <table:table-cell table:formula="of:=[.K109]/[.L109]" office:value-type="float" office:value="2.90258312723276" calcext:value-type="float">
            <text:p>2.90258312723276</text:p>
          </table:table-cell>
          <table:table-cell office:value-type="string" calcext:value-type="string">
            <text:p>Dark Gyara</text:p>
          </table:table-cell>
          <table:table-cell table:style-name="Default" table:formula="of:=SUM([.I109];[.G109];[.E109];[.C109];)" office:value-type="float" office:value="9704" calcext:value-type="float">
            <text:p>9704</text:p>
          </table:table-cell>
          <table:table-cell table:formula="of:=([.K109]/100)" office:value-type="float" office:value="0.0290258312723276" calcext:value-type="float">
            <text:p>0.0290258312723276</text:p>
          </table:table-cell>
          <table:table-cell table:formula="of:=1.96*SQRT(([.P109]*(1-[.P109]))/[.O109])" office:value-type="float" office:value="0.00334023366474752" calcext:value-type="float">
            <text:p>0.003340233664747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10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0];[.D110];[.F110];[.H110])/SUM([.C110];[.E110];[.G110];[.I110]))" office:value-type="float" office:value="36.2745808790213" calcext:value-type="float">
            <text:p>36.2745808790213</text:p>
          </table:table-cell>
          <table:table-cell table:formula="of:=((SUM(;[.B110];[.D110];[.F110];[.H110])/[.O110])*100)" office:value-type="float" office:value="2.75675135526743" calcext:value-type="float">
            <text:p>2.75675135526743</text:p>
          </table:table-cell>
          <table:table-cell office:value-type="float" office:value="1" calcext:value-type="float">
            <text:p>1</text:p>
          </table:table-cell>
          <table:table-cell table:formula="of:=[.K110]/[.L110]" office:value-type="float" office:value="2.75675135526743" calcext:value-type="float">
            <text:p>2.75675135526743</text:p>
          </table:table-cell>
          <table:table-cell office:value-type="string" calcext:value-type="string">
            <text:p>claydol</text:p>
          </table:table-cell>
          <table:table-cell table:style-name="Default" table:formula="of:=SUM([.I110];[.G110];[.E110];[.C110];)" office:value-type="float" office:value="9704" calcext:value-type="float">
            <text:p>9704</text:p>
          </table:table-cell>
          <table:table-cell table:formula="of:=([.K110]/100)" office:value-type="float" office:value="0.0275675135526743" calcext:value-type="float">
            <text:p>0.0275675135526743</text:p>
          </table:table-cell>
          <table:table-cell table:formula="of:=1.96*SQRT(([.P110]*(1-[.P110]))/[.O110])" office:value-type="float" office:value="0.0032576858790709" calcext:value-type="float">
            <text:p>0.00325768587907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1];[.D111];[.F111];[.H111])/SUM([.C111];[.E111];[.G111];[.I111]))" office:value-type="float" office:value="37.3390337751176" calcext:value-type="float">
            <text:p>37.3390337751176</text:p>
          </table:table-cell>
          <table:table-cell table:formula="of:=((SUM(;[.B111];[.D111];[.F111];[.H111])/[.O111])*100)" office:value-type="float" office:value="2.678162498855" calcext:value-type="float">
            <text:p>2.678162498855</text:p>
          </table:table-cell>
          <table:table-cell office:value-type="float" office:value="1" calcext:value-type="float">
            <text:p>1</text:p>
          </table:table-cell>
          <table:table-cell table:formula="of:=[.K111]/[.L111]" office:value-type="float" office:value="2.678162498855" calcext:value-type="float">
            <text:p>2.678162498855</text:p>
          </table:table-cell>
          <table:table-cell office:value-type="string" calcext:value-type="string">
            <text:p>r.zapdos</text:p>
          </table:table-cell>
          <table:table-cell table:style-name="Default" table:formula="of:=SUM([.I111];[.G111];[.E111];[.C111];)" office:value-type="float" office:value="9704" calcext:value-type="float">
            <text:p>9704</text:p>
          </table:table-cell>
          <table:table-cell table:formula="of:=([.K111]/100)" office:value-type="float" office:value="0.02678162498855" calcext:value-type="float">
            <text:p>0.02678162498855</text:p>
          </table:table-cell>
          <table:table-cell table:formula="of:=1.96*SQRT(([.P111]*(1-[.P111]))/[.O111])" office:value-type="float" office:value="0.00321221266240147" calcext:value-type="float">
            <text:p>0.003212212662401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2];[.D112];[.F112];[.H112])/SUM([.C112];[.E112];[.G112];[.I112]))" office:value-type="float" office:value="38.1178416373785" calcext:value-type="float">
            <text:p>38.1178416373785</text:p>
          </table:table-cell>
          <table:table-cell table:formula="of:=((SUM(;[.B112];[.D112];[.F112];[.H112])/[.O112])*100)" office:value-type="float" office:value="2.62344339827309" calcext:value-type="float">
            <text:p>2.62344339827309</text:p>
          </table:table-cell>
          <table:table-cell office:value-type="float" office:value="1" calcext:value-type="float">
            <text:p>1</text:p>
          </table:table-cell>
          <table:table-cell table:formula="of:=[.K112]/[.L112]" office:value-type="float" office:value="2.62344339827309" calcext:value-type="float">
            <text:p>2.62344339827309</text:p>
          </table:table-cell>
          <table:table-cell office:value-type="string" calcext:value-type="string">
            <text:p>TM Groundon</text:p>
          </table:table-cell>
          <table:table-cell table:style-name="Default" table:formula="of:=SUM([.I112];[.G112];[.E112];[.C112];)" office:value-type="float" office:value="9704" calcext:value-type="float">
            <text:p>9704</text:p>
          </table:table-cell>
          <table:table-cell table:formula="of:=([.K112]/100)" office:value-type="float" office:value="0.0262344339827309" calcext:value-type="float">
            <text:p>0.0262344339827309</text:p>
          </table:table-cell>
          <table:table-cell table:formula="of:=1.96*SQRT(([.P112]*(1-[.P112]))/[.O112])" office:value-type="float" office:value="0.0031801216484394" calcext:value-type="float">
            <text:p>0.003180121648439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3];[.D113];[.F113];[.H113])/SUM([.C113];[.E113];[.G113];[.I113]))" office:value-type="float" office:value="39.5147878268324" calcext:value-type="float">
            <text:p>39.5147878268324</text:p>
          </table:table-cell>
          <table:table-cell table:formula="of:=((SUM(;[.B113];[.D113];[.F113];[.H113])/[.O113])*100)" office:value-type="float" office:value="2.53069813858637" calcext:value-type="float">
            <text:p>2.53069813858637</text:p>
          </table:table-cell>
          <table:table-cell office:value-type="float" office:value="1" calcext:value-type="float">
            <text:p>1</text:p>
          </table:table-cell>
          <table:table-cell table:formula="of:=[.K113]/[.L113]" office:value-type="float" office:value="2.53069813858637" calcext:value-type="float">
            <text:p>2.53069813858637</text:p>
          </table:table-cell>
          <table:table-cell office:value-type="string" calcext:value-type="string">
            <text:p>imposter oak</text:p>
          </table:table-cell>
          <table:table-cell table:style-name="Default" table:formula="of:=SUM([.I113];[.G113];[.E113];[.C113];)" office:value-type="float" office:value="9704" calcext:value-type="float">
            <text:p>9704</text:p>
          </table:table-cell>
          <table:table-cell table:formula="of:=([.K113]/100)" office:value-type="float" office:value="0.0253069813858637" calcext:value-type="float">
            <text:p>0.0253069813858637</text:p>
          </table:table-cell>
          <table:table-cell table:formula="of:=1.96*SQRT(([.P113]*(1-[.P113]))/[.O113])" office:value-type="float" office:value="0.0031248903143864" calcext:value-type="float">
            <text:p>0.00312489031438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4];[.D114];[.F114];[.H114])/SUM([.C114];[.E114];[.G114];[.I114]))" office:value-type="float" office:value="40.602510460251" calcext:value-type="float">
            <text:p>40.602510460251</text:p>
          </table:table-cell>
          <table:table-cell table:formula="of:=((SUM(;[.B114];[.D114];[.F114];[.H114])/[.O114])*100)" office:value-type="float" office:value="2.46290189612531" calcext:value-type="float">
            <text:p>2.46290189612531</text:p>
          </table:table-cell>
          <table:table-cell office:value-type="float" office:value="1" calcext:value-type="float">
            <text:p>1</text:p>
          </table:table-cell>
          <table:table-cell table:formula="of:=[.K114]/[.L114]" office:value-type="float" office:value="2.46290189612531" calcext:value-type="float">
            <text:p>2.46290189612531</text:p>
          </table:table-cell>
          <table:table-cell office:value-type="string" calcext:value-type="string">
            <text:p>HCTR</text:p>
          </table:table-cell>
          <table:table-cell table:style-name="Default" table:formula="of:=SUM([.I114];[.G114];[.E114];[.C114];)" office:value-type="float" office:value="9704" calcext:value-type="float">
            <text:p>9704</text:p>
          </table:table-cell>
          <table:table-cell table:formula="of:=([.K114]/100)" office:value-type="float" office:value="0.0246290189612531" calcext:value-type="float">
            <text:p>0.0246290189612531</text:p>
          </table:table-cell>
          <table:table-cell table:formula="of:=1.96*SQRT(([.P114]*(1-[.P114]))/[.O114])" office:value-type="float" office:value="0.00308382091230887" calcext:value-type="float">
            <text:p>0.00308382091230887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2</text:p>
          </table:table-cell>
          <table:table-cell table:style-name="ce3" table:formula="of:=SUM([.B117:.B121])" office:value-type="float" office:value="521.968945551607" calcext:value-type="float">
            <text:p>521.968945551607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17:.D121])" office:value-type="float" office:value="385" calcext:value-type="float">
            <text:p>38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17:.F121])" office:value-type="float" office:value="70" calcext:value-type="float">
            <text:p>7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17:.H121])" office:value-type="float" office:value="64" calcext:value-type="float">
            <text:p>64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16];[.D116];[.F116];[.H116])/SUM([.C116];[.E116];[.G116];[.I116]))" office:value-type="float" office:value="9.32208404628043" calcext:value-type="float">
            <text:p>9.32208404628043</text:p>
          </table:table-cell>
          <table:table-cell table:formula="of:=((SUM(;[.B116];[.D116];[.F116];[.H116])/[.O116])*100)" office:value-type="float" office:value="10.7272150201114" calcext:value-type="float">
            <text:p>10.7272150201114</text:p>
          </table:table-cell>
          <table:table-cell office:value-type="float" office:value="5" calcext:value-type="float">
            <text:p>5</text:p>
          </table:table-cell>
          <table:table-cell table:formula="of:=[.K116]/[.L116]" office:value-type="float" office:value="2.14544300402227" calcext:value-type="float">
            <text:p>2.14544300402227</text:p>
          </table:table-cell>
          <table:table-cell table:style-name="ce3" office:value-type="string" calcext:value-type="string">
            <text:p>Group 2</text:p>
          </table:table-cell>
          <table:table-cell table:style-name="Default" table:formula="of:=SUM([.I116];[.G116];[.E116];[.C116];)" office:value-type="float" office:value="9704" calcext:value-type="float">
            <text:p>9704</text:p>
          </table:table-cell>
          <table:table-cell table:formula="of:=([.K116]/100)" office:value-type="float" office:value="0.107272150201114" calcext:value-type="float">
            <text:p>0.107272150201114</text:p>
          </table:table-cell>
          <table:table-cell table:formula="of:=1.96*SQRT(([.P116]*(1-[.P116]))/[.O116])" office:value-type="float" office:value="0.00615720639882199" calcext:value-type="float">
            <text:p>0.006157206398821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7];[.D117];[.F117];[.H117])/SUM([.C117];[.E117];[.G117];[.I117]))" office:value-type="float" office:value="46.0569541890219" calcext:value-type="float">
            <text:p>46.0569541890219</text:p>
          </table:table-cell>
          <table:table-cell table:formula="of:=((SUM(;[.B117];[.D117];[.F117];[.H117])/[.O117])*100)" office:value-type="float" office:value="2.17122477508154" calcext:value-type="float">
            <text:p>2.17122477508154</text:p>
          </table:table-cell>
          <table:table-cell office:value-type="float" office:value="1" calcext:value-type="float">
            <text:p>1</text:p>
          </table:table-cell>
          <table:table-cell table:formula="of:=[.K117]/[.L117]" office:value-type="float" office:value="2.17122477508154" calcext:value-type="float">
            <text:p>2.17122477508154</text:p>
          </table:table-cell>
          <table:table-cell office:value-type="string" calcext:value-type="string">
            <text:p>rocket admin</text:p>
          </table:table-cell>
          <table:table-cell table:style-name="Default" table:formula="of:=SUM([.I117];[.G117];[.E117];[.C117];)" office:value-type="float" office:value="9704" calcext:value-type="float">
            <text:p>9704</text:p>
          </table:table-cell>
          <table:table-cell table:formula="of:=([.K117]/100)" office:value-type="float" office:value="0.0217122477508154" calcext:value-type="float">
            <text:p>0.0217122477508154</text:p>
          </table:table-cell>
          <table:table-cell table:formula="of:=1.96*SQRT(([.P117]*(1-[.P117]))/[.O117])" office:value-type="float" office:value="0.00289978886977029" calcext:value-type="float">
            <text:p>0.002899788869770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8];[.D118];[.F118];[.H118])/SUM([.C118];[.E118];[.G118];[.I118]))" office:value-type="float" office:value="45.6238757154538" calcext:value-type="float">
            <text:p>45.6238757154538</text:p>
          </table:table-cell>
          <table:table-cell table:formula="of:=((SUM(;[.B118];[.D118];[.F118];[.H118])/[.O118])*100)" office:value-type="float" office:value="2.19183483278971" calcext:value-type="float">
            <text:p>2.19183483278971</text:p>
          </table:table-cell>
          <table:table-cell office:value-type="float" office:value="1" calcext:value-type="float">
            <text:p>1</text:p>
          </table:table-cell>
          <table:table-cell table:formula="of:=[.K118]/[.L118]" office:value-type="float" office:value="2.19183483278971" calcext:value-type="float">
            <text:p>2.19183483278971</text:p>
          </table:table-cell>
          <table:table-cell office:value-type="string" calcext:value-type="string">
            <text:p>cleffa</text:p>
          </table:table-cell>
          <table:table-cell table:style-name="Default" table:formula="of:=SUM([.I118];[.G118];[.E118];[.C118];)" office:value-type="float" office:value="9704" calcext:value-type="float">
            <text:p>9704</text:p>
          </table:table-cell>
          <table:table-cell table:formula="of:=([.K118]/100)" office:value-type="float" office:value="0.0219183483278971" calcext:value-type="float">
            <text:p>0.0219183483278971</text:p>
          </table:table-cell>
          <table:table-cell table:formula="of:=1.96*SQRT(([.P118]*(1-[.P118]))/[.O118])" office:value-type="float" office:value="0.0029132123714268" calcext:value-type="float">
            <text:p>0.00291321237142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9];[.D119];[.F119];[.H119])/SUM([.C119];[.E119];[.G119];[.I119]))" office:value-type="float" office:value="47.019381443299" calcext:value-type="float">
            <text:p>47.019381443299</text:p>
          </table:table-cell>
          <table:table-cell table:formula="of:=((SUM(;[.B119];[.D119];[.F119];[.H119])/[.O119])*100)" office:value-type="float" office:value="2.12678255073582" calcext:value-type="float">
            <text:p>2.12678255073582</text:p>
          </table:table-cell>
          <table:table-cell office:value-type="float" office:value="1" calcext:value-type="float">
            <text:p>1</text:p>
          </table:table-cell>
          <table:table-cell table:formula="of:=[.K119]/[.L119]" office:value-type="float" office:value="2.12678255073582" calcext:value-type="float">
            <text:p>2.12678255073582</text:p>
          </table:table-cell>
          <table:table-cell office:value-type="string" calcext:value-type="string">
            <text:p>blastoise</text:p>
          </table:table-cell>
          <table:table-cell table:style-name="Default" table:formula="of:=SUM([.I119];[.G119];[.E119];[.C119];)" office:value-type="float" office:value="9704" calcext:value-type="float">
            <text:p>9704</text:p>
          </table:table-cell>
          <table:table-cell table:formula="of:=([.K119]/100)" office:value-type="float" office:value="0.0212678255073582" calcext:value-type="float">
            <text:p>0.0212678255073582</text:p>
          </table:table-cell>
          <table:table-cell table:formula="of:=1.96*SQRT(([.P119]*(1-[.P119]))/[.O119])" office:value-type="float" office:value="0.00287060974183687" calcext:value-type="float">
            <text:p>0.002870609741836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0];[.D120];[.F120];[.H120])/SUM([.C120];[.E120];[.G120];[.I120]))" office:value-type="float" office:value="46.3964692901802" calcext:value-type="float">
            <text:p>46.3964692901802</text:p>
          </table:table-cell>
          <table:table-cell table:formula="of:=((SUM(;[.B120];[.D120];[.F120];[.H120])/[.O120])*100)" office:value-type="float" office:value="2.15533641955736" calcext:value-type="float">
            <text:p>2.15533641955736</text:p>
          </table:table-cell>
          <table:table-cell office:value-type="float" office:value="1" calcext:value-type="float">
            <text:p>1</text:p>
          </table:table-cell>
          <table:table-cell table:formula="of:=[.K120]/[.L120]" office:value-type="float" office:value="2.15533641955736" calcext:value-type="float">
            <text:p>2.15533641955736</text:p>
          </table:table-cell>
          <table:table-cell office:value-type="string" calcext:value-type="string">
            <text:p>birthday pika</text:p>
          </table:table-cell>
          <table:table-cell table:style-name="Default" table:formula="of:=SUM([.I120];[.G120];[.E120];[.C120];)" office:value-type="float" office:value="9704" calcext:value-type="float">
            <text:p>9704</text:p>
          </table:table-cell>
          <table:table-cell table:formula="of:=([.K120]/100)" office:value-type="float" office:value="0.0215533641955736" calcext:value-type="float">
            <text:p>0.0215533641955736</text:p>
          </table:table-cell>
          <table:table-cell table:formula="of:=1.96*SQRT(([.P120]*(1-[.P120]))/[.O120])" office:value-type="float" office:value="0.00288939411108725" calcext:value-type="float">
            <text:p>0.002889394111087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1];[.D121];[.F121];[.H121])/SUM([.C121];[.E121];[.G121];[.I121]))" office:value-type="float" office:value="48.029898989899" calcext:value-type="float">
            <text:p>48.029898989899</text:p>
          </table:table-cell>
          <table:table-cell table:formula="of:=((SUM(;[.B121];[.D121];[.F121];[.H121])/[.O121])*100)" office:value-type="float" office:value="2.08203644194693" calcext:value-type="float">
            <text:p>2.08203644194693</text:p>
          </table:table-cell>
          <table:table-cell office:value-type="float" office:value="1" calcext:value-type="float">
            <text:p>1</text:p>
          </table:table-cell>
          <table:table-cell table:formula="of:=[.K121]/[.L121]" office:value-type="float" office:value="2.08203644194693" calcext:value-type="float">
            <text:p>2.08203644194693</text:p>
          </table:table-cell>
          <table:table-cell office:value-type="string" calcext:value-type="string">
            <text:p>venusaur</text:p>
          </table:table-cell>
          <table:table-cell table:style-name="Default" table:formula="of:=SUM([.I121];[.G121];[.E121];[.C121];)" office:value-type="float" office:value="9704" calcext:value-type="float">
            <text:p>9704</text:p>
          </table:table-cell>
          <table:table-cell table:formula="of:=([.K121]/100)" office:value-type="float" office:value="0.0208203644194693" calcext:value-type="float">
            <text:p>0.0208203644194693</text:p>
          </table:table-cell>
          <table:table-cell table:formula="of:=1.96*SQRT(([.P121]*(1-[.P121]))/[.O121])" office:value-type="float" office:value="0.00284090052559244" calcext:value-type="float">
            <text:p>0.00284090052559244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Chomp</text:p>
          </table:table-cell>
          <table:table-cell table:style-name="ce3" table:formula="of:=(5000/64)" office:value-type="float" office:value="78.125" calcext:value-type="float">
            <text:p>78.125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5" calcext:value-type="float">
            <text:p>5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([.G123]/77.8)" office:value-type="float" office:value="10" calcext:value-type="float">
            <text:p>1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24])" office:value-type="float" office:value="8" calcext:value-type="float">
            <text:p>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23];[.D123];[.F123];[.H123])/SUM([.C123];[.E123];[.G123];[.I123]))" office:value-type="float" office:value="64.2117452440033" calcext:value-type="float">
            <text:p>64.2117452440033</text:p>
          </table:table-cell>
          <table:table-cell table:formula="of:=((SUM(;[.B123];[.D123];[.F123];[.H123])/[.O123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23]/[.L123]" office:value-type="float" office:value="1.55734748557296" calcext:value-type="float">
            <text:p>1.55734748557296</text:p>
          </table:table-cell>
          <table:table-cell table:style-name="ce3" office:value-type="string" calcext:value-type="string">
            <text:p>Chomp</text:p>
          </table:table-cell>
          <table:table-cell table:style-name="Default" table:formula="of:=SUM([.I123];[.G123];[.E123];[.C123];)" office:value-type="float" office:value="9704" calcext:value-type="float">
            <text:p>9704</text:p>
          </table:table-cell>
          <table:table-cell table:formula="of:=([.K123]/100)" office:value-type="float" office:value="0.0155734748557296" calcext:value-type="float">
            <text:p>0.0155734748557296</text:p>
          </table:table-cell>
          <table:table-cell table:formula="of:=1.96*SQRT(([.P123]*(1-[.P123]))/[.O123])" office:value-type="float" office:value="0.00246357106166566" calcext:value-type="float">
            <text:p>0.002463571061665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24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4];[.D124];[.F124];[.H124])/SUM([.C124];[.E124];[.G124];[.I124]))" office:value-type="float" office:value="64.2117452440033" calcext:value-type="float">
            <text:p>64.2117452440033</text:p>
          </table:table-cell>
          <table:table-cell table:formula="of:=((SUM(;[.B124];[.D124];[.F124];[.H124])/[.O124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24]/[.L124]" office:value-type="float" office:value="1.55734748557296" calcext:value-type="float">
            <text:p>1.55734748557296</text:p>
          </table:table-cell>
          <table:table-cell office:value-type="string" calcext:value-type="string">
            <text:p>chomp lv x</text:p>
          </table:table-cell>
          <table:table-cell table:style-name="Default" table:formula="of:=SUM([.I124];[.G124];[.E124];[.C124];)" office:value-type="float" office:value="9704" calcext:value-type="float">
            <text:p>9704</text:p>
          </table:table-cell>
          <table:table-cell table:formula="of:=([.K124]/100)" office:value-type="float" office:value="0.0155734748557296" calcext:value-type="float">
            <text:p>0.0155734748557296</text:p>
          </table:table-cell>
          <table:table-cell table:formula="of:=1.96*SQRT(([.P124]*(1-[.P124]))/[.O124])" office:value-type="float" office:value="0.00246357106166566" calcext:value-type="float">
            <text:p>0.00246357106166566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3</text:p>
          </table:table-cell>
          <table:table-cell table:style-name="ce3" table:formula="of:=SUM([.B127:.B132])" office:value-type="float" office:value="330.739943975499" calcext:value-type="float">
            <text:p>330.73994397549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27:.D132])" office:value-type="float" office:value="220" calcext:value-type="float">
            <text:p>220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27:.F132])" office:value-type="float" office:value="52" calcext:value-type="float">
            <text:p>52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27:.H132])" office:value-type="float" office:value="31" calcext:value-type="float">
            <text:p>31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26];[.D126];[.F126];[.H126])/SUM([.C126];[.E126];[.G126];[.I126]))" office:value-type="float" office:value="15.3122745256139" calcext:value-type="float">
            <text:p>15.3122745256139</text:p>
          </table:table-cell>
          <table:table-cell table:formula="of:=((SUM(;[.B126];[.D126];[.F126];[.H126])/[.O126])*100)" office:value-type="float" office:value="6.53070840865106" calcext:value-type="float">
            <text:p>6.53070840865106</text:p>
          </table:table-cell>
          <table:table-cell office:value-type="float" office:value="6" calcext:value-type="float">
            <text:p>6</text:p>
          </table:table-cell>
          <table:table-cell table:formula="of:=[.K126]/[.L126]" office:value-type="float" office:value="1.08845140144184" calcext:value-type="float">
            <text:p>1.08845140144184</text:p>
          </table:table-cell>
          <table:table-cell table:style-name="ce3" office:value-type="string" calcext:value-type="string">
            <text:p>Group 3</text:p>
          </table:table-cell>
          <table:table-cell table:style-name="Default" table:formula="of:=SUM([.I126];[.G126];[.E126];[.C126];)" office:value-type="float" office:value="9704" calcext:value-type="float">
            <text:p>9704</text:p>
          </table:table-cell>
          <table:table-cell table:formula="of:=([.K126]/100)" office:value-type="float" office:value="0.0653070840865106" calcext:value-type="float">
            <text:p>0.0653070840865106</text:p>
          </table:table-cell>
          <table:table-cell table:formula="of:=1.96*SQRT(([.P126]*(1-[.P126]))/[.O126])" office:value-type="float" office:value="0.00491581238754159" calcext:value-type="float">
            <text:p>0.0049158123875415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7];[.D127];[.F127];[.H127])/SUM([.C127];[.E127];[.G127];[.I127]))" office:value-type="float" office:value="82.8675279176703" calcext:value-type="float">
            <text:p>82.8675279176703</text:p>
          </table:table-cell>
          <table:table-cell table:formula="of:=((SUM(;[.B127];[.D127];[.F127];[.H127])/[.O127])*100)" office:value-type="float" office:value="1.20674530196377" calcext:value-type="float">
            <text:p>1.20674530196377</text:p>
          </table:table-cell>
          <table:table-cell office:value-type="float" office:value="1" calcext:value-type="float">
            <text:p>1</text:p>
          </table:table-cell>
          <table:table-cell table:formula="of:=[.K127]/[.L127]" office:value-type="float" office:value="1.20674530196377" calcext:value-type="float">
            <text:p>1.20674530196377</text:p>
          </table:table-cell>
          <table:table-cell office:value-type="string" calcext:value-type="string">
            <text:p>donphan</text:p>
          </table:table-cell>
          <table:table-cell table:style-name="Default" table:formula="of:=SUM([.I127];[.G127];[.E127];[.C127];)" office:value-type="float" office:value="9704" calcext:value-type="float">
            <text:p>9704</text:p>
          </table:table-cell>
          <table:table-cell table:formula="of:=([.K127]/100)" office:value-type="float" office:value="0.0120674530196377" calcext:value-type="float">
            <text:p>0.0120674530196377</text:p>
          </table:table-cell>
          <table:table-cell table:formula="of:=1.96*SQRT(([.P127]*(1-[.P127]))/[.O127])" office:value-type="float" office:value="0.0021724617188124" calcext:value-type="float">
            <text:p>0.00217246171881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8];[.D128];[.F128];[.H128])/SUM([.C128];[.E128];[.G128];[.I128]))" office:value-type="float" office:value="85.0187449062755" calcext:value-type="float">
            <text:p>85.0187449062755</text:p>
          </table:table-cell>
          <table:table-cell table:formula="of:=((SUM(;[.B128];[.D128];[.F128];[.H128])/[.O128])*100)" office:value-type="float" office:value="1.17621120036811" calcext:value-type="float">
            <text:p>1.17621120036811</text:p>
          </table:table-cell>
          <table:table-cell office:value-type="float" office:value="1" calcext:value-type="float">
            <text:p>1</text:p>
          </table:table-cell>
          <table:table-cell table:formula="of:=[.K128]/[.L128]" office:value-type="float" office:value="1.17621120036811" calcext:value-type="float">
            <text:p>1.17621120036811</text:p>
          </table:table-cell>
          <table:table-cell office:value-type="string" calcext:value-type="string">
            <text:p>reshiram</text:p>
          </table:table-cell>
          <table:table-cell table:style-name="Default" table:formula="of:=SUM([.I128];[.G128];[.E128];[.C128];)" office:value-type="float" office:value="9704" calcext:value-type="float">
            <text:p>9704</text:p>
          </table:table-cell>
          <table:table-cell table:formula="of:=([.K128]/100)" office:value-type="float" office:value="0.0117621120036811" calcext:value-type="float">
            <text:p>0.0117621120036811</text:p>
          </table:table-cell>
          <table:table-cell table:formula="of:=1.96*SQRT(([.P128]*(1-[.P128]))/[.O128])" office:value-type="float" office:value="0.00214513230305367" calcext:value-type="float">
            <text:p>0.002145132303053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9];[.D129];[.F129];[.H129])/SUM([.C129];[.E129];[.G129];[.I129]))" office:value-type="float" office:value="88.2622688655672" calcext:value-type="float">
            <text:p>88.2622688655672</text:p>
          </table:table-cell>
          <table:table-cell table:formula="of:=((SUM(;[.B129];[.D129];[.F129];[.H129])/[.O129])*100)" office:value-type="float" office:value="1.13298696357229" calcext:value-type="float">
            <text:p>1.13298696357229</text:p>
          </table:table-cell>
          <table:table-cell office:value-type="float" office:value="1" calcext:value-type="float">
            <text:p>1</text:p>
          </table:table-cell>
          <table:table-cell table:formula="of:=[.K129]/[.L129]" office:value-type="float" office:value="1.13298696357229" calcext:value-type="float">
            <text:p>1.13298696357229</text:p>
          </table:table-cell>
          <table:table-cell office:value-type="string" calcext:value-type="string">
            <text:p>luxray lv x</text:p>
          </table:table-cell>
          <table:table-cell table:style-name="Default" table:formula="of:=SUM([.I129];[.G129];[.E129];[.C129];)" office:value-type="float" office:value="9704" calcext:value-type="float">
            <text:p>9704</text:p>
          </table:table-cell>
          <table:table-cell table:formula="of:=([.K129]/100)" office:value-type="float" office:value="0.0113298696357229" calcext:value-type="float">
            <text:p>0.0113298696357229</text:p>
          </table:table-cell>
          <table:table-cell table:formula="of:=1.96*SQRT(([.P129]*(1-[.P129]))/[.O129])" office:value-type="float" office:value="0.00210580833610548" calcext:value-type="float">
            <text:p>0.00210580833610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0];[.D130];[.F130];[.H130])/SUM([.C130];[.E130];[.G130];[.I130]))" office:value-type="float" office:value="96.875494443398" calcext:value-type="float">
            <text:p>96.875494443398</text:p>
          </table:table-cell>
          <table:table-cell table:formula="of:=((SUM(;[.B130];[.D130];[.F130];[.H130])/[.O130])*100)" office:value-type="float" office:value="1.03225279596821" calcext:value-type="float">
            <text:p>1.03225279596821</text:p>
          </table:table-cell>
          <table:table-cell office:value-type="float" office:value="1" calcext:value-type="float">
            <text:p>1</text:p>
          </table:table-cell>
          <table:table-cell table:formula="of:=[.K130]/[.L130]" office:value-type="float" office:value="1.03225279596821" calcext:value-type="float">
            <text:p>1.03225279596821</text:p>
          </table:table-cell>
          <table:table-cell office:value-type="string" calcext:value-type="string">
            <text:p>zekrom</text:p>
          </table:table-cell>
          <table:table-cell table:style-name="Default" table:formula="of:=SUM([.I130];[.G130];[.E130];[.C130];)" office:value-type="float" office:value="9704" calcext:value-type="float">
            <text:p>9704</text:p>
          </table:table-cell>
          <table:table-cell table:formula="of:=([.K130]/100)" office:value-type="float" office:value="0.0103225279596821" calcext:value-type="float">
            <text:p>0.0103225279596821</text:p>
          </table:table-cell>
          <table:table-cell table:formula="of:=1.96*SQRT(([.P130]*(1-[.P130]))/[.O130])" office:value-type="float" office:value="0.00201103928114687" calcext:value-type="float">
            <text:p>0.002011039281146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1];[.D131];[.F131];[.H131])/SUM([.C131];[.E131];[.G131];[.I131]))" office:value-type="float" office:value="101.941886455074" calcext:value-type="float">
            <text:p>101.941886455074</text:p>
          </table:table-cell>
          <table:table-cell table:formula="of:=((SUM(;[.B131];[.D131];[.F131];[.H131])/[.O131])*100)" office:value-type="float" office:value="0.980951044535265" calcext:value-type="float">
            <text:p>0.980951044535265</text:p>
          </table:table-cell>
          <table:table-cell office:value-type="float" office:value="1" calcext:value-type="float">
            <text:p>1</text:p>
          </table:table-cell>
          <table:table-cell table:formula="of:=[.K131]/[.L131]" office:value-type="float" office:value="0.980951044535265" calcext:value-type="float">
            <text:p>0.980951044535265</text:p>
          </table:table-cell>
          <table:table-cell office:value-type="string" calcext:value-type="string">
            <text:p>Guarde ex</text:p>
          </table:table-cell>
          <table:table-cell table:style-name="Default" table:formula="of:=SUM([.I131];[.G131];[.E131];[.C131];)" office:value-type="float" office:value="9704" calcext:value-type="float">
            <text:p>9704</text:p>
          </table:table-cell>
          <table:table-cell table:formula="of:=([.K131]/100)" office:value-type="float" office:value="0.00980951044535265" calcext:value-type="float">
            <text:p>0.00980951044535265</text:p>
          </table:table-cell>
          <table:table-cell table:formula="of:=1.96*SQRT(([.P131]*(1-[.P131]))/[.O131])" office:value-type="float" office:value="0.00196093735532788" calcext:value-type="float">
            <text:p>0.001960937355327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2];[.D132];[.F132];[.H132])/SUM([.C132];[.E132];[.G132];[.I132]))" office:value-type="float" office:value="99.8441330998249" calcext:value-type="float">
            <text:p>99.8441330998249</text:p>
          </table:table-cell>
          <table:table-cell table:formula="of:=((SUM(;[.B132];[.D132];[.F132];[.H132])/[.O132])*100)" office:value-type="float" office:value="1.00156110224343" calcext:value-type="float">
            <text:p>1.00156110224343</text:p>
          </table:table-cell>
          <table:table-cell office:value-type="float" office:value="1" calcext:value-type="float">
            <text:p>1</text:p>
          </table:table-cell>
          <table:table-cell table:formula="of:=[.K132]/[.L132]" office:value-type="float" office:value="1.00156110224343" calcext:value-type="float">
            <text:p>1.00156110224343</text:p>
          </table:table-cell>
          <table:table-cell office:value-type="string" calcext:value-type="string">
            <text:p>mew ex</text:p>
          </table:table-cell>
          <table:table-cell table:style-name="Default" table:formula="of:=SUM([.I132];[.G132];[.E132];[.C132];)" office:value-type="float" office:value="9704" calcext:value-type="float">
            <text:p>9704</text:p>
          </table:table-cell>
          <table:table-cell table:formula="of:=([.K132]/100)" office:value-type="float" office:value="0.0100156110224343" calcext:value-type="float">
            <text:p>0.0100156110224343</text:p>
          </table:table-cell>
          <table:table-cell table:formula="of:=1.96*SQRT(([.P132]*(1-[.P132]))/[.O132])" office:value-type="float" office:value="0.00198122397729703" calcext:value-type="float">
            <text:p>0.00198122397729703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4</text:p>
          </table:table-cell>
          <table:table-cell table:style-name="ce3" table:formula="of:=SUM([.B135:.B141])" office:value-type="float" office:value="257.15036073078" calcext:value-type="float">
            <text:p>257.15036073078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35:.D141])" office:value-type="float" office:value="194" calcext:value-type="float">
            <text:p>194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35:.F141])" office:value-type="float" office:value="45" calcext:value-type="float">
            <text:p>45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35:.H141])" office:value-type="float" office:value="36" calcext:value-type="float">
            <text:p>36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34];[.D134];[.F134];[.H134])/SUM([.C134];[.E134];[.G134];[.I134]))" office:value-type="float" office:value="18.2354475653721" calcext:value-type="float">
            <text:p>18.2354475653721</text:p>
          </table:table-cell>
          <table:table-cell table:formula="of:=((SUM(;[.B134];[.D134];[.F134];[.H134])/[.O134])*100)" office:value-type="float" office:value="5.48382482204019" calcext:value-type="float">
            <text:p>5.48382482204019</text:p>
          </table:table-cell>
          <table:table-cell office:value-type="float" office:value="7" calcext:value-type="float">
            <text:p>7</text:p>
          </table:table-cell>
          <table:table-cell table:formula="of:=[.K134]/[.L134]" office:value-type="float" office:value="0.783403546005741" calcext:value-type="float">
            <text:p>0.783403546005741</text:p>
          </table:table-cell>
          <table:table-cell table:style-name="ce3" office:value-type="string" calcext:value-type="string">
            <text:p>Group 4</text:p>
          </table:table-cell>
          <table:table-cell table:style-name="Default" table:formula="of:=SUM([.I134];[.G134];[.E134];[.C134];)" office:value-type="float" office:value="9704" calcext:value-type="float">
            <text:p>9704</text:p>
          </table:table-cell>
          <table:table-cell table:formula="of:=([.K134]/100)" office:value-type="float" office:value="0.0548382482204019" calcext:value-type="float">
            <text:p>0.0548382482204019</text:p>
          </table:table-cell>
          <table:table-cell table:formula="of:=1.96*SQRT(([.P134]*(1-[.P134]))/[.O134])" office:value-type="float" office:value="0.00452976355453388" calcext:value-type="float">
            <text:p>0.004529763554533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5];[.D135];[.F135];[.H135])/SUM([.C135];[.E135];[.G135];[.I135]))" office:value-type="float" office:value="122.809316175689" calcext:value-type="float">
            <text:p>122.809316175689</text:p>
          </table:table-cell>
          <table:table-cell table:formula="of:=((SUM(;[.B135];[.D135];[.F135];[.H135])/[.O135])*100)" office:value-type="float" office:value="0.814270473234636" calcext:value-type="float">
            <text:p>0.814270473234636</text:p>
          </table:table-cell>
          <table:table-cell office:value-type="float" office:value="1" calcext:value-type="float">
            <text:p>1</text:p>
          </table:table-cell>
          <table:table-cell table:formula="of:=[.K135]/[.L135]" office:value-type="float" office:value="0.814270473234636" calcext:value-type="float">
            <text:p>0.814270473234636</text:p>
          </table:table-cell>
          <table:table-cell office:value-type="string" calcext:value-type="string">
            <text:p>umbreon</text:p>
          </table:table-cell>
          <table:table-cell table:style-name="Default" table:formula="of:=SUM([.I135];[.G135];[.E135];[.C135];)" office:value-type="float" office:value="9704" calcext:value-type="float">
            <text:p>9704</text:p>
          </table:table-cell>
          <table:table-cell table:formula="of:=([.K135]/100)" office:value-type="float" office:value="0.00814270473234636" calcext:value-type="float">
            <text:p>0.00814270473234636</text:p>
          </table:table-cell>
          <table:table-cell table:formula="of:=1.96*SQRT(([.P135]*(1-[.P135]))/[.O135])" office:value-type="float" office:value="0.00178809099832174" calcext:value-type="float">
            <text:p>0.001788090998321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6];[.D136];[.F136];[.H136])/SUM([.C136];[.E136];[.G136];[.I136]))" office:value-type="float" office:value="119.845046645935" calcext:value-type="float">
            <text:p>119.845046645935</text:p>
          </table:table-cell>
          <table:table-cell table:formula="of:=((SUM(;[.B136];[.D136];[.F136];[.H136])/[.O136])*100)" office:value-type="float" office:value="0.834410789587621" calcext:value-type="float">
            <text:p>0.834410789587621</text:p>
          </table:table-cell>
          <table:table-cell office:value-type="float" office:value="1" calcext:value-type="float">
            <text:p>1</text:p>
          </table:table-cell>
          <table:table-cell table:formula="of:=[.K136]/[.L136]" office:value-type="float" office:value="0.834410789587621" calcext:value-type="float">
            <text:p>0.834410789587621</text:p>
          </table:table-cell>
          <table:table-cell office:value-type="string" calcext:value-type="string">
            <text:p>charizard</text:p>
          </table:table-cell>
          <table:table-cell table:style-name="Default" table:formula="of:=SUM([.I136];[.G136];[.E136];[.C136];)" office:value-type="float" office:value="9704" calcext:value-type="float">
            <text:p>9704</text:p>
          </table:table-cell>
          <table:table-cell table:formula="of:=([.K136]/100)" office:value-type="float" office:value="0.00834410789587621" calcext:value-type="float">
            <text:p>0.00834410789587621</text:p>
          </table:table-cell>
          <table:table-cell table:formula="of:=1.96*SQRT(([.P136]*(1-[.P136]))/[.O136])" office:value-type="float" office:value="0.00180988562792305" calcext:value-type="float">
            <text:p>0.001809885627923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7];[.D137];[.F137];[.H137])/SUM([.C137];[.E137];[.G137];[.I137]))" office:value-type="float" office:value="122.748585795097" calcext:value-type="float">
            <text:p>122.748585795097</text:p>
          </table:table-cell>
          <table:table-cell table:formula="of:=((SUM(;[.B137];[.D137];[.F137];[.H137])/[.O137])*100)" office:value-type="float" office:value="0.814673336985965" calcext:value-type="float">
            <text:p>0.814673336985965</text:p>
          </table:table-cell>
          <table:table-cell office:value-type="float" office:value="1" calcext:value-type="float">
            <text:p>1</text:p>
          </table:table-cell>
          <table:table-cell table:formula="of:=[.K137]/[.L137]" office:value-type="float" office:value="0.814673336985965" calcext:value-type="float">
            <text:p>0.814673336985965</text:p>
          </table:table-cell>
          <table:table-cell office:value-type="string" calcext:value-type="string">
            <text:p>xerneas ex</text:p>
          </table:table-cell>
          <table:table-cell table:style-name="Default" table:formula="of:=SUM([.I137];[.G137];[.E137];[.C137];)" office:value-type="float" office:value="9704" calcext:value-type="float">
            <text:p>9704</text:p>
          </table:table-cell>
          <table:table-cell table:formula="of:=([.K137]/100)" office:value-type="float" office:value="0.00814673336985965" calcext:value-type="float">
            <text:p>0.00814673336985965</text:p>
          </table:table-cell>
          <table:table-cell table:formula="of:=1.96*SQRT(([.P137]*(1-[.P137]))/[.O137])" office:value-type="float" office:value="0.0017885296441495" calcext:value-type="float">
            <text:p>0.0017885296441495</text:p>
          </table:table-cell>
          <table:table-cell table:style-name="ce1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8];[.D138];[.F138];[.H138])/SUM([.C138];[.E138];[.G138];[.I138]))" office:value-type="float" office:value="129.436330486518" calcext:value-type="float">
            <text:p>129.436330486518</text:p>
          </table:table-cell>
          <table:table-cell table:formula="of:=((SUM(;[.B138];[.D138];[.F138];[.H138])/[.O138])*100)" office:value-type="float" office:value="0.772580616463136" calcext:value-type="float">
            <text:p>0.772580616463136</text:p>
          </table:table-cell>
          <table:table-cell office:value-type="float" office:value="1" calcext:value-type="float">
            <text:p>1</text:p>
          </table:table-cell>
          <table:table-cell table:formula="of:=[.K138]/[.L138]" office:value-type="float" office:value="0.772580616463136" calcext:value-type="float">
            <text:p>0.772580616463136</text:p>
          </table:table-cell>
          <table:table-cell office:value-type="string" calcext:value-type="string">
            <text:p>mewtwo ex</text:p>
          </table:table-cell>
          <table:table-cell table:style-name="Default" table:formula="of:=SUM([.I138];[.G138];[.E138];[.C138];)" office:value-type="float" office:value="9704" calcext:value-type="float">
            <text:p>9704</text:p>
          </table:table-cell>
          <table:table-cell table:formula="of:=([.K138]/100)" office:value-type="float" office:value="0.00772580616463136" calcext:value-type="float">
            <text:p>0.00772580616463136</text:p>
          </table:table-cell>
          <table:table-cell table:formula="of:=1.96*SQRT(([.P138]*(1-[.P138]))/[.O138])" office:value-type="float" office:value="0.00174208134318535" calcext:value-type="float">
            <text:p>0.001742081343185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9];[.D139];[.F139];[.H139])/SUM([.C139];[.E139];[.G139];[.I139]))" office:value-type="float" office:value="134.746324387398" calcext:value-type="float">
            <text:p>134.746324387398</text:p>
          </table:table-cell>
          <table:table-cell table:formula="of:=((SUM(;[.B139];[.D139];[.F139];[.H139])/[.O139])*100)" office:value-type="float" office:value="0.74213527125607" calcext:value-type="float">
            <text:p>0.74213527125607</text:p>
          </table:table-cell>
          <table:table-cell office:value-type="float" office:value="1" calcext:value-type="float">
            <text:p>1</text:p>
          </table:table-cell>
          <table:table-cell table:formula="of:=[.K139]/[.L139]" office:value-type="float" office:value="0.74213527125607" calcext:value-type="float">
            <text:p>0.74213527125607</text:p>
          </table:table-cell>
          <table:table-cell office:value-type="string" calcext:value-type="string">
            <text:p>Mega ray ex</text:p>
          </table:table-cell>
          <table:table-cell table:style-name="Default" table:formula="of:=SUM([.I139];[.G139];[.E139];[.C139];)" office:value-type="float" office:value="9704" calcext:value-type="float">
            <text:p>9704</text:p>
          </table:table-cell>
          <table:table-cell table:formula="of:=([.K139]/100)" office:value-type="float" office:value="0.0074213527125607" calcext:value-type="float">
            <text:p>0.0074213527125607</text:p>
          </table:table-cell>
          <table:table-cell table:formula="of:=1.96*SQRT(([.P139]*(1-[.P139]))/[.O139])" office:value-type="float" office:value="0.0017076728664838" calcext:value-type="float">
            <text:p>0.001707672866483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0];[.D140];[.F140];[.H140])/SUM([.C140];[.E140];[.G140];[.I140]))" office:value-type="float" office:value="132.817792985458" calcext:value-type="float">
            <text:p>132.817792985458</text:p>
          </table:table-cell>
          <table:table-cell table:formula="of:=((SUM(;[.B140];[.D140];[.F140];[.H140])/[.O140])*100)" office:value-type="float" office:value="0.752911170651278" calcext:value-type="float">
            <text:p>0.752911170651278</text:p>
          </table:table-cell>
          <table:table-cell office:value-type="float" office:value="1" calcext:value-type="float">
            <text:p>1</text:p>
          </table:table-cell>
          <table:table-cell table:formula="of:=[.K140]/[.L140]" office:value-type="float" office:value="0.752911170651278" calcext:value-type="float">
            <text:p>0.752911170651278</text:p>
          </table:table-cell>
          <table:table-cell office:value-type="string" calcext:value-type="string">
            <text:p>Shiny karp</text:p>
          </table:table-cell>
          <table:table-cell table:style-name="Default" table:formula="of:=SUM([.I140];[.G140];[.E140];[.C140];)" office:value-type="float" office:value="9704" calcext:value-type="float">
            <text:p>9704</text:p>
          </table:table-cell>
          <table:table-cell table:formula="of:=([.K140]/100)" office:value-type="float" office:value="0.00752911170651278" calcext:value-type="float">
            <text:p>0.00752911170651278</text:p>
          </table:table-cell>
          <table:table-cell table:formula="of:=1.96*SQRT(([.P140]*(1-[.P140]))/[.O140])" office:value-type="float" office:value="0.00171993263084384" calcext:value-type="float">
            <text:p>0.001719932630843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1];[.D141];[.F141];[.H141])/SUM([.C141];[.E141];[.G141];[.I141]))" office:value-type="float" office:value="132.829790851896" calcext:value-type="float">
            <text:p>132.829790851896</text:p>
          </table:table-cell>
          <table:table-cell table:formula="of:=((SUM(;[.B141];[.D141];[.F141];[.H141])/[.O141])*100)" office:value-type="float" office:value="0.75284316386148" calcext:value-type="float">
            <text:p>0.75284316386148</text:p>
          </table:table-cell>
          <table:table-cell office:value-type="float" office:value="1" calcext:value-type="float">
            <text:p>1</text:p>
          </table:table-cell>
          <table:table-cell table:formula="of:=[.K141]/[.L141]" office:value-type="float" office:value="0.75284316386148" calcext:value-type="float">
            <text:p>0.75284316386148</text:p>
          </table:table-cell>
          <table:table-cell office:value-type="string" calcext:value-type="string">
            <text:p>tapu lele gx</text:p>
          </table:table-cell>
          <table:table-cell table:style-name="Default" table:formula="of:=SUM([.I141];[.G141];[.E141];[.C141];)" office:value-type="float" office:value="9704" calcext:value-type="float">
            <text:p>9704</text:p>
          </table:table-cell>
          <table:table-cell table:formula="of:=([.K141]/100)" office:value-type="float" office:value="0.0075284316386148" calcext:value-type="float">
            <text:p>0.0075284316386148</text:p>
          </table:table-cell>
          <table:table-cell table:formula="of:=1.96*SQRT(([.P141]*(1-[.P141]))/[.O141])" office:value-type="float" office:value="0.00171985554177688" calcext:value-type="float">
            <text:p>0.001719855541776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2"/>
          <table:table-cell office:value-type="string" calcext:value-type="string">
            <text:p>https://www.digitaltq.com/celebrations-booster-pull-rates-pokemon-tcg</text:p>
          </table:table-cell>
          <table:table-cell table:number-columns-repeated="7"/>
          <table:table-cell table:style-name="ce23"/>
          <table:table-cell table:number-columns-repeated="1007"/>
        </table:table-row>
        <table:table-row table:style-name="ro1">
          <table:table-cell table:number-columns-repeated="4"/>
          <table:table-cell table:style-name="ce5"/>
          <table:table-cell table:number-columns-repeated="11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5" office:value-type="float" office:value="778" calcext:value-type="float">
            <text:p>778</text:p>
          </table:table-cell>
          <table:table-cell table:formula="of:=35+29+40+28"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45];[.D145];[.F145];[.H145])/SUM([.C145];[.E145];[.G145];[.I145]))" office:value-type="float" office:value="4.0053166445817" calcext:value-type="float">
            <text:p>4.0053166445817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46];[.D146];[.F146];[.H146])/SUM([.C146];[.E146];[.G146];[.I146]))" office:value-type="float" office:value="12.8014648589684" calcext:value-type="float">
            <text:p>12.8014648589684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47];[.D147];[.F147];[.H147])/SUM([.C147];[.E147];[.G147];[.I147]))" office:value-type="float" office:value="24.4922480620155" calcext:value-type="float">
            <text:p>24.4922480620155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73" calcext:value-type="float">
            <text:p>73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48];[.D148];[.F148];[.H148])/SUM([.C148];[.E148];[.G148];[.I148]))" office:value-type="float" office:value="8.74855759696488" calcext:value-type="float">
            <text:p>8.74855759696488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49];[.D149];[.F149];[.H149])/SUM([.C149];[.E149];[.G149];[.I149]))" office:value-type="float" office:value="152.879032258065" calcext:value-type="float">
            <text:p>152.879032258065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/>
          <table:table-cell office:value-type="string" calcext:value-type="string">
            <text:p>https://www.digitaltq.com/celebrations-booster-pull-rates-pokemon-tcg</text:p>
          </table:table-cell>
          <table:table-cell table:number-columns-repeated="10"/>
          <table:table-cell table:style-name="ce23"/>
          <table:table-cell table:number-columns-repeated="1007"/>
        </table:table-row>
        <table:table-row table:style-name="ro1">
          <table:table-cell table:number-columns-repeated="1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ce1" table:formula="of:=17+37+20+19+33" office:value-type="float" office:value="126" calcext:value-type="float">
            <text:p>126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54];[.D154];[.F154];[.H154])/SUM([.C154];[.E154];[.G154];[.I154]))" office:value-type="float" office:value="162.147084100675" calcext:value-type="float">
            <text:p>162.147084100675</text:p>
          </table:table-cell>
          <table:table-cell table:formula="of:=(SUM([.B154];[.D154];[.F154];[.H154])/SUM([.C154];[.E154];[.G154];[.I154]))*100" office:value-type="float" office:value="0.616724010515731" calcext:value-type="float">
            <text:p>0.616724010515731</text:p>
          </table:table-cell>
          <table:table-cell office:value-type="float" office:value="5" calcext:value-type="float">
            <text:p>5</text:p>
          </table:table-cell>
          <table:table-cell table:formula="of:=[.K154]/[.L154]" office:value-type="float" office:value="0.123344802103146" calcext:value-type="float">
            <text:p>0.123344802103146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style-name="ce1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55];[.D155];[.F155];[.H155])/SUM([.C155];[.E155];[.G155];[.I155]))" office:value-type="float" office:value="50.0966106218308" calcext:value-type="float">
            <text:p>50.0966106218308</text:p>
          </table:table-cell>
          <table:table-cell table:formula="of:=(SUM([.B155];[.D155];[.F155];[.H155])/SUM([.C155];[.E155];[.G155];[.I155]))*100" office:value-type="float" office:value="1.99614302761677" calcext:value-type="float">
            <text:p>1.99614302761677</text:p>
          </table:table-cell>
          <table:table-cell office:value-type="float" office:value="22" calcext:value-type="float">
            <text:p>22</text:p>
          </table:table-cell>
          <table:table-cell table:formula="of:=[.K155]/[.L155]" office:value-type="float" office:value="0.0907337739825807" calcext:value-type="float">
            <text:p>0.0907337739825807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56];[.D156];[.F156];[.H156])/SUM([.C156];[.E156];[.G156];[.I156]))" office:value-type="float" office:value="94.4306450227604" calcext:value-type="float">
            <text:p>94.4306450227604</text:p>
          </table:table-cell>
          <table:table-cell table:formula="of:=(SUM([.B156];[.D156];[.F156];[.H156])/SUM([.C156];[.E156];[.G156];[.I156]))*100" office:value-type="float" office:value="1.05897825833867" calcext:value-type="float">
            <text:p>1.05897825833867</text:p>
          </table:table-cell>
          <table:table-cell office:value-type="float" office:value="11" calcext:value-type="float">
            <text:p>11</text:p>
          </table:table-cell>
          <table:table-cell table:formula="of:=[.K156]/[.L156]" office:value-type="float" office:value="0.0962707507580608" calcext:value-type="float">
            <text:p>0.0962707507580608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5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57];[.D157];[.F157];[.H157])/SUM([.C157];[.E157];[.G157];[.I157]))" office:value-type="float" office:value="97.5213766187688" calcext:value-type="float">
            <text:p>97.5213766187688</text:p>
          </table:table-cell>
          <table:table-cell table:formula="of:=(SUM([.B157];[.D157];[.F157];[.H157])/SUM([.C157];[.E157];[.G157];[.I157]))*100" office:value-type="float" office:value="1.0254162058327" calcext:value-type="float">
            <text:p>1.0254162058327</text:p>
          </table:table-cell>
          <table:table-cell office:value-type="float" office:value="16" calcext:value-type="float">
            <text:p>16</text:p>
          </table:table-cell>
          <table:table-cell table:formula="of:=[.K157]/[.L157]" office:value-type="float" office:value="0.0640885128645439" calcext:value-type="float">
            <text:p>0.0640885128645439</text:p>
          </table:table-cell>
          <table:table-cell office:value-type="string" calcext:value-type="string">
            <text:p>Rainbow Eeveelutions seem to be rarer than other rainbows</text:p>
          </table:table-cell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58];[.D158];[.F158];[.H158])/SUM([.C158];[.E158];[.G158];[.I158]))" office:value-type="float" office:value="289.377616777884" calcext:value-type="float">
            <text:p>289.377616777884</text:p>
          </table:table-cell>
          <table:table-cell table:formula="of:=(SUM([.B158];[.D158];[.F158];[.H158])/SUM([.C158];[.E158];[.G158];[.I158]))*100" office:value-type="float" office:value="0.345569229277178" calcext:value-type="float">
            <text:p>0.345569229277178</text:p>
          </table:table-cell>
          <table:table-cell office:value-type="float" office:value="6" calcext:value-type="float">
            <text:p>6</text:p>
          </table:table-cell>
          <table:table-cell table:formula="of:=[.K158]/[.L158]" office:value-type="float" office:value="0.0575948715461964" calcext:value-type="float">
            <text:p>0.0575948715461964</text:p>
          </table:table-cell>
          <table:table-cell office:value-type="string" calcext:value-type="string">
            <text:p>Eeveelution Pull rate</text:p>
          </table:table-cell>
          <table:table-cell table:style-name="ce23" table:formula="of:=28/19872" office:value-type="float" office:value="0.00140901771336554" calcext:value-type="float">
            <text:p>0.00140901771336554</text:p>
          </table:table-cell>
          <table:table-cell table:style-name="ce23" table:formula="of:=1/[.O158]" office:value-type="float" office:value="709.714285714286" calcext:value-type="float">
            <text:p>709.714285714286</text:p>
          </table:table-cell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59];[.D159];[.F159];[.H159])/SUM([.C159];[.E159];[.G159];[.I159]))" office:value-type="float" office:value="106.199855988479" calcext:value-type="float">
            <text:p>106.199855988479</text:p>
          </table:table-cell>
          <table:table-cell table:formula="of:=(SUM([.B159];[.D159];[.F159];[.H159])/SUM([.C159];[.E159];[.G159];[.I159]))*100" office:value-type="float" office:value="0.941620862563583" calcext:value-type="float">
            <text:p>0.941620862563583</text:p>
          </table:table-cell>
          <table:table-cell office:value-type="float" office:value="12" calcext:value-type="float">
            <text:p>12</text:p>
          </table:table-cell>
          <table:table-cell table:formula="of:=[.K159]/[.L159]" office:value-type="float" office:value="0.0784684052136319" calcext:value-type="float">
            <text:p>0.0784684052136319</text:p>
          </table:table-cell>
          <table:table-cell office:value-type="string" calcext:value-type="string">
            <text:p>Others Pull Rate</text:p>
          </table:table-cell>
          <table:table-cell table:style-name="ce23" table:formula="of:=[.K157]-[.O158]" office:value-type="float" office:value="1.02400718811934" calcext:value-type="float">
            <text:p>1.02400718811934</text:p>
          </table:table-cell>
          <table:table-cell table:style-name="ce23" table:formula="of:=1/[.O159]" office:value-type="float" office:value="0.976555644923325" calcext:value-type="float">
            <text:p>0.976555644923325</text:p>
          </table:table-cell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0];[.D160];[.F160];[.H160])/SUM([.C160];[.E160];[.G160];[.I160]))" office:value-type="float" office:value="17.9071633237822" calcext:value-type="float">
            <text:p>17.9071633237822</text:p>
          </table:table-cell>
          <table:table-cell table:formula="of:=(SUM([.B160];[.D160];[.F160];[.H160])/SUM([.C160];[.E160];[.G160];[.I160]))*100" office:value-type="float" office:value="5.58435739887353" calcext:value-type="float">
            <text:p>5.58435739887353</text:p>
          </table:table-cell>
          <table:table-cell office:value-type="float" office:value="15" calcext:value-type="float">
            <text:p>15</text:p>
          </table:table-cell>
          <table:table-cell table:formula="of:=[.K160]/[.L160]" office:value-type="float" office:value="0.372290493258235" calcext:value-type="float">
            <text:p>0.372290493258235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ce1"/>
          <table:table-cell/>
          <table:table-cell table:style-name="ce5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61];[.D161];[.F161];[.H161])/SUM([.B154];[.E161];[.G161];[.I161]))" office:value-type="float" office:value="11.2536040609137" calcext:value-type="float">
            <text:p>11.2536040609137</text:p>
          </table:table-cell>
          <table:table-cell table:formula="of:=(SUM([.B161];[.D161];[.F161];[.H161])/SUM([.C161];[.E161];[.G161];[.I161]))*100" office:value-type="float" office:value="9.00205761316873" calcext:value-type="float">
            <text:p>9.00205761316873</text:p>
          </table:table-cell>
          <table:table-cell office:value-type="float" office:value="18" calcext:value-type="float">
            <text:p>18</text:p>
          </table:table-cell>
          <table:table-cell table:formula="of:=[.K161]/[.L161]" office:value-type="float" office:value="0.500114311842707" calcext:value-type="float">
            <text:p>0.500114311842707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5"/>
          <table:table-cell table:formula="of:=(SUM([.B162];[.D162];[.F162];[.H162])/SUM([.C162];[.E162];[.G162];[.I162]))*100" office:value-type="string" office:string-value="" calcext:value-type="error">
            <text:p>#DIV/0!</text:p>
          </table:table-cell>
          <table:table-cell table:number-columns-repeated="3"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table:style-name="ce5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5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5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ce23"/>
          <table:table-cell table:number-columns-repeated="1009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9"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5"/>
          <table:table-cell table:number-columns-repeated="9"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67];[.D167];[.F167];[.H167])/SUM([.C167];[.E167];[.G167];[.I167]))" office:value-type="float" office:value="78.0364741641337" calcext:value-type="float">
            <text:p>78.0364741641337</text:p>
          </table:table-cell>
          <table:table-cell table:formula="of:=(SUM([.B167];[.D167];[.F167];[.H167])/SUM([.C167];[.E167];[.G167];[.I167]))*100" office:value-type="float" office:value="1.28145205266028" calcext:value-type="float">
            <text:p>1.28145205266028</text:p>
          </table:table-cell>
          <table:table-cell office:value-type="float" office:value="13" calcext:value-type="float">
            <text:p>13</text:p>
          </table:table-cell>
          <table:table-cell table:formula="of:=[.K167]/[.L167]" office:value-type="float" office:value="0.0985732348200214" calcext:value-type="float">
            <text:p>0.0985732348200214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68];[.D168];[.F168];[.H168])/SUM([.C168];[.E168];[.G168];[.I168]))" office:value-type="float" office:value="56.3026315789474" calcext:value-type="float">
            <text:p>56.3026315789474</text:p>
          </table:table-cell>
          <table:table-cell table:formula="of:=(SUM([.B168];[.D168];[.F168];[.H168])/SUM([.C168];[.E168];[.G168];[.I168]))*100" office:value-type="float" office:value="1.7761159149334" calcext:value-type="float">
            <text:p>1.7761159149334</text:p>
          </table:table-cell>
          <table:table-cell office:value-type="float" office:value="16" calcext:value-type="float">
            <text:p>16</text:p>
          </table:table-cell>
          <table:table-cell table:formula="of:=[.K168]/[.L168]" office:value-type="float" office:value="0.111007244683337" calcext:value-type="float">
            <text:p>0.111007244683337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5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69];[.D169];[.F169];[.H169])/SUM([.C169];[.E169];[.G169];[.I169]))" office:value-type="float" office:value="132.340206185567" calcext:value-type="float">
            <text:p>132.340206185567</text:p>
          </table:table-cell>
          <table:table-cell table:formula="of:=(SUM([.B169];[.D169];[.F169];[.H169])/SUM([.C169];[.E169];[.G169];[.I169]))*100" office:value-type="float" office:value="0.755628262054997" calcext:value-type="float">
            <text:p>0.755628262054997</text:p>
          </table:table-cell>
          <table:table-cell office:value-type="float" office:value="10" calcext:value-type="float">
            <text:p>10</text:p>
          </table:table-cell>
          <table:table-cell table:formula="of:=[.K169]/[.L169]" office:value-type="float" office:value="0.0755628262054997" calcext:value-type="float">
            <text:p>0.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0];[.D170];[.F170];[.H170])/SUM([.C170];[.E170];[.G170];[.I170]))" office:value-type="float" office:value="95.7985074626866" calcext:value-type="float">
            <text:p>95.7985074626866</text:p>
          </table:table-cell>
          <table:table-cell table:formula="of:=(SUM([.B170];[.D170];[.F170];[.H170])/SUM([.C170];[.E170];[.G170];[.I170]))*100" office:value-type="float" office:value="1.04385759912752" calcext:value-type="float">
            <text:p>1.04385759912752</text:p>
          </table:table-cell>
          <table:table-cell office:value-type="float" office:value="20" calcext:value-type="float">
            <text:p>20</text:p>
          </table:table-cell>
          <table:table-cell table:formula="of:=[.K170]/[.L170]" office:value-type="float" office:value="0.0521928799563761" calcext:value-type="float">
            <text:p>0.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1];[.D171];[.F171];[.H171])/SUM([.C171];[.E171];[.G171];[.I171]))" office:value-type="float" office:value="611.285714285714" calcext:value-type="float">
            <text:p>611.285714285714</text:p>
          </table:table-cell>
          <table:table-cell table:formula="of:=(SUM([.B171];[.D171];[.F171];[.H171])/SUM([.C171];[.E171];[.G171];[.I171]))*100" office:value-type="float" office:value="0.163589623743865" calcext:value-type="float">
            <text:p>0.163589623743865</text:p>
          </table:table-cell>
          <table:table-cell office:value-type="float" office:value="3" calcext:value-type="float">
            <text:p>3</text:p>
          </table:table-cell>
          <table:table-cell table:formula="of:=[.K171]/[.L171]" office:value-type="float" office:value="0.0545298745812885" calcext:value-type="float">
            <text:p>0.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5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2];[.D172];[.F172];[.H172])/SUM([.C172];[.E172];[.G172];[.I172]))" office:value-type="float" office:value="106.53112033195" calcext:value-type="float">
            <text:p>106.53112033195</text:p>
          </table:table-cell>
          <table:table-cell table:formula="of:=(SUM([.B172];[.D172];[.F172];[.H172])/SUM([.C172];[.E172];[.G172];[.I172]))*100" office:value-type="float" office:value="0.938692841006466" calcext:value-type="float">
            <text:p>0.938692841006466</text:p>
          </table:table-cell>
          <table:table-cell office:value-type="float" office:value="12" calcext:value-type="float">
            <text:p>12</text:p>
          </table:table-cell>
          <table:table-cell table:formula="of:=[.K172]/[.L172]" office:value-type="float" office:value="0.0782244034172055" calcext:value-type="float">
            <text:p>0.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3];[.D173];[.F173];[.H173])/SUM([.C173];[.E173];[.G173];[.I173]))" office:value-type="float" office:value="24.2555910543131" calcext:value-type="float">
            <text:p>24.2555910543131</text:p>
          </table:table-cell>
          <table:table-cell table:formula="of:=(SUM([.B173];[.D173];[.F173];[.H173])/SUM([.C173];[.E173];[.G173];[.I173]))*100" office:value-type="float" office:value="4.12276080084299" calcext:value-type="float">
            <text:p>4.12276080084299</text:p>
          </table:table-cell>
          <table:table-cell office:value-type="float" office:value="8" calcext:value-type="float">
            <text:p>8</text:p>
          </table:table-cell>
          <table:table-cell table:formula="of:=[.K173]/[.L173]" office:value-type="float" office:value="0.515345100105374" calcext:value-type="float">
            <text:p>0.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74];[.D174];[.F174];[.H174])/SUM([.C174];[.E174];[.G174];[.I174]))" office:value-type="float" office:value="7.89189189189189" calcext:value-type="float">
            <text:p>7.89189189189189</text:p>
          </table:table-cell>
          <table:table-cell table:formula="of:=(SUM([.B174];[.D174];[.F174];[.H174])/SUM([.C174];[.E174];[.G174];[.I174]))*100" office:value-type="float" office:value="12.6712328767123" calcext:value-type="float">
            <text:p>12.6712328767123</text:p>
          </table:table-cell>
          <table:table-cell office:value-type="float" office:value="15" calcext:value-type="float">
            <text:p>15</text:p>
          </table:table-cell>
          <table:table-cell table:formula="of:=[.K174]/[.L174]" office:value-type="float" office:value="0.844748858447489" calcext:value-type="float">
            <text:p>0.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ce1" table:number-columns-repeated="2"/>
          <table:table-cell/>
          <table:table-cell table:style-name="ce5"/>
          <table:table-cell table:number-columns-repeated="4"/>
          <table:table-cell table:formula="of:=1/(SUM([.B175];[.D175];[.F175];[.H175])/SUM([.C175];[.E175];[.G175];[.I175]))" office:value-type="string" office:string-value="" calcext:value-type="error">
            <text:p>#DIV/0!</text:p>
          </table:table-cell>
          <table:table-cell table:formula="of:=(SUM([.B175];[.D175];[.F175];[.H175])/SUM([.C175];[.E175];[.G175];[.I175]))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0];[.D180];[.F180];[.H180])/SUM([.C180];[.E180];[.G180];[.I180]))" office:value-type="float" office:value="71.523178807947" calcext:value-type="float">
            <text:p>71.523178807947</text:p>
          </table:table-cell>
          <table:table-cell table:formula="of:=(SUM([.B180];[.D180];[.F180];[.H180])/SUM([.C180];[.E180];[.G180];[.I180]))*100" office:value-type="float" office:value="1.39814814814815" calcext:value-type="float">
            <text:p>1.39814814814815</text:p>
          </table:table-cell>
          <table:table-cell office:value-type="float" office:value="6" calcext:value-type="float">
            <text:p>6</text:p>
          </table:table-cell>
          <table:table-cell table:formula="of:=[.K180]/[.L180]" office:value-type="float" office:value="0.233024691358025" calcext:value-type="float">
            <text:p>0.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1];[.D181];[.F181];[.H181])/SUM([.C181];[.E181];[.G181];[.I181]))" office:value-type="float" office:value="54.9618320610687" calcext:value-type="float">
            <text:p>54.9618320610687</text:p>
          </table:table-cell>
          <table:table-cell table:formula="of:=(SUM([.B181];[.D181];[.F181];[.H181])/SUM([.C181];[.E181];[.G181];[.I181]))*100" office:value-type="float" office:value="1.81944444444444" calcext:value-type="float">
            <text:p>1.81944444444444</text:p>
          </table:table-cell>
          <table:table-cell office:value-type="float" office:value="12" calcext:value-type="float">
            <text:p>12</text:p>
          </table:table-cell>
          <table:table-cell table:formula="of:=[.K181]/[.L181]" office:value-type="float" office:value="0.15162037037037" calcext:value-type="float">
            <text:p>0.15162037037037</text:p>
          </table:table-cell>
          <table:table-cell table:style-name="ce1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23" table:formula="of:=1/[.O181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2];[.D182];[.F182];[.H182])/SUM([.C182];[.E182];[.G182];[.I182]))" office:value-type="float" office:value="158.823529411765" calcext:value-type="float">
            <text:p>158.823529411765</text:p>
          </table:table-cell>
          <table:table-cell table:formula="of:=(SUM([.B182];[.D182];[.F182];[.H182])/SUM([.C182];[.E182];[.G182];[.I182]))*100" office:value-type="float" office:value="0.62962962962963" calcext:value-type="float">
            <text:p>0.62962962962963</text:p>
          </table:table-cell>
          <table:table-cell office:value-type="float" office:value="4" calcext:value-type="float">
            <text:p>4</text:p>
          </table:table-cell>
          <table:table-cell table:formula="of:=[.K182]/[.L182]" office:value-type="float" office:value="0.157407407407407" calcext:value-type="float">
            <text:p>0.157407407407407</text:p>
          </table:table-cell>
          <table:table-cell office:value-type="string" calcext:value-type="string">
            <text:p>Others pull rate</text:p>
          </table:table-cell>
          <table:table-cell table:formula="of:=[.K180]-[.O181]" office:value-type="float" office:value="1.39666263193126" calcext:value-type="float">
            <text:p>1.39666263193126</text:p>
          </table:table-cell>
          <table:table-cell table:style-name="ce23" table:formula="of:=1/[.O182]" office:value-type="float" office:value="0.715992521842752" calcext:value-type="float">
            <text:p>0.7159925218427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3];[.D183];[.F183];[.H183])/SUM([.C183];[.E183];[.G183];[.I183]))" office:value-type="float" office:value="91.1392405063291" calcext:value-type="float">
            <text:p>91.1392405063291</text:p>
          </table:table-cell>
          <table:table-cell table:formula="of:=(SUM([.B183];[.D183];[.F183];[.H183])/SUM([.C183];[.E183];[.G183];[.I183]))*100" office:value-type="float" office:value="1.09722222222222" calcext:value-type="float">
            <text:p>1.09722222222222</text:p>
          </table:table-cell>
          <table:table-cell office:value-type="float" office:value="12" calcext:value-type="float">
            <text:p>12</text:p>
          </table:table-cell>
          <table:table-cell table:formula="of:=[.K183]/[.L183]" office:value-type="float" office:value="0.0914351851851852" calcext:value-type="float">
            <text:p>0.0914351851851852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4];[.D184];[.F184];[.H184])/SUM([.C184];[.E184];[.G184];[.I184]))" office:value-type="float" office:value="696.774193548387" calcext:value-type="float">
            <text:p>696.774193548387</text:p>
          </table:table-cell>
          <table:table-cell table:formula="of:=(SUM([.B184];[.D184];[.F184];[.H184])/SUM([.C184];[.E184];[.G184];[.I184]))*100" office:value-type="float" office:value="0.143518518518519" calcext:value-type="float">
            <text:p>0.143518518518519</text:p>
          </table:table-cell>
          <table:table-cell office:value-type="float" office:value="2" calcext:value-type="float">
            <text:p>2</text:p>
          </table:table-cell>
          <table:table-cell table:formula="of:=[.K184]/[.L184]" office:value-type="float" office:value="0.0717592592592593" calcext:value-type="float">
            <text:p>0.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85];[.D185];[.F185];[.H185])/SUM([.C185];[.E185];[.G185];[.I185]))" office:value-type="float" office:value="106.4039408867" calcext:value-type="float">
            <text:p>106.4039408867</text:p>
          </table:table-cell>
          <table:table-cell table:formula="of:=(SUM([.B185];[.D185];[.F185];[.H185])/SUM([.C185];[.E185];[.G185];[.I185]))*100" office:value-type="float" office:value="0.939814814814815" calcext:value-type="float">
            <text:p>0.939814814814815</text:p>
          </table:table-cell>
          <table:table-cell office:value-type="float" office:value="6" calcext:value-type="float">
            <text:p>6</text:p>
          </table:table-cell>
          <table:table-cell table:formula="of:=[.K185]/[.L185]" office:value-type="float" office:value="0.156635802469136" calcext:value-type="float">
            <text:p>0.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186];[.D186];[.F186];[.H186])/SUM([.C186];[.E186];[.G186];[.I186]))" office:value-type="float" office:value="23.0327868852459" calcext:value-type="float">
            <text:p>23.0327868852459</text:p>
          </table:table-cell>
          <table:table-cell table:formula="of:=(SUM([.B186];[.D186];[.F186];[.H186])/SUM([.C186];[.E186];[.G186];[.I186]))*100" office:value-type="float" office:value="4.34163701067616" calcext:value-type="float">
            <text:p>4.34163701067616</text:p>
          </table:table-cell>
          <table:table-cell office:value-type="float" office:value="6" calcext:value-type="float">
            <text:p>6</text:p>
          </table:table-cell>
          <table:table-cell table:formula="of:=[.K186]/[.L186]" office:value-type="float" office:value="0.723606168446026" calcext:value-type="float">
            <text:p>0.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187];[.D187];[.F187];[.H187])/SUM([.C187];[.E187];[.G187];[.I187]))" office:value-type="float" office:value="8.26470588235294" calcext:value-type="float">
            <text:p>8.26470588235294</text:p>
          </table:table-cell>
          <table:table-cell table:formula="of:=(SUM([.B187];[.D187];[.F187];[.H187])/SUM([.C187];[.E187];[.G187];[.I187]))*100" office:value-type="float" office:value="12.0996441281139" calcext:value-type="float">
            <text:p>12.0996441281139</text:p>
          </table:table-cell>
          <table:table-cell office:value-type="float" office:value="12" calcext:value-type="float">
            <text:p>12</text:p>
          </table:table-cell>
          <table:table-cell table:formula="of:=[.K187]/[.L187]" office:value-type="float" office:value="1.00830367734282" calcext:value-type="float">
            <text:p>1.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formula="of:=1/(SUM([.B188];[.D188];[.F188];[.H188])/SUM([.C188];[.E188];[.G188];[.I188]))" office:value-type="string" office:string-value="" calcext:value-type="error">
            <text:p>#DIV/0!</text:p>
          </table:table-cell>
          <table:table-cell table:formula="of:=(SUM([.B188];[.D188];[.F188];[.H188])/SUM([.C188];[.E188];[.G188];[.I188]))*100" office:value-type="string" office:string-value="" calcext:value-type="error">
            <text:p>#DIV/0!</text:p>
          </table:table-cell>
          <table:table-cell/>
          <table:table-cell table:formula="of:=[.K188]/[.L18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93];[.D193];[.F193];[.F193])/SUM([.C193];[.E193];[.G193];[.G193]))" office:value-type="float" office:value="8.96296296296296" calcext:value-type="float">
            <text:p>8.96296296296296</text:p>
          </table:table-cell>
          <table:table-cell table:formula="of:=(SUM([.B193];[.D193];[.F193];[.H193])/SUM([.C193];[.E193];[.G193];[.I193]))*100" office:value-type="float" office:value="11.0765643218033" calcext:value-type="float">
            <text:p>11.0765643218033</text:p>
          </table:table-cell>
          <table:table-cell/>
          <table:table-cell table:formula="of:=[.K193]/[.L193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94];[.D194];[.F194];[.F194])/SUM([.C194];[.E194];[.G194];[.G194]))" office:value-type="float" office:value="19.769014084507" calcext:value-type="float">
            <text:p>19.769014084507</text:p>
          </table:table-cell>
          <table:table-cell table:formula="of:=(SUM([.B194];[.D194];[.F194];[.H194])/SUM([.C194];[.E194];[.G194];[.I194]))*100" office:value-type="float" office:value="5.16906335017489" calcext:value-type="float">
            <text:p>5.16906335017489</text:p>
          </table:table-cell>
          <table:table-cell/>
          <table:table-cell table:formula="of:=[.K194]/[.L194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95];[.D195];[.F195];[.F195])/SUM([.C195];[.E195];[.G195];[.G195]))" office:value-type="float" office:value="81.6046511627907" calcext:value-type="float">
            <text:p>81.6046511627907</text:p>
          </table:table-cell>
          <table:table-cell table:formula="of:=(SUM([.B195];[.D195];[.F195];[.H195])/SUM([.C195];[.E195];[.G195];[.I195]))*100" office:value-type="float" office:value="1.14652157015157" calcext:value-type="float">
            <text:p>1.14652157015157</text:p>
          </table:table-cell>
          <table:table-cell/>
          <table:table-cell table:formula="of:=[.K195]/[.L195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86.574cm" draw:caption-point-x="-0.61cm" draw:caption-point-y="1.51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96];[.D196];[.F196];[.F196])/SUM([.C196];[.E196];[.G196];[.G196]))" office:value-type="float" office:value="31.6126126126126" calcext:value-type="float">
            <text:p>31.6126126126126</text:p>
          </table:table-cell>
          <table:table-cell table:formula="of:=(SUM([.B196];[.D196];[.F196];[.H196])/SUM([.C196];[.E196];[.G196];[.I196]))*100" office:value-type="float" office:value="3.01204819277108" calcext:value-type="float">
            <text:p>3.01204819277108</text:p>
          </table:table-cell>
          <table:table-cell office:value-type="float" office:value="8" calcext:value-type="float">
            <text:p>8</text:p>
          </table:table-cell>
          <table:table-cell table:formula="of:=[.K196]/[.L196]" office:value-type="float" office:value="0.376506024096386" calcext:value-type="float">
            <text:p>0.376506024096386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97];[.D197];[.F197];[.F197])/SUM([.C197];[.E197];[.G197];[.G197]))" office:value-type="float" office:value="17.2432432432432" calcext:value-type="float">
            <text:p>17.2432432432432</text:p>
          </table:table-cell>
          <table:table-cell table:formula="of:=(SUM([.B197];[.D197];[.F197];[.H197])/SUM([.C197];[.E197];[.G197];[.I197]))*100" office:value-type="float" office:value="5.73260785075787" calcext:value-type="float">
            <text:p>5.73260785075787</text:p>
          </table:table-cell>
          <table:table-cell/>
          <table:table-cell table:formula="of:=[.K197]/[.L197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98];[.D198];[.F198];[.F198])/SUM([.C198];[.E198];[.G198];[.G198]))" office:value-type="float" office:value="4.45587301587302" calcext:value-type="float">
            <text:p>4.45587301587302</text:p>
          </table:table-cell>
          <table:table-cell table:formula="of:=(SUM([.B198];[.D198];[.F198];[.H198])/SUM([.C198];[.E198];[.G198];[.I198]))*100" office:value-type="float" office:value="22.5806451612903" calcext:value-type="float">
            <text:p>22.5806451612903</text:p>
          </table:table-cell>
          <table:table-cell office:value-type="float" office:value="104" calcext:value-type="float">
            <text:p>104</text:p>
          </table:table-cell>
          <table:table-cell table:formula="of:=[.K198]/[.L198]" office:value-type="float" office:value="0.21712158808933" calcext:value-type="float">
            <text:p>0.21712158808933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99];[.D199];[.F199];[.F199])/SUM([.C199];[.E199];[.G199];[.G199]))" office:value-type="float" office:value="15.9438943894389" calcext:value-type="float">
            <text:p>15.9438943894389</text:p>
          </table:table-cell>
          <table:table-cell table:formula="of:=(SUM([.B199];[.D199];[.F199];[.H199])/SUM([.C199];[.E199];[.G199];[.I199]))*100" office:value-type="float" office:value="6.45488340655627" calcext:value-type="float">
            <text:p>6.45488340655627</text:p>
          </table:table-cell>
          <table:table-cell office:value-type="float" office:value="9" calcext:value-type="float">
            <text:p>9</text:p>
          </table:table-cell>
          <table:table-cell table:formula="of:=[.K199]/[.L199]" office:value-type="float" office:value="0.717209267395141" calcext:value-type="float">
            <text:p>0.717209267395141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0];[.D200];[.F200];[.F200])/SUM([.C200];[.E200];[.G200];[.G200]))" office:value-type="float" office:value="28.0872093023256" calcext:value-type="float">
            <text:p>28.0872093023256</text:p>
          </table:table-cell>
          <table:table-cell table:formula="of:=(SUM([.B200];[.D200];[.F200];[.H200])/SUM([.C200];[.E200];[.G200];[.I200]))*100" office:value-type="float" office:value="3.37952010814464" calcext:value-type="float">
            <text:p>3.37952010814464</text:p>
          </table:table-cell>
          <table:table-cell office:value-type="float" office:value="7" calcext:value-type="float">
            <text:p>7</text:p>
          </table:table-cell>
          <table:table-cell table:formula="of:=[.K200]/[.L200]" office:value-type="float" office:value="0.482788586877806" calcext:value-type="float">
            <text:p>0.482788586877806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ce1" table:formula="of:=[.E201]/109.35" office:value-type="float" office:value="20" calcext:value-type="float">
            <text:p>2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01];[.D201];[.F201];[.F201])/SUM([.C201];[.E201];[.G201];[.G201]))" office:value-type="float" office:value="98.8450704225352" calcext:value-type="float">
            <text:p>98.8450704225352</text:p>
          </table:table-cell>
          <table:table-cell table:formula="of:=(SUM([.B201];[.D201];[.F201];[.H201])/SUM([.C201];[.E201];[.G201];[.I201]))*100" office:value-type="float" office:value="0.952195880295375" calcext:value-type="float">
            <text:p>0.952195880295375</text:p>
          </table:table-cell>
          <table:table-cell office:value-type="float" office:value="2" calcext:value-type="float">
            <text:p>2</text:p>
          </table:table-cell>
          <table:table-cell table:formula="of:=[.K201]/[.L201]" office:value-type="float" office:value="0.476097940147688" calcext:value-type="float">
            <text:p>0.476097940147688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87" calcext:value-type="float">
            <text:p>2187</text:p>
          </table:table-cell>
          <table:table-cell table:number-columns-repeated="2"/>
          <table:table-cell table:style-name="ce1" table:number-columns-repeated="2"/>
          <table:table-cell table:formula="of:=1/(SUM([.B202];[.D202];[.F202];[.F202])/SUM([.C202];[.E202];[.G202];[.G202]))" office:value-type="float" office:value="192.588235294118" calcext:value-type="float">
            <text:p>192.588235294118</text:p>
          </table:table-cell>
          <table:table-cell table:formula="of:=(SUM([.B202];[.D202];[.F202];[.H202])/SUM([.C202];[.E202];[.G202];[.I202]))*100" office:value-type="float" office:value="0.519242516799023" calcext:value-type="float">
            <text:p>0.519242516799023</text:p>
          </table:table-cell>
          <table:table-cell office:value-type="float" office:value="1" calcext:value-type="float">
            <text:p>1</text:p>
          </table:table-cell>
          <table:table-cell table:formula="of:=[.K202]/[.L202]" office:value-type="float" office:value="0.519242516799023" calcext:value-type="float">
            <text:p>0.519242516799023</text:p>
          </table:table-cell>
          <table:table-cell table:style-name="ce1"/>
          <table:table-cell/>
          <table:table-cell table:style-name="ce1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ce1" table:number-columns-repeated="2"/>
          <table:table-cell office:value-type="float" office:value="137" calcext:value-type="float">
            <text:p>13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07];[.D207];[.F207];[.H207])/SUM([.C207];[.E207];[.G207];[.I207]))" office:value-type="float" office:value="5.59443339960239" calcext:value-type="float">
            <text:p>5.59443339960239</text:p>
          </table:table-cell>
          <table:table-cell table:formula="of:=(SUM([.B207];[.D207];[.F207];[.H207])/SUM([.C207];[.E207];[.G207];[.I207]))*100" office:value-type="float" office:value="17.8749111584932" calcext:value-type="float">
            <text:p>17.8749111584932</text:p>
          </table:table-cell>
          <table:table-cell/>
          <table:table-cell table:formula="of:=[.K207]/[.L20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08];[.D208];[.F208];[.H208])/SUM([.C208];[.E208];[.G208];[.I208]))" office:value-type="float" office:value="7.56293706293706" calcext:value-type="float">
            <text:p>7.56293706293706</text:p>
          </table:table-cell>
          <table:table-cell table:formula="of:=(SUM([.B208];[.D208];[.F208];[.H208])/SUM([.C208];[.E208];[.G208];[.I208]))*100" office:value-type="float" office:value="13.2223763291724" calcext:value-type="float">
            <text:p>13.2223763291724</text:p>
          </table:table-cell>
          <table:table-cell/>
          <table:table-cell table:formula="of:=[.K208]/[.L20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09];[.D209];[.F209];[.H209])/SUM([.C209];[.E209];[.G209];[.I209]))" office:value-type="float" office:value="22.53125" calcext:value-type="float">
            <text:p>22.53125</text:p>
          </table:table-cell>
          <table:table-cell table:formula="of:=(SUM([.B209];[.D209];[.F209];[.H209])/SUM([.C209];[.E209];[.G209];[.I209]))*100" office:value-type="float" office:value="4.43828016643551" calcext:value-type="float">
            <text:p>4.43828016643551</text:p>
          </table:table-cell>
          <table:table-cell/>
          <table:table-cell table:formula="of:=[.K209]/[.L20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10];[.D210];[.F210];[.H210])/SUM([.C210];[.E210];[.G210];[.I210]))" office:value-type="float" office:value="36.05" calcext:value-type="float">
            <text:p>36.05</text:p>
          </table:table-cell>
          <table:table-cell table:formula="of:=(SUM([.B210];[.D210];[.F210];[.H210])/SUM([.C210];[.E210];[.G210];[.I210]))*100" office:value-type="float" office:value="2.77392510402219" calcext:value-type="float">
            <text:p>2.77392510402219</text:p>
          </table:table-cell>
          <table:table-cell office:value-type="float" office:value="13" calcext:value-type="float">
            <text:p>13</text:p>
          </table:table-cell>
          <table:table-cell table:formula="of:=[.K210]/[.L210]" office:value-type="float" office:value="0.213378854155553" calcext:value-type="float">
            <text:p>0.2133788541555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11];[.D211];[.F211];[.H211])/SUM([.C211];[.E211];[.G211];[.I211]))" office:value-type="float" office:value="81.622641509434" calcext:value-type="float">
            <text:p>81.622641509434</text:p>
          </table:table-cell>
          <table:table-cell table:formula="of:=(SUM([.B211];[.D211];[.F211];[.H211])/SUM([.C211];[.E211];[.G211];[.I211]))*100" office:value-type="float" office:value="1.22515025427647" calcext:value-type="float">
            <text:p>1.22515025427647</text:p>
          </table:table-cell>
          <table:table-cell office:value-type="float" office:value="7" calcext:value-type="float">
            <text:p>7</text:p>
          </table:table-cell>
          <table:table-cell table:formula="of:=[.K211]/[.L211]" office:value-type="float" office:value="0.175021464896638" calcext:value-type="float">
            <text:p>0.175021464896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12];[.D212];[.F212];[.H212])/SUM([.C212];[.E212];[.G212];[.I212]))" office:value-type="float" office:value="72.1" calcext:value-type="float">
            <text:p>72.1</text:p>
          </table:table-cell>
          <table:table-cell table:formula="of:=(SUM([.B212];[.D212];[.F212];[.H212])/SUM([.C212];[.E212];[.G212];[.I212]))*100" office:value-type="float" office:value="1.3869625520111" calcext:value-type="float">
            <text:p>1.3869625520111</text:p>
          </table:table-cell>
          <table:table-cell office:value-type="float" office:value="12" calcext:value-type="float">
            <text:p>12</text:p>
          </table:table-cell>
          <table:table-cell table:formula="of:=[.K212]/[.L212]" office:value-type="float" office:value="0.115580212667591" calcext:value-type="float">
            <text:p>0.1155802126675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13];[.D213];[.F213];[.H213])/SUM([.C213];[.E213];[.G213];[.I213]))" office:value-type="float" office:value="96.1333333333333" calcext:value-type="float">
            <text:p>96.1333333333333</text:p>
          </table:table-cell>
          <table:table-cell table:formula="of:=(SUM([.B213];[.D213];[.F213];[.H213])/SUM([.C213];[.E213];[.G213];[.I213]))*100" office:value-type="float" office:value="1.04022191400832" calcext:value-type="float">
            <text:p>1.04022191400832</text:p>
          </table:table-cell>
          <table:table-cell office:value-type="float" office:value="6" calcext:value-type="float">
            <text:p>6</text:p>
          </table:table-cell>
          <table:table-cell table:formula="of:=[.K213]/[.L213]" office:value-type="float" office:value="0.173370319001387" calcext:value-type="float">
            <text:p>0.1733703190013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ce1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14];[.D214];[.F214];[.H214])/SUM([.C214];[.E214];[.G214];[.I214]))" office:value-type="float" office:value="17.8760330578512" calcext:value-type="float">
            <text:p>17.8760330578512</text:p>
          </table:table-cell>
          <table:table-cell table:formula="of:=(SUM([.B214];[.D214];[.F214];[.H214])/SUM([.C214];[.E214];[.G214];[.I214]))*100" office:value-type="float" office:value="5.59408229311142" calcext:value-type="float">
            <text:p>5.59408229311142</text:p>
          </table:table-cell>
          <table:table-cell/>
          <table:table-cell table:formula="of:=[.K214]/[.L21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ce1" table:number-columns-repeated="2"/>
          <table:table-cell table:style-name="ce1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ce1" office:value-type="string" calcext:value-type="string">
            <text:p>https://www.digitaltq.com/vivid-voltage-booster-pull-rates-pokemon-tcg</text:p>
          </table:table-cell>
          <table:table-cell table:style-name="ce1" table:number-columns-repeated="4"/>
          <table:table-cell table:formula="of:=SUM([.K207:.K213])" office:value-type="float" office:value="41.9618274784193" calcext:value-type="float">
            <text:p>41.9618274784193</text:p>
          </table:table-cell>
          <table:table-cell table:number-columns-repeated="1013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19];[.D219];[.F219];[.H219])/SUM([.C219];[.E219];[.G219];[.I219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220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0];[.D220];[.F220];[.H220])/SUM([.C220];[.E220];[.G220];[.I220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1];[.D221];[.F221];[.H221])/SUM([.C221];[.E221];[.G221];[.I221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2];[.D222];[.F222];[.H222])/SUM([.C222];[.E222];[.G222];[.I222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3];[.D223];[.F223];[.H223])/SUM([.C223];[.E223];[.G223];[.I223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224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4];[.D224];[.F224];[.H224])/SUM([.C224];[.E224];[.G224];[.I224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225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25];[.D225];[.F225];[.H225])/SUM([.C225];[.E225];[.G225];[.I225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everse energy</text:p>
          </table:table-cell>
          <table:table-cell table:formula="of:=[.C226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ce1" table:number-columns-repeated="4"/>
          <table:table-cell table:formula="of:=1/(SUM([.B226];[.D226];[.F226];[.H226])/SUM([.C226];[.E226];[.G226];[.I226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/>
          <table:table-cell table:style-name="ce7"/>
          <table:table-cell table:number-columns-repeated="2"/>
          <table:table-cell table:formula="of:=1/(SUM([.B235];[.D235];[.F235];[.H235])/SUM([.C235];[.E235];[.G235];[.I235]))" office:value-type="float" office:value="5.72944297082228" calcext:value-type="float">
            <text:p>5.72944297082228</text:p>
          </table:table-cell>
          <table:table-cell table:formula="of:=(SUM([.B235];[.D235];[.F235];[.H235])/SUM([.C235];[.E235];[.G235];[.I235]))*100" office:value-type="float" office:value="17.4537037037037" calcext:value-type="float">
            <text:p>17.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236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36];[.D236];[.F236];[.H236])/SUM([.C236];[.E236];[.G236];[.I236]))" office:value-type="float" office:value="7.04020842667729" calcext:value-type="float">
            <text:p>7.04020842667729</text:p>
          </table:table-cell>
          <table:table-cell table:formula="of:=(SUM([.B236];[.D236];[.F236];[.H236])/SUM([.C236];[.E236];[.G236];[.I236]))*100" office:value-type="float" office:value="14.2041249263406" calcext:value-type="float">
            <text:p>14.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237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37];[.D237];[.F237];[.H237])/SUM([.C237];[.E237];[.G237];[.I237]))" office:value-type="float" office:value="44.7120198134584" calcext:value-type="float">
            <text:p>44.7120198134584</text:p>
          </table:table-cell>
          <table:table-cell table:formula="of:=(SUM([.B237];[.D237];[.F237];[.H237])/SUM([.C237];[.E237];[.G237];[.I237]))*100" office:value-type="float" office:value="2.23653506187389" calcext:value-type="float">
            <text:p>2.23653506187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38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38];[.D238];[.F238];[.H238])/SUM([.C238];[.E238];[.G238];[.I238]))" office:value-type="float" office:value="35.0080970407121" calcext:value-type="float">
            <text:p>35.0080970407121</text:p>
          </table:table-cell>
          <table:table-cell table:formula="of:=(SUM([.B238];[.D238];[.F238];[.H238])/SUM([.C238];[.E238];[.G238];[.I238]))*100" office:value-type="float" office:value="2.85648202710666" calcext:value-type="float">
            <text:p>2.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239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39];[.D239];[.F239];[.H239])/SUM([.C239];[.E239];[.G239];[.I239]))" office:value-type="float" office:value="109.150785023766" calcext:value-type="float">
            <text:p>109.150785023766</text:p>
          </table:table-cell>
          <table:table-cell table:formula="of:=(SUM([.B239];[.D239];[.F239];[.H239])/SUM([.C239];[.E239];[.G239];[.I239]))*100" office:value-type="float" office:value="0.916163818503241" calcext:value-type="float">
            <text:p>0.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40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40];[.D240];[.F240];[.H240])/SUM([.C240];[.E240];[.G240];[.I240]))" office:value-type="float" office:value="81.8576920665088" calcext:value-type="float">
            <text:p>81.8576920665088</text:p>
          </table:table-cell>
          <table:table-cell table:formula="of:=(SUM([.B240];[.D240];[.F240];[.H240])/SUM([.C240];[.E240];[.G240];[.I240]))*100" office:value-type="float" office:value="1.2216322922805" calcext:value-type="float">
            <text:p>1.22163229228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241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41];[.D241];[.F241];[.H241])/SUM([.C241];[.E241];[.G241];[.I241]))" office:value-type="float" office:value="107.55005165191" calcext:value-type="float">
            <text:p>107.55005165191</text:p>
          </table:table-cell>
          <table:table-cell table:formula="of:=(SUM([.B241];[.D241];[.F241];[.H241])/SUM([.C241];[.E241];[.G241];[.I241]))*100" office:value-type="float" office:value="0.929799646434885" calcext:value-type="float">
            <text:p>0.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ce1"/>
          <table:table-cell table:number-columns-repeated="5"/>
          <table:table-cell table:formula="of:=SUM([.K235:.K241])" office:value-type="float" office:value="39.8184414762435" calcext:value-type="float">
            <text:p>39.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48];[.D248];[.F248];[.H248])/SUM([.C248];[.E248];[.G248];[.I248]))" office:value-type="float" office:value="56.0454545454545" calcext:value-type="float">
            <text:p>56.0454545454545</text:p>
          </table:table-cell>
          <table:table-cell table:formula="of:=(SUM([.B248];[.D248];[.F248];[.H248])/SUM([.C248];[.E248];[.G248];[.I248]))*100" office:value-type="float" office:value="1.78426601784266" calcext:value-type="float">
            <text:p>1.78426601784266</text:p>
          </table:table-cell>
          <table:table-cell office:value-type="float" office:value="8" calcext:value-type="float">
            <text:p>8</text:p>
          </table:table-cell>
          <table:table-cell table:formula="of:=[.K248]/[.L248]" office:value-type="float" office:value="0.223033252230333" calcext:value-type="float">
            <text:p>0.223033252230333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49];[.D249];[.F249];[.H249])/SUM([.C249];[.E249];[.G249];[.I249]))" office:value-type="float" office:value="62.9756097560976" calcext:value-type="float">
            <text:p>62.9756097560976</text:p>
          </table:table-cell>
          <table:table-cell table:formula="of:=(SUM([.B249];[.D249];[.F249];[.H249])/SUM([.C249];[.E249];[.G249];[.I249]))*100" office:value-type="float" office:value="1.58791634391944" calcext:value-type="float">
            <text:p>1.58791634391944</text:p>
          </table:table-cell>
          <table:table-cell office:value-type="float" office:value="1" calcext:value-type="float">
            <text:p>1</text:p>
          </table:table-cell>
          <table:table-cell table:formula="of:=[.K249]/[.L249]" office:value-type="float" office:value="1.58791634391944" calcext:value-type="float">
            <text:p>1.5879163439194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0];[.D250];[.F250];[.H250])/SUM([.C250];[.E250];[.G250];[.I250]))" office:value-type="float" office:value="78.2424242424243" calcext:value-type="float">
            <text:p>78.2424242424243</text:p>
          </table:table-cell>
          <table:table-cell table:formula="of:=(SUM([.B250];[.D250];[.F250];[.H250])/SUM([.C250];[.E250];[.G250];[.I250]))*100" office:value-type="float" office:value="1.27807900852053" calcext:value-type="float">
            <text:p>1.27807900852053</text:p>
          </table:table-cell>
          <table:table-cell office:value-type="float" office:value="1" calcext:value-type="float">
            <text:p>1</text:p>
          </table:table-cell>
          <table:table-cell table:formula="of:=[.K250]/[.L250]" office:value-type="float" office:value="1.27807900852053" calcext:value-type="float">
            <text:p>1.27807900852053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1];[.D251];[.F251];[.H251])/SUM([.C251];[.E251];[.G251];[.I251]))" office:value-type="float" office:value="47.7142857142857" calcext:value-type="float">
            <text:p>47.7142857142857</text:p>
          </table:table-cell>
          <table:table-cell table:formula="of:=(SUM([.B251];[.D251];[.F251];[.H251])/SUM([.C251];[.E251];[.G251];[.I251]))*100" office:value-type="float" office:value="2.09580838323353" calcext:value-type="float">
            <text:p>2.09580838323353</text:p>
          </table:table-cell>
          <table:table-cell office:value-type="float" office:value="2" calcext:value-type="float">
            <text:p>2</text:p>
          </table:table-cell>
          <table:table-cell table:formula="of:=[.K251]/[.L251]" office:value-type="float" office:value="1.04790419161677" calcext:value-type="float">
            <text:p>1.04790419161677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ce1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2];[.D252];[.F252];[.H252])/SUM([.C252];[.E252];[.G252];[.I252]))" office:value-type="float" office:value="76.1818181818182" calcext:value-type="float">
            <text:p>76.1818181818182</text:p>
          </table:table-cell>
          <table:table-cell table:formula="of:=(SUM([.B252];[.D252];[.F252];[.H252])/SUM([.C252];[.E252];[.G252];[.I252]))*100" office:value-type="float" office:value="1.3126491646778" calcext:value-type="float">
            <text:p>1.3126491646778</text:p>
          </table:table-cell>
          <table:table-cell office:value-type="float" office:value="6" calcext:value-type="float">
            <text:p>6</text:p>
          </table:table-cell>
          <table:table-cell table:formula="of:=[.K252]/[.L252]" office:value-type="float" office:value="0.218774860779634" calcext:value-type="float">
            <text:p>0.21877486077963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3];[.D253];[.F253];[.H253])/SUM([.C253];[.E253];[.G253];[.I253]))" office:value-type="float" office:value="6.60358056265985" calcext:value-type="float">
            <text:p>6.60358056265985</text:p>
          </table:table-cell>
          <table:table-cell table:formula="of:=(SUM([.B253];[.D253];[.F253];[.H253])/SUM([.C253];[.E253];[.G253];[.I253]))*100" office:value-type="float" office:value="15.143299767622" calcext:value-type="float">
            <text:p>15.143299767622</text:p>
          </table:table-cell>
          <table:table-cell office:value-type="float" office:value="9" calcext:value-type="float">
            <text:p>9</text:p>
          </table:table-cell>
          <table:table-cell table:formula="of:=[.K253]/[.L253]" office:value-type="float" office:value="1.68258886306911" calcext:value-type="float">
            <text:p>1.6825888630691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4];[.D254];[.F254];[.H254])/SUM([.C254];[.E254];[.G254];[.I254]))" office:value-type="float" office:value="4.52892561983471" calcext:value-type="float">
            <text:p>4.52892561983471</text:p>
          </table:table-cell>
          <table:table-cell table:formula="of:=(SUM([.B254];[.D254];[.F254];[.H254])/SUM([.C254];[.E254];[.G254];[.I254]))*100" office:value-type="float" office:value="22.0802919708029" calcext:value-type="float">
            <text:p>22.0802919708029</text:p>
          </table:table-cell>
          <table:table-cell office:value-type="float" office:value="45" calcext:value-type="float">
            <text:p>45</text:p>
          </table:table-cell>
          <table:table-cell table:formula="of:=[.K254]/[.L254]" office:value-type="float" office:value="0.490673154906732" calcext:value-type="float">
            <text:p>0.490673154906732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55];[.D255];[.F255];[.H255])/SUM([.C255];[.E255];[.G255];[.I255]))" office:value-type="float" office:value="9.15027829313544" calcext:value-type="float">
            <text:p>9.15027829313544</text:p>
          </table:table-cell>
          <table:table-cell table:formula="of:=(SUM([.B255];[.D255];[.F255];[.H255])/SUM([.C255];[.E255];[.G255];[.I255]))*100" office:value-type="float" office:value="10.9286293592863" calcext:value-type="float">
            <text:p>10.9286293592863</text:p>
          </table:table-cell>
          <table:table-cell office:value-type="float" office:value="35" calcext:value-type="float">
            <text:p>35</text:p>
          </table:table-cell>
          <table:table-cell table:formula="of:=[.K255]/[.L255]" office:value-type="float" office:value="0.312246553122465" calcext:value-type="float">
            <text:p>0.31224655312246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256];[.D256];[.F256];[.H256])/SUM([.C256];[.E256];[.G256];[.I256]))" office:value-type="float" office:value="30.3636363636364" calcext:value-type="float">
            <text:p>30.3636363636364</text:p>
          </table:table-cell>
          <table:table-cell table:formula="of:=(SUM([.B256];[.D256];[.F256];[.H256])/SUM([.C256];[.E256];[.G256];[.I256]))*100" office:value-type="float" office:value="3.29341317365269" calcext:value-type="float">
            <text:p>3.29341317365269</text:p>
          </table:table-cell>
          <table:table-cell office:value-type="float" office:value="9" calcext:value-type="float">
            <text:p>9</text:p>
          </table:table-cell>
          <table:table-cell table:formula="of:=[.K256]/[.L256]" office:value-type="float" office:value="0.365934797072522" calcext:value-type="float">
            <text:p>0.365934797072522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2"/>
          <table:table-cell table:style-name="ce1"/>
          <table:table-cell table:number-columns-repeated="11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table:formula="of:=[.C261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61];[.D261];[.F261];[.H261])/SUM([.C261];[.E261];[.G261];[.I261]))" office:value-type="float" office:value="111.111111111111" calcext:value-type="float">
            <text:p>111.111111111111</text:p>
          </table:table-cell>
          <table:table-cell table:formula="of:=(SUM([.B261];[.D261];[.F261];[.H261])/SUM([.C261];[.E261];[.G261];[.I261]))*100"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formula="of:=[.K261]/[.L261]" office:value-type="float" office:value="0.1" calcext:value-type="float">
            <text:p>0.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62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62];[.D262];[.F262];[.H262])/SUM([.C262];[.E262];[.G262];[.I262]))" office:value-type="float" office:value="69.4444444444444" calcext:value-type="float">
            <text:p>69.4444444444444</text:p>
          </table:table-cell>
          <table:table-cell table:formula="of:=(SUM([.B262];[.D262];[.F262];[.H262])/SUM([.C262];[.E262];[.G262];[.I262]))*100" office:value-type="float" office:value="1.44" calcext:value-type="float">
            <text:p>1.44</text:p>
          </table:table-cell>
          <table:table-cell office:value-type="float" office:value="13" calcext:value-type="float">
            <text:p>13</text:p>
          </table:table-cell>
          <table:table-cell table:formula="of:=[.K262]/[.L262]" office:value-type="float" office:value="0.110769230769231" calcext:value-type="float">
            <text:p>0.110769230769231</text:p>
          </table:table-cell>
          <table:table-cell office:value-type="string" calcext:value-type="string">
            <text:p>alt arts per card</text:p>
          </table:table-cell>
          <table:table-cell table:style-name="ce23" office:value-type="string" calcext:value-type="string">
            <text:p>alt art odds</text:p>
          </table:table-cell>
          <table:table-cell table:style-name="ce23" table:number-columns-repeated="2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63];[.D263];[.F263];[.H263])/SUM([.C263];[.E263];[.G263];[.I263]))" office:value-type="float" office:value="31.3846153846154" calcext:value-type="float">
            <text:p>31.3846153846154</text:p>
          </table:table-cell>
          <table:table-cell table:formula="of:=(SUM([.B263];[.D263];[.F263];[.H263])/SUM([.C263];[.E263];[.G263];[.I263]))*100" office:value-type="float" office:value="3.18627450980392" calcext:value-type="float">
            <text:p>3.18627450980392</text:p>
          </table:table-cell>
          <table:table-cell office:value-type="float" office:value="17" calcext:value-type="float">
            <text:p>17</text:p>
          </table:table-cell>
          <table:table-cell table:formula="of:=[.K263]/[.L263]" office:value-type="float" office:value="0.187427912341407" calcext:value-type="float">
            <text:p>0.187427912341407</text:p>
          </table:table-cell>
          <table:table-cell table:formula="of:=([.K263]-([.M264]*([.L263]-4)))/4" office:value-type="float" office:value="0.16226397966594" calcext:value-type="float">
            <text:p>0.16226397966594</text:p>
          </table:table-cell>
          <table:table-cell table:style-name="ce23" table:formula="of:=1/(4*[.N263])" office:value-type="float" office:value="1.5406993006993" calcext:value-type="float">
            <text:p>1.5406993006993</text:p>
          </table:table-cell>
          <table:table-cell table:style-name="ce23" table:number-columns-repeated="2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64];[.D264];[.F264];[.H264])/SUM([.C264];[.E264];[.G264];[.I264]))" office:value-type="float" office:value="85.3953488372093" calcext:value-type="float">
            <text:p>85.3953488372093</text:p>
          </table:table-cell>
          <table:table-cell table:formula="of:=(SUM([.B264];[.D264];[.F264];[.H264])/SUM([.C264];[.E264];[.G264];[.I264]))*100" office:value-type="float" office:value="1.17102396514161" calcext:value-type="float">
            <text:p>1.17102396514161</text:p>
          </table:table-cell>
          <table:table-cell office:value-type="float" office:value="6" calcext:value-type="float">
            <text:p>6</text:p>
          </table:table-cell>
          <table:table-cell table:formula="of:=[.K264]/[.L264]" office:value-type="float" office:value="0.195170660856935" calcext:value-type="float">
            <text:p>0.195170660856935</text:p>
          </table:table-cell>
          <table:table-cell office:value-type="string" calcext:value-type="string">
            <text:p>normal arts pull odds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table:formula="of:=[.C265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265];[.D265];[.F265];[.H265])/SUM([.C265];[.E265];[.G265];[.I265]))" office:value-type="float" office:value="8.28006904735545" calcext:value-type="float">
            <text:p>8.28006904735545</text:p>
          </table:table-cell>
          <table:table-cell table:formula="of:=(SUM([.B265];[.D265];[.F265];[.H265])/SUM([.C265];[.E265];[.G265];[.I265]))*100" office:value-type="float" office:value="12.0771939736347" calcext:value-type="float">
            <text:p>12.0771939736347</text:p>
          </table:table-cell>
          <table:table-cell office:value-type="float" office:value="17" calcext:value-type="float">
            <text:p>17</text:p>
          </table:table-cell>
          <table:table-cell table:formula="of:=[.K265]/[.L265]" office:value-type="float" office:value="0.710423174919685" calcext:value-type="float">
            <text:p>0.710423174919685</text:p>
          </table:table-cell>
          <table:table-cell table:formula="of:=1/([.M264]*([.L263]-4))" office:value-type="float" office:value="0.394132379248658" calcext:value-type="float">
            <text:p>0.394132379248658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style-name="ce1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ce1" table:number-columns-repeated="4"/>
          <table:table-cell table:number-columns-repeated="5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table:style-name="ce1" table:number-columns-repeated="3"/>
          <table:table-cell table:number-columns-repeated="10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76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76];[.D276];[.F276];[.H276])/SUM([.C276];[.E276];[.G276];[.I276]))" office:value-type="float" office:value="31.8471337579618" calcext:value-type="float">
            <text:p>31.8471337579618</text:p>
          </table:table-cell>
          <table:table-cell table:formula="of:=(SUM([.B276];[.D276];[.F276];[.H276])/SUM([.C276];[.E276];[.G276];[.I276]))*100" office:value-type="float" office:value="3.14" calcext:value-type="float">
            <text:p>3.14</text:p>
          </table:table-cell>
          <table:table-cell office:value-type="float" office:value="9" calcext:value-type="float">
            <text:p>9</text:p>
          </table:table-cell>
          <table:table-cell table:formula="of:=[.K276]/[.L276]" office:value-type="float" office:value="0.348888888888889" calcext:value-type="float">
            <text:p>0.34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77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77];[.D277];[.F277];[.H277])/SUM([.C277];[.E277];[.G277];[.I277]))" office:value-type="float" office:value="79.3650793650794" calcext:value-type="float">
            <text:p>79.3650793650794</text:p>
          </table:table-cell>
          <table:table-cell table:formula="of:=(SUM([.B277];[.D277];[.F277];[.H277])/SUM([.C277];[.E277];[.G277];[.I277]))*100" office:value-type="float" office:value="1.26" calcext:value-type="float">
            <text:p>1.26</text:p>
          </table:table-cell>
          <table:table-cell office:value-type="float" office:value="8" calcext:value-type="float">
            <text:p>8</text:p>
          </table:table-cell>
          <table:table-cell table:formula="of:=[.K277]/[.L277]" office:value-type="float" office:value="0.1575" calcext:value-type="float">
            <text:p>0.157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83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83];[.D283];[.F283];[.H283])/SUM([.C283];[.E283];[.G283];[.I283]))" office:value-type="float" office:value="47.8468899521531" calcext:value-type="float">
            <text:p>47.8468899521531</text:p>
          </table:table-cell>
          <table:table-cell table:formula="of:=(SUM([.B283];[.D283];[.F283];[.H283])/SUM([.C283];[.E283];[.G283];[.I283]))*100" office:value-type="float" office:value="2.09" calcext:value-type="float">
            <text:p>2.09</text:p>
          </table:table-cell>
          <table:table-cell office:value-type="float" office:value="13" calcext:value-type="float">
            <text:p>13</text:p>
          </table:table-cell>
          <table:table-cell table:formula="of:=[.K283]/[.L283]" office:value-type="float" office:value="0.160769230769231" calcext:value-type="float">
            <text:p>0.16076923076923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84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84];[.D284];[.F284];[.H284])/SUM([.C284];[.E284];[.G284];[.I284]))" office:value-type="float" office:value="59.1715976331361" calcext:value-type="float">
            <text:p>59.1715976331361</text:p>
          </table:table-cell>
          <table:table-cell table:formula="of:=(SUM([.B284];[.D284];[.F284];[.H284])/SUM([.C284];[.E284];[.G284];[.I284]))*100"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formula="of:=[.K284]/[.L284]" office:value-type="float" office:value="0.241428571428571" calcext:value-type="float">
            <text:p>0.24142857142857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88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88];[.D288];[.F288];[.H288])/SUM([.C288];[.E288];[.G288];[.I288]))" office:value-type="float" office:value="43.6681222707424" calcext:value-type="float">
            <text:p>43.6681222707424</text:p>
          </table:table-cell>
          <table:table-cell table:formula="of:=(SUM([.B288];[.D288];[.F288];[.H288])/SUM([.C288];[.E288];[.G288];[.I288]))*100" office:value-type="float" office:value="2.29" calcext:value-type="float">
            <text:p>2.29</text:p>
          </table:table-cell>
          <table:table-cell office:value-type="float" office:value="9" calcext:value-type="float">
            <text:p>9</text:p>
          </table:table-cell>
          <table:table-cell table:formula="of:=[.K288]/[.L288]" office:value-type="float" office:value="0.254444444444444" calcext:value-type="float">
            <text:p>0.25444444444444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89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89];[.D289];[.F289];[.H289])/SUM([.C289];[.E289];[.G289];[.I289]))" office:value-type="float" office:value="78.740157480315" calcext:value-type="float">
            <text:p>78.740157480315</text:p>
          </table:table-cell>
          <table:table-cell table:formula="of:=(SUM([.B289];[.D289];[.F289];[.H289])/SUM([.C289];[.E289];[.G289];[.I289]))*100"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table:formula="of:=[.K289]/[.L289]" office:value-type="float" office:value="0.3175" calcext:value-type="float">
            <text:p>0.317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93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93];[.D293];[.F293];[.H293])/SUM([.C293];[.E293];[.G293];[.I293]))" office:value-type="float" office:value="42.9184549356223" calcext:value-type="float">
            <text:p>42.9184549356223</text:p>
          </table:table-cell>
          <table:table-cell table:formula="of:=(SUM([.B293];[.D293];[.F293];[.H293])/SUM([.C293];[.E293];[.G293];[.I293]))*100" office:value-type="float" office:value="2.33" calcext:value-type="float">
            <text:p>2.33</text:p>
          </table:table-cell>
          <table:table-cell office:value-type="float" office:value="9" calcext:value-type="float">
            <text:p>9</text:p>
          </table:table-cell>
          <table:table-cell table:formula="of:=[.K293]/[.L293]" office:value-type="float" office:value="0.258888888888889" calcext:value-type="float">
            <text:p>0.25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94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94];[.D294];[.F294];[.H294])/SUM([.C294];[.E294];[.G294];[.I294]))" office:value-type="float" office:value="50.761421319797" calcext:value-type="float">
            <text:p>50.761421319797</text:p>
          </table:table-cell>
          <table:table-cell table:formula="of:=(SUM([.B294];[.D294];[.F294];[.H294])/SUM([.C294];[.E294];[.G294];[.I294]))*100" office:value-type="float" office:value="1.97" calcext:value-type="float">
            <text:p>1.97</text:p>
          </table:table-cell>
          <table:table-cell office:value-type="float" office:value="9" calcext:value-type="float">
            <text:p>9</text:p>
          </table:table-cell>
          <table:table-cell table:formula="of:=[.K294]/[.L294]" office:value-type="float" office:value="0.218888888888889" calcext:value-type="float">
            <text:p>0.21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98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98];[.D298];[.F298];[.H298])/SUM([.C298];[.E298];[.G298];[.I298]))" office:value-type="float" office:value="30.5810397553517" calcext:value-type="float">
            <text:p>30.5810397553517</text:p>
          </table:table-cell>
          <table:table-cell table:formula="of:=(SUM([.B298];[.D298];[.F298];[.H298])/SUM([.C298];[.E298];[.G298];[.I298]))*100" office:value-type="float" office:value="3.27" calcext:value-type="float">
            <text:p>3.27</text:p>
          </table:table-cell>
          <table:table-cell office:value-type="float" office:value="8" calcext:value-type="float">
            <text:p>8</text:p>
          </table:table-cell>
          <table:table-cell table:formula="of:=[.K298]/[.L298]" office:value-type="float" office:value="0.40875" calcext:value-type="float">
            <text:p>0.40875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99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99];[.D299];[.F299];[.H299])/SUM([.C299];[.E299];[.G299];[.I299]))" office:value-type="float" office:value="84.7457627118644" calcext:value-type="float">
            <text:p>84.7457627118644</text:p>
          </table:table-cell>
          <table:table-cell table:formula="of:=(SUM([.B299];[.D299];[.F299];[.H299])/SUM([.C299];[.E299];[.G299];[.I299]))*100"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formula="of:=[.K299]/[.L299]" office:value-type="float" office:value="0.393333333333333" calcext:value-type="float">
            <text:p>0.393333333333333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03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03];[.D303];[.F303];[.H303])/SUM([.C303];[.E303];[.G303];[.I303]))" office:value-type="float" office:value="35.7142857142857" calcext:value-type="float">
            <text:p>35.7142857142857</text:p>
          </table:table-cell>
          <table:table-cell table:formula="of:=(SUM([.B303];[.D303];[.F303];[.H303])/SUM([.C303];[.E303];[.G303];[.I303]))*100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[.K303]/[.L303]" office:value-type="float" office:value="1.4" calcext:value-type="float">
            <text:p>1.4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04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04];[.D304];[.F304];[.H304])/SUM([.C304];[.E304];[.G304];[.I304]))" office:value-type="float" office:value="85.4700854700855" calcext:value-type="float">
            <text:p>85.4700854700855</text:p>
          </table:table-cell>
          <table:table-cell table:formula="of:=(SUM([.B304];[.D304];[.F304];[.H304])/SUM([.C304];[.E304];[.G304];[.I304]))*100"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formula="of:=[.K304]/[.L304]" office:value-type="float" office:value="1.17" calcext:value-type="float">
            <text:p>1.1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08];[.D308];[.F308];[.H308])/SUM([.C308];[.E308];[.G308];[.I308]))" office:value-type="float" office:value="37.2222222222222" calcext:value-type="float">
            <text:p>37.2222222222222</text:p>
          </table:table-cell>
          <table:table-cell table:formula="of:=(SUM([.B308];[.D308];[.F308];[.H308])/SUM([.C308];[.E308];[.G308];[.I308]))*100" office:value-type="float" office:value="2.6865671641791" calcext:value-type="float">
            <text:p>2.6865671641791</text:p>
          </table:table-cell>
          <table:table-cell office:value-type="float" office:value="8" calcext:value-type="float">
            <text:p>8</text:p>
          </table:table-cell>
          <table:table-cell table:formula="of:=[.K308]/[.L308]" office:value-type="float" office:value="0.335820895522388" calcext:value-type="float">
            <text:p>0.335820895522388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09];[.D309];[.F309];[.H309])/SUM([.C309];[.E309];[.G309];[.I309]))" office:value-type="float" office:value="80.4" calcext:value-type="float">
            <text:p>80.4</text:p>
          </table:table-cell>
          <table:table-cell table:formula="of:=(SUM([.B309];[.D309];[.F309];[.H309])/SUM([.C309];[.E309];[.G309];[.I309]))*100" office:value-type="float" office:value="1.24378109452736" calcext:value-type="float">
            <text:p>1.24378109452736</text:p>
          </table:table-cell>
          <table:table-cell office:value-type="float" office:value="4" calcext:value-type="float">
            <text:p>4</text:p>
          </table:table-cell>
          <table:table-cell table:formula="of:=[.K309]/[.L309]" office:value-type="float" office:value="0.310945273631841" calcext:value-type="float">
            <text:p>0.310945273631841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(SUM([.B310];[.D310];[.F310];[.H310])/SUM([.C310];[.E310];[.G310];[.I310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13];[.D313];[.F313];[.H313])/SUM([.C313];[.E313];[.G313];[.I313]))" office:value-type="float" office:value="34.8" calcext:value-type="float">
            <text:p>34.8</text:p>
          </table:table-cell>
          <table:table-cell table:formula="of:=(SUM([.B313];[.D313];[.F313];[.H313])/SUM([.C313];[.E313];[.G313];[.I313]))*100" office:value-type="float" office:value="2.8735632183908" calcext:value-type="float">
            <text:p>2.8735632183908</text:p>
          </table:table-cell>
          <table:table-cell office:value-type="float" office:value="12" calcext:value-type="float">
            <text:p>12</text:p>
          </table:table-cell>
          <table:table-cell table:formula="of:=[.K313]/[.L313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14];[.D314];[.F314];[.H314])/SUM([.C314];[.E314];[.G314];[.I314]))" office:value-type="float" office:value="139.2" calcext:value-type="float">
            <text:p>139.2</text:p>
          </table:table-cell>
          <table:table-cell table:formula="of:=(SUM([.B314];[.D314];[.F314];[.H314])/SUM([.C314];[.E314];[.G314];[.I314]))*100" office:value-type="float" office:value="0.718390804597701" calcext:value-type="float">
            <text:p>0.718390804597701</text:p>
          </table:table-cell>
          <table:table-cell office:value-type="float" office:value="3" calcext:value-type="float">
            <text:p>3</text:p>
          </table:table-cell>
          <table:table-cell table:formula="of:=[.K314]/[.L314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(SUM([.B315];[.D315];[.F315];[.H315])/SUM([.C315];[.E315];[.G315];[.I315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320]+[.B321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320]+[.D321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18];[.D318];[.F318];[.H318])/SUM([.C318];[.E318];[.G318];[.I318]))" office:value-type="float" office:value="23.8064447866825" calcext:value-type="float">
            <text:p>23.8064447866825</text:p>
          </table:table-cell>
          <table:table-cell table:formula="of:=(SUM([.B318];[.D318];[.F318];[.H318])/SUM([.C318];[.E318];[.G318];[.I318]))*100" office:value-type="float" office:value="4.20054320987654" calcext:value-type="float">
            <text:p>4.20054320987654</text:p>
          </table:table-cell>
          <table:table-cell office:value-type="float" office:value="12" calcext:value-type="float">
            <text:p>12</text:p>
          </table:table-cell>
          <table:table-cell table:formula="of:=[.K318]/[.L318]" office:value-type="float" office:value="0.350045267489712" calcext:value-type="float">
            <text:p>0.350045267489712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[.C319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19];[.D319];[.F319];[.H319])/SUM([.C319];[.E319];[.G319];[.I319]))" office:value-type="float" office:value="121.145045018097" calcext:value-type="float">
            <text:p>121.145045018097</text:p>
          </table:table-cell>
          <table:table-cell table:formula="of:=(SUM([.B319];[.D319];[.F319];[.H319])/SUM([.C319];[.E319];[.G319];[.I319]))*100" office:value-type="float" office:value="0.825456790123457" calcext:value-type="float">
            <text:p>0.825456790123457</text:p>
          </table:table-cell>
          <table:table-cell office:value-type="float" office:value="6" calcext:value-type="float">
            <text:p>6</text:p>
          </table:table-cell>
          <table:table-cell table:formula="of:=[.K319]/[.L319]" office:value-type="float" office:value="0.137576131687243" calcext:value-type="float">
            <text:p>0.137576131687243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20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0];[.D320];[.F320];[.H320])/SUM([.C320];[.E320];[.G320];[.I320]))" office:value-type="float" office:value="35.5319260935937" calcext:value-type="float">
            <text:p>35.5319260935937</text:p>
          </table:table-cell>
          <table:table-cell table:formula="of:=(SUM([.B320];[.D320];[.F320];[.H320])/SUM([.C320];[.E320];[.G320];[.I320]))*100" office:value-type="float" office:value="2.81437037037037" calcext:value-type="float">
            <text:p>2.81437037037037</text:p>
          </table:table-cell>
          <table:table-cell office:value-type="float" office:value="8" calcext:value-type="float">
            <text:p>8</text:p>
          </table:table-cell>
          <table:table-cell table:formula="of:=[.K320]/[.L320]" office:value-type="float" office:value="0.351796296296296" calcext:value-type="float">
            <text:p>0.351796296296296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21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1];[.D321];[.F321];[.H321])/SUM([.C321];[.E321];[.G321];[.I321]))" office:value-type="float" office:value="72.1410758817243" calcext:value-type="float">
            <text:p>72.1410758817243</text:p>
          </table:table-cell>
          <table:table-cell table:formula="of:=(SUM([.B321];[.D321];[.F321];[.H321])/SUM([.C321];[.E321];[.G321];[.I321]))*100" office:value-type="float" office:value="1.38617283950617" calcext:value-type="float">
            <text:p>1.38617283950617</text:p>
          </table:table-cell>
          <table:table-cell office:value-type="float" office:value="4" calcext:value-type="float">
            <text:p>4</text:p>
          </table:table-cell>
          <table:table-cell table:formula="of:=[.K321]/[.L321]" office:value-type="float" office:value="0.346543209876543" calcext:value-type="float">
            <text:p>0.346543209876543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X</text:p>
          </table:table-cell>
          <table:table-cell table:formula="of:=[.C322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2];[.D322];[.F322];[.H322])/SUM([.C322];[.E322];[.G322];[.I322]))" office:value-type="float" office:value="8.97278255956931" calcext:value-type="float">
            <text:p>8.97278255956931</text:p>
          </table:table-cell>
          <table:table-cell table:formula="of:=(SUM([.B322];[.D322];[.F322];[.H322])/SUM([.C322];[.E322];[.G322];[.I322]))*100" office:value-type="float" office:value="11.1448148148148" calcext:value-type="float">
            <text:p>11.1448148148148</text:p>
          </table:table-cell>
          <table:table-cell office:value-type="float" office:value="11" calcext:value-type="float">
            <text:p>11</text:p>
          </table:table-cell>
          <table:table-cell table:formula="of:=[.K322]/[.L322]" office:value-type="float" office:value="1.01316498316498" calcext:value-type="float">
            <text:p>1.01316498316498</text:p>
          </table:table-cell>
          <table:table-cell/>
          <table:table-cell table:style-name="ce1" table:number-columns-repeated="2"/>
          <table:table-cell table:style-name="ce2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23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3];[.D323];[.F323];[.H323])/SUM([.C323];[.E323];[.G323];[.I323]))" office:value-type="float" office:value="69.1161663566394" calcext:value-type="float">
            <text:p>69.1161663566394</text:p>
          </table:table-cell>
          <table:table-cell table:formula="of:=(SUM([.B323];[.D323];[.F323];[.H323])/SUM([.C323];[.E323];[.G323];[.I323]))*100" office:value-type="float" office:value="1.44683950617284" calcext:value-type="float">
            <text:p>1.44683950617284</text:p>
          </table:table-cell>
          <table:table-cell office:value-type="float" office:value="8" calcext:value-type="float">
            <text:p>8</text:p>
          </table:table-cell>
          <table:table-cell table:formula="of:=[.K323]/[.L323]" office:value-type="float" office:value="0.180854938271605" calcext:value-type="float">
            <text:p>0.180854938271605</text:p>
          </table:table-cell>
          <table:table-cell/>
          <table:table-cell table:style-name="ce23" table:formula="of:=SUM([.O326:.O384])" office:value-type="float" office:value="22" calcext:value-type="float">
            <text:p>22</text:p>
          </table:table-cell>
          <table:table-cell table:style-name="ce23" table:formula="of:=1/([.O323]/56)" office:value-type="float" office:value="2.54545454545455" calcext:value-type="float">
            <text:p>2.54545454545455</text:p>
          </table:table-cell>
          <table:table-cell table:style-name="ce2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24];[.D324];[.F324];[.H324])/SUM([.C324];[.E324];[.G324];[.I324]))" office:value-type="float" office:value="6.27906976744186" calcext:value-type="float">
            <text:p>6.27906976744186</text:p>
          </table:table-cell>
          <table:table-cell table:formula="of:=(SUM([.B324];[.D324];[.F324];[.H324])/SUM([.C324];[.E324];[.G324];[.I324]))*100" office:value-type="float" office:value="15.9259259259259" calcext:value-type="float">
            <text:p>15.9259259259259</text:p>
          </table:table-cell>
          <table:table-cell table:number-columns-repeated="3"/>
          <table:table-cell table:style-name="ce1" office:value-type="string" calcext:value-type="string">
            <text:p>black and white energy data</text:p>
          </table:table-cell>
          <table:table-cell table:style-name="ce23" table:number-columns-repeated="2"/>
          <table:table-cell office:value-type="string" calcext:value-type="string">
            <text:p>https://www.youtube.com/watch?v=esOnNu5alc8</text:p>
          </table:table-cell>
          <table:table-cell table:number-columns-repeated="1006"/>
        </table:table-row>
        <table:table-row table:style-name="ro1">
          <table:table-cell table:style-name="ce1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319:.K324])" office:value-type="float" office:value="33.5435802469136" calcext:value-type="float">
            <text:p>33.5435802469136</text:p>
          </table:table-cell>
          <table:table-cell table:number-columns-repeated="3"/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rare</text:p>
          </table:table-cell>
          <table:table-cell table:style-name="ce24"/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lolamola</text:p>
          </table:table-cell>
          <table:table-cell table:style-name="ce23" office:value-type="string" calcext:value-type="string">
            <text:p>scrafty</text:p>
          </table:table-cell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atchog</text:p>
          </table:table-cell>
          <table:table-cell table:style-name="ce23" office:value-type="string" calcext:value-type="string">
            <text:p>cinccino</text:p>
          </table:table-cell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6"/>
          <table:table-cell office:value-type="string" calcext:value-type="string">
            <text:p>https://www.youtube.com/watch?v=TwzM1fN97ek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ce1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35:.K338])" office:value-type="float" office:value="33.4919507279396" calcext:value-type="float">
            <text:p>33.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35];[.D335];[.F335];[.H335])/SUM([.C335];[.E335];[.G335];[.I335]))" office:value-type="float" office:value="14.4597701149425" calcext:value-type="float">
            <text:p>14.4597701149425</text:p>
          </table:table-cell>
          <table:table-cell table:formula="of:=(SUM([.B335];[.D335];[.F335];[.H335])/SUM([.C335];[.E335];[.G335];[.I335]))*100" office:value-type="float" office:value="6.91573926868044" calcext:value-type="float">
            <text:p>6.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336];[.D336];[.F336];[.H336])/SUM([.C336];[.E336];[.G336];[.I336]))" office:value-type="float" office:value="4.95609756097561" calcext:value-type="float">
            <text:p>4.95609756097561</text:p>
          </table:table-cell>
          <table:table-cell table:formula="of:=(SUM([.B336];[.D336];[.F336];[.H336])/SUM([.C336];[.E336];[.G336];[.I336]))*100" office:value-type="float" office:value="20.1771653543307" calcext:value-type="float">
            <text:p>20.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37];[.D337];[.F337];[.H337])/SUM([.C337];[.E337];[.G337];[.I337]))" office:value-type="float" office:value="132.421052631579" calcext:value-type="float">
            <text:p>132.421052631579</text:p>
          </table:table-cell>
          <table:table-cell table:formula="of:=(SUM([.B337];[.D337];[.F337];[.H337])/SUM([.C337];[.E337];[.G337];[.I337]))*100" office:value-type="float" office:value="0.75516693163752" calcext:value-type="float">
            <text:p>0.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38];[.D338];[.F338];[.H338])/SUM([.C338];[.E338];[.G338];[.I338]))" office:value-type="float" office:value="17.7183098591549" calcext:value-type="float">
            <text:p>17.7183098591549</text:p>
          </table:table-cell>
          <table:table-cell table:formula="of:=(SUM([.B338];[.D338];[.F338];[.H338])/SUM([.C338];[.E338];[.G338];[.I338]))*100" office:value-type="float" office:value="5.64387917329094" calcext:value-type="float">
            <text:p>5.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39];[.D339];[.F339];[.H339])/SUM([.C339];[.E339];[.G339];[.I339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339];[.D339];[.F339];[.H339])/(SUM([.C339];[.E339];[.G339];[.I339])*(1-([.K334]/100)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44:.K347])" office:value-type="float" office:value="33.6111111111111" calcext:value-type="float">
            <text:p>33.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44];[.D344];[.F344];[.H344])/SUM([.C344];[.E344];[.G344];[.I344]))" office:value-type="float" office:value="7.65957446808511" calcext:value-type="float">
            <text:p>7.65957446808511</text:p>
          </table:table-cell>
          <table:table-cell table:formula="of:=(SUM([.B344];[.D344];[.F344];[.H344])/SUM([.C344];[.E344];[.G344];[.I344]))*100" office:value-type="float" office:value="13.0555555555556" calcext:value-type="float">
            <text:p>13.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45];[.D345];[.F345];[.H345])/SUM([.C345];[.E345];[.G345];[.I345]))" office:value-type="float" office:value="7.12871287128713" calcext:value-type="float">
            <text:p>7.12871287128713</text:p>
          </table:table-cell>
          <table:table-cell table:formula="of:=(SUM([.B345];[.D345];[.F345];[.H345])/SUM([.C345];[.E345];[.G345];[.I345]))*100" office:value-type="float" office:value="14.0277777777778" calcext:value-type="float">
            <text:p>14.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46];[.D346];[.F346];[.H346])/SUM([.C346];[.E346];[.G346];[.I346]))" office:value-type="float" office:value="102.857142857143" calcext:value-type="float">
            <text:p>102.857142857143</text:p>
          </table:table-cell>
          <table:table-cell table:formula="of:=(SUM([.B346];[.D346];[.F346];[.H346])/SUM([.C346];[.E346];[.G346];[.I346]))*100" office:value-type="float" office:value="0.972222222222222" calcext:value-type="float">
            <text:p>0.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47];[.D347];[.F347];[.H347])/SUM([.C347];[.E347];[.G347];[.I347]))" office:value-type="float" office:value="18" calcext:value-type="float">
            <text:p>18</text:p>
          </table:table-cell>
          <table:table-cell table:formula="of:=(SUM([.B347];[.D347];[.F347];[.H347])/SUM([.C347];[.E347];[.G347];[.I347]))*100" office:value-type="float" office:value="5.55555555555556" calcext:value-type="float">
            <text:p>5.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48];[.D348];[.F348];[.H348])/SUM([.C348];[.E348];[.G348];[.I348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348];[.D348];[.F348];[.H348])/(SUM([.C348];[.E348];[.G348];[.I348])*(1-([.K343]/100))))" office:value-type="float" office:value="10.1702127659574" calcext:value-type="float">
            <text:p>10.1702127659574</text:p>
          </table:table-cell>
          <table:table-cell table:number-columns-repeated="5"/>
          <table:table-cell office:value-type="string" calcext:value-type="string">
            <text:p>https://www.youtube.com/watch?v=AbLxi4VIr3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53:.K356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53];[.D353];[.F353];[.H353])/SUM([.C353];[.E353];[.G353];[.I353]))" office:value-type="float" office:value="10.5263157894737" calcext:value-type="float">
            <text:p>10.5263157894737</text:p>
          </table:table-cell>
          <table:table-cell table:formula="of:=(SUM([.B353];[.D353];[.F353];[.H353])/SUM([.C353];[.E353];[.G353];[.I353]))*100" office:value-type="float" office:value="9.5" calcext:value-type="float">
            <text:p>9.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54];[.D354];[.F354];[.H354])/SUM([.C354];[.E354];[.G354];[.I354]))" office:value-type="string" office:string-value="" calcext:value-type="error">
            <text:p>#DIV/0!</text:p>
          </table:table-cell>
          <table:table-cell table:formula="of:=(SUM([.B354];[.D354];[.F354];[.H354])/SUM([.C354];[.E354];[.G354];[.I354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55];[.D355];[.F355];[.H355])/SUM([.C355];[.E355];[.G355];[.I355]))" office:value-type="float" office:value="166.666666666667" calcext:value-type="float">
            <text:p>166.666666666667</text:p>
          </table:table-cell>
          <table:table-cell table:formula="of:=(SUM([.B355];[.D355];[.F355];[.H355])/SUM([.C355];[.E355];[.G355];[.I355]))*100" office:value-type="float" office:value="0.6" calcext:value-type="float">
            <text:p>0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56];[.D356];[.F356];[.H356])/SUM([.C356];[.E356];[.G356];[.I356]))" office:value-type="float" office:value="20.4081632653061" calcext:value-type="float">
            <text:p>20.4081632653061</text:p>
          </table:table-cell>
          <table:table-cell table:formula="of:=(SUM([.B356];[.D356];[.F356];[.H356])/SUM([.C356];[.E356];[.G356];[.I356]))*100" office:value-type="float" office:value="4.9" calcext:value-type="float">
            <text:p>4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57];[.D357];[.F357];[.H357])/SUM([.C357];[.E357];[.G357];[.I357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357];[.D357];[.F357];[.H357])/(SUM([.C357];[.E357];[.G357];[.I357])*(1-([.K352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62:.K365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62];[.D362];[.F362];[.H362])/SUM([.C362];[.E362];[.G362];[.I362]))" office:value-type="float" office:value="11.1111111111111" calcext:value-type="float">
            <text:p>11.1111111111111</text:p>
          </table:table-cell>
          <table:table-cell table:formula="of:=(SUM([.B362];[.D362];[.F362];[.H362])/SUM([.C362];[.E362];[.G362];[.I362]))*100" office:value-type="float" office:value="9" calcext:value-type="float">
            <text:p>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63];[.D363];[.F363];[.H363])/SUM([.C363];[.E363];[.G363];[.I363]))" office:value-type="string" office:string-value="" calcext:value-type="error">
            <text:p>#DIV/0!</text:p>
          </table:table-cell>
          <table:table-cell table:formula="of:=(SUM([.B363];[.D363];[.F363];[.H363])/SUM([.C363];[.E363];[.G363];[.I363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64];[.D364];[.F364];[.H364])/SUM([.C364];[.E364];[.G364];[.I364]))" office:value-type="float" office:value="136.363636363636" calcext:value-type="float">
            <text:p>136.363636363636</text:p>
          </table:table-cell>
          <table:table-cell table:formula="of:=(SUM([.B364];[.D364];[.F364];[.H364])/SUM([.C364];[.E364];[.G364];[.I364]))*100" office:value-type="float" office:value="0.733333333333333" calcext:value-type="float">
            <text:p>0.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65];[.D365];[.F365];[.H365])/SUM([.C365];[.E365];[.G365];[.I365]))" office:value-type="float" office:value="18.5185185185185" calcext:value-type="float">
            <text:p>18.5185185185185</text:p>
          </table:table-cell>
          <table:table-cell table:formula="of:=(SUM([.B365];[.D365];[.F365];[.H365])/SUM([.C365];[.E365];[.G365];[.I365]))*100" office:value-type="float" office:value="5.4" calcext:value-type="float">
            <text:p>5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66];[.D366];[.F366];[.H366])/SUM([.C366];[.E366];[.G366];[.I366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366];[.D366];[.F366];[.H366])/(SUM([.C366];[.E366];[.G366];[.I366])*(1-([.K361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71:.K374])" office:value-type="float" office:value="17.5" calcext:value-type="float">
            <text:p>17.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71];[.D371];[.F371];[.H371])/SUM([.C371];[.E371];[.G371];[.I371]))" office:value-type="float" office:value="8.84955752212389" calcext:value-type="float">
            <text:p>8.84955752212389</text:p>
          </table:table-cell>
          <table:table-cell table:formula="of:=(SUM([.B371];[.D371];[.F371];[.H371])/SUM([.C371];[.E371];[.G371];[.I371]))*100" office:value-type="float" office:value="11.3" calcext:value-type="float">
            <text:p>11.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72];[.D372];[.F372];[.H372])/SUM([.C372];[.E372];[.G372];[.I372]))" office:value-type="string" office:string-value="" calcext:value-type="error">
            <text:p>#DIV/0!</text:p>
          </table:table-cell>
          <table:table-cell table:formula="of:=(SUM([.B372];[.D372];[.F372];[.H372])/SUM([.C372];[.E372];[.G372];[.I372]))*100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73];[.D373];[.F373];[.H373])/SUM([.C373];[.E373];[.G373];[.I373]))" office:value-type="float" office:value="111.111111111111" calcext:value-type="float">
            <text:p>111.111111111111</text:p>
          </table:table-cell>
          <table:table-cell table:formula="of:=(SUM([.B373];[.D373];[.F373];[.H373])/SUM([.C373];[.E373];[.G373];[.I373]))*100"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74];[.D374];[.F374];[.H374])/SUM([.C374];[.E374];[.G374];[.I374]))" office:value-type="float" office:value="18.8679245283019" calcext:value-type="float">
            <text:p>18.8679245283019</text:p>
          </table:table-cell>
          <table:table-cell table:formula="of:=(SUM([.B374];[.D374];[.F374];[.H374])/SUM([.C374];[.E374];[.G374];[.I374]))*100" office:value-type="float" office:value="5.3" calcext:value-type="float">
            <text:p>5.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1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8" table:default-cell-style-name="ce28"/>
        <table:table-column table:style-name="co20" table:number-columns-repeated="2" table:default-cell-style-name="ce28"/>
        <table:table-column table:style-name="co8" table:default-cell-style-name="ce28"/>
        <table:table-column table:style-name="co9" table:default-cell-style-name="ce28"/>
        <table:table-column table:style-name="co21" table:default-cell-style-name="ce28"/>
        <table:table-column table:style-name="co8" table:number-columns-repeated="28" table:default-cell-style-name="ce28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17" office:value-type="string" calcext:value-type="string">
            <text:p>holo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588" calcext:value-type="float">
            <text:p>588</text:p>
          </table:table-cell>
          <table:table-cell table:style-name="ce17" table:formula="of:=1/([.O13]/[.P13])" office:value-type="float" office:value="9.63934426229508" calcext:value-type="float">
            <text:p>9.63934426229508</text:p>
          </table:table-cell>
          <table:table-cell table:style-name="ce17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17" office:value-type="string" calcext:value-type="string">
            <text:p>FA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17"/>
          <table:table-cell table:style-name="ce22"/>
          <table:table-cell table:style-name="ce17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17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29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22" table:default-cell-style-name="Default"/>
        <table:table-column table:style-name="co23" table:default-cell-style-name="Default"/>
        <table:table-column table:style-name="co8" table:number-columns-repeated="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break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10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combined EX</text:p>
          </table:table-cell>
          <table:table-cell table:style-name="ce17" table:formula="of:=[.B11]+[.B10]" office:value-type="float" office:value="81" calcext:value-type="float">
            <text:p>8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[.D11]+[.D10]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Gold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+49" office:value-type="float" office:value="61" calcext:value-type="float">
            <text:p>61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17"/>
          <table:table-cell table:style-name="ce17" office:value-type="string" calcext:value-type="string">
            <text:p>https://cardzard.com/blogs/news/xy-evolutions-etb-pull-rates</text:p>
          </table:table-cell>
          <table:table-cell table:style-name="ce17" table:number-columns-repeated="2"/>
          <table:table-cell table:style-name="ce17" office:value-type="string" calcext:value-type="string">
            <text:p>https://docs.google.com/spreadsheets/d/1Qct7IOTe7W1CamyYBwKgImGBituap8QwnuFJ7xl1m9E/edit#gid=0</text:p>
          </table:table-cell>
          <table:table-cell table:style-name="ce17" table:number-columns-repeated="5"/>
          <table:table-cell table:number-columns-repeated="9"/>
        </table:table-row>
        <table:table-row table:style-name="ro1">
          <table:table-cell table:style-name="ce17" table:number-columns-repeated="10"/>
          <table:table-cell table:number-columns-repeated="9"/>
        </table:table-row>
        <table:table-row table:style-name="ro1">
          <table:table-cell table:style-name="ce17" office:value-type="string" calcext:value-type="string">
            <text:p>proof of multiple secrets per pack being possible</text:p>
          </table:table-cell>
          <table:table-cell table:style-name="ce17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22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17" office:value-type="float" office:value="41" calcext:value-type="float">
            <text:p>41</text:p>
          </table:table-cell>
          <table:table-cell table:style-name="ce17" table:formula="of:=712-31" office:value-type="float" office:value="681" calcext:value-type="float">
            <text:p>681</text:p>
          </table:table-cell>
          <table:table-cell table:style-name="ce17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17" table:number-columns-repeated="4"/>
          <table:table-cell table:style-name="ce18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17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17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8" table:default-cell-style-name="Default"/>
        <table:table-column table:style-name="co8" table:number-columns-repeated="5" table:default-cell-style-name="ce19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8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7" office:value-type="string" calcext:value-type="string">
            <text:p>Legendary Treasures:</text:p>
          </table:table-cell>
          <table:table-cell table:style-name="ce17" table:number-columns-repeated="9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holo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gold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main ex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ex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FA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0" table:number-columns-repeated="3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29" table:number-columns-repeated="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17" table:number-columns-repeated="10"/>
          <table:table-cell table:number-columns-repeated="20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primal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FA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data" table:style-name="ta1"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F3:.L3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table:number-columns-repeated="4"/>
          <table:table-cell table:formula="of:=SUM([.F5:.L5])"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F7:.L7])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star counter ra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E3];[.A3:.B3])/SUM([.G3];[.B3])" office:value-type="float" office:value="10.7272727272727" calcext:value-type="float">
            <text:p>10.7272727272727</text:p>
          </table:table-cell>
          <table:table-cell table:number-columns-repeated="6"/>
        </table:table-row>
      </table:table>
      <table:table table:name="Astral data" table:style-name="ta1">
        <table:table-column table:style-name="co8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/>
          <table:table-cell table:formula="of:=SUM([.C3:.I3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go data" table:style-name="ta1">
        <table:table-column table:style-name="co8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7"/>
        </table:table-row>
        <table:table-row table:style-name="ro1">
          <table:table-cell/>
          <table:table-cell table:formula="of:=SUM([.C3:.D3])"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oise</text:p>
          </table:table-cell>
          <table:table-cell office:value-type="string" calcext:value-type="string">
            <text:p>zard</text:p>
          </table:table-cell>
          <table:table-cell office:value-type="string" calcext:value-type="string">
            <text:p>ven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SUM([.C5:.I5])" office:value-type="float" office:value="351" calcext:value-type="float">
            <text:p>351</text:p>
          </table:table-cell>
          <table:table-cell office:value-type="float" office:value="319" calcext:value-type="float">
            <text:p>31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/>
          <table:table-cell table:formula="of:=SUM([.C7:.O7])" office:value-type="float" office:value="351" calcext:value-type="float">
            <text:p>351</text:p>
          </table:table-cell>
          <table:table-cell office:value-type="float" office:value="249" calcext:value-type="float">
            <text:p>24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hmUqMJHaij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youtube.com/watch?v=ipX-A8EGV9c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ungFFO9Knvk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string" calcext:value-type="string">
            <text:p>https://www.youtube.com/watch?v=PLkkJF1B3G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https://www.youtube.com/watch?v=7W90sgVueXI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www.youtube.com/watch?v=nuZED_Mcli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https://www.youtube.com/watch?v=vh6swagIGMg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Vstar calculations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stral</text:p>
          </table:table-cell>
          <table:table-cell table:formula="of:=SUM([.E20:.F20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SUM([.D19:.D21])/SUM([.F19:.F21])" office:value-type="float" office:value="10.8" calcext:value-type="float">
            <text:p>10.8</text:p>
          </table:table-cell>
          <table:table-cell table:formula="of:=1/[.G20]" office:value-type="float" office:value="0.0925925925925926" calcext:value-type="float">
            <text:p>0.09259259259259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S</text:p>
          </table:table-cell>
          <table:table-cell table:formula="of:=SUM([.E21:.F21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D20:.D22])/SUM([.F20:.F22])" office:value-type="float" office:value="9.43103448275862" calcext:value-type="float">
            <text:p>9.43103448275862</text:p>
          </table:table-cell>
          <table:table-cell table:formula="of:=1/[.G21]" office:value-type="float" office:value="0.106032906764168" calcext:value-type="float">
            <text:p>0.1060329067641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o</text:p>
          </table:table-cell>
          <table:table-cell table:formula="of:=SUM([.E22:.F22])" office:value-type="float" office:value="385" calcext:value-type="float">
            <text:p>385</text:p>
          </table:table-cell>
          <table:table-cell office:value-type="float" office:value="342" calcext:value-type="float">
            <text:p>342</text:p>
          </table:table-cell>
          <table:table-cell office:value-type="float" office:value="43" calcext:value-type="float">
            <text:p>43</text:p>
          </table:table-cell>
          <table:table-cell table:formula="of:=SUM([.D22])/SUM([.F22])" office:value-type="float" office:value="8.95348837209302" calcext:value-type="float">
            <text:p>8.95348837209302</text:p>
          </table:table-cell>
          <table:table-cell table:formula="of:=1/[.G22]" office:value-type="float" office:value="0.111688311688312" calcext:value-type="float">
            <text:p>0.111688311688312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7"/>
        </table:table-row>
        <table:table-row table:style-name="ro1">
          <table:table-cell/>
          <table:table-cell table:formula="of:=SUM([.C27:.D27])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 table:number-columns-repeated="6"/>
        </table:table-row>
        <table:table-row table:style-name="ro1">
          <table:table-cell/>
          <table:table-cell table:formula="of:=SUM([.C29:.F29])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/>
          <table:table-cell table:formula="of:=SUM([.C31:.K31])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table table:name="BOOster bundle data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https://www.youtube.com/watch?v=gC-WCFieAw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darkrai</text:p>
          </table:table-cell>
          <table:table-cell table:formula="of:=COUNTIF([.A$1:.A1048]; [.F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hatterene</text:p>
          </table:table-cell>
          <table:table-cell table:formula="of:=COUNTIF([.A$1:.A1049]; [.F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mewtwo</text:p>
          </table:table-cell>
          <table:table-cell table:formula="of:=COUNTIF([.A$1:.A1050]; [.F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mimikyu</text:p>
          </table:table-cell>
          <table:table-cell table:formula="of:=COUNTIF([.A$1:.A1051]; [.F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trevenent</text:p>
          </table:table-cell>
          <table:table-cell table:formula="of:=COUNTIF([.A$1:.A1052]; [.F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mismagius</text:p>
          </table:table-cell>
          <table:table-cell table:formula="of:=COUNTIF([.A$1:.A1053]; [.F1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dusknoir</text:p>
          </table:table-cell>
          <table:table-cell table:formula="of:=COUNTIF([.A$1:.A1054]; [.F1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gourgiest</text:p>
          </table:table-cell>
          <table:table-cell table:formula="of:=COUNTIF([.A$1:.A1055]; [.F1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chandelure</text:p>
          </table:table-cell>
          <table:table-cell table:formula="of:=COUNTIF([.A$1:.A1056]; [.F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gengar</text:p>
          </table:table-cell>
          <table:table-cell table:formula="of:=COUNTIF([.A$1:.A1057]; [.F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phantump</text:p>
          </table:table-cell>
          <table:table-cell table:formula="of:=COUNTIF([.B$1:.B1060]; [.F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zubat</text:p>
          </table:table-cell>
          <table:table-cell table:formula="of:=COUNTIF([.B$1:.B1061]; [.F1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hatenna</text:p>
          </table:table-cell>
          <table:table-cell table:formula="of:=COUNTIF([.B$1:.B1062]; [.F2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hattrem</text:p>
          </table:table-cell>
          <table:table-cell table:formula="of:=COUNTIF([.B$1:.B1063]; [.F2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spinarak</text:p>
          </table:table-cell>
          <table:table-cell table:formula="of:=COUNTIF([.B$1:.B1064]; [.F2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ariados</text:p>
          </table:table-cell>
          <table:table-cell table:formula="of:=COUNTIF([.B$1:.B1065]; [.F2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litwick</text:p>
          </table:table-cell>
          <table:table-cell table:formula="of:=COUNTIF([.B$1:.B1066]; [.F2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cubone</text:p>
          </table:table-cell>
          <table:table-cell table:formula="of:=COUNTIF([.B$1:.B1067]; [.F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pikachu</text:p>
          </table:table-cell>
          <table:table-cell table:formula="of:=COUNTIF([.B$1:.B1068]; [.F2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lampent</text:p>
          </table:table-cell>
          <table:table-cell table:formula="of:=COUNTIF([.B$1:.B1069]; [.F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haunter</text:p>
          </table:table-cell>
          <table:table-cell table:formula="of:=COUNTIF([.C$1:.C1071]; [.F2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nickit</text:p>
          </table:table-cell>
          <table:table-cell table:formula="of:=COUNTIF([.C$1:.C1072]; [.F3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polteagiest</text:p>
          </table:table-cell>
          <table:table-cell table:formula="of:=COUNTIF([.C$1:.C1073]; [.F3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aunter</text:p>
          </table:table-cell>
          <table:table-cell table:number-columns-repeated="2"/>
          <table:table-cell office:value-type="string" calcext:value-type="string">
            <text:p>sinistea</text:p>
          </table:table-cell>
          <table:table-cell table:formula="of:=COUNTIF([.C$1:.C1074]; [.F3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umpkaboo</text:p>
          </table:table-cell>
          <table:table-cell table:number-columns-repeated="2"/>
          <table:table-cell office:value-type="string" calcext:value-type="string">
            <text:p>misdreavus</text:p>
          </table:table-cell>
          <table:table-cell table:formula="of:=COUNTIF([.C$1:.C1075]; [.F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gastly</text:p>
          </table:table-cell>
          <table:table-cell table:formula="of:=COUNTIF([.C$1:.C1076]; [.F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murkrow</text:p>
          </table:table-cell>
          <table:table-cell table:formula="of:=COUNTIF([.C$1:.C1077]; [.F3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dusclops</text:p>
          </table:table-cell>
          <table:table-cell table:formula="of:=COUNTIF([.C$1:.C1078]; [.F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duskull</text:p>
          </table:table-cell>
          <table:table-cell table:formula="of:=COUNTIF([.C$1:.C1079]; [.F3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pumpkaboo</text:p>
          </table:table-cell>
          <table:table-cell table:formula="of:=COUNTIF([.C$1:.C1080]; [.F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LbzdT5UzKq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0PdHYw-fT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</table:table>
      <table:table table:name="POP data" table:style-name="ta1">
        <table:table-column table:style-name="co8" table:number-columns-repeated="54" table:default-cell-style-name="Default"/>
        <table:table-row table:style-name="ro1">
          <table:table-cell office:value-type="string" calcext:value-type="string">
            <text:p>POP 1</text:p>
          </table:table-cell>
          <table:table-cell/>
          <table:table-cell office:value-type="string" calcext:value-type="string">
            <text:p>Sample size:</text:p>
          </table:table-cell>
          <table:table-cell table:formula="of:=SUM([.C4];[.C11];[.C18];[.C25])"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POP 2</text:p>
          </table:table-cell>
          <table:table-cell/>
          <table:table-cell office:value-type="string" calcext:value-type="string">
            <text:p>Sample size:</text:p>
          </table:table-cell>
          <table:table-cell table:formula="of:=SUM([.I4];[.I11];[.I18];[.I26])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POP 3</text:p>
          </table:table-cell>
          <table:table-cell/>
          <table:table-cell office:value-type="string" calcext:value-type="string">
            <text:p>Sample size:</text:p>
          </table:table-cell>
          <table:table-cell table:formula="of:=SUM([.O4];[.O11];[.O18];[.O26])"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POP 4</text:p>
          </table:table-cell>
          <table:table-cell/>
          <table:table-cell office:value-type="string" calcext:value-type="string">
            <text:p>Sample size:</text:p>
          </table:table-cell>
          <table:table-cell table:formula="of:=SUM([.U4];[.U12];[.U19];[.U26])"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POP 5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A4];[.AA12];[.AA19];[.AA25])" office:value-type="float" office:value="488" calcext:value-type="float">
            <text:p>488</text:p>
          </table:table-cell>
          <table:table-cell table:number-columns-repeated="2"/>
          <table:table-cell office:value-type="string" calcext:value-type="string">
            <text:p>POP 6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G4];[.AG13];[.AG20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POP 7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M4];[.AM13];[.AM20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POP 8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S4];[.AS13];[.AS20])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POP 9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Y4];[.AY13];[.AY20])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</table:table-row>
        <table:table-row table:style-name="ro1">
          <table:table-cell office:value-type="string" calcext:value-type="string">
            <text:p>Common:</text:p>
          </table:table-cell>
          <table:table-cell table:formula="of:=SUM([.B5:.B9])" office:value-type="float" office:value="106" calcext:value-type="float">
            <text:p>106</text:p>
          </table:table-cell>
          <table:table-cell table:formula="of:=SUM([.C5:.C9])" office:value-type="float" office:value="102" calcext:value-type="float">
            <text:p>102</text:p>
          </table:table-cell>
          <table:table-cell table:formula="of:=[.B4]/[.$D$1]*100" office:value-type="float" office:value="80.3030303030303" calcext:value-type="float">
            <text:p>80.3030303030303</text:p>
          </table:table-cell>
          <table:table-cell table:formula="of:=[.C4]/[.$D$1]*100" office:value-type="float" office:value="77.2727272727273" calcext:value-type="float">
            <text:p>77.2727272727273</text:p>
          </table:table-cell>
          <table:table-cell table:formula="of:=[.E4]/5" office:value-type="float" office:value="15.4545454545455" calcext:value-type="float">
            <text:p>15.4545454545455</text:p>
          </table:table-cell>
          <table:table-cell office:value-type="string" calcext:value-type="string">
            <text:p>Common:</text:p>
          </table:table-cell>
          <table:table-cell table:formula="of:=SUM([.H5:.H9])" office:value-type="float" office:value="111" calcext:value-type="float">
            <text:p>111</text:p>
          </table:table-cell>
          <table:table-cell table:formula="of:=SUM([.I5:.I9])" office:value-type="float" office:value="92" calcext:value-type="float">
            <text:p>92</text:p>
          </table:table-cell>
          <table:table-cell table:formula="of:=[.H4]/[.$J$1]*100" office:value-type="float" office:value="85.3846153846154" calcext:value-type="float">
            <text:p>85.3846153846154</text:p>
          </table:table-cell>
          <table:table-cell table:formula="of:=[.I4]/[.$J$1]*100" office:value-type="float" office:value="70.7692307692308" calcext:value-type="float">
            <text:p>70.7692307692308</text:p>
          </table:table-cell>
          <table:table-cell table:formula="of:=[.K4]/5" office:value-type="float" office:value="14.1538461538462" calcext:value-type="float">
            <text:p>14.1538461538462</text:p>
          </table:table-cell>
          <table:table-cell office:value-type="string" calcext:value-type="string">
            <text:p>Common:</text:p>
          </table:table-cell>
          <table:table-cell table:formula="of:=SUM([.N5:.N9])" office:value-type="float" office:value="134" calcext:value-type="float">
            <text:p>134</text:p>
          </table:table-cell>
          <table:table-cell table:formula="of:=SUM([.O5:.O9])" office:value-type="float" office:value="131" calcext:value-type="float">
            <text:p>131</text:p>
          </table:table-cell>
          <table:table-cell table:formula="of:=[.N4]/[.P1]*100" office:value-type="float" office:value="80.2395209580838" calcext:value-type="float">
            <text:p>80.2395209580838</text:p>
          </table:table-cell>
          <table:table-cell table:formula="of:=[.O4]/[.P1]*100" office:value-type="float" office:value="78.4431137724551" calcext:value-type="float">
            <text:p>78.4431137724551</text:p>
          </table:table-cell>
          <table:table-cell table:formula="of:=[.Q4]/5" office:value-type="float" office:value="15.688622754491" calcext:value-type="float">
            <text:p>15.688622754491</text:p>
          </table:table-cell>
          <table:table-cell office:value-type="string" calcext:value-type="string">
            <text:p>Common:</text:p>
          </table:table-cell>
          <table:table-cell table:formula="of:=SUM([.T5:.T10])" office:value-type="float" office:value="131" calcext:value-type="float">
            <text:p>131</text:p>
          </table:table-cell>
          <table:table-cell table:formula="of:=SUM([.U5:.U10])" office:value-type="float" office:value="126" calcext:value-type="float">
            <text:p>126</text:p>
          </table:table-cell>
          <table:table-cell table:formula="of:=[.T4]/[.V1]*100" office:value-type="float" office:value="80.8641975308642" calcext:value-type="float">
            <text:p>80.8641975308642</text:p>
          </table:table-cell>
          <table:table-cell table:formula="of:=[.U4]/[.V1]*100" office:value-type="float" office:value="77.7777777777778" calcext:value-type="float">
            <text:p>77.7777777777778</text:p>
          </table:table-cell>
          <table:table-cell table:formula="of:=[.W4]/6" office:value-type="float" office:value="12.962962962963" calcext:value-type="float">
            <text:p>12.962962962963</text:p>
          </table:table-cell>
          <table:table-cell office:value-type="string" calcext:value-type="string">
            <text:p>Common:</text:p>
          </table:table-cell>
          <table:table-cell table:formula="of:=SUM([.Z5:.Z10])" office:value-type="float" office:value="410" calcext:value-type="float">
            <text:p>410</text:p>
          </table:table-cell>
          <table:table-cell table:formula="of:=SUM([.AA5:.AA10])" office:value-type="float" office:value="352" calcext:value-type="float">
            <text:p>352</text:p>
          </table:table-cell>
          <table:table-cell table:formula="of:=[.Z4]/[.AB1]*100" office:value-type="float" office:value="84.016393442623" calcext:value-type="float">
            <text:p>84.016393442623</text:p>
          </table:table-cell>
          <table:table-cell table:formula="of:=[.AA4]/[.AB1]*100" office:value-type="float" office:value="72.1311475409836" calcext:value-type="float">
            <text:p>72.1311475409836</text:p>
          </table:table-cell>
          <table:table-cell table:formula="of:=[.AC4]/6" office:value-type="float" office:value="12.0218579234973" calcext:value-type="float">
            <text:p>12.0218579234973</text:p>
          </table:table-cell>
          <table:table-cell office:value-type="string" calcext:value-type="string">
            <text:p>Common:</text:p>
          </table:table-cell>
          <table:table-cell table:formula="of:=SUM([.AF5:.AF11])" office:value-type="float" office:value="83" calcext:value-type="float">
            <text:p>83</text:p>
          </table:table-cell>
          <table:table-cell table:formula="of:=SUM([.AG5:.AG11])" office:value-type="float" office:value="0" calcext:value-type="float">
            <text:p>0</text:p>
          </table:table-cell>
          <table:table-cell table:formula="of:=[.AF4]/[.AH1]*100" office:value-type="float" office:value="86.4583333333333" calcext:value-type="float">
            <text:p>86.4583333333333</text:p>
          </table:table-cell>
          <table:table-cell table:formula="of:=[.AG4]/[.AH1]*100" office:value-type="float" office:value="0" calcext:value-type="float">
            <text:p>0</text:p>
          </table:table-cell>
          <table:table-cell table:formula="of:=SUM([.AH4:.AI4])/7" office:value-type="float" office:value="12.3511904761905" calcext:value-type="float">
            <text:p>12.3511904761905</text:p>
          </table:table-cell>
          <table:table-cell office:value-type="string" calcext:value-type="string">
            <text:p>Common:</text:p>
          </table:table-cell>
          <table:table-cell table:formula="of:=SUM([.AL5:.AL11])" office:value-type="float" office:value="75" calcext:value-type="float">
            <text:p>75</text:p>
          </table:table-cell>
          <table:table-cell table:formula="of:=SUM([.AM5:.AM11])" office:value-type="float" office:value="80" calcext:value-type="float">
            <text:p>80</text:p>
          </table:table-cell>
          <table:table-cell table:formula="of:=[.AL4]/[.AN1]*100" office:value-type="float" office:value="78.9473684210526" calcext:value-type="float">
            <text:p>78.9473684210526</text:p>
          </table:table-cell>
          <table:table-cell table:formula="of:=[.AM4]/[.AN1]*100" office:value-type="float" office:value="84.2105263157895" calcext:value-type="float">
            <text:p>84.2105263157895</text:p>
          </table:table-cell>
          <table:table-cell table:formula="of:=SUM([.AN4:.AO4])/7" office:value-type="float" office:value="23.3082706766917" calcext:value-type="float">
            <text:p>23.3082706766917</text:p>
          </table:table-cell>
          <table:table-cell office:value-type="string" calcext:value-type="string">
            <text:p>Common:</text:p>
          </table:table-cell>
          <table:table-cell table:formula="of:=SUM([.AR5:.AR11])" office:value-type="float" office:value="69" calcext:value-type="float">
            <text:p>69</text:p>
          </table:table-cell>
          <table:table-cell table:formula="of:=SUM([.AS5:.AS11])" office:value-type="float" office:value="136" calcext:value-type="float">
            <text:p>136</text:p>
          </table:table-cell>
          <table:table-cell table:formula="of:=[.AR4]/[.AT1]*100" office:value-type="float" office:value="50.7352941176471" calcext:value-type="float">
            <text:p>50.7352941176471</text:p>
          </table:table-cell>
          <table:table-cell table:formula="of:=[.AS4]/[.AT1]*100" office:value-type="float" office:value="100" calcext:value-type="float">
            <text:p>100</text:p>
          </table:table-cell>
          <table:table-cell table:formula="of:=SUM([.AT4:.AU4])/6" office:value-type="float" office:value="25.1225490196078" calcext:value-type="float">
            <text:p>25.1225490196078</text:p>
          </table:table-cell>
          <table:table-cell office:value-type="string" calcext:value-type="string">
            <text:p>Common:</text:p>
          </table:table-cell>
          <table:table-cell table:formula="of:=SUM([.AX5:.AX11])" office:value-type="float" office:value="57" calcext:value-type="float">
            <text:p>57</text:p>
          </table:table-cell>
          <table:table-cell table:formula="of:=SUM([.AY5:.AY11])" office:value-type="float" office:value="103" calcext:value-type="float">
            <text:p>103</text:p>
          </table:table-cell>
          <table:table-cell table:formula="of:=[.AX4]/[.AZ1]*100" office:value-type="float" office:value="55.3398058252427" calcext:value-type="float">
            <text:p>55.3398058252427</text:p>
          </table:table-cell>
          <table:table-cell table:formula="of:=[.AY4]/[.AZ1]*100" office:value-type="float" office:value="100" calcext:value-type="float">
            <text:p>100</text:p>
          </table:table-cell>
          <table:table-cell table:formula="of:=SUM([.AZ4:.BA4])/6" office:value-type="float" office:value="25.8899676375405" calcext:value-type="float">
            <text:p>25.8899676375405</text:p>
          </table:table-cell>
        </table:table-row>
        <table:table-row table:style-name="ro1">
          <table:table-cell office:value-type="string" calcext:value-type="string">
            <text:p>swellow</text:p>
          </table:table-cell>
          <table:table-cell table:formula="of:=COUNTIF([.A$32:.A1049];[.A5])" office:value-type="float" office:value="25" calcext:value-type="float">
            <text:p>25</text:p>
          </table:table-cell>
          <table:table-cell table:formula="of:=COUNTIF([.B$32:.B1049];[.$A5])" office:value-type="float" office:value="20" calcext:value-type="float">
            <text:p>20</text:p>
          </table:table-cell>
          <table:table-cell table:formula="of:=[.B5]/[.$D$1]*100" office:value-type="float" office:value="18.9393939393939" calcext:value-type="float">
            <text:p>18.9393939393939</text:p>
          </table:table-cell>
          <table:table-cell table:formula="of:=[.C5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bulbasaur</text:p>
          </table:table-cell>
          <table:table-cell table:formula="of:=COUNTIF([.G$32:.G1049];[.G5])" office:value-type="float" office:value="24" calcext:value-type="float">
            <text:p>24</text:p>
          </table:table-cell>
          <table:table-cell table:formula="of:=COUNTIF([.H$32:.H1049];[.G5])" office:value-type="float" office:value="22" calcext:value-type="float">
            <text:p>22</text:p>
          </table:table-cell>
          <table:table-cell table:formula="of:=[.H5]/[.$J$1]*100" office:value-type="float" office:value="18.4615384615385" calcext:value-type="float">
            <text:p>18.4615384615385</text:p>
          </table:table-cell>
          <table:table-cell table:formula="of:=[.I5]/[.$J$1]*100" office:value-type="float" office:value="16.9230769230769" calcext:value-type="float">
            <text:p>16.9230769230769</text:p>
          </table:table-cell>
          <table:table-cell/>
          <table:table-cell office:value-type="string" calcext:value-type="string">
            <text:p>ditto</text:p>
          </table:table-cell>
          <table:table-cell table:formula="of:=COUNTIF([.M$32:.M1049];[.M5])" office:value-type="float" office:value="31" calcext:value-type="float">
            <text:p>31</text:p>
          </table:table-cell>
          <table:table-cell table:formula="of:=COUNTIF([.N$32:.N1049];[.M5])" office:value-type="float" office:value="20" calcext:value-type="float">
            <text:p>20</text:p>
          </table:table-cell>
          <table:table-cell table:formula="of:=[.N5]/[.P1]*100" office:value-type="float" office:value="18.562874251497" calcext:value-type="float">
            <text:p>18.562874251497</text:p>
          </table:table-cell>
          <table:table-cell table:formula="of:=[.O5]/[.P1]*100" office:value-type="float" office:value="11.9760479041916" calcext:value-type="float">
            <text:p>11.9760479041916</text:p>
          </table:table-cell>
          <table:table-cell/>
          <table:table-cell office:value-type="string" calcext:value-type="string">
            <text:p>mudkip</text:p>
          </table:table-cell>
          <table:table-cell table:formula="of:=COUNTIF([.S$32:.S1049];[.S5])" office:value-type="float" office:value="18" calcext:value-type="float">
            <text:p>18</text:p>
          </table:table-cell>
          <table:table-cell table:formula="of:=COUNTIF([.T$32:.T1049];[.S5])" office:value-type="float" office:value="23" calcext:value-type="float">
            <text:p>23</text:p>
          </table:table-cell>
          <table:table-cell table:formula="of:=[.T5]/[.V1]*100" office:value-type="float" office:value="11.1111111111111" calcext:value-type="float">
            <text:p>11.1111111111111</text:p>
          </table:table-cell>
          <table:table-cell table:formula="of:=[.U5]/[.V1]*100" office:value-type="float" office:value="14.1975308641975" calcext:value-type="float">
            <text:p>14.1975308641975</text:p>
          </table:table-cell>
          <table:table-cell/>
          <table:table-cell office:value-type="string" calcext:value-type="string">
            <text:p>charmander</text:p>
          </table:table-cell>
          <table:table-cell table:formula="of:=COUNTIF([.Y$32:.Y1049];[.Y5])" office:value-type="float" office:value="67" calcext:value-type="float">
            <text:p>67</text:p>
          </table:table-cell>
          <table:table-cell table:formula="of:=COUNTIF([.Z$32:.Z1049];[.Y5])" office:value-type="float" office:value="58" calcext:value-type="float">
            <text:p>58</text:p>
          </table:table-cell>
          <table:table-cell table:formula="of:=[.Z5]/[.AB1]*100" office:value-type="float" office:value="13.7295081967213" calcext:value-type="float">
            <text:p>13.7295081967213</text:p>
          </table:table-cell>
          <table:table-cell table:formula="of:=[.AA5]/[.AB1]*100" office:value-type="float" office:value="11.8852459016393" calcext:value-type="float">
            <text:p>11.8852459016393</text:p>
          </table:table-cell>
          <table:table-cell/>
          <table:table-cell office:value-type="string" calcext:value-type="string">
            <text:p>buneary</text:p>
          </table:table-cell>
          <table:table-cell table:formula="of:=COUNTIF([.AE$32:.AE1049];[.AE5])" office:value-type="float" office:value="10" calcext:value-type="float">
            <text:p>10</text:p>
          </table:table-cell>
          <table:table-cell table:formula="of:=COUNTIF([.AF$32:.AF1049];[.AE5])" office:value-type="float" office:value="0" calcext:value-type="float">
            <text:p>0</text:p>
          </table:table-cell>
          <table:table-cell table:formula="of:=[.AF5]/[.AH1]*100" office:value-type="float" office:value="10.4166666666667" calcext:value-type="float">
            <text:p>10.4166666666667</text:p>
          </table:table-cell>
          <table:table-cell table:formula="of:=[.AG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leaf</text:p>
          </table:table-cell>
          <table:table-cell table:formula="of:=COUNTIF([.AK$32:.AK1049];[.AK5])" office:value-type="float" office:value="17" calcext:value-type="float">
            <text:p>17</text:p>
          </table:table-cell>
          <table:table-cell table:formula="of:=COUNTIF([.AL$32:.AL1049];[.AK5])" office:value-type="float" office:value="8" calcext:value-type="float">
            <text:p>8</text:p>
          </table:table-cell>
          <table:table-cell table:formula="of:=[.AL5]/[.AN1]*100" office:value-type="float" office:value="17.8947368421053" calcext:value-type="float">
            <text:p>17.8947368421053</text:p>
          </table:table-cell>
          <table:table-cell table:formula="of:=[.AM5]/[.AN1]*100" office:value-type="float" office:value="8.42105263157895" calcext:value-type="float">
            <text:p>8.4210526315789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Q$32:.AQ1049];[.AQ5])" office:value-type="float" office:value="18" calcext:value-type="float">
            <text:p>18</text:p>
          </table:table-cell>
          <table:table-cell table:formula="of:=COUNTIF([.AR$32:.AR1049];[.AQ5])" office:value-type="float" office:value="15" calcext:value-type="float">
            <text:p>15</text:p>
          </table:table-cell>
          <table:table-cell table:formula="of:=[.AR5]/[.AT1]*100" office:value-type="float" office:value="13.2352941176471" calcext:value-type="float">
            <text:p>13.2352941176471</text:p>
          </table:table-cell>
          <table:table-cell table:formula="of:=[.AS5]/[.AT1]*100" office:value-type="float" office:value="11.0294117647059" calcext:value-type="float">
            <text:p>11.0294117647059</text:p>
          </table:table-cell>
          <table:table-cell/>
          <table:table-cell office:value-type="string" calcext:value-type="string">
            <text:p>buneary</text:p>
          </table:table-cell>
          <table:table-cell table:formula="of:=COUNTIF([.AW$32:.AW1049];[.AW5])" office:value-type="float" office:value="10" calcext:value-type="float">
            <text:p>10</text:p>
          </table:table-cell>
          <table:table-cell table:formula="of:=COUNTIF([.AX$32:.AX1049];[.AW5])" office:value-type="float" office:value="18" calcext:value-type="float">
            <text:p>18</text:p>
          </table:table-cell>
          <table:table-cell table:formula="of:=[.AX5]/[.AZ1]*100" office:value-type="float" office:value="9.70873786407767" calcext:value-type="float">
            <text:p>9.70873786407767</text:p>
          </table:table-cell>
          <table:table-cell table:formula="of:=[.AY5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surskit</text:p>
          </table:table-cell>
          <table:table-cell table:formula="of:=COUNTIF([.A$32:.A1050];[.A6])" office:value-type="float" office:value="27" calcext:value-type="float">
            <text:p>27</text:p>
          </table:table-cell>
          <table:table-cell table:formula="of:=COUNTIF([.B$32:.B1050];[.$A6])" office:value-type="float" office:value="20" calcext:value-type="float">
            <text:p>20</text:p>
          </table:table-cell>
          <table:table-cell table:formula="of:=[.B6]/[.$D$1]*100" office:value-type="float" office:value="20.4545454545455" calcext:value-type="float">
            <text:p>20.4545454545455</text:p>
          </table:table-cell>
          <table:table-cell table:formula="of:=[.C6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cacnea</text:p>
          </table:table-cell>
          <table:table-cell table:formula="of:=COUNTIF([.G$32:.G1050];[.G6])" office:value-type="float" office:value="23" calcext:value-type="float">
            <text:p>23</text:p>
          </table:table-cell>
          <table:table-cell table:formula="of:=COUNTIF([.H$32:.H1050];[.G6])" office:value-type="float" office:value="20" calcext:value-type="float">
            <text:p>20</text:p>
          </table:table-cell>
          <table:table-cell table:formula="of:=[.H6]/[.$J$1]*100" office:value-type="float" office:value="17.6923076923077" calcext:value-type="float">
            <text:p>17.6923076923077</text:p>
          </table:table-cell>
          <table:table-cell table:formula="of:=[.I6]/[.$J$1]*100" office:value-type="float" office:value="15.3846153846154" calcext:value-type="float">
            <text:p>15.3846153846154</text:p>
          </table:table-cell>
          <table:table-cell/>
          <table:table-cell office:value-type="string" calcext:value-type="string">
            <text:p>eevee</text:p>
          </table:table-cell>
          <table:table-cell table:formula="of:=COUNTIF([.M$32:.M1050];[.M6])" office:value-type="float" office:value="27" calcext:value-type="float">
            <text:p>27</text:p>
          </table:table-cell>
          <table:table-cell table:formula="of:=COUNTIF([.N$32:.N1050];[.M6])" office:value-type="float" office:value="29" calcext:value-type="float">
            <text:p>29</text:p>
          </table:table-cell>
          <table:table-cell table:formula="of:=[.N6]/[.P1]*100" office:value-type="float" office:value="16.1676646706587" calcext:value-type="float">
            <text:p>16.1676646706587</text:p>
          </table:table-cell>
          <table:table-cell table:formula="of:=[.O6]/[.P1]*100" office:value-type="float" office:value="17.3652694610778" calcext:value-type="float">
            <text:p>17.3652694610778</text:p>
          </table:table-cell>
          <table:table-cell/>
          <table:table-cell office:value-type="string" calcext:value-type="string">
            <text:p>pidgey</text:p>
          </table:table-cell>
          <table:table-cell table:formula="of:=COUNTIF([.S$32:.S1050];[.S6])" office:value-type="float" office:value="22" calcext:value-type="float">
            <text:p>22</text:p>
          </table:table-cell>
          <table:table-cell table:formula="of:=COUNTIF([.T$32:.T1050];[.S6])" office:value-type="float" office:value="26" calcext:value-type="float">
            <text:p>26</text:p>
          </table:table-cell>
          <table:table-cell table:formula="of:=[.T6]/[.V1]*100" office:value-type="float" office:value="13.5802469135802" calcext:value-type="float">
            <text:p>13.5802469135802</text:p>
          </table:table-cell>
          <table:table-cell table:formula="of:=[.U6]/[.V1]*100" office:value-type="float" office:value="16.0493827160494" calcext:value-type="float">
            <text:p>16.0493827160494</text:p>
          </table:table-cell>
          <table:table-cell/>
          <table:table-cell office:value-type="string" calcext:value-type="string">
            <text:p>meowth</text:p>
          </table:table-cell>
          <table:table-cell table:formula="of:=COUNTIF([.Y$32:.Y1050];[.Y6])" office:value-type="float" office:value="73" calcext:value-type="float">
            <text:p>73</text:p>
          </table:table-cell>
          <table:table-cell table:formula="of:=COUNTIF([.Z$32:.Z1050];[.Y6])" office:value-type="float" office:value="56" calcext:value-type="float">
            <text:p>56</text:p>
          </table:table-cell>
          <table:table-cell table:formula="of:=[.Z6]/[.AB1]*100" office:value-type="float" office:value="14.9590163934426" calcext:value-type="float">
            <text:p>14.9590163934426</text:p>
          </table:table-cell>
          <table:table-cell table:formula="of:=[.AA6]/[.AB1]*100" office:value-type="float" office:value="11.4754098360656" calcext:value-type="float">
            <text:p>11.4754098360656</text:p>
          </table:table-cell>
          <table:table-cell/>
          <table:table-cell office:value-type="string" calcext:value-type="string">
            <text:p>cherubi</text:p>
          </table:table-cell>
          <table:table-cell table:formula="of:=COUNTIF([.AE$32:.AE1050];[.AE6])" office:value-type="float" office:value="13" calcext:value-type="float">
            <text:p>13</text:p>
          </table:table-cell>
          <table:table-cell table:formula="of:=COUNTIF([.AF$32:.AF1050];[.AE6])" office:value-type="float" office:value="0" calcext:value-type="float">
            <text:p>0</text:p>
          </table:table-cell>
          <table:table-cell table:formula="of:=[.AF6]/[.AH1]*100" office:value-type="float" office:value="13.5416666666667" calcext:value-type="float">
            <text:p>13.5416666666667</text:p>
          </table:table-cell>
          <table:table-cell table:formula="of:=[.AG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sand</text:p>
          </table:table-cell>
          <table:table-cell table:formula="of:=COUNTIF([.AK$32:.AK1050];[.AK6])" office:value-type="float" office:value="12" calcext:value-type="float">
            <text:p>12</text:p>
          </table:table-cell>
          <table:table-cell table:formula="of:=COUNTIF([.AL$32:.AL1050];[.AK6])" office:value-type="float" office:value="9" calcext:value-type="float">
            <text:p>9</text:p>
          </table:table-cell>
          <table:table-cell table:formula="of:=[.AL6]/[.AN1]*100" office:value-type="float" office:value="12.6315789473684" calcext:value-type="float">
            <text:p>12.6315789473684</text:p>
          </table:table-cell>
          <table:table-cell table:formula="of:=[.AM6]/[.AN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Q$32:.AQ1050];[.AQ6])" office:value-type="float" office:value="14" calcext:value-type="float">
            <text:p>14</text:p>
          </table:table-cell>
          <table:table-cell table:formula="of:=COUNTIF([.AR$32:.AR1050];[.AQ6])" office:value-type="float" office:value="21" calcext:value-type="float">
            <text:p>21</text:p>
          </table:table-cell>
          <table:table-cell table:formula="of:=[.AR6]/[.AT1]*100" office:value-type="float" office:value="10.2941176470588" calcext:value-type="float">
            <text:p>10.2941176470588</text:p>
          </table:table-cell>
          <table:table-cell table:formula="of:=[.AS6]/[.AT1]*100" office:value-type="float" office:value="15.4411764705882" calcext:value-type="float">
            <text:p>15.4411764705882</text:p>
          </table:table-cell>
          <table:table-cell/>
          <table:table-cell office:value-type="string" calcext:value-type="string">
            <text:p>piplup</text:p>
          </table:table-cell>
          <table:table-cell table:formula="of:=COUNTIF([.AW$32:.AW1050];[.AW6])" office:value-type="float" office:value="9" calcext:value-type="float">
            <text:p>9</text:p>
          </table:table-cell>
          <table:table-cell table:formula="of:=COUNTIF([.AX$32:.AX1050];[.AW6])" office:value-type="float" office:value="19" calcext:value-type="float">
            <text:p>19</text:p>
          </table:table-cell>
          <table:table-cell table:formula="of:=[.AX6]/[.AZ1]*100" office:value-type="float" office:value="8.7378640776699" calcext:value-type="float">
            <text:p>8.7378640776699</text:p>
          </table:table-cell>
          <table:table-cell table:formula="of:=[.AY6]/[.AZ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office:value-type="string" calcext:value-type="string">
            <text:p>plusle</text:p>
          </table:table-cell>
          <table:table-cell table:formula="of:=COUNTIF([.A$32:.A1051];[.A7])" office:value-type="float" office:value="15" calcext:value-type="float">
            <text:p>15</text:p>
          </table:table-cell>
          <table:table-cell table:formula="of:=COUNTIF([.B$32:.B1051];[.$A7])" office:value-type="float" office:value="26" calcext:value-type="float">
            <text:p>26</text:p>
          </table:table-cell>
          <table:table-cell table:formula="of:=[.B7]/[.$D$1]*100" office:value-type="float" office:value="11.3636363636364" calcext:value-type="float">
            <text:p>11.3636363636364</text:p>
          </table:table-cell>
          <table:table-cell table:formula="of:=[.C7]/[.$D$1]*100" office:value-type="float" office:value="19.6969696969697" calcext:value-type="float">
            <text:p>19.6969696969697</text:p>
          </table:table-cell>
          <table:table-cell/>
          <table:table-cell office:value-type="string" calcext:value-type="string">
            <text:p>luvdisc</text:p>
          </table:table-cell>
          <table:table-cell table:formula="of:=COUNTIF([.G$32:.G1051];[.G7])" office:value-type="float" office:value="17" calcext:value-type="float">
            <text:p>17</text:p>
          </table:table-cell>
          <table:table-cell table:formula="of:=COUNTIF([.H$32:.H1051];[.G7])" office:value-type="float" office:value="19" calcext:value-type="float">
            <text:p>19</text:p>
          </table:table-cell>
          <table:table-cell table:formula="of:=[.H7]/[.$J$1]*100" office:value-type="float" office:value="13.0769230769231" calcext:value-type="float">
            <text:p>13.0769230769231</text:p>
          </table:table-cell>
          <table:table-cell table:formula="of:=[.I7]/[.$J$1]*100" office:value-type="float" office:value="14.6153846153846" calcext:value-type="float">
            <text:p>14.6153846153846</text:p>
          </table:table-cell>
          <table:table-cell/>
          <table:table-cell office:value-type="string" calcext:value-type="string">
            <text:p>ivysaur</text:p>
          </table:table-cell>
          <table:table-cell table:formula="of:=COUNTIF([.M$32:.M1051];[.M7])" office:value-type="float" office:value="26" calcext:value-type="float">
            <text:p>26</text:p>
          </table:table-cell>
          <table:table-cell table:formula="of:=COUNTIF([.N$32:.N1051];[.M7])" office:value-type="float" office:value="26" calcext:value-type="float">
            <text:p>26</text:p>
          </table:table-cell>
          <table:table-cell table:formula="of:=[.N7]/[.P1]*100" office:value-type="float" office:value="15.5688622754491" calcext:value-type="float">
            <text:p>15.5688622754491</text:p>
          </table:table-cell>
          <table:table-cell table:formula="of:=[.O7]/[.P1]*100" office:value-type="float" office:value="15.5688622754491" calcext:value-type="float">
            <text:p>15.5688622754491</text:p>
          </table:table-cell>
          <table:table-cell/>
          <table:table-cell office:value-type="string" calcext:value-type="string">
            <text:p>pikachu</text:p>
          </table:table-cell>
          <table:table-cell table:formula="of:=COUNTIF([.S$32:.S1051];[.S7])" office:value-type="float" office:value="19" calcext:value-type="float">
            <text:p>19</text:p>
          </table:table-cell>
          <table:table-cell table:formula="of:=COUNTIF([.T$32:.T1051];[.S7])" office:value-type="float" office:value="19" calcext:value-type="float">
            <text:p>19</text:p>
          </table:table-cell>
          <table:table-cell table:formula="of:=[.T7]/[.V1]*100" office:value-type="float" office:value="11.7283950617284" calcext:value-type="float">
            <text:p>11.7283950617284</text:p>
          </table:table-cell>
          <table:table-cell table:formula="of:=[.U7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pikachu</text:p>
          </table:table-cell>
          <table:table-cell table:formula="of:=COUNTIF([.Y$32:.Y1051];[.Y7])" office:value-type="float" office:value="70" calcext:value-type="float">
            <text:p>70</text:p>
          </table:table-cell>
          <table:table-cell table:formula="of:=COUNTIF([.Z$32:.Z1051];[.Y7])" office:value-type="float" office:value="57" calcext:value-type="float">
            <text:p>57</text:p>
          </table:table-cell>
          <table:table-cell table:formula="of:=[.Z7]/[.AB1]*100" office:value-type="float" office:value="14.344262295082" calcext:value-type="float">
            <text:p>14.344262295082</text:p>
          </table:table-cell>
          <table:table-cell table:formula="of:=[.AA7]/[.AB1]*100" office:value-type="float" office:value="11.6803278688525" calcext:value-type="float">
            <text:p>11.680327868852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E$32:.AE1051];[.AE7])" office:value-type="float" office:value="17" calcext:value-type="float">
            <text:p>17</text:p>
          </table:table-cell>
          <table:table-cell table:formula="of:=COUNTIF([.AF$32:.AF1051];[.AE7])" office:value-type="float" office:value="0" calcext:value-type="float">
            <text:p>0</text:p>
          </table:table-cell>
          <table:table-cell table:formula="of:=[.AF7]/[.AH1]*100" office:value-type="float" office:value="17.7083333333333" calcext:value-type="float">
            <text:p>17.7083333333333</text:p>
          </table:table-cell>
          <table:table-cell table:formula="of:=[.AG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corsola</text:p>
          </table:table-cell>
          <table:table-cell table:formula="of:=COUNTIF([.AK$32:.AK1051];[.AK7])" office:value-type="float" office:value="9" calcext:value-type="float">
            <text:p>9</text:p>
          </table:table-cell>
          <table:table-cell table:formula="of:=COUNTIF([.AL$32:.AL1051];[.AK7])" office:value-type="float" office:value="14" calcext:value-type="float">
            <text:p>14</text:p>
          </table:table-cell>
          <table:table-cell table:formula="of:=[.AL7]/[.AN1]*100" office:value-type="float" office:value="9.47368421052632" calcext:value-type="float">
            <text:p>9.47368421052632</text:p>
          </table:table-cell>
          <table:table-cell table:formula="of:=[.AM7]/[.AN1]*100" office:value-type="float" office:value="14.7368421052632" calcext:value-type="float">
            <text:p>14.7368421052632</text:p>
          </table:table-cell>
          <table:table-cell/>
          <table:table-cell office:value-type="string" calcext:value-type="string">
            <text:p>happiny</text:p>
          </table:table-cell>
          <table:table-cell table:formula="of:=COUNTIF([.AQ$32:.AQ1051];[.AQ7])" office:value-type="float" office:value="11" calcext:value-type="float">
            <text:p>11</text:p>
          </table:table-cell>
          <table:table-cell table:formula="of:=COUNTIF([.AR$32:.AR1051];[.AQ7])" office:value-type="float" office:value="26" calcext:value-type="float">
            <text:p>26</text:p>
          </table:table-cell>
          <table:table-cell table:formula="of:=[.AR7]/[.AT1]*100" office:value-type="float" office:value="8.08823529411765" calcext:value-type="float">
            <text:p>8.08823529411765</text:p>
          </table:table-cell>
          <table:table-cell table:formula="of:=[.AS7]/[.AT1]*100" office:value-type="float" office:value="19.1176470588235" calcext:value-type="float">
            <text:p>19.117647058823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W$32:.AW1051];[.AW7])" office:value-type="float" office:value="12" calcext:value-type="float">
            <text:p>12</text:p>
          </table:table-cell>
          <table:table-cell table:formula="of:=COUNTIF([.AX$32:.AX1051];[.AW7])" office:value-type="float" office:value="18" calcext:value-type="float">
            <text:p>18</text:p>
          </table:table-cell>
          <table:table-cell table:formula="of:=[.AX7]/[.AZ1]*100" office:value-type="float" office:value="11.6504854368932" calcext:value-type="float">
            <text:p>11.6504854368932</text:p>
          </table:table-cell>
          <table:table-cell table:formula="of:=[.AY7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minun</text:p>
          </table:table-cell>
          <table:table-cell table:formula="of:=COUNTIF([.A$32:.A1052];[.A8])" office:value-type="float" office:value="13" calcext:value-type="float">
            <text:p>13</text:p>
          </table:table-cell>
          <table:table-cell table:formula="of:=COUNTIF([.B$32:.B1052];[.$A8])" office:value-type="float" office:value="19" calcext:value-type="float">
            <text:p>19</text:p>
          </table:table-cell>
          <table:table-cell table:formula="of:=[.B8]/[.$D$1]*100" office:value-type="float" office:value="9.84848484848485" calcext:value-type="float">
            <text:p>9.84848484848485</text:p>
          </table:table-cell>
          <table:table-cell table:formula="of:=[.C8]/[.$D$1]*100" office:value-type="float" office:value="14.3939393939394" calcext:value-type="float">
            <text:p>14.3939393939394</text:p>
          </table:table-cell>
          <table:table-cell/>
          <table:table-cell office:value-type="string" calcext:value-type="string">
            <text:p>phanpy</text:p>
          </table:table-cell>
          <table:table-cell table:formula="of:=COUNTIF([.G$32:.G1052];[.G8])" office:value-type="float" office:value="23" calcext:value-type="float">
            <text:p>23</text:p>
          </table:table-cell>
          <table:table-cell table:formula="of:=COUNTIF([.H$32:.H1052];[.G8])" office:value-type="float" office:value="14" calcext:value-type="float">
            <text:p>14</text:p>
          </table:table-cell>
          <table:table-cell table:formula="of:=[.H8]/[.$J$1]*100" office:value-type="float" office:value="17.6923076923077" calcext:value-type="float">
            <text:p>17.6923076923077</text:p>
          </table:table-cell>
          <table:table-cell table:formula="of:=[.I8]/[.$J$1]*100" office:value-type="float" office:value="10.7692307692308" calcext:value-type="float">
            <text:p>10.7692307692308</text:p>
          </table:table-cell>
          <table:table-cell/>
          <table:table-cell office:value-type="string" calcext:value-type="string">
            <text:p>marshtomp</text:p>
          </table:table-cell>
          <table:table-cell table:formula="of:=COUNTIF([.M$32:.M1052];[.M8])" office:value-type="float" office:value="20" calcext:value-type="float">
            <text:p>20</text:p>
          </table:table-cell>
          <table:table-cell table:formula="of:=COUNTIF([.N$32:.N1052];[.M8])" office:value-type="float" office:value="28" calcext:value-type="float">
            <text:p>28</text:p>
          </table:table-cell>
          <table:table-cell table:formula="of:=[.N8]/[.P1]*100" office:value-type="float" office:value="11.9760479041916" calcext:value-type="float">
            <text:p>11.9760479041916</text:p>
          </table:table-cell>
          <table:table-cell table:formula="of:=[.O8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squirtle</text:p>
          </table:table-cell>
          <table:table-cell table:formula="of:=COUNTIF([.S$32:.S1052];[.S8])" office:value-type="float" office:value="22" calcext:value-type="float">
            <text:p>22</text:p>
          </table:table-cell>
          <table:table-cell table:formula="of:=COUNTIF([.T$32:.T1052];[.S8])" office:value-type="float" office:value="19" calcext:value-type="float">
            <text:p>19</text:p>
          </table:table-cell>
          <table:table-cell table:formula="of:=[.T8]/[.V1]*100" office:value-type="float" office:value="13.5802469135802" calcext:value-type="float">
            <text:p>13.5802469135802</text:p>
          </table:table-cell>
          <table:table-cell table:formula="of:=[.U8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d. pikachu</text:p>
          </table:table-cell>
          <table:table-cell table:formula="of:=COUNTIF([.Y$32:.Y1052];[.Y8])" office:value-type="float" office:value="61" calcext:value-type="float">
            <text:p>61</text:p>
          </table:table-cell>
          <table:table-cell table:formula="of:=COUNTIF([.Z$32:.Z1052];[.Y8])" office:value-type="float" office:value="55" calcext:value-type="float">
            <text:p>55</text:p>
          </table:table-cell>
          <table:table-cell table:formula="of:=[.Z8]/[.AB1]*100" office:value-type="float" office:value="12.5" calcext:value-type="float">
            <text:p>12.5</text:p>
          </table:table-cell>
          <table:table-cell table:formula="of:=[.AA8]/[.AB1]*100" office:value-type="float" office:value="11.2704918032787" calcext:value-type="float">
            <text:p>11.2704918032787</text:p>
          </table:table-cell>
          <table:table-cell/>
          <table:table-cell office:value-type="string" calcext:value-type="string">
            <text:p>piplup</text:p>
          </table:table-cell>
          <table:table-cell table:formula="of:=COUNTIF([.AE$32:.AE1052];[.AE8])" office:value-type="float" office:value="14" calcext:value-type="float">
            <text:p>14</text:p>
          </table:table-cell>
          <table:table-cell table:formula="of:=COUNTIF([.AF$32:.AF1052];[.AE8])" office:value-type="float" office:value="0" calcext:value-type="float">
            <text:p>0</text:p>
          </table:table-cell>
          <table:table-cell table:formula="of:=[.AF8]/[.AH1]*100" office:value-type="float" office:value="14.5833333333333" calcext:value-type="float">
            <text:p>14.5833333333333</text:p>
          </table:table-cell>
          <table:table-cell table:formula="of:=[.AG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mareep</text:p>
          </table:table-cell>
          <table:table-cell table:formula="of:=COUNTIF([.AK$32:.AK1052];[.AK8])" office:value-type="float" office:value="8" calcext:value-type="float">
            <text:p>8</text:p>
          </table:table-cell>
          <table:table-cell table:formula="of:=COUNTIF([.AL$32:.AL1052];[.AK8])" office:value-type="float" office:value="11" calcext:value-type="float">
            <text:p>11</text:p>
          </table:table-cell>
          <table:table-cell table:formula="of:=[.AL8]/[.AN1]*100" office:value-type="float" office:value="8.42105263157895" calcext:value-type="float">
            <text:p>8.42105263157895</text:p>
          </table:table-cell>
          <table:table-cell table:formula="of:=[.AM8]/[.AN1]*100" office:value-type="float" office:value="11.5789473684211" calcext:value-type="float">
            <text:p>11.5789473684211</text:p>
          </table:table-cell>
          <table:table-cell/>
          <table:table-cell office:value-type="string" calcext:value-type="string">
            <text:p>piplup</text:p>
          </table:table-cell>
          <table:table-cell table:formula="of:=COUNTIF([.AQ$32:.AQ1052];[.AQ8])" office:value-type="float" office:value="7" calcext:value-type="float">
            <text:p>7</text:p>
          </table:table-cell>
          <table:table-cell table:formula="of:=COUNTIF([.AR$32:.AR1052];[.AQ8])" office:value-type="float" office:value="27" calcext:value-type="float">
            <text:p>27</text:p>
          </table:table-cell>
          <table:table-cell table:formula="of:=[.AR8]/[.AT1]*100" office:value-type="float" office:value="5.14705882352941" calcext:value-type="float">
            <text:p>5.14705882352941</text:p>
          </table:table-cell>
          <table:table-cell table:formula="of:=[.AS8]/[.AT1]*100" office:value-type="float" office:value="19.8529411764706" calcext:value-type="float">
            <text:p>19.8529411764706</text:p>
          </table:table-cell>
          <table:table-cell/>
          <table:table-cell office:value-type="string" calcext:value-type="string">
            <text:p>pikachu</text:p>
          </table:table-cell>
          <table:table-cell table:formula="of:=COUNTIF([.AW$32:.AW1052];[.AW8])" office:value-type="float" office:value="6" calcext:value-type="float">
            <text:p>6</text:p>
          </table:table-cell>
          <table:table-cell table:formula="of:=COUNTIF([.AX$32:.AX1052];[.AW8])" office:value-type="float" office:value="11" calcext:value-type="float">
            <text:p>11</text:p>
          </table:table-cell>
          <table:table-cell table:formula="of:=[.AX8]/[.AZ1]*100" office:value-type="float" office:value="5.8252427184466" calcext:value-type="float">
            <text:p>5.8252427184466</text:p>
          </table:table-cell>
          <table:table-cell table:formula="of:=[.AY8]/[.AZ1]*100" office:value-type="float" office:value="10.6796116504854" calcext:value-type="float">
            <text:p>10.6796116504854</text:p>
          </table:table-cell>
          <table:table-cell/>
        </table:table-row>
        <table:table-row table:style-name="ro1">
          <table:table-cell office:value-type="string" calcext:value-type="string">
            <text:p>larvitar</text:p>
          </table:table-cell>
          <table:table-cell table:formula="of:=COUNTIF([.A$32:.A1053];[.A9])" office:value-type="float" office:value="26" calcext:value-type="float">
            <text:p>26</text:p>
          </table:table-cell>
          <table:table-cell table:formula="of:=COUNTIF([.B$32:.B1053];[.$A9])" office:value-type="float" office:value="17" calcext:value-type="float">
            <text:p>17</text:p>
          </table:table-cell>
          <table:table-cell table:formula="of:=[.B9]/[.$D$1]*100" office:value-type="float" office:value="19.6969696969697" calcext:value-type="float">
            <text:p>19.6969696969697</text:p>
          </table:table-cell>
          <table:table-cell table:formula="of:=[.C9]/[.$D$1]*100" office:value-type="float" office:value="12.8787878787879" calcext:value-type="float">
            <text:p>12.8787878787879</text:p>
          </table:table-cell>
          <table:table-cell/>
          <table:table-cell office:value-type="string" calcext:value-type="string">
            <text:p>pikachu</text:p>
          </table:table-cell>
          <table:table-cell table:formula="of:=COUNTIF([.G$32:.G1053];[.G9])" office:value-type="float" office:value="24" calcext:value-type="float">
            <text:p>24</text:p>
          </table:table-cell>
          <table:table-cell table:formula="of:=COUNTIF([.H$32:.H1053];[.G9])" office:value-type="float" office:value="17" calcext:value-type="float">
            <text:p>17</text:p>
          </table:table-cell>
          <table:table-cell table:formula="of:=[.H9]/[.$J$1]*100" office:value-type="float" office:value="18.4615384615385" calcext:value-type="float">
            <text:p>18.4615384615385</text:p>
          </table:table-cell>
          <table:table-cell table:formula="of:=[.I9]/[.$J$1]*100" office:value-type="float" office:value="13.0769230769231" calcext:value-type="float">
            <text:p>13.0769230769231</text:p>
          </table:table-cell>
          <table:table-cell/>
          <table:table-cell office:value-type="string" calcext:value-type="string">
            <text:p>pichu bros</text:p>
          </table:table-cell>
          <table:table-cell table:formula="of:=COUNTIF([.M$32:.M1053];[.M9])" office:value-type="float" office:value="30" calcext:value-type="float">
            <text:p>30</text:p>
          </table:table-cell>
          <table:table-cell table:formula="of:=COUNTIF([.N$32:.N1053];[.M9])" office:value-type="float" office:value="28" calcext:value-type="float">
            <text:p>28</text:p>
          </table:table-cell>
          <table:table-cell table:formula="of:=[.N9]/[.P1]*100" office:value-type="float" office:value="17.9640718562874" calcext:value-type="float">
            <text:p>17.9640718562874</text:p>
          </table:table-cell>
          <table:table-cell table:formula="of:=[.O9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treecko</text:p>
          </table:table-cell>
          <table:table-cell table:formula="of:=COUNTIF([.S$32:.S1053];[.S9])" office:value-type="float" office:value="27" calcext:value-type="float">
            <text:p>27</text:p>
          </table:table-cell>
          <table:table-cell table:formula="of:=COUNTIF([.T$32:.T1053];[.S9])" office:value-type="float" office:value="14" calcext:value-type="float">
            <text:p>14</text:p>
          </table:table-cell>
          <table:table-cell table:formula="of:=[.T9]/[.V1]*100" office:value-type="float" office:value="16.6666666666667" calcext:value-type="float">
            <text:p>16.6666666666667</text:p>
          </table:table-cell>
          <table:table-cell table:formula="of:=[.U9]/[.V1]*100" office:value-type="float" office:value="8.64197530864197" calcext:value-type="float">
            <text:p>8.64197530864197</text:p>
          </table:table-cell>
          <table:table-cell/>
          <table:table-cell office:value-type="string" calcext:value-type="string">
            <text:p>pelipper</text:p>
          </table:table-cell>
          <table:table-cell table:formula="of:=COUNTIF([.Y$32:.Y1053];[.Y9])" office:value-type="float" office:value="72" calcext:value-type="float">
            <text:p>72</text:p>
          </table:table-cell>
          <table:table-cell table:formula="of:=COUNTIF([.Z$32:.Z1053];[.Y9])" office:value-type="float" office:value="65" calcext:value-type="float">
            <text:p>65</text:p>
          </table:table-cell>
          <table:table-cell table:formula="of:=[.Z9]/[.AB1]*100" office:value-type="float" office:value="14.7540983606557" calcext:value-type="float">
            <text:p>14.7540983606557</text:p>
          </table:table-cell>
          <table:table-cell table:formula="of:=[.AA9]/[.AB1]*100" office:value-type="float" office:value="13.3196721311475" calcext:value-type="float">
            <text:p>13.3196721311475</text:p>
          </table:table-cell>
          <table:table-cell/>
          <table:table-cell office:value-type="string" calcext:value-type="string">
            <text:p>starly</text:p>
          </table:table-cell>
          <table:table-cell table:formula="of:=COUNTIF([.AE$32:.AE1053];[.AE9])" office:value-type="float" office:value="8" calcext:value-type="float">
            <text:p>8</text:p>
          </table:table-cell>
          <table:table-cell table:formula="of:=COUNTIF([.AF$32:.AF1053];[.AE9])" office:value-type="float" office:value="0" calcext:value-type="float">
            <text:p>0</text:p>
          </table:table-cell>
          <table:table-cell table:formula="of:=[.AF9]/[.AH$1]*100" office:value-type="float" office:value="8.33333333333333" calcext:value-type="float">
            <text:p>8.33333333333333</text:p>
          </table:table-cell>
          <table:table-cell table:formula="of:=[.AG9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ralts</text:p>
          </table:table-cell>
          <table:table-cell table:formula="of:=COUNTIF([.AK$32:.AK1053];[.AK9])" office:value-type="float" office:value="13" calcext:value-type="float">
            <text:p>13</text:p>
          </table:table-cell>
          <table:table-cell table:formula="of:=COUNTIF([.AL$32:.AL1053];[.AK9])" office:value-type="float" office:value="9" calcext:value-type="float">
            <text:p>9</text:p>
          </table:table-cell>
          <table:table-cell table:formula="of:=[.AL9]/[.AN$1]*100" office:value-type="float" office:value="13.6842105263158" calcext:value-type="float">
            <text:p>13.6842105263158</text:p>
          </table:table-cell>
          <table:table-cell table:formula="of:=[.AM9]/[.AN$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riolu</text:p>
          </table:table-cell>
          <table:table-cell table:formula="of:=COUNTIF([.AQ$32:.AQ1053];[.AQ9])" office:value-type="float" office:value="10" calcext:value-type="float">
            <text:p>10</text:p>
          </table:table-cell>
          <table:table-cell table:formula="of:=COUNTIF([.AR$32:.AR1053];[.AQ9])" office:value-type="float" office:value="24" calcext:value-type="float">
            <text:p>24</text:p>
          </table:table-cell>
          <table:table-cell table:formula="of:=[.AR9]/[.AT$1]*100" office:value-type="float" office:value="7.35294117647059" calcext:value-type="float">
            <text:p>7.35294117647059</text:p>
          </table:table-cell>
          <table:table-cell table:formula="of:=[.AS9]/[.AT$1]*100" office:value-type="float" office:value="17.6470588235294" calcext:value-type="float">
            <text:p>17.6470588235294</text:p>
          </table:table-cell>
          <table:table-cell/>
          <table:table-cell office:value-type="string" calcext:value-type="string">
            <text:p>gible</text:p>
          </table:table-cell>
          <table:table-cell table:formula="of:=COUNTIF([.AW$32:.AW1053];[.AW9])" office:value-type="float" office:value="7" calcext:value-type="float">
            <text:p>7</text:p>
          </table:table-cell>
          <table:table-cell table:formula="of:=COUNTIF([.AX$32:.AX1053];[.AW9])" office:value-type="float" office:value="19" calcext:value-type="float">
            <text:p>19</text:p>
          </table:table-cell>
          <table:table-cell table:formula="of:=[.AX9]/[.AZ$1]*100" office:value-type="float" office:value="6.79611650485437" calcext:value-type="float">
            <text:p>6.79611650485437</text:p>
          </table:table-cell>
          <table:table-cell table:formula="of:=[.AY9]/[.AZ$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table:number-columns-repeated="4"/>
          <table:table-cell table:formula="of:=SUM([.D11:.E11])" office:value-type="float" office:value="31.0606060606061" calcext:value-type="float">
            <text:p>31.0606060606061</text:p>
          </table:table-cell>
          <table:table-cell table:number-columns-repeated="5"/>
          <table:table-cell table:formula="of:=SUM([.J11:.K11])" office:value-type="float" office:value="31.5384615384615" calcext:value-type="float">
            <text:p>31.5384615384615</text:p>
          </table:table-cell>
          <table:table-cell table:number-columns-repeated="5"/>
          <table:table-cell table:formula="of:=SUM([.P11:.Q11])" office:value-type="float" office:value="31.1377245508982" calcext:value-type="float">
            <text:p>31.1377245508982</text:p>
          </table:table-cell>
          <table:table-cell/>
          <table:table-cell office:value-type="string" calcext:value-type="string">
            <text:p>wobbuffet</text:p>
          </table:table-cell>
          <table:table-cell table:formula="of:=COUNTIF([.S$32:.S1054];[.S10])" office:value-type="float" office:value="23" calcext:value-type="float">
            <text:p>23</text:p>
          </table:table-cell>
          <table:table-cell table:formula="of:=COUNTIF([.T$32:.T1054];[.S10])" office:value-type="float" office:value="25" calcext:value-type="float">
            <text:p>25</text:p>
          </table:table-cell>
          <table:table-cell table:formula="of:=[.T10]/[.V1]*100" office:value-type="float" office:value="14.1975308641975" calcext:value-type="float">
            <text:p>14.1975308641975</text:p>
          </table:table-cell>
          <table:table-cell table:formula="of:=[.U10]/[.V1]*100" office:value-type="float" office:value="15.4320987654321" calcext:value-type="float">
            <text:p>15.4320987654321</text:p>
          </table:table-cell>
          <table:table-cell/>
          <table:table-cell office:value-type="string" calcext:value-type="string">
            <text:p>zangoose</text:p>
          </table:table-cell>
          <table:table-cell table:formula="of:=COUNTIF([.Y$32:.Y1054];[.Y10])" office:value-type="float" office:value="67" calcext:value-type="float">
            <text:p>67</text:p>
          </table:table-cell>
          <table:table-cell table:formula="of:=COUNTIF([.Z$32:.Z1054];[.Y10])" office:value-type="float" office:value="61" calcext:value-type="float">
            <text:p>61</text:p>
          </table:table-cell>
          <table:table-cell table:formula="of:=[.Z10]/[.AB1]*100" office:value-type="float" office:value="13.7295081967213" calcext:value-type="float">
            <text:p>13.7295081967213</text:p>
          </table:table-cell>
          <table:table-cell table:formula="of:=[.AA10]/[.AB1]*100" office:value-type="float" office:value="12.5" calcext:value-type="float">
            <text:p>12.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E$32:.AE1054];[.AE10])" office:value-type="float" office:value="13" calcext:value-type="float">
            <text:p>13</text:p>
          </table:table-cell>
          <table:table-cell table:formula="of:=COUNTIF([.AF$32:.AF1054];[.AE10])" office:value-type="float" office:value="0" calcext:value-type="float">
            <text:p>0</text:p>
          </table:table-cell>
          <table:table-cell table:formula="of:=[.AF10]/[.AH$1]*100" office:value-type="float" office:value="13.5416666666667" calcext:value-type="float">
            <text:p>13.5416666666667</text:p>
          </table:table-cell>
          <table:table-cell table:formula="of:=[.AG10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entret</text:p>
          </table:table-cell>
          <table:table-cell table:formula="of:=COUNTIF([.AK$32:.AK1054];[.AK10])" office:value-type="float" office:value="5" calcext:value-type="float">
            <text:p>5</text:p>
          </table:table-cell>
          <table:table-cell table:formula="of:=COUNTIF([.AL$32:.AL1054];[.AK10])" office:value-type="float" office:value="15" calcext:value-type="float">
            <text:p>15</text:p>
          </table:table-cell>
          <table:table-cell table:formula="of:=[.AL10]/[.AN$1]*100" office:value-type="float" office:value="5.26315789473684" calcext:value-type="float">
            <text:p>5.26315789473684</text:p>
          </table:table-cell>
          <table:table-cell table:formula="of:=[.AM10]/[.AN$1]*100" office:value-type="float" office:value="15.7894736842105" calcext:value-type="float">
            <text:p>15.789473684210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Q$32:.AQ1054];[.AQ10])" office:value-type="float" office:value="9" calcext:value-type="float">
            <text:p>9</text:p>
          </table:table-cell>
          <table:table-cell table:formula="of:=COUNTIF([.AR$32:.AR1054];[.AQ10])" office:value-type="float" office:value="23" calcext:value-type="float">
            <text:p>23</text:p>
          </table:table-cell>
          <table:table-cell table:formula="of:=[.AR10]/[.AT$1]*100" office:value-type="float" office:value="6.61764705882353" calcext:value-type="float">
            <text:p>6.61764705882353</text:p>
          </table:table-cell>
          <table:table-cell table:formula="of:=[.AS10]/[.AT$1]*100" office:value-type="float" office:value="16.9117647058824" calcext:value-type="float">
            <text:p>16.9117647058824</text:p>
          </table:table-cell>
          <table:table-cell/>
          <table:table-cell office:value-type="string" calcext:value-type="string">
            <text:p>turtwig</text:p>
          </table:table-cell>
          <table:table-cell table:formula="of:=COUNTIF([.AW$32:.AW1054];[.AW10])" office:value-type="float" office:value="13" calcext:value-type="float">
            <text:p>13</text:p>
          </table:table-cell>
          <table:table-cell table:formula="of:=COUNTIF([.AX$32:.AX1054];[.AW10])" office:value-type="float" office:value="18" calcext:value-type="float">
            <text:p>18</text:p>
          </table:table-cell>
          <table:table-cell table:formula="of:=[.AX10]/[.AZ$1]*100" office:value-type="float" office:value="12.621359223301" calcext:value-type="float">
            <text:p>12.621359223301</text:p>
          </table:table-cell>
          <table:table-cell table:formula="of:=[.AY10]/[.AZ$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Uncommon:</text:p>
          </table:table-cell>
          <table:table-cell table:formula="of:=SUM([.B12:.B16])" office:value-type="float" office:value="26" calcext:value-type="float">
            <text:p>26</text:p>
          </table:table-cell>
          <table:table-cell table:formula="of:=SUM([.C12:.C16])" office:value-type="float" office:value="15" calcext:value-type="float">
            <text:p>15</text:p>
          </table:table-cell>
          <table:table-cell table:formula="of:=[.B11]/[.$D$1]*100" office:value-type="float" office:value="19.6969696969697" calcext:value-type="float">
            <text:p>19.6969696969697</text:p>
          </table:table-cell>
          <table:table-cell table:formula="of:=[.C11]/[.$D$1]*100" office:value-type="float" office:value="11.3636363636364" calcext:value-type="float">
            <text:p>11.3636363636364</text:p>
          </table:table-cell>
          <table:table-cell table:formula="of:=[.E11]/5" office:value-type="float" office:value="2.27272727272727" calcext:value-type="float">
            <text:p>2.27272727272727</text:p>
          </table:table-cell>
          <table:table-cell office:value-type="string" calcext:value-type="string">
            <text:p>Uncommon:</text:p>
          </table:table-cell>
          <table:table-cell table:formula="of:=SUM([.H12:.H16])" office:value-type="float" office:value="19" calcext:value-type="float">
            <text:p>19</text:p>
          </table:table-cell>
          <table:table-cell table:formula="of:=SUM([.I12:.I16])" office:value-type="float" office:value="22" calcext:value-type="float">
            <text:p>22</text:p>
          </table:table-cell>
          <table:table-cell table:formula="of:=[.H11]/[.$J$1]*100" office:value-type="float" office:value="14.6153846153846" calcext:value-type="float">
            <text:p>14.6153846153846</text:p>
          </table:table-cell>
          <table:table-cell table:formula="of:=[.I11]/[.$J$1]*100" office:value-type="float" office:value="16.9230769230769" calcext:value-type="float">
            <text:p>16.9230769230769</text:p>
          </table:table-cell>
          <table:table-cell table:formula="of:=[.K11]/5" office:value-type="float" office:value="3.38461538461538" calcext:value-type="float">
            <text:p>3.38461538461538</text:p>
          </table:table-cell>
          <table:table-cell office:value-type="string" calcext:value-type="string">
            <text:p>Uncommon:</text:p>
          </table:table-cell>
          <table:table-cell table:formula="of:=SUM([.N12:.N16])" office:value-type="float" office:value="17" calcext:value-type="float">
            <text:p>17</text:p>
          </table:table-cell>
          <table:table-cell table:formula="of:=SUM([.O12:.O16])" office:value-type="float" office:value="35" calcext:value-type="float">
            <text:p>35</text:p>
          </table:table-cell>
          <table:table-cell table:formula="of:=[.N11]/[.P1]*100" office:value-type="float" office:value="10.1796407185629" calcext:value-type="float">
            <text:p>10.1796407185629</text:p>
          </table:table-cell>
          <table:table-cell table:formula="of:=[.O11]/[.P1]*100" office:value-type="float" office:value="20.9580838323353" calcext:value-type="float">
            <text:p>20.9580838323353</text:p>
          </table:table-cell>
          <table:table-cell table:formula="of:=[.Q11]/5" office:value-type="float" office:value="4.19161676646707" calcext:value-type="float">
            <text:p>4.19161676646707</text:p>
          </table:table-cell>
          <table:table-cell table:number-columns-repeated="4"/>
          <table:table-cell table:formula="of:=SUM([.V12:.W12])" office:value-type="float" office:value="31.4814814814815" calcext:value-type="float">
            <text:p>31.4814814814815</text:p>
          </table:table-cell>
          <table:table-cell table:number-columns-repeated="5"/>
          <table:table-cell table:formula="of:=SUM([.AB12:.AC12])" office:value-type="float" office:value="32.5819672131148" calcext:value-type="float">
            <text:p>32.5819672131148</text:p>
          </table:table-cell>
          <table:table-cell/>
          <table:table-cell office:value-type="string" calcext:value-type="string">
            <text:p>bidoof</text:p>
          </table:table-cell>
          <table:table-cell table:formula="of:=COUNTIF([.AE$32:.AE1055];[.AE11])" office:value-type="float" office:value="8" calcext:value-type="float">
            <text:p>8</text:p>
          </table:table-cell>
          <table:table-cell table:formula="of:=COUNTIF([.AF$32:.AF1055];[.AE11])" office:value-type="float" office:value="0" calcext:value-type="float">
            <text:p>0</text:p>
          </table:table-cell>
          <table:table-cell table:formula="of:=[.AF11]/[.AH$1]*100" office:value-type="float" office:value="8.33333333333333" calcext:value-type="float">
            <text:p>8.33333333333333</text:p>
          </table:table-cell>
          <table:table-cell table:formula="of:=[.AG11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pinda</text:p>
          </table:table-cell>
          <table:table-cell table:formula="of:=COUNTIF([.AK$32:.AK1055];[.AK11])" office:value-type="float" office:value="11" calcext:value-type="float">
            <text:p>11</text:p>
          </table:table-cell>
          <table:table-cell table:formula="of:=COUNTIF([.AL$32:.AL1055];[.AK11])" office:value-type="float" office:value="14" calcext:value-type="float">
            <text:p>14</text:p>
          </table:table-cell>
          <table:table-cell table:formula="of:=[.AL11]/[.AN$1]*100" office:value-type="float" office:value="11.5789473684211" calcext:value-type="float">
            <text:p>11.5789473684211</text:p>
          </table:table-cell>
          <table:table-cell table:formula="of:=[.AM11]/[.AN$1]*100" office:value-type="float" office:value="14.7368421052632" calcext:value-type="float">
            <text:p>14.73684210526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rkoal</text:p>
          </table:table-cell>
          <table:table-cell table:formula="of:=COUNTIF([.A$32:.A1056];[.A12])" office:value-type="float" office:value="1" calcext:value-type="float">
            <text:p>1</text:p>
          </table:table-cell>
          <table:table-cell table:formula="of:=COUNTIF([.B$32:.B1056];[.$A12])" office:value-type="float" office:value="2" calcext:value-type="float">
            <text:p>2</text:p>
          </table:table-cell>
          <table:table-cell table:formula="of:=[.B12]/[.$D$1]*100" office:value-type="float" office:value="0.757575757575758" calcext:value-type="float">
            <text:p>0.757575757575758</text:p>
          </table:table-cell>
          <table:table-cell table:formula="of:=[.C12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ivysaur</text:p>
          </table:table-cell>
          <table:table-cell table:formula="of:=COUNTIF([.G$32:.G1056];[.G12])" office:value-type="float" office:value="6" calcext:value-type="float">
            <text:p>6</text:p>
          </table:table-cell>
          <table:table-cell table:formula="of:=COUNTIF([.H$32:.H1056];[.G12])" office:value-type="float" office:value="4" calcext:value-type="float">
            <text:p>4</text:p>
          </table:table-cell>
          <table:table-cell table:formula="of:=[.H12]/[.$J$1]*100" office:value-type="float" office:value="4.61538461538462" calcext:value-type="float">
            <text:p>4.61538461538462</text:p>
          </table:table-cell>
          <table:table-cell table:formula="of:=[.I12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M$32:.M1056];[.M12])" office:value-type="float" office:value="2" calcext:value-type="float">
            <text:p>2</text:p>
          </table:table-cell>
          <table:table-cell table:formula="of:=COUNTIF([.N$32:.N1056];[.M12])" office:value-type="float" office:value="6" calcext:value-type="float">
            <text:p>6</text:p>
          </table:table-cell>
          <table:table-cell table:formula="of:=[.N12]/[.P1]*100" office:value-type="float" office:value="1.19760479041916" calcext:value-type="float">
            <text:p>1.19760479041916</text:p>
          </table:table-cell>
          <table:table-cell table:formula="of:=[.O12]/[.P1]*100" office:value-type="float" office:value="3.59281437125748" calcext:value-type="float">
            <text:p>3.59281437125748</text:p>
          </table:table-cell>
          <table:table-cell/>
          <table:table-cell office:value-type="string" calcext:value-type="string">
            <text:p>Uncommon:</text:p>
          </table:table-cell>
          <table:table-cell table:formula="of:=SUM([.T13:.T17])" office:value-type="float" office:value="31" calcext:value-type="float">
            <text:p>31</text:p>
          </table:table-cell>
          <table:table-cell table:formula="of:=SUM([.U13:.U17])" office:value-type="float" office:value="20" calcext:value-type="float">
            <text:p>20</text:p>
          </table:table-cell>
          <table:table-cell table:formula="of:=[.T12]/[.V1]*100" office:value-type="float" office:value="19.1358024691358" calcext:value-type="float">
            <text:p>19.1358024691358</text:p>
          </table:table-cell>
          <table:table-cell table:formula="of:=[.U12]/[.V1]*100" office:value-type="float" office:value="12.3456790123457" calcext:value-type="float">
            <text:p>12.3456790123457</text:p>
          </table:table-cell>
          <table:table-cell table:formula="of:=[.W12]/5" office:value-type="float" office:value="2.46913580246914" calcext:value-type="float">
            <text:p>2.46913580246914</text:p>
          </table:table-cell>
          <table:table-cell office:value-type="string" calcext:value-type="string">
            <text:p>Uncommon:</text:p>
          </table:table-cell>
          <table:table-cell table:formula="of:=SUM([.Z13:.Z17])" office:value-type="float" office:value="78" calcext:value-type="float">
            <text:p>78</text:p>
          </table:table-cell>
          <table:table-cell table:formula="of:=SUM([.AA13:.AA17])" office:value-type="float" office:value="81" calcext:value-type="float">
            <text:p>81</text:p>
          </table:table-cell>
          <table:table-cell table:formula="of:=[.Z12]/[.AB1]*100" office:value-type="float" office:value="15.9836065573771" calcext:value-type="float">
            <text:p>15.9836065573771</text:p>
          </table:table-cell>
          <table:table-cell table:formula="of:=[.AA12]/[.AB1]*100" office:value-type="float" office:value="16.5983606557377" calcext:value-type="float">
            <text:p>16.5983606557377</text:p>
          </table:table-cell>
          <table:table-cell table:formula="of:=[.AC12]/5" office:value-type="float" office:value="3.31967213114754" calcext:value-type="float">
            <text:p>3.31967213114754</text:p>
          </table:table-cell>
          <table:table-cell table:number-columns-repeated="10"/>
          <table:table-cell table:formula="of:=SUM([.AN13:.AO13])" office:value-type="float" office:value="32.6315789473684" calcext:value-type="float">
            <text:p>32.6315789473684</text:p>
          </table:table-cell>
          <table:table-cell/>
          <table:table-cell office:value-type="string" calcext:value-type="string">
            <text:p>Uncommon:</text:p>
          </table:table-cell>
          <table:table-cell table:formula="of:=SUM([.AR13:.AR18])" office:value-type="float" office:value="40" calcext:value-type="float">
            <text:p>40</text:p>
          </table:table-cell>
          <table:table-cell table:formula="of:=SUM([.AS13:.AS18])" office:value-type="float" office:value="0" calcext:value-type="float">
            <text:p>0</text:p>
          </table:table-cell>
          <table:table-cell table:formula="of:=[.AR12]/[.AT1]*100" office:value-type="float" office:value="29.4117647058824" calcext:value-type="float">
            <text:p>29.4117647058824</text:p>
          </table:table-cell>
          <table:table-cell table:formula="of:=[.AS12]/[.AT1]*100" office:value-type="float" office:value="0" calcext:value-type="float">
            <text:p>0</text:p>
          </table:table-cell>
          <table:table-cell table:formula="of:=SUM([.AT12:.AU12])/6" office:value-type="float" office:value="4.90196078431373" calcext:value-type="float">
            <text:p>4.90196078431373</text:p>
          </table:table-cell>
          <table:table-cell office:value-type="string" calcext:value-type="string">
            <text:p>Uncommon:</text:p>
          </table:table-cell>
          <table:table-cell table:formula="of:=SUM([.AX13:.AX18])" office:value-type="float" office:value="33" calcext:value-type="float">
            <text:p>33</text:p>
          </table:table-cell>
          <table:table-cell table:formula="of:=SUM([.AY13:.AY18])" office:value-type="float" office:value="0" calcext:value-type="float">
            <text:p>0</text:p>
          </table:table-cell>
          <table:table-cell table:formula="of:=[.AX12]/[.AZ1]*100" office:value-type="float" office:value="32.0388349514563" calcext:value-type="float">
            <text:p>32.0388349514563</text:p>
          </table:table-cell>
          <table:table-cell table:formula="of:=[.AY12]/[.AZ1]*100" office:value-type="float" office:value="0" calcext:value-type="float">
            <text:p>0</text:p>
          </table:table-cell>
          <table:table-cell table:formula="of:=SUM([.AZ12:.BA12])/6" office:value-type="float" office:value="5.33980582524272" calcext:value-type="float">
            <text:p>5.33980582524272</text:p>
          </table:table-cell>
        </table:table-row>
        <table:table-row table:style-name="ro1">
          <table:table-cell office:value-type="string" calcext:value-type="string">
            <text:p>pupitar</text:p>
          </table:table-cell>
          <table:table-cell table:formula="of:=COUNTIF([.A$32:.A1057];[.A13])" office:value-type="float" office:value="8" calcext:value-type="float">
            <text:p>8</text:p>
          </table:table-cell>
          <table:table-cell table:formula="of:=COUNTIF([.B$32:.B1057];[.$A13])" office:value-type="float" office:value="8" calcext:value-type="float">
            <text:p>8</text:p>
          </table:table-cell>
          <table:table-cell table:formula="of:=[.B13]/[.$D$1]*100" office:value-type="float" office:value="6.06060606060606" calcext:value-type="float">
            <text:p>6.06060606060606</text:p>
          </table:table-cell>
          <table:table-cell table:formula="of:=[.C13]/[.$D$1]*100" office:value-type="float" office:value="6.06060606060606" calcext:value-type="float">
            <text:p>6.06060606060606</text:p>
          </table:table-cell>
          <table:table-cell/>
          <table:table-cell office:value-type="string" calcext:value-type="string">
            <text:p>briney</text:p>
          </table:table-cell>
          <table:table-cell table:formula="of:=COUNTIF([.G$32:.G1057];[.G13])" office:value-type="float" office:value="1" calcext:value-type="float">
            <text:p>1</text:p>
          </table:table-cell>
          <table:table-cell table:formula="of:=COUNTIF([.H$32:.H1057];[.G13])" office:value-type="float" office:value="5" calcext:value-type="float">
            <text:p>5</text:p>
          </table:table-cell>
          <table:table-cell table:formula="of:=[.H13]/[.$J$1]*100" office:value-type="float" office:value="0.769230769230769" calcext:value-type="float">
            <text:p>0.769230769230769</text:p>
          </table:table-cell>
          <table:table-cell table:formula="of:=[.I13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donphan</text:p>
          </table:table-cell>
          <table:table-cell table:formula="of:=COUNTIF([.M$32:.M1057];[.M13])" office:value-type="float" office:value="2" calcext:value-type="float">
            <text:p>2</text:p>
          </table:table-cell>
          <table:table-cell table:formula="of:=COUNTIF([.N$32:.N1057];[.M13])" office:value-type="float" office:value="7" calcext:value-type="float">
            <text:p>7</text:p>
          </table:table-cell>
          <table:table-cell table:formula="of:=[.N13]/[.P1]*100" office:value-type="float" office:value="1.19760479041916" calcext:value-type="float">
            <text:p>1.19760479041916</text:p>
          </table:table-cell>
          <table:table-cell table:formula="of:=[.O13]/[.P1]*100" office:value-type="float" office:value="4.19161676646707" calcext:value-type="float">
            <text:p>4.19161676646707</text:p>
          </table:table-cell>
          <table:table-cell/>
          <table:table-cell office:value-type="string" calcext:value-type="string">
            <text:p>heal energy</text:p>
          </table:table-cell>
          <table:table-cell table:formula="of:=COUNTIF([.S$32:.S1056];[.S13])" office:value-type="float" office:value="7" calcext:value-type="float">
            <text:p>7</text:p>
          </table:table-cell>
          <table:table-cell table:formula="of:=COUNTIF([.T$32:.T1056];[.S13])" office:value-type="float" office:value="5" calcext:value-type="float">
            <text:p>5</text:p>
          </table:table-cell>
          <table:table-cell table:formula="of:=[.T13]/[.V1]*100" office:value-type="float" office:value="4.32098765432099" calcext:value-type="float">
            <text:p>4.32098765432099</text:p>
          </table:table-cell>
          <table:table-cell table:formula="of:=[.U13]/[.V1]*100" office:value-type="float" office:value="3.08641975308642" calcext:value-type="float">
            <text:p>3.08641975308642</text:p>
          </table:table-cell>
          <table:table-cell/>
          <table:table-cell office:value-type="string" calcext:value-type="string">
            <text:p>charmeleon</text:p>
          </table:table-cell>
          <table:table-cell table:formula="of:=COUNTIF([.Y$32:.Y1056];[.Y13])" office:value-type="float" office:value="20" calcext:value-type="float">
            <text:p>20</text:p>
          </table:table-cell>
          <table:table-cell table:formula="of:=COUNTIF([.Z$32:.Z1056];[.Y13])" office:value-type="float" office:value="18" calcext:value-type="float">
            <text:p>18</text:p>
          </table:table-cell>
          <table:table-cell table:formula="of:=[.Z13]/[.AB1]*100" office:value-type="float" office:value="4.0983606557377" calcext:value-type="float">
            <text:p>4.0983606557377</text:p>
          </table:table-cell>
          <table:table-cell table:formula="of:=[.AA13]/[.AB1]*100" office:value-type="float" office:value="3.68852459016393" calcext:value-type="float">
            <text:p>3.68852459016393</text:p>
          </table:table-cell>
          <table:table-cell/>
          <table:table-cell office:value-type="string" calcext:value-type="string">
            <text:p>Uncommon:</text:p>
          </table:table-cell>
          <table:table-cell table:formula="of:=SUM([.AF14:.AF18])" office:value-type="float" office:value="13" calcext:value-type="float">
            <text:p>13</text:p>
          </table:table-cell>
          <table:table-cell table:formula="of:=SUM([.AG14:.AG18])" office:value-type="float" office:value="0" calcext:value-type="float">
            <text:p>0</text:p>
          </table:table-cell>
          <table:table-cell table:formula="of:=[.AF13]/[.AH1]*100" office:value-type="float" office:value="13.5416666666667" calcext:value-type="float">
            <text:p>13.5416666666667</text:p>
          </table:table-cell>
          <table:table-cell table:formula="of:=[.AG13]/[.AH1]*100" office:value-type="float" office:value="0" calcext:value-type="float">
            <text:p>0</text:p>
          </table:table-cell>
          <table:table-cell table:formula="of:=SUM([.AH13:.AI13])/5" office:value-type="float" office:value="2.70833333333333" calcext:value-type="float">
            <text:p>2.70833333333333</text:p>
          </table:table-cell>
          <table:table-cell office:value-type="string" calcext:value-type="string">
            <text:p>Uncommon:</text:p>
          </table:table-cell>
          <table:table-cell table:formula="of:=SUM([.AL14:.AL18])" office:value-type="float" office:value="21" calcext:value-type="float">
            <text:p>21</text:p>
          </table:table-cell>
          <table:table-cell table:formula="of:=SUM([.AM14:.AM18])" office:value-type="float" office:value="10" calcext:value-type="float">
            <text:p>10</text:p>
          </table:table-cell>
          <table:table-cell table:formula="of:=[.AL13]/[.AN1]*100" office:value-type="float" office:value="22.1052631578947" calcext:value-type="float">
            <text:p>22.1052631578947</text:p>
          </table:table-cell>
          <table:table-cell table:formula="of:=[.AM13]/[.AN1]*100" office:value-type="float" office:value="10.5263157894737" calcext:value-type="float">
            <text:p>10.5263157894737</text:p>
          </table:table-cell>
          <table:table-cell table:formula="of:=SUM([.AN13:.AO13])/5" office:value-type="float" office:value="6.52631578947368" calcext:value-type="float">
            <text:p>6.52631578947368</text:p>
          </table:table-cell>
          <table:table-cell office:value-type="string" calcext:value-type="string">
            <text:p>cherrim</text:p>
          </table:table-cell>
          <table:table-cell table:formula="of:=COUNTIF([.AQ$32:.AQ1056];[.AQ13])" office:value-type="float" office:value="9" calcext:value-type="float">
            <text:p>9</text:p>
          </table:table-cell>
          <table:table-cell table:formula="of:=COUNTIF([.AR$32:.AR1056];[.AQ13])" office:value-type="float" office:value="0" calcext:value-type="float">
            <text:p>0</text:p>
          </table:table-cell>
          <table:table-cell table:formula="of:=[.AR13]/[.AT1]*100" office:value-type="float" office:value="6.61764705882353" calcext:value-type="float">
            <text:p>6.61764705882353</text:p>
          </table:table-cell>
          <table:table-cell table:formula="of:=[.AS1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buizel</text:p>
          </table:table-cell>
          <table:table-cell table:formula="of:=COUNTIF([.AW$32:.AW1056];[.AW13])" office:value-type="float" office:value="6" calcext:value-type="float">
            <text:p>6</text:p>
          </table:table-cell>
          <table:table-cell table:formula="of:=COUNTIF([.AX$32:.AX1056];[.AW13])" office:value-type="float" office:value="0" calcext:value-type="float">
            <text:p>0</text:p>
          </table:table-cell>
          <table:table-cell table:formula="of:=[.AX13]/[.AZ1]*100" office:value-type="float" office:value="5.8252427184466" calcext:value-type="float">
            <text:p>5.8252427184466</text:p>
          </table:table-cell>
          <table:table-cell table:formula="of:=[.AY1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rkrow</text:p>
          </table:table-cell>
          <table:table-cell table:formula="of:=COUNTIF([.A$32:.A1058];[.A14])" office:value-type="float" office:value="4" calcext:value-type="float">
            <text:p>4</text:p>
          </table:table-cell>
          <table:table-cell table:formula="of:=COUNTIF([.B$32:.B1058];[.$A14])" office:value-type="float" office:value="3" calcext:value-type="float">
            <text:p>3</text:p>
          </table:table-cell>
          <table:table-cell table:formula="of:=[.B14]/[.$D$1]*100" office:value-type="float" office:value="3.03030303030303" calcext:value-type="float">
            <text:p>3.03030303030303</text:p>
          </table:table-cell>
          <table:table-cell table:formula="of:=[.C14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MTM1</text:p>
          </table:table-cell>
          <table:table-cell table:formula="of:=COUNTIF([.G$32:.G1058];[.G14])" office:value-type="float" office:value="3" calcext:value-type="float">
            <text:p>3</text:p>
          </table:table-cell>
          <table:table-cell table:formula="of:=COUNTIF([.H$32:.H1058];[.G14])" office:value-type="float" office:value="4" calcext:value-type="float">
            <text:p>4</text:p>
          </table:table-cell>
          <table:table-cell table:formula="of:=[.H14]/[.$J$1]*100" office:value-type="float" office:value="2.30769230769231" calcext:value-type="float">
            <text:p>2.30769230769231</text:p>
          </table:table-cell>
          <table:table-cell table:formula="of:=[.I14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forretress</text:p>
          </table:table-cell>
          <table:table-cell table:formula="of:=COUNTIF([.M$32:.M1058];[.M14])" office:value-type="float" office:value="3" calcext:value-type="float">
            <text:p>3</text:p>
          </table:table-cell>
          <table:table-cell table:formula="of:=COUNTIF([.N$32:.N1058];[.M14])" office:value-type="float" office:value="4" calcext:value-type="float">
            <text:p>4</text:p>
          </table:table-cell>
          <table:table-cell table:formula="of:=[.N14]/[.P1]*100" office:value-type="float" office:value="1.79640718562874" calcext:value-type="float">
            <text:p>1.79640718562874</text:p>
          </table:table-cell>
          <table:table-cell table:formula="of:=[.O14]/[.P1]*100" office:value-type="float" office:value="2.39520958083832" calcext:value-type="float">
            <text:p>2.39520958083832</text:p>
          </table:table-cell>
          <table:table-cell/>
          <table:table-cell office:value-type="string" calcext:value-type="string">
            <text:p>fan club</text:p>
          </table:table-cell>
          <table:table-cell table:formula="of:=COUNTIF([.S$32:.S1057];[.S14])" office:value-type="float" office:value="7" calcext:value-type="float">
            <text:p>7</text:p>
          </table:table-cell>
          <table:table-cell table:formula="of:=COUNTIF([.T$32:.T1057];[.S14])" office:value-type="float" office:value="4" calcext:value-type="float">
            <text:p>4</text:p>
          </table:table-cell>
          <table:table-cell table:formula="of:=[.T14]/[.V1]*100" office:value-type="float" office:value="4.32098765432099" calcext:value-type="float">
            <text:p>4.32098765432099</text:p>
          </table:table-cell>
          <table:table-cell table:formula="of:=[.U14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bills</text:p>
          </table:table-cell>
          <table:table-cell table:formula="of:=COUNTIF([.Y$32:.Y1057];[.Y14])" office:value-type="float" office:value="14" calcext:value-type="float">
            <text:p>14</text:p>
          </table:table-cell>
          <table:table-cell table:formula="of:=COUNTIF([.Z$32:.Z1057];[.Y14])" office:value-type="float" office:value="10" calcext:value-type="float">
            <text:p>10</text:p>
          </table:table-cell>
          <table:table-cell table:formula="of:=[.Z14]/[.AB1]*100" office:value-type="float" office:value="2.86885245901639" calcext:value-type="float">
            <text:p>2.86885245901639</text:p>
          </table:table-cell>
          <table:table-cell table:formula="of:=[.AA14]/[.AB1]*100" office:value-type="float" office:value="2.04918032786885" calcext:value-type="float">
            <text:p>2.04918032786885</text:p>
          </table:table-cell>
          <table:table-cell/>
          <table:table-cell office:value-type="string" calcext:value-type="string">
            <text:p>gible</text:p>
          </table:table-cell>
          <table:table-cell table:formula="of:=COUNTIF([.AE$32:.AE1056];[.AE14])" office:value-type="float" office:value="3" calcext:value-type="float">
            <text:p>3</text:p>
          </table:table-cell>
          <table:table-cell table:formula="of:=COUNTIF([.AF$32:.AF1056];[.AE14])" office:value-type="float" office:value="0" calcext:value-type="float">
            <text:p>0</text:p>
          </table:table-cell>
          <table:table-cell table:formula="of:=[.AF14]/[.AH1]*100" office:value-type="float" office:value="3.125" calcext:value-type="float">
            <text:p>3.125</text:p>
          </table:table-cell>
          <table:table-cell table:formula="of:=[.AG14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delibird</text:p>
          </table:table-cell>
          <table:table-cell table:formula="of:=COUNTIF([.AK$32:.AK1056];[.AK14])" office:value-type="float" office:value="4" calcext:value-type="float">
            <text:p>4</text:p>
          </table:table-cell>
          <table:table-cell table:formula="of:=COUNTIF([.AL$32:.AL1056];[.AK14])" office:value-type="float" office:value="1" calcext:value-type="float">
            <text:p>1</text:p>
          </table:table-cell>
          <table:table-cell table:formula="of:=[.AL14]/[.AN1]*100" office:value-type="float" office:value="4.21052631578947" calcext:value-type="float">
            <text:p>4.21052631578947</text:p>
          </table:table-cell>
          <table:table-cell table:formula="of:=[.AM1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carnivine</text:p>
          </table:table-cell>
          <table:table-cell table:formula="of:=COUNTIF([.AQ$32:.AQ1057];[.AQ14])" office:value-type="float" office:value="8" calcext:value-type="float">
            <text:p>8</text:p>
          </table:table-cell>
          <table:table-cell table:formula="of:=COUNTIF([.AR$32:.AR1057];[.AQ14])" office:value-type="float" office:value="0" calcext:value-type="float">
            <text:p>0</text:p>
          </table:table-cell>
          <table:table-cell table:formula="of:=[.AR14]/[.AT1]*100" office:value-type="float" office:value="5.88235294117647" calcext:value-type="float">
            <text:p>5.88235294117647</text:p>
          </table:table-cell>
          <table:table-cell table:formula="of:=[.AS1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W$32:.AW1057];[.AW14])" office:value-type="float" office:value="9" calcext:value-type="float">
            <text:p>9</text:p>
          </table:table-cell>
          <table:table-cell table:formula="of:=COUNTIF([.AX$32:.AX1057];[.AW14])" office:value-type="float" office:value="0" calcext:value-type="float">
            <text:p>0</text:p>
          </table:table-cell>
          <table:table-cell table:formula="of:=[.AX14]/[.AZ1]*100" office:value-type="float" office:value="8.7378640776699" calcext:value-type="float">
            <text:p>8.7378640776699</text:p>
          </table:table-cell>
          <table:table-cell table:formula="of:=[.AY1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squerain</text:p>
          </table:table-cell>
          <table:table-cell table:formula="of:=COUNTIF([.A$32:.A1059];[.A15])" office:value-type="float" office:value="6" calcext:value-type="float">
            <text:p>6</text:p>
          </table:table-cell>
          <table:table-cell table:formula="of:=COUNTIF([.B$32:.B1059];[.$A15])" office:value-type="float" office:value="0" calcext:value-type="float">
            <text:p>0</text:p>
          </table:table-cell>
          <table:table-cell table:formula="of:=[.B15]/[.$D$1]*100" office:value-type="float" office:value="4.54545454545455" calcext:value-type="float">
            <text:p>4.54545454545455</text:p>
          </table:table-cell>
          <table:table-cell table:formula="of:=[.C15]/[.$D$1]*100" office:value-type="float" office:value="0" calcext:value-type="float">
            <text:p>0</text:p>
          </table:table-cell>
          <table:table-cell/>
          <table:table-cell office:value-type="string" calcext:value-type="string">
            <text:p>pokemon park</text:p>
          </table:table-cell>
          <table:table-cell table:formula="of:=COUNTIF([.G$32:.G1059];[.G15])" office:value-type="float" office:value="4" calcext:value-type="float">
            <text:p>4</text:p>
          </table:table-cell>
          <table:table-cell table:formula="of:=COUNTIF([.H$32:.H1059];[.G15])" office:value-type="float" office:value="5" calcext:value-type="float">
            <text:p>5</text:p>
          </table:table-cell>
          <table:table-cell table:formula="of:=[.H15]/[.$J$1]*100" office:value-type="float" office:value="3.07692307692308" calcext:value-type="float">
            <text:p>3.07692307692308</text:p>
          </table:table-cell>
          <table:table-cell table:formula="of:=[.I15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HPS</text:p>
          </table:table-cell>
          <table:table-cell table:formula="of:=COUNTIF([.M$32:.M1059];[.M15])" office:value-type="float" office:value="5" calcext:value-type="float">
            <text:p>5</text:p>
          </table:table-cell>
          <table:table-cell table:formula="of:=COUNTIF([.N$32:.N1059];[.M15])" office:value-type="float" office:value="9" calcext:value-type="float">
            <text:p>9</text:p>
          </table:table-cell>
          <table:table-cell table:formula="of:=[.N15]/[.P1]*100" office:value-type="float" office:value="2.9940119760479" calcext:value-type="float">
            <text:p>2.9940119760479</text:p>
          </table:table-cell>
          <table:table-cell table:formula="of:=[.O15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scramble</text:p>
          </table:table-cell>
          <table:table-cell table:formula="of:=COUNTIF([.S$32:.S1058];[.S15])" office:value-type="float" office:value="8" calcext:value-type="float">
            <text:p>8</text:p>
          </table:table-cell>
          <table:table-cell table:formula="of:=COUNTIF([.T$32:.T1058];[.S15])" office:value-type="float" office:value="3" calcext:value-type="float">
            <text:p>3</text:p>
          </table:table-cell>
          <table:table-cell table:formula="of:=[.T15]/[.V1]*100" office:value-type="float" office:value="4.93827160493827" calcext:value-type="float">
            <text:p>4.93827160493827</text:p>
          </table:table-cell>
          <table:table-cell table:formula="of:=[.U15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elta energy</text:p>
          </table:table-cell>
          <table:table-cell table:formula="of:=COUNTIF([.Y$32:.Y1058];[.Y15])" office:value-type="float" office:value="13" calcext:value-type="float">
            <text:p>13</text:p>
          </table:table-cell>
          <table:table-cell table:formula="of:=COUNTIF([.Z$32:.Z1058];[.Y15])" office:value-type="float" office:value="23" calcext:value-type="float">
            <text:p>23</text:p>
          </table:table-cell>
          <table:table-cell table:formula="of:=[.Z15]/[.AB1]*100" office:value-type="float" office:value="2.66393442622951" calcext:value-type="float">
            <text:p>2.66393442622951</text:p>
          </table:table-cell>
          <table:table-cell table:formula="of:=[.AA15]/[.AB1]*100" office:value-type="float" office:value="4.71311475409836" calcext:value-type="float">
            <text:p>4.71311475409836</text:p>
          </table:table-cell>
          <table:table-cell/>
          <table:table-cell office:value-type="string" calcext:value-type="string">
            <text:p>riolu</text:p>
          </table:table-cell>
          <table:table-cell table:formula="of:=COUNTIF([.AE$32:.AE1057];[.AE15])" office:value-type="float" office:value="2" calcext:value-type="float">
            <text:p>2</text:p>
          </table:table-cell>
          <table:table-cell table:formula="of:=COUNTIF([.AF$32:.AF1057];[.AE15])" office:value-type="float" office:value="0" calcext:value-type="float">
            <text:p>0</text:p>
          </table:table-cell>
          <table:table-cell table:formula="of:=[.AF15]/[.AH1]*100" office:value-type="float" office:value="2.08333333333333" calcext:value-type="float">
            <text:p>2.08333333333333</text:p>
          </table:table-cell>
          <table:table-cell table:formula="of:=[.AG1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flaaffy</text:p>
          </table:table-cell>
          <table:table-cell table:formula="of:=COUNTIF([.AK$32:.AK1057];[.AK15])" office:value-type="float" office:value="4" calcext:value-type="float">
            <text:p>4</text:p>
          </table:table-cell>
          <table:table-cell table:formula="of:=COUNTIF([.AL$32:.AL1057];[.AK15])" office:value-type="float" office:value="3" calcext:value-type="float">
            <text:p>3</text:p>
          </table:table-cell>
          <table:table-cell table:formula="of:=[.AL15]/[.AN1]*100" office:value-type="float" office:value="4.21052631578947" calcext:value-type="float">
            <text:p>4.21052631578947</text:p>
          </table:table-cell>
          <table:table-cell table:formula="of:=[.AM15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luxio</text:p>
          </table:table-cell>
          <table:table-cell table:formula="of:=COUNTIF([.AQ$32:.AQ1058];[.AQ15])" office:value-type="float" office:value="4" calcext:value-type="float">
            <text:p>4</text:p>
          </table:table-cell>
          <table:table-cell table:formula="of:=COUNTIF([.AR$32:.AR1058];[.AQ15])" office:value-type="float" office:value="0" calcext:value-type="float">
            <text:p>0</text:p>
          </table:table-cell>
          <table:table-cell table:formula="of:=[.AR15]/[.AT1]*100" office:value-type="float" office:value="2.94117647058823" calcext:value-type="float">
            <text:p>2.94117647058823</text:p>
          </table:table-cell>
          <table:table-cell table:formula="of:=[.AS1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bite</text:p>
          </table:table-cell>
          <table:table-cell table:formula="of:=COUNTIF([.AW$32:.AW1058];[.AW15])" office:value-type="float" office:value="7" calcext:value-type="float">
            <text:p>7</text:p>
          </table:table-cell>
          <table:table-cell table:formula="of:=COUNTIF([.AX$32:.AX1058];[.AW15])" office:value-type="float" office:value="0" calcext:value-type="float">
            <text:p>0</text:p>
          </table:table-cell>
          <table:table-cell table:formula="of:=[.AX15]/[.AZ1]*100" office:value-type="float" office:value="6.79611650485437" calcext:value-type="float">
            <text:p>6.79611650485437</text:p>
          </table:table-cell>
          <table:table-cell table:formula="of:=[.AY1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utifly</text:p>
          </table:table-cell>
          <table:table-cell table:formula="of:=COUNTIF([.A$32:.A1060];[.A16])" office:value-type="float" office:value="7" calcext:value-type="float">
            <text:p>7</text:p>
          </table:table-cell>
          <table:table-cell table:formula="of:=COUNTIF([.B$32:.B1060];[.$A16])" office:value-type="float" office:value="2" calcext:value-type="float">
            <text:p>2</text:p>
          </table:table-cell>
          <table:table-cell table:formula="of:=[.B16]/[.$D$1]*100" office:value-type="float" office:value="5.3030303030303" calcext:value-type="float">
            <text:p>5.3030303030303</text:p>
          </table:table-cell>
          <table:table-cell table:formula="of:=[.C16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v reporter</text:p>
          </table:table-cell>
          <table:table-cell table:formula="of:=COUNTIF([.G$32:.G1060];[.G16])" office:value-type="float" office:value="5" calcext:value-type="float">
            <text:p>5</text:p>
          </table:table-cell>
          <table:table-cell table:formula="of:=COUNTIF([.H$32:.H1060];[.G16])" office:value-type="float" office:value="4" calcext:value-type="float">
            <text:p>4</text:p>
          </table:table-cell>
          <table:table-cell table:formula="of:=[.H16]/[.$J$1]*100" office:value-type="float" office:value="3.84615384615385" calcext:value-type="float">
            <text:p>3.84615384615385</text:p>
          </table:table-cell>
          <table:table-cell table:formula="of:=[.I16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LPS</text:p>
          </table:table-cell>
          <table:table-cell table:formula="of:=COUNTIF([.M$32:.M1060];[.M16])" office:value-type="float" office:value="5" calcext:value-type="float">
            <text:p>5</text:p>
          </table:table-cell>
          <table:table-cell table:formula="of:=COUNTIF([.N$32:.N1060];[.M16])" office:value-type="float" office:value="9" calcext:value-type="float">
            <text:p>9</text:p>
          </table:table-cell>
          <table:table-cell table:formula="of:=[.N16]/[.P1]*100" office:value-type="float" office:value="2.9940119760479" calcext:value-type="float">
            <text:p>2.9940119760479</text:p>
          </table:table-cell>
          <table:table-cell table:formula="of:=[.O16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S$32:.S1059];[.S16])" office:value-type="float" office:value="3" calcext:value-type="float">
            <text:p>3</text:p>
          </table:table-cell>
          <table:table-cell table:formula="of:=COUNTIF([.T$32:.T1059];[.S16])" office:value-type="float" office:value="2" calcext:value-type="float">
            <text:p>2</text:p>
          </table:table-cell>
          <table:table-cell table:formula="of:=[.T16]/[.V1]*100" office:value-type="float" office:value="1.85185185185185" calcext:value-type="float">
            <text:p>1.85185185185185</text:p>
          </table:table-cell>
          <table:table-cell table:formula="of:=[.U16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Y$32:.Y1059];[.Y16])" office:value-type="float" office:value="18" calcext:value-type="float">
            <text:p>18</text:p>
          </table:table-cell>
          <table:table-cell table:formula="of:=COUNTIF([.Z$32:.Z1059];[.Y16])" office:value-type="float" office:value="14" calcext:value-type="float">
            <text:p>14</text:p>
          </table:table-cell>
          <table:table-cell table:formula="of:=[.Z16]/[.AB1]*100" office:value-type="float" office:value="3.68852459016393" calcext:value-type="float">
            <text:p>3.68852459016393</text:p>
          </table:table-cell>
          <table:table-cell table:formula="of:=[.AA16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pikachu</text:p>
          </table:table-cell>
          <table:table-cell table:formula="of:=COUNTIF([.AE$32:.AE1058];[.AE16])" office:value-type="float" office:value="4" calcext:value-type="float">
            <text:p>4</text:p>
          </table:table-cell>
          <table:table-cell table:formula="of:=COUNTIF([.AF$32:.AF1058];[.AE16])" office:value-type="float" office:value="0" calcext:value-type="float">
            <text:p>0</text:p>
          </table:table-cell>
          <table:table-cell table:formula="of:=[.AF16]/[.AH1]*100" office:value-type="float" office:value="4.16666666666667" calcext:value-type="float">
            <text:p>4.16666666666667</text:p>
          </table:table-cell>
          <table:table-cell table:formula="of:=[.AG1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kirlia</text:p>
          </table:table-cell>
          <table:table-cell table:formula="of:=COUNTIF([.AK$32:.AK1058];[.AK16])" office:value-type="float" office:value="6" calcext:value-type="float">
            <text:p>6</text:p>
          </table:table-cell>
          <table:table-cell table:formula="of:=COUNTIF([.AL$32:.AL1058];[.AK16])" office:value-type="float" office:value="2" calcext:value-type="float">
            <text:p>2</text:p>
          </table:table-cell>
          <table:table-cell table:formula="of:=[.AL16]/[.AN1]*100" office:value-type="float" office:value="6.31578947368421" calcext:value-type="float">
            <text:p>6.31578947368421</text:p>
          </table:table-cell>
          <table:table-cell table:formula="of:=[.AM16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night</text:p>
          </table:table-cell>
          <table:table-cell table:formula="of:=COUNTIF([.AQ$32:.AQ1059];[.AQ16])" office:value-type="float" office:value="8" calcext:value-type="float">
            <text:p>8</text:p>
          </table:table-cell>
          <table:table-cell table:formula="of:=COUNTIF([.AR$32:.AR1059];[.AQ16])" office:value-type="float" office:value="0" calcext:value-type="float">
            <text:p>0</text:p>
          </table:table-cell>
          <table:table-cell table:formula="of:=[.AR16]/[.AT1]*100" office:value-type="float" office:value="5.88235294117647" calcext:value-type="float">
            <text:p>5.88235294117647</text:p>
          </table:table-cell>
          <table:table-cell table:formula="of:=[.AS16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achirisu</text:p>
          </table:table-cell>
          <table:table-cell table:formula="of:=COUNTIF([.AW$32:.AW1059];[.AW16])" office:value-type="float" office:value="5" calcext:value-type="float">
            <text:p>5</text:p>
          </table:table-cell>
          <table:table-cell table:formula="of:=COUNTIF([.AX$32:.AX1059];[.AW16])" office:value-type="float" office:value="0" calcext:value-type="float">
            <text:p>0</text:p>
          </table:table-cell>
          <table:table-cell table:formula="of:=[.AX16]/[.AZ1]*100" office:value-type="float" office:value="4.85436893203883" calcext:value-type="float">
            <text:p>4.85436893203883</text:p>
          </table:table-cell>
          <table:table-cell table:formula="of:=[.AY16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grovyle</text:p>
          </table:table-cell>
          <table:table-cell table:formula="of:=COUNTIF([.S$32:.S1060];[.S17])" office:value-type="float" office:value="6" calcext:value-type="float">
            <text:p>6</text:p>
          </table:table-cell>
          <table:table-cell table:formula="of:=COUNTIF([.T$32:.T1060];[.S17])" office:value-type="float" office:value="6" calcext:value-type="float">
            <text:p>6</text:p>
          </table:table-cell>
          <table:table-cell table:formula="of:=[.T17]/[.V1]*100" office:value-type="float" office:value="3.7037037037037" calcext:value-type="float">
            <text:p>3.7037037037037</text:p>
          </table:table-cell>
          <table:table-cell table:formula="of:=[.U17]/[.V1]*100" office:value-type="float" office:value="3.7037037037037" calcext:value-type="float">
            <text:p>3.7037037037037</text:p>
          </table:table-cell>
          <table:table-cell/>
          <table:table-cell office:value-type="string" calcext:value-type="string">
            <text:p>boost energy</text:p>
          </table:table-cell>
          <table:table-cell table:formula="of:=COUNTIF([.Y$32:.Y1060];[.Y17])" office:value-type="float" office:value="13" calcext:value-type="float">
            <text:p>13</text:p>
          </table:table-cell>
          <table:table-cell table:formula="of:=COUNTIF([.Z$32:.Z1060];[.Y17])" office:value-type="float" office:value="16" calcext:value-type="float">
            <text:p>16</text:p>
          </table:table-cell>
          <table:table-cell table:formula="of:=[.Z17]/[.AB1]*100" office:value-type="float" office:value="2.66393442622951" calcext:value-type="float">
            <text:p>2.66393442622951</text:p>
          </table:table-cell>
          <table:table-cell table:formula="of:=[.AA17]/[.AB1]*100" office:value-type="float" office:value="3.27868852459016" calcext:value-type="float">
            <text:p>3.27868852459016</text:p>
          </table:table-cell>
          <table:table-cell/>
          <table:table-cell office:value-type="string" calcext:value-type="string">
            <text:p>staravia</text:p>
          </table:table-cell>
          <table:table-cell table:formula="of:=COUNTIF([.AE$32:.AE1059];[.AE17])" office:value-type="float" office:value="3" calcext:value-type="float">
            <text:p>3</text:p>
          </table:table-cell>
          <table:table-cell table:formula="of:=COUNTIF([.AF$32:.AF1059];[.AE17])" office:value-type="float" office:value="0" calcext:value-type="float">
            <text:p>0</text:p>
          </table:table-cell>
          <table:table-cell table:formula="of:=[.AF17]/[.AH1]*100" office:value-type="float" office:value="3.125" calcext:value-type="float">
            <text:p>3.125</text:p>
          </table:table-cell>
          <table:table-cell table:formula="of:=[.AG1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stantler</text:p>
          </table:table-cell>
          <table:table-cell table:formula="of:=COUNTIF([.AK$32:.AK1059];[.AK17])" office:value-type="float" office:value="3" calcext:value-type="float">
            <text:p>3</text:p>
          </table:table-cell>
          <table:table-cell table:formula="of:=COUNTIF([.AL$32:.AL1059];[.AK17])" office:value-type="float" office:value="1" calcext:value-type="float">
            <text:p>1</text:p>
          </table:table-cell>
          <table:table-cell table:formula="of:=[.AL17]/[.AN1]*100" office:value-type="float" office:value="3.15789473684211" calcext:value-type="float">
            <text:p>3.15789473684211</text:p>
          </table:table-cell>
          <table:table-cell table:formula="of:=[.AM17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AQ$32:.AQ1060];[.AQ17])" office:value-type="float" office:value="5" calcext:value-type="float">
            <text:p>5</text:p>
          </table:table-cell>
          <table:table-cell table:formula="of:=COUNTIF([.AR$32:.AR1060];[.AQ17])" office:value-type="float" office:value="0" calcext:value-type="float">
            <text:p>0</text:p>
          </table:table-cell>
          <table:table-cell table:formula="of:=[.AR17]/[.AT1]*100" office:value-type="float" office:value="3.67647058823529" calcext:value-type="float">
            <text:p>3.67647058823529</text:p>
          </table:table-cell>
          <table:table-cell table:formula="of:=[.AS17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lopunny</text:p>
          </table:table-cell>
          <table:table-cell table:formula="of:=COUNTIF([.AW$32:.AW1060];[.AW17])" office:value-type="float" office:value="5" calcext:value-type="float">
            <text:p>5</text:p>
          </table:table-cell>
          <table:table-cell table:formula="of:=COUNTIF([.AX$32:.AX1060];[.AW17])" office:value-type="float" office:value="0" calcext:value-type="float">
            <text:p>0</text:p>
          </table:table-cell>
          <table:table-cell table:formula="of:=[.AX17]/[.AZ1]*100" office:value-type="float" office:value="4.85436893203883" calcext:value-type="float">
            <text:p>4.85436893203883</text:p>
          </table:table-cell>
          <table:table-cell table:formula="of:=[.AY17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re:</text:p>
          </table:table-cell>
          <table:table-cell table:formula="of:=SUM([.B19:.B23])" office:value-type="float" office:value="0" calcext:value-type="float">
            <text:p>0</text:p>
          </table:table-cell>
          <table:table-cell table:formula="of:=SUM([.C19:.C23])" office:value-type="float" office:value="11" calcext:value-type="float">
            <text:p>11</text:p>
          </table:table-cell>
          <table:table-cell table:formula="of:=[.B18]/[.$D$1]*100" office:value-type="float" office:value="0" calcext:value-type="float">
            <text:p>0</text:p>
          </table:table-cell>
          <table:table-cell table:formula="of:=[.C18]/[.$D$1]*100" office:value-type="float" office:value="8.33333333333333" calcext:value-type="float">
            <text:p>8.33333333333333</text:p>
          </table:table-cell>
          <table:table-cell table:formula="of:=[.E18]/5" office:value-type="float" office:value="1.66666666666667" calcext:value-type="float">
            <text:p>1.66666666666667</text:p>
          </table:table-cell>
          <table:table-cell office:value-type="string" calcext:value-type="string">
            <text:p>Rare:</text:p>
          </table:table-cell>
          <table:table-cell table:formula="of:=SUM([.H19:.H24])" office:value-type="float" office:value="0" calcext:value-type="float">
            <text:p>0</text:p>
          </table:table-cell>
          <table:table-cell table:formula="of:=SUM([.I19:.I24])" office:value-type="float" office:value="14" calcext:value-type="float">
            <text:p>14</text:p>
          </table:table-cell>
          <table:table-cell table:formula="of:=[.H18]/[.$J$1]*100" office:value-type="float" office:value="0" calcext:value-type="float">
            <text:p>0</text:p>
          </table:table-cell>
          <table:table-cell table:formula="of:=[.I18]/[.$J$1]*100" office:value-type="float" office:value="10.7692307692308" calcext:value-type="float">
            <text:p>10.7692307692308</text:p>
          </table:table-cell>
          <table:table-cell table:formula="of:=[.K18]/6" office:value-type="float" office:value="1.7948717948718" calcext:value-type="float">
            <text:p>1.7948717948718</text:p>
          </table:table-cell>
          <table:table-cell office:value-type="string" calcext:value-type="string">
            <text:p>Rare:</text:p>
          </table:table-cell>
          <table:table-cell table:formula="of:=SUM([.N19:.N24])" office:value-type="float" office:value="16" calcext:value-type="float">
            <text:p>16</text:p>
          </table:table-cell>
          <table:table-cell table:formula="of:=SUM([.O19:.O24])" office:value-type="float" office:value="1" calcext:value-type="float">
            <text:p>1</text:p>
          </table:table-cell>
          <table:table-cell table:formula="of:=[.N18]/[.P1]*100" office:value-type="float" office:value="9.58083832335329" calcext:value-type="float">
            <text:p>9.58083832335329</text:p>
          </table:table-cell>
          <table:table-cell table:formula="of:=[.O18]/[.P1]*100" office:value-type="float" office:value="0.598802395209581" calcext:value-type="float">
            <text:p>0.598802395209581</text:p>
          </table:table-cell>
          <table:table-cell table:formula="of:=SUM([.P18:.Q18])/6" office:value-type="float" office:value="1.69660678642715" calcext:value-type="float">
            <text:p>1.69660678642715</text:p>
          </table:table-cell>
          <table:table-cell table:number-columns-repeated="12"/>
          <table:table-cell office:value-type="string" calcext:value-type="string">
            <text:p>drifloon</text:p>
          </table:table-cell>
          <table:table-cell table:formula="of:=COUNTIF([.AE$32:.AE1060];[.AE18])" office:value-type="float" office:value="1" calcext:value-type="float">
            <text:p>1</text:p>
          </table:table-cell>
          <table:table-cell table:formula="of:=COUNTIF([.AF$32:.AF1060];[.AE18])" office:value-type="float" office:value="0" calcext:value-type="float">
            <text:p>0</text:p>
          </table:table-cell>
          <table:table-cell table:formula="of:=[.AF18]/[.AH1]*100" office:value-type="float" office:value="1.04166666666667" calcext:value-type="float">
            <text:p>1.04166666666667</text:p>
          </table:table-cell>
          <table:table-cell table:formula="of:=[.AG1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wormadam sand</text:p>
          </table:table-cell>
          <table:table-cell table:formula="of:=COUNTIF([.AK$32:.AK1060];[.AK18])" office:value-type="float" office:value="4" calcext:value-type="float">
            <text:p>4</text:p>
          </table:table-cell>
          <table:table-cell table:formula="of:=COUNTIF([.AL$32:.AL1060];[.AK18])" office:value-type="float" office:value="3" calcext:value-type="float">
            <text:p>3</text:p>
          </table:table-cell>
          <table:table-cell table:formula="of:=[.AL18]/[.AN1]*100" office:value-type="float" office:value="4.21052631578947" calcext:value-type="float">
            <text:p>4.21052631578947</text:p>
          </table:table-cell>
          <table:table-cell table:formula="of:=[.AM18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roseanne</text:p>
          </table:table-cell>
          <table:table-cell table:formula="of:=COUNTIF([.AQ$32:.AQ1061];[.AQ18])" office:value-type="float" office:value="6" calcext:value-type="float">
            <text:p>6</text:p>
          </table:table-cell>
          <table:table-cell table:formula="of:=COUNTIF([.AR$32:.AR1061];[.AQ18])" office:value-type="float" office:value="0" calcext:value-type="float">
            <text:p>0</text:p>
          </table:table-cell>
          <table:table-cell table:formula="of:=[.AR18]/[.AT1]*100" office:value-type="float" office:value="4.41176470588235" calcext:value-type="float">
            <text:p>4.41176470588235</text:p>
          </table:table-cell>
          <table:table-cell table:formula="of:=[.AS18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ichu</text:p>
          </table:table-cell>
          <table:table-cell table:formula="of:=COUNTIF([.AW$32:.AW1061];[.AW18])" office:value-type="float" office:value="1" calcext:value-type="float">
            <text:p>1</text:p>
          </table:table-cell>
          <table:table-cell table:formula="of:=COUNTIF([.AX$32:.AX1061];[.AW18])" office:value-type="float" office:value="0" calcext:value-type="float">
            <text:p>0</text:p>
          </table:table-cell>
          <table:table-cell table:formula="of:=[.AX18]/[.AZ1]*100" office:value-type="float" office:value="0.970873786407767" calcext:value-type="float">
            <text:p>0.970873786407767</text:p>
          </table:table-cell>
          <table:table-cell table:formula="of:=[.AY18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ampert</text:p>
          </table:table-cell>
          <table:table-cell table:formula="of:=COUNTIF([.A$32:.A1063];[.A19])" office:value-type="float" office:value="0" calcext:value-type="float">
            <text:p>0</text:p>
          </table:table-cell>
          <table:table-cell table:formula="of:=COUNTIF([.B$32:.B1063];[.$A19])" office:value-type="float" office:value="2" calcext:value-type="float">
            <text:p>2</text:p>
          </table:table-cell>
          <table:table-cell table:formula="of:=[.B19]/[.$D$1]*100" office:value-type="float" office:value="0" calcext:value-type="float">
            <text:p>0</text:p>
          </table:table-cell>
          <table:table-cell table:formula="of:=[.C19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entei</text:p>
          </table:table-cell>
          <table:table-cell table:formula="of:=COUNTIF([.G$32:.G1063];[.G19])" office:value-type="float" office:value="0" calcext:value-type="float">
            <text:p>0</text:p>
          </table:table-cell>
          <table:table-cell table:formula="of:=COUNTIF([.H$32:.H1063];[.G19])" office:value-type="float" office:value="6" calcext:value-type="float">
            <text:p>6</text:p>
          </table:table-cell>
          <table:table-cell table:formula="of:=[.H19]/[.$J$1]*100" office:value-type="float" office:value="0" calcext:value-type="float">
            <text:p>0</text:p>
          </table:table-cell>
          <table:table-cell table:formula="of:=[.I19]/[.$J$1]*100" office:value-type="float" office:value="4.61538461538462" calcext:value-type="float">
            <text:p>4.61538461538462</text:p>
          </table:table-cell>
          <table:table-cell/>
          <table:table-cell office:value-type="string" calcext:value-type="string">
            <text:p>blastoise</text:p>
          </table:table-cell>
          <table:table-cell table:formula="of:=COUNTIF([.M$32:.M1063];[.M19])" office:value-type="float" office:value="5" calcext:value-type="float">
            <text:p>5</text:p>
          </table:table-cell>
          <table:table-cell table:formula="of:=COUNTIF([.N$32:.N1063];[.M19])" office:value-type="float" office:value="0" calcext:value-type="float">
            <text:p>0</text:p>
          </table:table-cell>
          <table:table-cell table:formula="of:=[.N19]/[.P1]*100" office:value-type="float" office:value="2.9940119760479" calcext:value-type="float">
            <text:p>2.9940119760479</text:p>
          </table:table-cell>
          <table:table-cell table:formula="of:=[.O19]/[.P1]*100" office:value-type="float" office:value="0" calcext:value-type="float">
            <text:p>0</text:p>
          </table:table-cell>
          <table:table-cell/>
          <table:table-cell office:value-type="string" calcext:value-type="string">
            <text:p>Rare:</text:p>
          </table:table-cell>
          <table:table-cell table:formula="of:=SUM([.T20:.T24])" office:value-type="float" office:value="0" calcext:value-type="float">
            <text:p>0</text:p>
          </table:table-cell>
          <table:table-cell table:formula="of:=SUM([.U20:.U24])" office:value-type="float" office:value="13" calcext:value-type="float">
            <text:p>13</text:p>
          </table:table-cell>
          <table:table-cell table:formula="of:=[.T19]/[.V1]*100" office:value-type="float" office:value="0" calcext:value-type="float">
            <text:p>0</text:p>
          </table:table-cell>
          <table:table-cell table:formula="of:=[.U19]/[.V1]*100" office:value-type="float" office:value="8.02469135802469" calcext:value-type="float">
            <text:p>8.02469135802469</text:p>
          </table:table-cell>
          <table:table-cell table:formula="of:=[.W19]/5" office:value-type="float" office:value="1.60493827160494" calcext:value-type="float">
            <text:p>1.60493827160494</text:p>
          </table:table-cell>
          <table:table-cell office:value-type="string" calcext:value-type="string">
            <text:p>Rare:</text:p>
          </table:table-cell>
          <table:table-cell table:formula="of:=SUM([.Z20:.Z24])" office:value-type="float" office:value="0" calcext:value-type="float">
            <text:p>0</text:p>
          </table:table-cell>
          <table:table-cell table:formula="of:=SUM([.AA20:.AA24])" office:value-type="float" office:value="40" calcext:value-type="float">
            <text:p>40</text:p>
          </table:table-cell>
          <table:table-cell table:formula="of:=[.Z19]/[.AB1]*100" office:value-type="float" office:value="0" calcext:value-type="float">
            <text:p>0</text:p>
          </table:table-cell>
          <table:table-cell table:formula="of:=[.AA19]/[.AB1]*100" office:value-type="float" office:value="8.19672131147541" calcext:value-type="float">
            <text:p>8.19672131147541</text:p>
          </table:table-cell>
          <table:table-cell table:formula="of:=[.AC19]/4" office:value-type="float" office:value="2.04918032786885" calcext:value-type="float">
            <text:p>2.0491803278688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ceptile</text:p>
          </table:table-cell>
          <table:table-cell table:formula="of:=COUNTIF([.A$32:.A1064];[.A20])" office:value-type="float" office:value="0" calcext:value-type="float">
            <text:p>0</text:p>
          </table:table-cell>
          <table:table-cell table:formula="of:=COUNTIF([.B$32:.B1064];[.$A20])" office:value-type="float" office:value="1" calcext:value-type="float">
            <text:p>1</text:p>
          </table:table-cell>
          <table:table-cell table:formula="of:=[.B20]/[.$D$1]*100" office:value-type="float" office:value="0" calcext:value-type="float">
            <text:p>0</text:p>
          </table:table-cell>
          <table:table-cell table:formula="of:=[.C20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pidgeot</text:p>
          </table:table-cell>
          <table:table-cell table:formula="of:=COUNTIF([.G$32:.G1064];[.G20])" office:value-type="float" office:value="0" calcext:value-type="float">
            <text:p>0</text:p>
          </table:table-cell>
          <table:table-cell table:formula="of:=COUNTIF([.H$32:.H1064];[.G20])" office:value-type="float" office:value="0" calcext:value-type="float">
            <text:p>0</text:p>
          </table:table-cell>
          <table:table-cell table:formula="of:=[.H20]/[.$J$1]*100" office:value-type="float" office:value="0" calcext:value-type="float">
            <text:p>0</text:p>
          </table:table-cell>
          <table:table-cell table:formula="of:=[.I20]/[.$J$1]*100" office:value-type="float" office:value="0" calcext:value-type="float">
            <text:p>0</text:p>
          </table:table-cell>
          <table:table-cell/>
          <table:table-cell office:value-type="string" calcext:value-type="string">
            <text:p>flareon</text:p>
          </table:table-cell>
          <table:table-cell table:formula="of:=COUNTIF([.M$32:.M1064];[.M20])" office:value-type="float" office:value="5" calcext:value-type="float">
            <text:p>5</text:p>
          </table:table-cell>
          <table:table-cell table:formula="of:=COUNTIF([.N$32:.N1064];[.M20])" office:value-type="float" office:value="1" calcext:value-type="float">
            <text:p>1</text:p>
          </table:table-cell>
          <table:table-cell table:formula="of:=[.N20]/[.P1]*100" office:value-type="float" office:value="2.9940119760479" calcext:value-type="float">
            <text:p>2.9940119760479</text:p>
          </table:table-cell>
          <table:table-cell table:formula="of:=[.O2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chimecho</text:p>
          </table:table-cell>
          <table:table-cell table:formula="of:=COUNTIF([.S$32:.S1063];[.S20])" office:value-type="float" office:value="0" calcext:value-type="float">
            <text:p>0</text:p>
          </table:table-cell>
          <table:table-cell table:formula="of:=COUNTIF([.T$32:.T1063];[.S20])" office:value-type="float" office:value="3" calcext:value-type="float">
            <text:p>3</text:p>
          </table:table-cell>
          <table:table-cell table:formula="of:=[.T20]/[.V1]*100" office:value-type="float" office:value="0" calcext:value-type="float">
            <text:p>0</text:p>
          </table:table-cell>
          <table:table-cell table:formula="of:=[.U20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RE</text:p>
          </table:table-cell>
          <table:table-cell table:formula="of:=COUNTIF([.Y$32:.Y1063];[.Y20])" office:value-type="float" office:value="0" calcext:value-type="float">
            <text:p>0</text:p>
          </table:table-cell>
          <table:table-cell table:formula="of:=COUNTIF([.Z$32:.Z1063];[.Y20])" office:value-type="float" office:value="14" calcext:value-type="float">
            <text:p>14</text:p>
          </table:table-cell>
          <table:table-cell table:formula="of:=[.Z20]/[.AB1]*100" office:value-type="float" office:value="0" calcext:value-type="float">
            <text:p>0</text:p>
          </table:table-cell>
          <table:table-cell table:formula="of:=[.AA20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Rare:</text:p>
          </table:table-cell>
          <table:table-cell table:formula="of:=SUM([.AF21:.AF25])" office:value-type="float" office:value="0" calcext:value-type="float">
            <text:p>0</text:p>
          </table:table-cell>
          <table:table-cell table:formula="of:=SUM([.AG21:.AG25])" office:value-type="float" office:value="96" calcext:value-type="float">
            <text:p>96</text:p>
          </table:table-cell>
          <table:table-cell table:formula="of:=[.AF20]/[.AH1]*100" office:value-type="float" office:value="0" calcext:value-type="float">
            <text:p>0</text:p>
          </table:table-cell>
          <table:table-cell table:formula="of:=[.AG20]/[.AH1]*100" office:value-type="float" office:value="100" calcext:value-type="float">
            <text:p>100</text:p>
          </table:table-cell>
          <table:table-cell table:formula="of:=SUM([.AH20:.AI20])/5" office:value-type="float" office:value="20" calcext:value-type="float">
            <text:p>20</text:p>
          </table:table-cell>
          <table:table-cell office:value-type="string" calcext:value-type="string">
            <text:p>Rare:</text:p>
          </table:table-cell>
          <table:table-cell table:formula="of:=SUM([.AL21:.AL25])" office:value-type="float" office:value="0" calcext:value-type="float">
            <text:p>0</text:p>
          </table:table-cell>
          <table:table-cell table:formula="of:=SUM([.AM21:.AM25])" office:value-type="float" office:value="5" calcext:value-type="float">
            <text:p>5</text:p>
          </table:table-cell>
          <table:table-cell table:formula="of:=[.AL20]/[.AN1]*100" office:value-type="float" office:value="0" calcext:value-type="float">
            <text:p>0</text:p>
          </table:table-cell>
          <table:table-cell table:formula="of:=[.AM20]/[.AN1]*100" office:value-type="float" office:value="5.26315789473684" calcext:value-type="float">
            <text:p>5.26315789473684</text:p>
          </table:table-cell>
          <table:table-cell table:formula="of:=SUM([.AN20:.AO20])/5" office:value-type="float" office:value="1.05263157894737" calcext:value-type="float">
            <text:p>1.05263157894737</text:p>
          </table:table-cell>
          <table:table-cell office:value-type="string" calcext:value-type="string">
            <text:p>Rare:</text:p>
          </table:table-cell>
          <table:table-cell table:formula="of:=SUM([.AR21:.AR25])" office:value-type="float" office:value="27" calcext:value-type="float">
            <text:p>27</text:p>
          </table:table-cell>
          <table:table-cell table:formula="of:=SUM([.AS21:.AS25])" office:value-type="float" office:value="0" calcext:value-type="float">
            <text:p>0</text:p>
          </table:table-cell>
          <table:table-cell table:formula="of:=[.AR20]/[.AT1]*100" office:value-type="float" office:value="19.8529411764706" calcext:value-type="float">
            <text:p>19.8529411764706</text:p>
          </table:table-cell>
          <table:table-cell table:formula="of:=[.AS20]/[.AT1]*100" office:value-type="float" office:value="0" calcext:value-type="float">
            <text:p>0</text:p>
          </table:table-cell>
          <table:table-cell table:formula="of:=SUM([.AT20:.AU20])/5" office:value-type="float" office:value="3.97058823529412" calcext:value-type="float">
            <text:p>3.97058823529412</text:p>
          </table:table-cell>
          <table:table-cell office:value-type="string" calcext:value-type="string">
            <text:p>Rare:</text:p>
          </table:table-cell>
          <table:table-cell table:formula="of:=SUM([.AX21:.AX25])" office:value-type="float" office:value="13" calcext:value-type="float">
            <text:p>13</text:p>
          </table:table-cell>
          <table:table-cell table:formula="of:=SUM([.AY21:.AY25])" office:value-type="float" office:value="0" calcext:value-type="float">
            <text:p>0</text:p>
          </table:table-cell>
          <table:table-cell table:formula="of:=[.AX20]/[.AZ1]*100" office:value-type="float" office:value="12.621359223301" calcext:value-type="float">
            <text:p>12.621359223301</text:p>
          </table:table-cell>
          <table:table-cell table:formula="of:=[.AY20]/[.AZ1]*100" office:value-type="float" office:value="0" calcext:value-type="float">
            <text:p>0</text:p>
          </table:table-cell>
          <table:table-cell table:formula="of:=SUM([.AZ20:.BA20])/5" office:value-type="float" office:value="2.52427184466019" calcext:value-type="float">
            <text:p>2.52427184466019</text:p>
          </table:table-cell>
        </table:table-row>
        <table:table-row table:style-name="ro1">
          <table:table-cell office:value-type="string" calcext:value-type="string">
            <text:p>rayquaza</text:p>
          </table:table-cell>
          <table:table-cell table:formula="of:=COUNTIF([.A$32:.A1065];[.A21])" office:value-type="float" office:value="0" calcext:value-type="float">
            <text:p>0</text:p>
          </table:table-cell>
          <table:table-cell table:formula="of:=COUNTIF([.B$32:.B1065];[.$A21])" office:value-type="float" office:value="1" calcext:value-type="float">
            <text:p>1</text:p>
          </table:table-cell>
          <table:table-cell table:formula="of:=[.B21]/[.$D$1]*100" office:value-type="float" office:value="0" calcext:value-type="float">
            <text:p>0</text:p>
          </table:table-cell>
          <table:table-cell table:formula="of:=[.C21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raikou</text:p>
          </table:table-cell>
          <table:table-cell table:formula="of:=COUNTIF([.G$32:.G1065];[.G21])" office:value-type="float" office:value="0" calcext:value-type="float">
            <text:p>0</text:p>
          </table:table-cell>
          <table:table-cell table:formula="of:=COUNTIF([.H$32:.H1065];[.G21])" office:value-type="float" office:value="2" calcext:value-type="float">
            <text:p>2</text:p>
          </table:table-cell>
          <table:table-cell table:formula="of:=[.H21]/[.$J$1]*100" office:value-type="float" office:value="0" calcext:value-type="float">
            <text:p>0</text:p>
          </table:table-cell>
          <table:table-cell table:formula="of:=[.I21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jolteon</text:p>
          </table:table-cell>
          <table:table-cell table:formula="of:=COUNTIF([.M$32:.M1065];[.M21])" office:value-type="float" office:value="1" calcext:value-type="float">
            <text:p>1</text:p>
          </table:table-cell>
          <table:table-cell table:formula="of:=COUNTIF([.N$32:.N1065];[.M21])" office:value-type="float" office:value="0" calcext:value-type="float">
            <text:p>0</text:p>
          </table:table-cell>
          <table:table-cell table:formula="of:=[.N21]/[.P1]*100" office:value-type="float" office:value="0.598802395209581" calcext:value-type="float">
            <text:p>0.598802395209581</text:p>
          </table:table-cell>
          <table:table-cell table:formula="of:=[.O21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</text:p>
          </table:table-cell>
          <table:table-cell table:formula="of:=COUNTIF([.S$32:.S1064];[.S21])" office:value-type="float" office:value="0" calcext:value-type="float">
            <text:p>0</text:p>
          </table:table-cell>
          <table:table-cell table:formula="of:=COUNTIF([.T$32:.T1064];[.S21])" office:value-type="float" office:value="3" calcext:value-type="float">
            <text:p>3</text:p>
          </table:table-cell>
          <table:table-cell table:formula="of:=[.T21]/[.V1]*100" office:value-type="float" office:value="0" calcext:value-type="float">
            <text:p>0</text:p>
          </table:table-cell>
          <table:table-cell table:formula="of:=[.U21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mew</text:p>
          </table:table-cell>
          <table:table-cell table:formula="of:=COUNTIF([.Y$32:.Y1064];[.Y21])" office:value-type="float" office:value="0" calcext:value-type="float">
            <text:p>0</text:p>
          </table:table-cell>
          <table:table-cell table:formula="of:=COUNTIF([.Z$32:.Z1064];[.Y21])" office:value-type="float" office:value="6" calcext:value-type="float">
            <text:p>6</text:p>
          </table:table-cell>
          <table:table-cell table:formula="of:=[.Z21]/[.AB1]*100" office:value-type="float" office:value="0" calcext:value-type="float">
            <text:p>0</text:p>
          </table:table-cell>
          <table:table-cell table:formula="of:=[.AA21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rampados</text:p>
          </table:table-cell>
          <table:table-cell table:formula="of:=COUNTIF([.AE$32:.AE1063];[.AE21])" office:value-type="float" office:value="0" calcext:value-type="float">
            <text:p>0</text:p>
          </table:table-cell>
          <table:table-cell table:formula="of:=COUNTIF([.AF$32:.AF1063];[.AE21])" office:value-type="float" office:value="21" calcext:value-type="float">
            <text:p>21</text:p>
          </table:table-cell>
          <table:table-cell table:formula="of:=[.AF21]/[.AH1]*100" office:value-type="float" office:value="0" calcext:value-type="float">
            <text:p>0</text:p>
          </table:table-cell>
          <table:table-cell table:formula="of:=[.AG21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latios</text:p>
          </table:table-cell>
          <table:table-cell table:formula="of:=COUNTIF([.AK$32:.AK1063];[.AK21])" office:value-type="float" office:value="0" calcext:value-type="float">
            <text:p>0</text:p>
          </table:table-cell>
          <table:table-cell table:formula="of:=COUNTIF([.AL$32:.AL1063];[.AK21])" office:value-type="float" office:value="2" calcext:value-type="float">
            <text:p>2</text:p>
          </table:table-cell>
          <table:table-cell table:formula="of:=[.AL21]/[.AN1]*100" office:value-type="float" office:value="0" calcext:value-type="float">
            <text:p>0</text:p>
          </table:table-cell>
          <table:table-cell table:formula="of:=[.AM21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heatran</text:p>
          </table:table-cell>
          <table:table-cell table:formula="of:=COUNTIF([.AQ$32:.AQ1063];[.AQ21])" office:value-type="float" office:value="8" calcext:value-type="float">
            <text:p>8</text:p>
          </table:table-cell>
          <table:table-cell table:formula="of:=COUNTIF([.AR$32:.AR1063];[.AQ21])" office:value-type="float" office:value="0" calcext:value-type="float">
            <text:p>0</text:p>
          </table:table-cell>
          <table:table-cell table:formula="of:=[.AR21]/[.AT1]*100" office:value-type="float" office:value="5.88235294117647" calcext:value-type="float">
            <text:p>5.88235294117647</text:p>
          </table:table-cell>
          <table:table-cell table:formula="of:=[.AS21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rchomp</text:p>
          </table:table-cell>
          <table:table-cell table:formula="of:=COUNTIF([.AW$32:.AW1063];[.AW21])" office:value-type="float" office:value="1" calcext:value-type="float">
            <text:p>1</text:p>
          </table:table-cell>
          <table:table-cell table:formula="of:=COUNTIF([.AX$32:.AX1063];[.AW21])" office:value-type="float" office:value="0" calcext:value-type="float">
            <text:p>0</text:p>
          </table:table-cell>
          <table:table-cell table:formula="of:=[.AX21]/[.AZ1]*100" office:value-type="float" office:value="0.970873786407767" calcext:value-type="float">
            <text:p>0.970873786407767</text:p>
          </table:table-cell>
          <table:table-cell table:formula="of:=[.AY21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tagross</text:p>
          </table:table-cell>
          <table:table-cell table:formula="of:=COUNTIF([.A$32:.A1066];[.A22])" office:value-type="float" office:value="0" calcext:value-type="float">
            <text:p>0</text:p>
          </table:table-cell>
          <table:table-cell table:formula="of:=COUNTIF([.B$32:.B1066];[.$A22])" office:value-type="float" office:value="5" calcext:value-type="float">
            <text:p>5</text:p>
          </table:table-cell>
          <table:table-cell table:formula="of:=[.B22]/[.$D$1]*100" office:value-type="float" office:value="0" calcext:value-type="float">
            <text:p>0</text:p>
          </table:table-cell>
          <table:table-cell table:formula="of:=[.C22]/[.$D$1]*100" office:value-type="float" office:value="3.78787878787879" calcext:value-type="float">
            <text:p>3.78787878787879</text:p>
          </table:table-cell>
          <table:table-cell/>
          <table:table-cell office:value-type="string" calcext:value-type="string">
            <text:p>suicune</text:p>
          </table:table-cell>
          <table:table-cell table:formula="of:=COUNTIF([.G$32:.G1066];[.G22])" office:value-type="float" office:value="0" calcext:value-type="float">
            <text:p>0</text:p>
          </table:table-cell>
          <table:table-cell table:formula="of:=COUNTIF([.H$32:.H1066];[.G22])" office:value-type="float" office:value="1" calcext:value-type="float">
            <text:p>1</text:p>
          </table:table-cell>
          <table:table-cell table:formula="of:=[.H22]/[.$J$1]*100" office:value-type="float" office:value="0" calcext:value-type="float">
            <text:p>0</text:p>
          </table:table-cell>
          <table:table-cell table:formula="of:=[.I22]/[.$J$1]*100" office:value-type="float" office:value="0.769230769230769" calcext:value-type="float">
            <text:p>0.769230769230769</text:p>
          </table:table-cell>
          <table:table-cell/>
          <table:table-cell office:value-type="string" calcext:value-type="string">
            <text:p>minun</text:p>
          </table:table-cell>
          <table:table-cell table:formula="of:=COUNTIF([.M$32:.M1066];[.M22])" office:value-type="float" office:value="2" calcext:value-type="float">
            <text:p>2</text:p>
          </table:table-cell>
          <table:table-cell table:formula="of:=COUNTIF([.N$32:.N1066];[.M22])" office:value-type="float" office:value="0" calcext:value-type="float">
            <text:p>0</text:p>
          </table:table-cell>
          <table:table-cell table:formula="of:=[.N22]/[.P1]*100" office:value-type="float" office:value="1.19760479041916" calcext:value-type="float">
            <text:p>1.19760479041916</text:p>
          </table:table-cell>
          <table:table-cell table:formula="of:=[.O22]/[.P1]*100" office:value-type="float" office:value="0" calcext:value-type="float">
            <text:p>0</text:p>
          </table:table-cell>
          <table:table-cell/>
          <table:table-cell office:value-type="string" calcext:value-type="string">
            <text:p>flygon</text:p>
          </table:table-cell>
          <table:table-cell table:formula="of:=COUNTIF([.S$32:.S1065];[.S22])" office:value-type="float" office:value="0" calcext:value-type="float">
            <text:p>0</text:p>
          </table:table-cell>
          <table:table-cell table:formula="of:=COUNTIF([.T$32:.T1065];[.S22])" office:value-type="float" office:value="2" calcext:value-type="float">
            <text:p>2</text:p>
          </table:table-cell>
          <table:table-cell table:formula="of:=[.T22]/[.V1]*100" office:value-type="float" office:value="0" calcext:value-type="float">
            <text:p>0</text:p>
          </table:table-cell>
          <table:table-cell table:formula="of:=[.U22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lugia</text:p>
          </table:table-cell>
          <table:table-cell table:formula="of:=COUNTIF([.Y$32:.Y1065];[.Y22])" office:value-type="float" office:value="0" calcext:value-type="float">
            <text:p>0</text:p>
          </table:table-cell>
          <table:table-cell table:formula="of:=COUNTIF([.Z$32:.Z1065];[.Y22])" office:value-type="float" office:value="6" calcext:value-type="float">
            <text:p>6</text:p>
          </table:table-cell>
          <table:table-cell table:formula="of:=[.Z22]/[.AB1]*100" office:value-type="float" office:value="0" calcext:value-type="float">
            <text:p>0</text:p>
          </table:table-cell>
          <table:table-cell table:formula="of:=[.AA22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bastiodon</text:p>
          </table:table-cell>
          <table:table-cell table:formula="of:=COUNTIF([.AE$32:.AE1064];[.AE22])" office:value-type="float" office:value="0" calcext:value-type="float">
            <text:p>0</text:p>
          </table:table-cell>
          <table:table-cell table:formula="of:=COUNTIF([.AF$32:.AF1064];[.AE22])" office:value-type="float" office:value="19" calcext:value-type="float">
            <text:p>19</text:p>
          </table:table-cell>
          <table:table-cell table:formula="of:=[.AF22]/[.AH1]*100" office:value-type="float" office:value="0" calcext:value-type="float">
            <text:p>0</text:p>
          </table:table-cell>
          <table:table-cell table:formula="of:=[.AG22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latias</text:p>
          </table:table-cell>
          <table:table-cell table:formula="of:=COUNTIF([.AK$32:.AK1064];[.AK22])" office:value-type="float" office:value="0" calcext:value-type="float">
            <text:p>0</text:p>
          </table:table-cell>
          <table:table-cell table:formula="of:=COUNTIF([.AL$32:.AL1064];[.AK22])" office:value-type="float" office:value="1" calcext:value-type="float">
            <text:p>1</text:p>
          </table:table-cell>
          <table:table-cell table:formula="of:=[.AL22]/[.AN1]*100" office:value-type="float" office:value="0" calcext:value-type="float">
            <text:p>0</text:p>
          </table:table-cell>
          <table:table-cell table:formula="of:=[.AM22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lucario</text:p>
          </table:table-cell>
          <table:table-cell table:formula="of:=COUNTIF([.AQ$32:.AQ1064];[.AQ22])" office:value-type="float" office:value="4" calcext:value-type="float">
            <text:p>4</text:p>
          </table:table-cell>
          <table:table-cell table:formula="of:=COUNTIF([.AR$32:.AR1064];[.AQ22])" office:value-type="float" office:value="0" calcext:value-type="float">
            <text:p>0</text:p>
          </table:table-cell>
          <table:table-cell table:formula="of:=[.AR22]/[.AT1]*100" office:value-type="float" office:value="2.94117647058823" calcext:value-type="float">
            <text:p>2.94117647058823</text:p>
          </table:table-cell>
          <table:table-cell table:formula="of:=[.AS22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manaphy</text:p>
          </table:table-cell>
          <table:table-cell table:formula="of:=COUNTIF([.AW$32:.AW1064];[.AW22])" office:value-type="float" office:value="2" calcext:value-type="float">
            <text:p>2</text:p>
          </table:table-cell>
          <table:table-cell table:formula="of:=COUNTIF([.AX$32:.AX1064];[.AW22])" office:value-type="float" office:value="0" calcext:value-type="float">
            <text:p>0</text:p>
          </table:table-cell>
          <table:table-cell table:formula="of:=[.AX22]/[.AZ1]*100" office:value-type="float" office:value="1.94174757281553" calcext:value-type="float">
            <text:p>1.94174757281553</text:p>
          </table:table-cell>
          <table:table-cell table:formula="of:=[.AY22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ziken</text:p>
          </table:table-cell>
          <table:table-cell table:formula="of:=COUNTIF([.A$32:.A1067];[.A23])" office:value-type="float" office:value="0" calcext:value-type="float">
            <text:p>0</text:p>
          </table:table-cell>
          <table:table-cell table:formula="of:=COUNTIF([.B$32:.B1067];[.$A23])" office:value-type="float" office:value="2" calcext:value-type="float">
            <text:p>2</text:p>
          </table:table-cell>
          <table:table-cell table:formula="of:=[.B23]/[.$D$1]*100" office:value-type="float" office:value="0" calcext:value-type="float">
            <text:p>0</text:p>
          </table:table-cell>
          <table:table-cell table:formula="of:=[.C23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auros</text:p>
          </table:table-cell>
          <table:table-cell table:formula="of:=COUNTIF([.G$32:.G1067];[.G23])" office:value-type="float" office:value="0" calcext:value-type="float">
            <text:p>0</text:p>
          </table:table-cell>
          <table:table-cell table:formula="of:=COUNTIF([.H$32:.H1067];[.G23])" office:value-type="float" office:value="3" calcext:value-type="float">
            <text:p>3</text:p>
          </table:table-cell>
          <table:table-cell table:formula="of:=[.H23]/[.$J$1]*100" office:value-type="float" office:value="0" calcext:value-type="float">
            <text:p>0</text:p>
          </table:table-cell>
          <table:table-cell table:formula="of:=[.I23]/[.$J$1]*100" office:value-type="float" office:value="2.30769230769231" calcext:value-type="float">
            <text:p>2.30769230769231</text:p>
          </table:table-cell>
          <table:table-cell/>
          <table:table-cell office:value-type="string" calcext:value-type="string">
            <text:p>plusle</text:p>
          </table:table-cell>
          <table:table-cell table:formula="of:=COUNTIF([.M$32:.M1067];[.M23])" office:value-type="float" office:value="2" calcext:value-type="float">
            <text:p>2</text:p>
          </table:table-cell>
          <table:table-cell table:formula="of:=COUNTIF([.N$32:.N1067];[.M23])" office:value-type="float" office:value="0" calcext:value-type="float">
            <text:p>0</text:p>
          </table:table-cell>
          <table:table-cell table:formula="of:=[.N23]/[.$J$1]*100" office:value-type="float" office:value="1.53846153846154" calcext:value-type="float">
            <text:p>1.53846153846154</text:p>
          </table:table-cell>
          <table:table-cell table:formula="of:=[.O23]/[.P1]*100" office:value-type="float" office:value="0" calcext:value-type="float">
            <text:p>0</text:p>
          </table:table-cell>
          <table:table-cell/>
          <table:table-cell office:value-type="string" calcext:value-type="string">
            <text:p>mew</text:p>
          </table:table-cell>
          <table:table-cell table:formula="of:=COUNTIF([.S$32:.S1066];[.S23])" office:value-type="float" office:value="0" calcext:value-type="float">
            <text:p>0</text:p>
          </table:table-cell>
          <table:table-cell table:formula="of:=COUNTIF([.T$32:.T1066];[.S23])" office:value-type="float" office:value="4" calcext:value-type="float">
            <text:p>4</text:p>
          </table:table-cell>
          <table:table-cell table:formula="of:=[.T23]/[.V1]*100" office:value-type="float" office:value="0" calcext:value-type="float">
            <text:p>0</text:p>
          </table:table-cell>
          <table:table-cell table:formula="of:=[.U23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hooh</text:p>
          </table:table-cell>
          <table:table-cell table:formula="of:=COUNTIF([.Y$32:.Y1066];[.Y23])" office:value-type="float" office:value="0" calcext:value-type="float">
            <text:p>0</text:p>
          </table:table-cell>
          <table:table-cell table:formula="of:=COUNTIF([.Z$32:.Z1066];[.Y23])" office:value-type="float" office:value="14" calcext:value-type="float">
            <text:p>14</text:p>
          </table:table-cell>
          <table:table-cell table:formula="of:=[.Z23]/[.AB1]*100" office:value-type="float" office:value="0" calcext:value-type="float">
            <text:p>0</text:p>
          </table:table-cell>
          <table:table-cell table:formula="of:=[.AA23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lucario</text:p>
          </table:table-cell>
          <table:table-cell table:formula="of:=COUNTIF([.AE$32:.AE1065];[.AE23])" office:value-type="float" office:value="0" calcext:value-type="float">
            <text:p>0</text:p>
          </table:table-cell>
          <table:table-cell table:formula="of:=COUNTIF([.AF$32:.AF1065];[.AE23])" office:value-type="float" office:value="16" calcext:value-type="float">
            <text:p>16</text:p>
          </table:table-cell>
          <table:table-cell table:formula="of:=[.AF23]/[.AH1]*100" office:value-type="float" office:value="0" calcext:value-type="float">
            <text:p>0</text:p>
          </table:table-cell>
          <table:table-cell table:formula="of:=[.AG23]/[.AH1]*100" office:value-type="float" office:value="16.6666666666667" calcext:value-type="float">
            <text:p>16.6666666666667</text:p>
          </table:table-cell>
          <table:table-cell/>
          <table:table-cell office:value-type="string" calcext:value-type="string">
            <text:p>gallade</text:p>
          </table:table-cell>
          <table:table-cell table:formula="of:=COUNTIF([.AK$32:.AK1065];[.AK23])" office:value-type="float" office:value="0" calcext:value-type="float">
            <text:p>0</text:p>
          </table:table-cell>
          <table:table-cell table:formula="of:=COUNTIF([.AL$32:.AL1065];[.AK23])" office:value-type="float" office:value="0" calcext:value-type="float">
            <text:p>0</text:p>
          </table:table-cell>
          <table:table-cell table:formula="of:=[.AL23]/[.AN1]*100" office:value-type="float" office:value="0" calcext:value-type="float">
            <text:p>0</text:p>
          </table:table-cell>
          <table:table-cell table:formula="of:=[.AM23]/[.AN1]*100" office:value-type="float" office:value="0" calcext:value-type="float">
            <text:p>0</text:p>
          </table:table-cell>
          <table:table-cell/>
          <table:table-cell office:value-type="string" calcext:value-type="string">
            <text:p>luxray</text:p>
          </table:table-cell>
          <table:table-cell table:formula="of:=COUNTIF([.AQ$32:.AQ1065];[.AQ23])" office:value-type="float" office:value="6" calcext:value-type="float">
            <text:p>6</text:p>
          </table:table-cell>
          <table:table-cell table:formula="of:=COUNTIF([.AR$32:.AR1065];[.AQ23])" office:value-type="float" office:value="0" calcext:value-type="float">
            <text:p>0</text:p>
          </table:table-cell>
          <table:table-cell table:formula="of:=[.AR23]/[.AT1]*100" office:value-type="float" office:value="4.41176470588235" calcext:value-type="float">
            <text:p>4.41176470588235</text:p>
          </table:table-cell>
          <table:table-cell table:formula="of:=[.AS2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aichu</text:p>
          </table:table-cell>
          <table:table-cell table:formula="of:=COUNTIF([.AW$32:.AW1065];[.AW23])" office:value-type="float" office:value="3" calcext:value-type="float">
            <text:p>3</text:p>
          </table:table-cell>
          <table:table-cell table:formula="of:=COUNTIF([.AX$32:.AX1065];[.AW23])" office:value-type="float" office:value="0" calcext:value-type="float">
            <text:p>0</text:p>
          </table:table-cell>
          <table:table-cell table:formula="of:=[.AX23]/[.AZ1]*100" office:value-type="float" office:value="2.9126213592233" calcext:value-type="float">
            <text:p>2.9126213592233</text:p>
          </table:table-cell>
          <table:table-cell table:formula="of:=[.AY2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enusaur</text:p>
          </table:table-cell>
          <table:table-cell table:formula="of:=COUNTIF([.G$32:.G1068];[.G24])" office:value-type="float" office:value="0" calcext:value-type="float">
            <text:p>0</text:p>
          </table:table-cell>
          <table:table-cell table:formula="of:=COUNTIF([.H$32:.H1068];[.G24])" office:value-type="float" office:value="2" calcext:value-type="float">
            <text:p>2</text:p>
          </table:table-cell>
          <table:table-cell table:formula="of:=[.H24]/[.$J$1]*100" office:value-type="float" office:value="0" calcext:value-type="float">
            <text:p>0</text:p>
          </table:table-cell>
          <table:table-cell table:formula="of:=[.I24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vaporeon</text:p>
          </table:table-cell>
          <table:table-cell table:formula="of:=COUNTIF([.M$32:.M1068];[.M24])" office:value-type="float" office:value="1" calcext:value-type="float">
            <text:p>1</text:p>
          </table:table-cell>
          <table:table-cell table:formula="of:=COUNTIF([.N$32:.N1068];[.M24])" office:value-type="float" office:value="0" calcext:value-type="float">
            <text:p>0</text:p>
          </table:table-cell>
          <table:table-cell table:formula="of:=[.N24]/[.P1]*100" office:value-type="float" office:value="0.598802395209581" calcext:value-type="float">
            <text:p>0.598802395209581</text:p>
          </table:table-cell>
          <table:table-cell table:formula="of:=[.O24]/[.P1]*100" office:value-type="float" office:value="0" calcext:value-type="float">
            <text:p>0</text:p>
          </table:table-cell>
          <table:table-cell/>
          <table:table-cell office:value-type="string" calcext:value-type="string">
            <text:p>sceptile</text:p>
          </table:table-cell>
          <table:table-cell table:formula="of:=COUNTIF([.S$32:.S1067];[.S24])" office:value-type="float" office:value="0" calcext:value-type="float">
            <text:p>0</text:p>
          </table:table-cell>
          <table:table-cell table:formula="of:=COUNTIF([.T$32:.T1067];[.S24])" office:value-type="float" office:value="1" calcext:value-type="float">
            <text:p>1</text:p>
          </table:table-cell>
          <table:table-cell table:formula="of:=[.T24]/[.V1]*100" office:value-type="float" office:value="0" calcext:value-type="float">
            <text:p>0</text:p>
          </table:table-cell>
          <table:table-cell table:formula="of:=[.U24]/[.V1]*100" office:value-type="float" office:value="0.617283950617284" calcext:value-type="float">
            <text:p>0.617283950617284</text:p>
          </table:table-cell>
          <table:table-cell table:number-columns-repeated="7"/>
          <table:table-cell office:value-type="string" calcext:value-type="string">
            <text:p>manaphy</text:p>
          </table:table-cell>
          <table:table-cell table:formula="of:=COUNTIF([.AE$32:.AE1066];[.AE24])" office:value-type="float" office:value="0" calcext:value-type="float">
            <text:p>0</text:p>
          </table:table-cell>
          <table:table-cell table:formula="of:=COUNTIF([.AF$32:.AF1066];[.AE24])" office:value-type="float" office:value="21" calcext:value-type="float">
            <text:p>21</text:p>
          </table:table-cell>
          <table:table-cell table:formula="of:=[.AF24]/[.AH1]*100" office:value-type="float" office:value="0" calcext:value-type="float">
            <text:p>0</text:p>
          </table:table-cell>
          <table:table-cell table:formula="of:=[.AG24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mothim</text:p>
          </table:table-cell>
          <table:table-cell table:formula="of:=COUNTIF([.AK$32:.AK1066];[.AK24])" office:value-type="float" office:value="0" calcext:value-type="float">
            <text:p>0</text:p>
          </table:table-cell>
          <table:table-cell table:formula="of:=COUNTIF([.AL$32:.AL1066];[.AK24])" office:value-type="float" office:value="1" calcext:value-type="float">
            <text:p>1</text:p>
          </table:table-cell>
          <table:table-cell table:formula="of:=[.AL24]/[.AN1]*100" office:value-type="float" office:value="0" calcext:value-type="float">
            <text:p>0</text:p>
          </table:table-cell>
          <table:table-cell table:formula="of:=[.AM2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probopass</text:p>
          </table:table-cell>
          <table:table-cell table:formula="of:=COUNTIF([.AQ$32:.AQ1066];[.AQ24])" office:value-type="float" office:value="7" calcext:value-type="float">
            <text:p>7</text:p>
          </table:table-cell>
          <table:table-cell table:formula="of:=COUNTIF([.AR$32:.AR1066];[.AQ24])" office:value-type="float" office:value="0" calcext:value-type="float">
            <text:p>0</text:p>
          </table:table-cell>
          <table:table-cell table:formula="of:=[.AR24]/[.AT1]*100" office:value-type="float" office:value="5.14705882352941" calcext:value-type="float">
            <text:p>5.14705882352941</text:p>
          </table:table-cell>
          <table:table-cell table:formula="of:=[.AS2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egigigas</text:p>
          </table:table-cell>
          <table:table-cell table:formula="of:=COUNTIF([.AW$32:.AW1066];[.AW24])" office:value-type="float" office:value="3" calcext:value-type="float">
            <text:p>3</text:p>
          </table:table-cell>
          <table:table-cell table:formula="of:=COUNTIF([.AX$32:.AX1066];[.AW24])" office:value-type="float" office:value="0" calcext:value-type="float">
            <text:p>0</text:p>
          </table:table-cell>
          <table:table-cell table:formula="of:=[.AX24]/[.AZ1]*100" office:value-type="float" office:value="2.9126213592233" calcext:value-type="float">
            <text:p>2.9126213592233</text:p>
          </table:table-cell>
          <table:table-cell table:formula="of:=[.AY2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:</text:p>
          </table:table-cell>
          <table:table-cell table:formula="of:=SUM([.B26:.B27])" office:value-type="float" office:value="0" calcext:value-type="float">
            <text:p>0</text:p>
          </table:table-cell>
          <table:table-cell table:formula="of:=SUM([.C26:.C27])" office:value-type="float" office:value="4" calcext:value-type="float">
            <text:p>4</text:p>
          </table:table-cell>
          <table:table-cell table:formula="of:=[.B25]/[.$D$1]*100" office:value-type="float" office:value="0" calcext:value-type="float">
            <text:p>0</text:p>
          </table:table-cell>
          <table:table-cell table:formula="of:=[.C25]/[.$D$1]*100" office:value-type="float" office:value="3.03030303030303" calcext:value-type="float">
            <text:p>3.03030303030303</text:p>
          </table:table-cell>
          <table:table-cell table:formula="of:=[.E25]/2" office:value-type="float" office:value="1.51515151515152" calcext:value-type="float">
            <text:p>1.51515151515152</text:p>
          </table:table-cell>
          <table:table-cell table:number-columns-repeated="18"/>
          <table:table-cell office:value-type="string" calcext:value-type="string">
            <text:p>star:</text:p>
          </table:table-cell>
          <table:table-cell table:formula="of:=SUM([.Z26:.Z27])" office:value-type="float" office:value="0" calcext:value-type="float">
            <text:p>0</text:p>
          </table:table-cell>
          <table:table-cell table:formula="of:=SUM([.AA26:.AA27])" office:value-type="float" office:value="15" calcext:value-type="float">
            <text:p>15</text:p>
          </table:table-cell>
          <table:table-cell table:formula="of:=[.Z25]/[.AB1]*100" office:value-type="float" office:value="0" calcext:value-type="float">
            <text:p>0</text:p>
          </table:table-cell>
          <table:table-cell table:formula="of:=[.AA25]/[.AB1]*100" office:value-type="float" office:value="3.07377049180328" calcext:value-type="float">
            <text:p>3.07377049180328</text:p>
          </table:table-cell>
          <table:table-cell table:formula="of:=[.AC25]/2" office:value-type="float" office:value="1.53688524590164" calcext:value-type="float">
            <text:p>1.53688524590164</text:p>
          </table:table-cell>
          <table:table-cell office:value-type="string" calcext:value-type="string">
            <text:p>pachirisu</text:p>
          </table:table-cell>
          <table:table-cell table:formula="of:=COUNTIF([.AE$32:.AE1067];[.AE25])" office:value-type="float" office:value="0" calcext:value-type="float">
            <text:p>0</text:p>
          </table:table-cell>
          <table:table-cell table:formula="of:=COUNTIF([.AF$32:.AF1067];[.AE25])" office:value-type="float" office:value="19" calcext:value-type="float">
            <text:p>19</text:p>
          </table:table-cell>
          <table:table-cell table:formula="of:=[.AF25]/[.$J$1]*100" office:value-type="float" office:value="0" calcext:value-type="float">
            <text:p>0</text:p>
          </table:table-cell>
          <table:table-cell table:formula="of:=[.AG25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ampharos</text:p>
          </table:table-cell>
          <table:table-cell table:formula="of:=COUNTIF([.AK$32:.AK1067];[.AK25])" office:value-type="float" office:value="0" calcext:value-type="float">
            <text:p>0</text:p>
          </table:table-cell>
          <table:table-cell table:formula="of:=COUNTIF([.AL$32:.AL1067];[.AK25])" office:value-type="float" office:value="1" calcext:value-type="float">
            <text:p>1</text:p>
          </table:table-cell>
          <table:table-cell table:formula="of:=[.AL25]/[.$J$1]*100" office:value-type="float" office:value="0" calcext:value-type="float">
            <text:p>0</text:p>
          </table:table-cell>
          <table:table-cell table:formula="of:=[.AM25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yanmega</text:p>
          </table:table-cell>
          <table:table-cell table:formula="of:=COUNTIF([.AQ$32:.AQ1067];[.AQ25])" office:value-type="float" office:value="2" calcext:value-type="float">
            <text:p>2</text:p>
          </table:table-cell>
          <table:table-cell table:formula="of:=COUNTIF([.AR$32:.AR1067];[.AQ25])" office:value-type="float" office:value="0" calcext:value-type="float">
            <text:p>0</text:p>
          </table:table-cell>
          <table:table-cell table:formula="of:=[.AR25]/[.$J$1]*100" office:value-type="float" office:value="1.53846153846154" calcext:value-type="float">
            <text:p>1.53846153846154</text:p>
          </table:table-cell>
          <table:table-cell table:formula="of:=[.AS2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otom</text:p>
          </table:table-cell>
          <table:table-cell table:formula="of:=COUNTIF([.AW$32:.AW1067];[.AW25])" office:value-type="float" office:value="4" calcext:value-type="float">
            <text:p>4</text:p>
          </table:table-cell>
          <table:table-cell table:formula="of:=COUNTIF([.AX$32:.AX1067];[.AW25])" office:value-type="float" office:value="0" calcext:value-type="float">
            <text:p>0</text:p>
          </table:table-cell>
          <table:table-cell table:formula="of:=[.AX25]/[.$J$1]*100" office:value-type="float" office:value="3.07692307692308" calcext:value-type="float">
            <text:p>3.07692307692308</text:p>
          </table:table-cell>
          <table:table-cell table:formula="of:=[.AY2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maldo ex</text:p>
          </table:table-cell>
          <table:table-cell table:formula="of:=COUNTIF([.A$32:.A1070];[.A26])" office:value-type="float" office:value="0" calcext:value-type="float">
            <text:p>0</text:p>
          </table:table-cell>
          <table:table-cell table:formula="of:=COUNTIF([.B$32:.B1070];[.$A26])" office:value-type="float" office:value="1" calcext:value-type="float">
            <text:p>1</text:p>
          </table:table-cell>
          <table:table-cell table:formula="of:=[.B26]/[.$D$1]*100" office:value-type="float" office:value="0" calcext:value-type="float">
            <text:p>0</text:p>
          </table:table-cell>
          <table:table-cell table:formula="of:=[.C26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ex:</text:p>
          </table:table-cell>
          <table:table-cell table:formula="of:=SUM([.H27])" office:value-type="float" office:value="0" calcext:value-type="float">
            <text:p>0</text:p>
          </table:table-cell>
          <table:table-cell table:formula="of:=SUM([.I27])" office:value-type="float" office:value="2" calcext:value-type="float">
            <text:p>2</text:p>
          </table:table-cell>
          <table:table-cell table:formula="of:=[.H26]/[.$J$1]*100" office:value-type="float" office:value="0" calcext:value-type="float">
            <text:p>0</text:p>
          </table:table-cell>
          <table:table-cell table:formula="of:=[.I26]/[.$J$1]*100" office:value-type="float" office:value="1.53846153846154" calcext:value-type="float">
            <text:p>1.53846153846154</text:p>
          </table:table-cell>
          <table:table-cell table:formula="of:=[.K26]" office:value-type="float" office:value="1.53846153846154" calcext:value-type="float">
            <text:p>1.53846153846154</text:p>
          </table:table-cell>
          <table:table-cell office:value-type="string" calcext:value-type="string">
            <text:p>ex:</text:p>
          </table:table-cell>
          <table:table-cell table:formula="of:=SUM([.N27])" office:value-type="float" office:value="0" calcext:value-type="float">
            <text:p>0</text:p>
          </table:table-cell>
          <table:table-cell table:formula="of:=SUM([.O27])" office:value-type="float" office:value="0" calcext:value-type="float">
            <text:p>0</text:p>
          </table:table-cell>
          <table:table-cell table:formula="of:=[.N26]/[.P1]*100" office:value-type="float" office:value="0" calcext:value-type="float">
            <text:p>0</text:p>
          </table:table-cell>
          <table:table-cell table:formula="of:=[.O26]/[.P1]*100" office:value-type="float" office:value="0" calcext:value-type="float">
            <text:p>0</text:p>
          </table:table-cell>
          <table:table-cell table:formula="of:=[.Q26]" office:value-type="float" office:value="0" calcext:value-type="float">
            <text:p>0</text:p>
          </table:table-cell>
          <table:table-cell office:value-type="string" calcext:value-type="string">
            <text:p>ex:</text:p>
          </table:table-cell>
          <table:table-cell table:formula="of:=SUM([.T27])" office:value-type="float" office:value="0" calcext:value-type="float">
            <text:p>0</text:p>
          </table:table-cell>
          <table:table-cell table:formula="of:=SUM([.U27])" office:value-type="float" office:value="3" calcext:value-type="float">
            <text:p>3</text:p>
          </table:table-cell>
          <table:table-cell table:formula="of:=[.T26]/[.V1]*100" office:value-type="float" office:value="0" calcext:value-type="float">
            <text:p>0</text:p>
          </table:table-cell>
          <table:table-cell table:formula="of:=[.U26]/[.V1]*100" office:value-type="float" office:value="1.85185185185185" calcext:value-type="float">
            <text:p>1.85185185185185</text:p>
          </table:table-cell>
          <table:table-cell table:formula="of:=[.W26]" office:value-type="float" office:value="1.85185185185185" calcext:value-type="float">
            <text:p>1.85185185185185</text:p>
          </table:table-cell>
          <table:table-cell office:value-type="string" calcext:value-type="string">
            <text:p>umbreon *</text:p>
          </table:table-cell>
          <table:table-cell table:formula="of:=COUNTIF([.Y$32:.Y1071];[.Y26])" office:value-type="float" office:value="0" calcext:value-type="float">
            <text:p>0</text:p>
          </table:table-cell>
          <table:table-cell table:formula="of:=COUNTIF([.Z$32:.Z1071];[.Y26])" office:value-type="float" office:value="10" calcext:value-type="float">
            <text:p>10</text:p>
          </table:table-cell>
          <table:table-cell table:formula="of:=[.Z26]/[.AB1]*100" office:value-type="float" office:value="0" calcext:value-type="float">
            <text:p>0</text:p>
          </table:table-cell>
          <table:table-cell table:formula="of:=[.AA26]/[.AB1]*100" office:value-type="float" office:value="2.04918032786885" calcext:value-type="float">
            <text:p>2.0491803278688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ranitar ex</text:p>
          </table:table-cell>
          <table:table-cell table:formula="of:=COUNTIF([.A$32:.A1071];[.A27])" office:value-type="float" office:value="0" calcext:value-type="float">
            <text:p>0</text:p>
          </table:table-cell>
          <table:table-cell table:formula="of:=COUNTIF([.B$32:.B1071];[.$A27])" office:value-type="float" office:value="3" calcext:value-type="float">
            <text:p>3</text:p>
          </table:table-cell>
          <table:table-cell table:formula="of:=[.B27]/[.$D$1]*100" office:value-type="float" office:value="0" calcext:value-type="float">
            <text:p>0</text:p>
          </table:table-cell>
          <table:table-cell table:formula="of:=[.C27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celebi ex</text:p>
          </table:table-cell>
          <table:table-cell table:formula="of:=COUNTIF([.G$32:.G1071];[.G27])" office:value-type="float" office:value="0" calcext:value-type="float">
            <text:p>0</text:p>
          </table:table-cell>
          <table:table-cell table:formula="of:=COUNTIF([.H$32:.H1071];[.G27])" office:value-type="float" office:value="2" calcext:value-type="float">
            <text:p>2</text:p>
          </table:table-cell>
          <table:table-cell table:formula="of:=[.H27]/[.$J$1]*100" office:value-type="float" office:value="0" calcext:value-type="float">
            <text:p>0</text:p>
          </table:table-cell>
          <table:table-cell table:formula="of:=[.I27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hooh ex</text:p>
          </table:table-cell>
          <table:table-cell table:formula="of:=COUNTIF([.M$32:.M1071];[.M27])" office:value-type="float" office:value="0" calcext:value-type="float">
            <text:p>0</text:p>
          </table:table-cell>
          <table:table-cell table:formula="of:=COUNTIF([.N$32:.N1071];[.M27])" office:value-type="float" office:value="0" calcext:value-type="float">
            <text:p>0</text:p>
          </table:table-cell>
          <table:table-cell table:formula="of:=[.N27]/[.P1]*100" office:value-type="float" office:value="0" calcext:value-type="float">
            <text:p>0</text:p>
          </table:table-cell>
          <table:table-cell table:formula="of:=[.O27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 ex</text:p>
          </table:table-cell>
          <table:table-cell table:formula="of:=COUNTIF([.S$32:.S1071];[.S27])" office:value-type="float" office:value="0" calcext:value-type="float">
            <text:p>0</text:p>
          </table:table-cell>
          <table:table-cell table:formula="of:=COUNTIF([.T$32:.T1071];[.S27])" office:value-type="float" office:value="3" calcext:value-type="float">
            <text:p>3</text:p>
          </table:table-cell>
          <table:table-cell table:formula="of:=[.T27]/[.V1]*100" office:value-type="float" office:value="0" calcext:value-type="float">
            <text:p>0</text:p>
          </table:table-cell>
          <table:table-cell table:formula="of:=[.U27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espeon *</text:p>
          </table:table-cell>
          <table:table-cell table:formula="of:=COUNTIF([.Y$32:.Y1072];[.Y27])" office:value-type="float" office:value="0" calcext:value-type="float">
            <text:p>0</text:p>
          </table:table-cell>
          <table:table-cell table:formula="of:=COUNTIF([.Z$32:.Z1072];[.Y27])" office:value-type="float" office:value="5" calcext:value-type="float">
            <text:p>5</text:p>
          </table:table-cell>
          <table:table-cell table:formula="of:=[.Z27]/[.AB1]*100" office:value-type="float" office:value="0" calcext:value-type="float">
            <text:p>0</text:p>
          </table:table-cell>
          <table:table-cell table:formula="of:=[.AA27]/[.AB1]*100" office:value-type="float" office:value="1.02459016393443" calcext:value-type="float">
            <text:p>1.02459016393443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Combined</text:p>
          </table:table-cell>
          <table:table-cell table:number-columns-repeated="3"/>
          <table:table-cell table:formula="of:=1/([.C30]/[.$D$1])" office:value-type="float" office:value="8.8" calcext:value-type="float">
            <text:p>8.8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[.I30]/[.J1])" office:value-type="float" office:value="8.125" calcext:value-type="float">
            <text:p>8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N30:.O30])/[.P1])" office:value-type="float" office:value="9.82352941176471" calcext:value-type="float">
            <text:p>9.82352941176471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T30:.U30])/[.V1])" office:value-type="float" office:value="10.125" calcext:value-type="float">
            <text:p>10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Z30:.AA30])/[.AB1])" office:value-type="float" office:value="8.87272727272727" calcext:value-type="float">
            <text:p>8.872727272727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re and ex</text:p>
          </table:table-cell>
          <table:table-cell table:formula="of:=SUM([.B25];[.B18])" office:value-type="float" office:value="0" calcext:value-type="float">
            <text:p>0</text:p>
          </table:table-cell>
          <table:table-cell table:formula="of:=SUM([.C25];[.C18])" office:value-type="float" office:value="15" calcext:value-type="float">
            <text:p>15</text:p>
          </table:table-cell>
          <table:table-cell table:formula="of:=[.B30]/[.$D$1]*100" office:value-type="float" office:value="0" calcext:value-type="float">
            <text:p>0</text:p>
          </table:table-cell>
          <table:table-cell table:formula="of:=[.C30]/[.$D$1]*100" office:value-type="float" office:value="11.3636363636364" calcext:value-type="float">
            <text:p>11.3636363636364</text:p>
          </table:table-cell>
          <table:table-cell/>
          <table:table-cell office:value-type="string" calcext:value-type="string">
            <text:p>rare and ex</text:p>
          </table:table-cell>
          <table:table-cell table:formula="of:=SUM([.H26];[.H18])" office:value-type="float" office:value="0" calcext:value-type="float">
            <text:p>0</text:p>
          </table:table-cell>
          <table:table-cell table:formula="of:=SUM([.I26];[.I18])" office:value-type="float" office:value="16" calcext:value-type="float">
            <text:p>16</text:p>
          </table:table-cell>
          <table:table-cell table:formula="of:=[.H30]/[.$J$1]*100" office:value-type="float" office:value="0" calcext:value-type="float">
            <text:p>0</text:p>
          </table:table-cell>
          <table:table-cell table:formula="of:=[.I30]/[.$J$1]*100" office:value-type="float" office:value="12.3076923076923" calcext:value-type="float">
            <text:p>12.3076923076923</text:p>
          </table:table-cell>
          <table:table-cell/>
          <table:table-cell office:value-type="string" calcext:value-type="string">
            <text:p>rare and ex</text:p>
          </table:table-cell>
          <table:table-cell table:formula="of:=SUM([.N26];[.N18])" office:value-type="float" office:value="16" calcext:value-type="float">
            <text:p>16</text:p>
          </table:table-cell>
          <table:table-cell table:formula="of:=SUM([.O26];[.O18])" office:value-type="float" office:value="1" calcext:value-type="float">
            <text:p>1</text:p>
          </table:table-cell>
          <table:table-cell table:formula="of:=[.N30]/[.P1]*100" office:value-type="float" office:value="9.58083832335329" calcext:value-type="float">
            <text:p>9.58083832335329</text:p>
          </table:table-cell>
          <table:table-cell table:formula="of:=[.O3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rare and ex</text:p>
          </table:table-cell>
          <table:table-cell table:formula="of:=SUM([.T26];[.T19])" office:value-type="float" office:value="0" calcext:value-type="float">
            <text:p>0</text:p>
          </table:table-cell>
          <table:table-cell table:formula="of:=SUM([.U26];[.U19])" office:value-type="float" office:value="16" calcext:value-type="float">
            <text:p>16</text:p>
          </table:table-cell>
          <table:table-cell table:formula="of:=[.T30]/[.V1]*100" office:value-type="float" office:value="0" calcext:value-type="float">
            <text:p>0</text:p>
          </table:table-cell>
          <table:table-cell table:formula="of:=[.U30]/[.V1]*100" office:value-type="float" office:value="9.87654320987654" calcext:value-type="float">
            <text:p>9.87654320987654</text:p>
          </table:table-cell>
          <table:table-cell/>
          <table:table-cell office:value-type="string" calcext:value-type="string">
            <text:p>rare and star</text:p>
          </table:table-cell>
          <table:table-cell table:formula="of:=SUM([.Z25];[.Z19])" office:value-type="float" office:value="0" calcext:value-type="float">
            <text:p>0</text:p>
          </table:table-cell>
          <table:table-cell table:formula="of:=SUM([.AA25];[.AA19])" office:value-type="float" office:value="55" calcext:value-type="float">
            <text:p>55</text:p>
          </table:table-cell>
          <table:table-cell table:formula="of:=[.Z30]/[.AB1]*100" office:value-type="float" office:value="0" calcext:value-type="float">
            <text:p>0</text:p>
          </table:table-cell>
          <table:table-cell table:formula="of:=[.AA30]/[.AB1]*100" office:value-type="float" office:value="11.2704918032787" calcext:value-type="float">
            <text:p>11.2704918032787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<text:a xlink:href="https://www.youtube.com/watch?v=NWEqiu4CwxQ" xlink:type="simple">https://www.youtube.com/watch?v=NWEqiu4CwxQ</text:a></text:p>
          </table:table-cell>
          <table:table-cell table:number-columns-repeated="5"/>
          <table:table-cell office:value-type="string" calcext:value-type="string">
            <text:p>https://www.youtube.com/watch?v=aiw2wyTpWNY</text:p>
          </table:table-cell>
          <table:table-cell table:number-columns-repeated="5"/>
          <table:table-cell office:value-type="string" calcext:value-type="string">
            <text:p>https://www.youtube.com/watch?v=rcjAnA4P7Zc</text:p>
          </table:table-cell>
          <table:table-cell table:number-columns-repeated="5"/>
          <table:table-cell office:value-type="string" calcext:value-type="string">
            <text:p>https://www.youtube.com/watch?v=AUWTz6FF5FQ</text:p>
          </table:table-cell>
          <table:table-cell table:number-columns-repeated="5"/>
          <table:table-cell office:value-type="string" calcext:value-type="string">
            <text:p>https://www.youtube.com/watch?v=G6hb-GNPagQ</text:p>
          </table:table-cell>
          <table:table-cell table:number-columns-repeated="5"/>
          <table:table-cell office:value-type="string" calcext:value-type="string">
            <text:p>https://www.youtube.com/watch?v=m_XwLKFqR9M</text:p>
          </table:table-cell>
          <table:table-cell table:number-columns-repeated="5"/>
          <table:table-cell office:value-type="string" calcext:value-type="string">
            <text:p>https://www.youtube.com/watch?v=IxzR7phIl-U</text:p>
          </table:table-cell>
          <table:table-cell table:number-columns-repeated="5"/>
          <table:table-cell office:value-type="string" calcext:value-type="string">
            <text:p>https://www.youtube.com/watch?v=_8XRtWwDvN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cario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tantler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3YQFJjccBLo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11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https://www.youtube.com/watch?v=xMHnu3n2c50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6"/>
          <table:table-cell office:value-type="string" calcext:value-type="string">
            <text:p>https://www.youtube.com/watch?v=kHf61JIFy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17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16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-MGR5tr0GT4</text:p>
          </table:table-cell>
          <table:table-cell table:number-columns-repeated="11"/>
          <table:table-cell office:value-type="string" calcext:value-type="string">
            <text:p>https://www.youtube.com/watch?v=EUPg8Qz7N7E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ttps://www.youtube.com/watch?v=EUPg8Qz7N7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17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MTM1</text:p>
          </table:table-cell>
          <table:table-cell table:number-columns-repeated="16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https://www.youtube.com/watch?v=Dtv99KrXb0c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hDP3MM1D1xQ</text:p>
          </table:table-cell>
          <table:table-cell table:number-columns-repeated="17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p9MWttXH-Po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6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https://www.youtube.com/watch?v=T5Ds37HRpls</text:p>
          </table:table-cell>
          <table:table-cell table:number-columns-repeated="17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T5Ds37HRpls</text:p>
          </table:table-cell>
          <table:table-cell table:number-columns-repeated="5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16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kirli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0l0fd6WF11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rotom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decYp1Nlq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gmOLaHjUTzQ</text:p>
          </table:table-cell>
          <table:table-cell table:number-columns-repeated="5"/>
          <table:table-cell office:value-type="string" calcext:value-type="string">
            <text:p>spinda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https://www.youtube.com/watch?v=Jpm8_gN5yZ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sentre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ttps://www.youtube.com/watch?v=LUphvXGAOrY</text:p>
          </table:table-cell>
          <table:table-cell table:number-columns-repeated="5"/>
          <table:table-cell office:value-type="string" calcext:value-type="string">
            <text:p>manaph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3S1eX5fl5Lg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11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FbQtijSdu0</text:p>
          </table:table-cell>
          <table:table-cell table:number-columns-repeated="5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donpha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11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raikou</text:p>
          </table:table-cell>
          <table:table-cell table:number-columns-repeated="16"/>
          <table:table-cell office:value-type="string" calcext:value-type="string">
            <text:p>https://www.youtube.com/watch?v=YjjxEEAMW9g</text:p>
          </table:table-cell>
          <table:table-cell table:number-columns-repeated="11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0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16"/>
          <table:table-cell office:value-type="string" calcext:value-type="string">
            <text:p>https://www.youtube.com/watch?v=0l0fd6WF11c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EfD1ptzD3ec</text:p>
          </table:table-cell>
          <table:table-cell table:number-columns-repeated="11"/>
          <table:table-cell office:value-type="string" calcext:value-type="string">
            <text:p>wormadam san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mew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glYzBktBQ3M</text:p>
          </table:table-cell>
          <table:table-cell table:number-columns-repeated="5"/>
          <table:table-cell office:value-type="string" calcext:value-type="string">
            <text:p>meowth</text:p>
          </table:table-cell>
          <table:table-cell office:value-type="string" calcext:value-type="string">
            <text:p>espeon *</text:p>
          </table:table-cell>
          <table:table-cell table:number-columns-repeated="4"/>
          <table:table-cell office:value-type="string" calcext:value-type="string">
            <text:p>https://www.youtube.com/watch?v=KuhvurW_Re8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8JCo3D_59DQ</text:p>
          </table:table-cell>
          <table:table-cell table:number-columns-repeated="11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6DecxnSzpMQ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zn2SPZbKjHI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drifloon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othim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cTaA3QGmAuw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10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raiko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armaldo ex</text:p>
          </table:table-cell>
          <table:table-cell table:number-columns-repeated="16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https://www.youtube.com/shorts/f3scCErphz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https://www.youtube.com/watch?v=uI2A0cbIry0</text:p>
          </table:table-cell>
          <table:table-cell table:number-columns-repeated="5"/>
          <table:table-cell office:value-type="string" calcext:value-type="string">
            <text:p>https://www.youtube.com/watch?v=HBnw3Oe5N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D3r43ZFTaxY</text:p>
          </table:table-cell>
          <table:table-cell table:number-columns-repeated="5"/>
          <table:table-cell office:value-type="string" calcext:value-type="string">
            <text:p>https://www.youtube.com/watch?v=S9aLlZ1d0Ng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reHpYr9T_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manaph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MTUlY49UVQ</text:p>
          </table:table-cell>
          <table:table-cell table:number-columns-repeated="5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10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i4F7PeQPeKw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OJvi37UmGT4</text:p>
          </table:table-cell>
          <table:table-cell table:number-columns-repeated="5"/>
          <table:table-cell office:value-type="string" calcext:value-type="string">
            <text:p>delibir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rin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HnW0vb7VfKg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D0ydOyMOAGo</text:p>
          </table:table-cell>
          <table:table-cell table:number-columns-repeated="5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10"/>
          <table:table-cell office:value-type="string" calcext:value-type="string">
            <text:p>delibir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UPERqr6FZo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27Ev5IafZuc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https://www.youtube.com/watch?v=rwlKPnqF86w</text:p>
          </table:table-cell>
          <table:table-cell table:number-columns-repeated="5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lucario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https://www.youtube.com/watch?v=q4NVNx4qsJ4</text:p>
          </table:table-cell>
          <table:table-cell table:number-columns-repeated="5"/>
          <table:table-cell office:value-type="string" calcext:value-type="string">
            <text:p>lucario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TV2vz5zxsq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YGi1wTelIZM</text:p>
          </table:table-cell>
          <table:table-cell table:number-columns-repeated="11"/>
          <table:table-cell office:value-type="string" calcext:value-type="string">
            <text:p>carnivine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https://www.youtube.com/watch?v=GMYG2nuj86s</text:p>
          </table:table-cell>
          <table:table-cell table:number-columns-repeated="11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10"/>
          <table:table-cell office:value-type="string" calcext:value-type="string">
            <text:p>staravia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burmy 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garchomp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ttps://www.youtube.com/watch?v=wMq9gkb6Cqc</text:p>
          </table:table-cell>
          <table:table-cell table:number-columns-repeated="5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regigigas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16"/>
          <table:table-cell office:value-type="string" calcext:value-type="string">
            <text:p>squirtle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rpg7mFctsg8</text:p>
          </table:table-cell>
          <table:table-cell table:number-columns-repeated="5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ZSjxo_gqD5E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wormadam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blaziken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blastoise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FnH351nWs6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5on23p3gFM</text:p>
          </table:table-cell>
          <table:table-cell table:number-columns-repeated="17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https://www.youtube.com/watch?v=xQb6fiZJg9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ttps://www.youtube.com/watch?v=NzY2HKqi2NQ</text:p>
          </table:table-cell>
          <table:table-cell table:number-columns-repeated="5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https://www.youtube.com/watch?v=iHP59iXvei4</text:p>
          </table:table-cell>
          <table:table-cell table:number-columns-repeated="5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https://www.youtube.com/watch?v=sdXQNDMkd4o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ampharo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16"/>
          <table:table-cell office:value-type="string" calcext:value-type="string">
            <text:p>https://www.youtube.com/watch?v=0wlV0QNoQ4o</text:p>
          </table:table-cell>
          <table:table-cell table:number-columns-repeated="11"/>
          <table:table-cell office:value-type="string" calcext:value-type="string">
            <text:p>sentret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WYvIHgavZ8Y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_0TWNDY9BSY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delibir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lusl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https://www.youtube.com/watch?v=d5KzwBiwkOc</text:p>
          </table:table-cell>
          <table:table-cell table:number-columns-repeated="11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flareo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StFbkqqInR8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Crswrl1xBGU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963sOsEBrBQ</text:p>
          </table:table-cell>
          <table:table-cell table:number-columns-repeated="5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suicune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blazike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16"/>
          <table:table-cell office:value-type="string" calcext:value-type="string">
            <text:p>rare cand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luxray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MOXJcBLXz7E</text:p>
          </table:table-cell>
          <table:table-cell table:number-columns-repeated="5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tyranitar ex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22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bP-CmNzhCB8</text:p>
          </table:table-cell>
          <table:table-cell table:number-columns-repeated="17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22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koal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nTD1eHbqSFM</text:p>
          </table:table-cell>
          <table:table-cell table:number-columns-repeated="5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lucario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mWuqyE8mwME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FnH351nWs6w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3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https://www.youtube.com/watch?v=RA4hdi78Jas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vapo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onpha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lusl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jolt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ditto</text:p>
          </table:table-cell>
          <table:table-cell table:number-columns-repeated="40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https://www.youtube.com/watch?v=DjHcLfWnNcc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T5Ds37HRpl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qmbGIwczYM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0HPQO-BW9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MU3aIb2RKn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8cw2UmKKlG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tCd7HH4Vk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fwMcdsW4V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V4fV0tEUG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wpysz1nNWw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UPg8Qz7N7E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nZMKCO6J138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3oGgxZjgBq4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DecxnSzpMQ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-fcv47Ht3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wbs8SLX6Jb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q9hd0r0N2c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Bm939cXeZRA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pZJDzZnomW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dVPL4Doiyco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</table:table>
      <table:table table:name="lost origin" table:style-name="ta1">
        <table:table-column table:style-name="co8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/>
          <table:table-cell table:formula="of:=SUM([.C3:.I3])"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misc data collection'.A109:'misc data collection'.K141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2-09-09T19:54:05.536802662</dc:date>
    <meta:editing-duration>P13DT18H33M14S</meta:editing-duration>
    <meta:editing-cycles>139</meta:editing-cycles>
    <meta:generator>LibreOffice/7.3.5.2$Linux_X86_64 LibreOffice_project/30$Build-2</meta:generator>
    <meta:document-statistic meta:table-count="14" meta:cell-count="12693" meta:object-count="0"/>
    <meta:user-defined meta:name="sheets-banding"/>
    <meta:user-defined meta:name="sheets-original-selection"/>
  </office:meta>
</office:document-meta>
</file>